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3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number-columns-repeated="982" table:default-cell-style-name="ce1"/>
        <table:table-row table:style-name="ro1">
          <table:table-cell table:style-name="ce3" office:value-type="string" calcext:value-type="string">
            <text:p>Individu - Code Etudiant</text:p>
          </table:table-cell>
          <table:table-cell table:style-name="ce3" office:value-type="string" calcext:value-type="string">
            <text:p>Individu - Sexe</text:p>
          </table:table-cell>
          <table:table-cell table:style-name="ce3" office:value-type="string" calcext:value-type="string">
            <text:p>Individu - Nom</text:p>
          </table:table-cell>
          <table:table-cell table:style-name="ce3" office:value-type="string" calcext:value-type="string">
            <text:p>Individu - Prénom</text:p>
          </table:table-cell>
          <table:table-cell table:style-name="ce7" office:value-type="string" calcext:value-type="string">
            <text:p>Naissance - Date</text:p>
          </table:table-cell>
          <table:table-cell table:style-name="ce3" office:value-type="string" calcext:value-type="string">
            <text:p>Nationalité (code)</text:p>
          </table:table-cell>
          <table:table-cell table:number-columns-repeated="981"/>
        </table:table-row>
        <table:table-row-group>
          <table:table-row-group table:display="false">
            <table:table-row table:style-name="ro1" table:visibility="collapse">
              <table:table-cell office:value-type="float" office:value="9595817" calcext:value-type="float">
                <text:p>95958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IEABC</text:p>
              </table:table-cell>
              <table:table-cell office:value-type="string" calcext:value-type="string">
                <text:p>CHRISTOPHE</text:p>
              </table:table-cell>
              <table:table-cell office:value-type="date" office:date-value="1979-05-23" calcext:value-type="date">
                <text:p>23/05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70860" calcext:value-type="float">
                <text:p>91708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EDJABC</text:p>
              </table:table-cell>
              <table:table-cell office:value-type="string" calcext:value-type="string">
                <text:p>THIERRY</text:p>
              </table:table-cell>
              <table:table-cell office:value-type="date" office:date-value="1983-05-19" calcext:value-type="date">
                <text:p>19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36156" calcext:value-type="float">
                <text:p>109361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LO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84-01-25" calcext:value-type="date">
                <text:p>25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8682" calcext:value-type="float">
                <text:p>111586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OUABC</text:p>
              </table:table-cell>
              <table:table-cell office:value-type="string" calcext:value-type="string">
                <text:p>FADILA</text:p>
              </table:table-cell>
              <table:table-cell office:value-type="date" office:date-value="1971-03-19" calcext:value-type="date">
                <text:p>19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5982" calcext:value-type="float">
                <text:p>96959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IABC</text:p>
              </table:table-cell>
              <table:table-cell office:value-type="string" calcext:value-type="string">
                <text:p>DALILA</text:p>
              </table:table-cell>
              <table:table-cell office:value-type="date" office:date-value="1973-10-12" calcext:value-type="date">
                <text:p>12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7468" calcext:value-type="float">
                <text:p>96274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IABC</text:p>
              </table:table-cell>
              <table:table-cell office:value-type="string" calcext:value-type="string">
                <text:p>DALILA</text:p>
              </table:table-cell>
              <table:table-cell office:value-type="date" office:date-value="1973-02-08" calcext:value-type="date">
                <text:p>08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4691" calcext:value-type="float">
                <text:p>110046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RAABC</text:p>
              </table:table-cell>
              <table:table-cell office:value-type="string" calcext:value-type="string">
                <text:p>AILA</text:p>
              </table:table-cell>
              <table:table-cell office:value-type="date" office:date-value="1978-02-14" calcext:value-type="date">
                <text:p>14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1415" calcext:value-type="float">
                <text:p>107514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SEABC</text:p>
              </table:table-cell>
              <table:table-cell office:value-type="string" calcext:value-type="string">
                <text:p>LYDIE</text:p>
              </table:table-cell>
              <table:table-cell office:value-type="date" office:date-value="1978-08-04" calcext:value-type="date">
                <text:p>04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1969" calcext:value-type="float">
                <text:p>108919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STABC</text:p>
              </table:table-cell>
              <table:table-cell office:value-type="string" calcext:value-type="string">
                <text:p>PASCALE</text:p>
              </table:table-cell>
              <table:table-cell office:value-type="date" office:date-value="1968-06-19" calcext:value-type="date">
                <text:p>19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0207" calcext:value-type="float">
                <text:p>114902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ASCABC</text:p>
              </table:table-cell>
              <table:table-cell office:value-type="string" calcext:value-type="string">
                <text:p>PHILIPPE</text:p>
              </table:table-cell>
              <table:table-cell office:value-type="date" office:date-value="1972-10-17" calcext:value-type="date">
                <text:p>17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2288" calcext:value-type="float">
                <text:p>103622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HECHAM</text:p>
              </table:table-cell>
              <table:table-cell office:value-type="date" office:date-value="1984-01-07" calcext:value-type="date">
                <text:p>07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70107" calcext:value-type="float">
                <text:p>92701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COABC</text:p>
              </table:table-cell>
              <table:table-cell office:value-type="string" calcext:value-type="string">
                <text:p>AYLA</text:p>
              </table:table-cell>
              <table:table-cell office:value-type="date" office:date-value="1984-02-16" calcext:value-type="date">
                <text:p>16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39489" calcext:value-type="float">
                <text:p>106394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FONSABC</text:p>
              </table:table-cell>
              <table:table-cell office:value-type="string" calcext:value-type="string">
                <text:p>ELISABETE</text:p>
              </table:table-cell>
              <table:table-cell office:value-type="date" office:date-value="1981-04-30" calcext:value-type="date">
                <text:p>30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4545" calcext:value-type="float">
                <text:p>95945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H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76-07-29" calcext:value-type="date">
                <text:p>29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32546" calcext:value-type="float">
                <text:p>101325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GIABC</text:p>
              </table:table-cell>
              <table:table-cell office:value-type="string" calcext:value-type="string">
                <text:p>CICEK</text:p>
              </table:table-cell>
              <table:table-cell office:value-type="date" office:date-value="1972-10-12" calcext:value-type="date">
                <text:p>12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4269" calcext:value-type="float">
                <text:p>100042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GE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76-03-01" calcext:value-type="date">
                <text:p>01/03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1771" calcext:value-type="float">
                <text:p>97917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R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82-08-23" calcext:value-type="date">
                <text:p>23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2009" calcext:value-type="float">
                <text:p>98620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VAABC</text:p>
              </table:table-cell>
              <table:table-cell office:value-type="string" calcext:value-type="string">
                <text:p>GILBERT</text:p>
              </table:table-cell>
              <table:table-cell office:value-type="date" office:date-value="1980-12-05" calcext:value-type="date">
                <text:p>05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9558" calcext:value-type="float">
                <text:p>110095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RICABC</text:p>
              </table:table-cell>
              <table:table-cell office:value-type="string" calcext:value-type="string">
                <text:p>GUILLAUME</text:p>
              </table:table-cell>
              <table:table-cell office:value-type="date" office:date-value="1975-10-15" calcext:value-type="date">
                <text:p>15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7682" calcext:value-type="float">
                <text:p>109976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HAABC</text:p>
              </table:table-cell>
              <table:table-cell office:value-type="string" calcext:value-type="string">
                <text:p>FATIMA</text:p>
              </table:table-cell>
              <table:table-cell office:value-type="date" office:date-value="1982-06-04" calcext:value-type="date">
                <text:p>04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1589" calcext:value-type="float">
                <text:p>94915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CE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75-09-08" calcext:value-type="date">
                <text:p>08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8910" calcext:value-type="float">
                <text:p>90289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COTABC</text:p>
              </table:table-cell>
              <table:table-cell office:value-type="string" calcext:value-type="string">
                <text:p>STEEVE</text:p>
              </table:table-cell>
              <table:table-cell office:value-type="date" office:date-value="1977-10-10" calcext:value-type="date">
                <text:p>10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8367" calcext:value-type="float">
                <text:p>89583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MABC</text:p>
              </table:table-cell>
              <table:table-cell office:value-type="string" calcext:value-type="string">
                <text:p>REBECCA</text:p>
              </table:table-cell>
              <table:table-cell office:value-type="date" office:date-value="1975-08-30" calcext:value-type="date">
                <text:p>30/08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6030" calcext:value-type="float">
                <text:p>91360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EINABC</text:p>
              </table:table-cell>
              <table:table-cell office:value-type="string" calcext:value-type="string">
                <text:p>TSIPORA</text:p>
              </table:table-cell>
              <table:table-cell office:value-type="date" office:date-value="1968-12-17" calcext:value-type="date">
                <text:p>17/1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3447" calcext:value-type="float">
                <text:p>98634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EAABC</text:p>
              </table:table-cell>
              <table:table-cell office:value-type="string" calcext:value-type="string">
                <text:p>MURIEL</text:p>
              </table:table-cell>
              <table:table-cell office:value-type="date" office:date-value="1975-05-25" calcext:value-type="date">
                <text:p>25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8197" calcext:value-type="float">
                <text:p>92481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EABC</text:p>
              </table:table-cell>
              <table:table-cell office:value-type="string" calcext:value-type="string">
                <text:p>CLAUDETTE</text:p>
              </table:table-cell>
              <table:table-cell office:value-type="date" office:date-value="1966-09-06" calcext:value-type="date">
                <text:p>06/09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4245" calcext:value-type="float">
                <text:p>89342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GAL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8-08-11" calcext:value-type="date">
                <text:p>11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0485" calcext:value-type="float">
                <text:p>114404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UGE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3-02-13" calcext:value-type="date">
                <text:p>13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1866" calcext:value-type="float">
                <text:p>96618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RAN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67-07-29" calcext:value-type="date">
                <text:p>29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5410" calcext:value-type="float">
                <text:p>101154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LAABC</text:p>
              </table:table-cell>
              <table:table-cell office:value-type="string" calcext:value-type="string">
                <text:p>AICHA</text:p>
              </table:table-cell>
              <table:table-cell office:value-type="date" office:date-value="1984-06-27" calcext:value-type="date">
                <text:p>27/06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58974" calcext:value-type="float">
                <text:p>102589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CHABC</text:p>
              </table:table-cell>
              <table:table-cell office:value-type="string" calcext:value-type="string">
                <text:p>ROUCHDI</text:p>
              </table:table-cell>
              <table:table-cell office:value-type="date" office:date-value="1984-05-24" calcext:value-type="date">
                <text:p>24/05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6205" calcext:value-type="float">
                <text:p>105762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EABC</text:p>
              </table:table-cell>
              <table:table-cell office:value-type="string" calcext:value-type="string">
                <text:p>ZEACOUMAR</text:p>
              </table:table-cell>
              <table:table-cell office:value-type="date" office:date-value="1974-06-28" calcext:value-type="date">
                <text:p>28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2788" calcext:value-type="float">
                <text:p>96427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OLABC</text:p>
              </table:table-cell>
              <table:table-cell office:value-type="string" calcext:value-type="string">
                <text:p>YANN</text:p>
              </table:table-cell>
              <table:table-cell office:value-type="date" office:date-value="1983-05-27" calcext:value-type="date">
                <text:p>27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7065" calcext:value-type="float">
                <text:p>103470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SSO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73-12-09" calcext:value-type="date">
                <text:p>09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3868" calcext:value-type="float">
                <text:p>91438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ROLABC</text:p>
              </table:table-cell>
              <table:table-cell office:value-type="string" calcext:value-type="string">
                <text:p>ANTHONY</text:p>
              </table:table-cell>
              <table:table-cell office:value-type="date" office:date-value="1980-03-03" calcext:value-type="date">
                <text:p>03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8402" calcext:value-type="float">
                <text:p>109984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OUAABC</text:p>
              </table:table-cell>
              <table:table-cell office:value-type="string" calcext:value-type="string">
                <text:p>HAKIM</text:p>
              </table:table-cell>
              <table:table-cell office:value-type="date" office:date-value="1985-09-07" calcext:value-type="date">
                <text:p>07/09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4671" calcext:value-type="float">
                <text:p>113546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BER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68-04-23" calcext:value-type="date">
                <text:p>23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0423" calcext:value-type="float">
                <text:p>98604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TIABC</text:p>
              </table:table-cell>
              <table:table-cell office:value-type="string" calcext:value-type="string">
                <text:p>YAMINA</text:p>
              </table:table-cell>
              <table:table-cell office:value-type="date" office:date-value="1968-08-13" calcext:value-type="date">
                <text:p>13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7836" calcext:value-type="float">
                <text:p>105678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TIABC</text:p>
              </table:table-cell>
              <table:table-cell office:value-type="string" calcext:value-type="string">
                <text:p>JOCELYNE</text:p>
              </table:table-cell>
              <table:table-cell office:value-type="date" office:date-value="1966-03-30" calcext:value-type="date">
                <text:p>30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57750" calcext:value-type="float">
                <text:p>99577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EABC</text:p>
              </table:table-cell>
              <table:table-cell office:value-type="string" calcext:value-type="string">
                <text:p>MICHELE</text:p>
              </table:table-cell>
              <table:table-cell office:value-type="date" office:date-value="1972-11-06" calcext:value-type="date">
                <text:p>06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5256" calcext:value-type="float">
                <text:p>95652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OIABC</text:p>
              </table:table-cell>
              <table:table-cell office:value-type="string" calcext:value-type="string">
                <text:p>SEVERINE</text:p>
              </table:table-cell>
              <table:table-cell office:value-type="date" office:date-value="1984-09-12" calcext:value-type="date">
                <text:p>12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5160" calcext:value-type="float">
                <text:p>106651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ARABC</text:p>
              </table:table-cell>
              <table:table-cell office:value-type="string" calcext:value-type="string">
                <text:p>RAFIK</text:p>
              </table:table-cell>
              <table:table-cell office:value-type="date" office:date-value="1978-01-07" calcext:value-type="date">
                <text:p>07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6253" calcext:value-type="float">
                <text:p>94062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KO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87-08-03" calcext:value-type="date">
                <text:p>03/08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79360" calcext:value-type="float">
                <text:p>89793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OU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73-02-26" calcext:value-type="date">
                <text:p>26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8525" calcext:value-type="float">
                <text:p>108385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ZORABC</text:p>
              </table:table-cell>
              <table:table-cell office:value-type="string" calcext:value-type="string">
                <text:p>ERIC EDOUARD</text:p>
              </table:table-cell>
              <table:table-cell office:value-type="date" office:date-value="1974-02-26" calcext:value-type="date">
                <text:p>26/0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7122" calcext:value-type="float">
                <text:p>112671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IOABC</text:p>
              </table:table-cell>
              <table:table-cell office:value-type="string" calcext:value-type="string">
                <text:p>GENEVIEVE</text:p>
              </table:table-cell>
              <table:table-cell office:value-type="date" office:date-value="1980-05-30" calcext:value-type="date">
                <text:p>30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8661" calcext:value-type="float">
                <text:p>105986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BAZABC</text:p>
              </table:table-cell>
              <table:table-cell office:value-type="string" calcext:value-type="string">
                <text:p>HAYAT</text:p>
              </table:table-cell>
              <table:table-cell office:value-type="date" office:date-value="1978-02-19" calcext:value-type="date">
                <text:p>19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4868" calcext:value-type="float">
                <text:p>100548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ZIABC</text:p>
              </table:table-cell>
              <table:table-cell office:value-type="string" calcext:value-type="string">
                <text:p>FATMA</text:p>
              </table:table-cell>
              <table:table-cell office:value-type="date" office:date-value="1977-09-14" calcext:value-type="date">
                <text:p>14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0768" calcext:value-type="float">
                <text:p>92407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NJABC</text:p>
              </table:table-cell>
              <table:table-cell office:value-type="string" calcext:value-type="string">
                <text:p>Manuel</text:p>
              </table:table-cell>
              <table:table-cell office:value-type="date" office:date-value="1984-12-19" calcext:value-type="date">
                <text:p>19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2474" calcext:value-type="float">
                <text:p>105724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<text:s/>GANABC</text:p>
              </table:table-cell>
              <table:table-cell office:value-type="string" calcext:value-type="string">
                <text:p>HENRI</text:p>
              </table:table-cell>
              <table:table-cell office:value-type="date" office:date-value="1965-12-14" calcext:value-type="date">
                <text:p>14/12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70017" calcext:value-type="float">
                <text:p>104700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'GUEABC</text:p>
              </table:table-cell>
              <table:table-cell office:value-type="string" calcext:value-type="string">
                <text:p>BADO</text:p>
              </table:table-cell>
              <table:table-cell office:value-type="date" office:date-value="1969-12-28" calcext:value-type="date">
                <text:p>28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29823" calcext:value-type="float">
                <text:p>110298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FFIABC</text:p>
              </table:table-cell>
              <table:table-cell office:value-type="string" calcext:value-type="string">
                <text:p>DINA</text:p>
              </table:table-cell>
              <table:table-cell office:value-type="date" office:date-value="1972-03-19" calcext:value-type="date">
                <text:p>19/03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80213" calcext:value-type="float">
                <text:p>104802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FFIABC</text:p>
              </table:table-cell>
              <table:table-cell office:value-type="string" calcext:value-type="string">
                <text:p>DINA</text:p>
              </table:table-cell>
              <table:table-cell office:value-type="date" office:date-value="1984-02-23" calcext:value-type="date">
                <text:p>23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5699" calcext:value-type="float">
                <text:p>93056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MEZABC</text:p>
              </table:table-cell>
              <table:table-cell office:value-type="string" calcext:value-type="string">
                <text:p>ESSENAM</text:p>
              </table:table-cell>
              <table:table-cell office:value-type="date" office:date-value="1972-01-12" calcext:value-type="date">
                <text:p>12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6535" calcext:value-type="float">
                <text:p>101565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MEZABC</text:p>
              </table:table-cell>
              <table:table-cell office:value-type="string" calcext:value-type="string">
                <text:p>ESSENAM</text:p>
              </table:table-cell>
              <table:table-cell office:value-type="date" office:date-value="1982-10-15" calcext:value-type="date">
                <text:p>15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6814" calcext:value-type="float">
                <text:p>113768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BEABC</text:p>
              </table:table-cell>
              <table:table-cell office:value-type="string" calcext:value-type="string">
                <text:p>KEVEREN</text:p>
              </table:table-cell>
              <table:table-cell office:value-type="date" office:date-value="1966-03-15" calcext:value-type="date">
                <text:p>15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2097" calcext:value-type="float">
                <text:p>93220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SSABC</text:p>
              </table:table-cell>
              <table:table-cell office:value-type="string" calcext:value-type="string">
                <text:p>MARIE - NOELLE</text:p>
              </table:table-cell>
              <table:table-cell office:value-type="date" office:date-value="1965-10-19" calcext:value-type="date">
                <text:p>19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3627" calcext:value-type="float">
                <text:p>106936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TIABC</text:p>
              </table:table-cell>
              <table:table-cell office:value-type="string" calcext:value-type="string">
                <text:p>DIDIER</text:p>
              </table:table-cell>
              <table:table-cell office:value-type="date" office:date-value="1985-05-21" calcext:value-type="date">
                <text:p>21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1553" calcext:value-type="float">
                <text:p>93015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BOABC</text:p>
              </table:table-cell>
              <table:table-cell office:value-type="string" calcext:value-type="string">
                <text:p>ANNE</text:p>
              </table:table-cell>
              <table:table-cell office:value-type="date" office:date-value="1972-08-15" calcext:value-type="date">
                <text:p>15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85163" calcext:value-type="float">
                <text:p>107851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FFEABC</text:p>
              </table:table-cell>
              <table:table-cell office:value-type="string" calcext:value-type="string">
                <text:p>LESLIE</text:p>
              </table:table-cell>
              <table:table-cell office:value-type="date" office:date-value="1980-12-28" calcext:value-type="date">
                <text:p>28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9371" calcext:value-type="float">
                <text:p>105093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FFEABC</text:p>
              </table:table-cell>
              <table:table-cell office:value-type="string" calcext:value-type="string">
                <text:p>LESLIE</text:p>
              </table:table-cell>
              <table:table-cell office:value-type="date" office:date-value="1974-06-07" calcext:value-type="date">
                <text:p>07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4864" calcext:value-type="float">
                <text:p>105748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OM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69-10-24" calcext:value-type="date">
                <text:p>24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7438" calcext:value-type="float">
                <text:p>93174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OM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79-07-01" calcext:value-type="date">
                <text:p>01/07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9807" calcext:value-type="float">
                <text:p>96898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FFAABC</text:p>
              </table:table-cell>
              <table:table-cell office:value-type="string" calcext:value-type="string">
                <text:p>NORDINE</text:p>
              </table:table-cell>
              <table:table-cell office:value-type="date" office:date-value="1979-02-16" calcext:value-type="date">
                <text:p>16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4393" calcext:value-type="float">
                <text:p>94043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FFAABC</text:p>
              </table:table-cell>
              <table:table-cell office:value-type="string" calcext:value-type="string">
                <text:p>NORDINE</text:p>
              </table:table-cell>
              <table:table-cell office:value-type="date" office:date-value="1980-04-20" calcext:value-type="date">
                <text:p>20/04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5609" calcext:value-type="float">
                <text:p>106456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AABC</text:p>
              </table:table-cell>
              <table:table-cell office:value-type="string" calcext:value-type="string">
                <text:p>SABEHA</text:p>
              </table:table-cell>
              <table:table-cell office:value-type="date" office:date-value="1979-05-08" calcext:value-type="date">
                <text:p>08/05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04839" calcext:value-type="float">
                <text:p>108048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TOBABC</text:p>
              </table:table-cell>
              <table:table-cell office:value-type="string" calcext:value-type="string">
                <text:p>RODRIGUE</text:p>
              </table:table-cell>
              <table:table-cell office:value-type="date" office:date-value="1974-02-04" calcext:value-type="date">
                <text:p>04/0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3637" calcext:value-type="float">
                <text:p>988363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ADI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80-02-26" calcext:value-type="date">
                <text:p>26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4229" calcext:value-type="float">
                <text:p>90842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AN-ABC</text:p>
              </table:table-cell>
              <table:table-cell office:value-type="string" calcext:value-type="string">
                <text:p>KIM</text:p>
              </table:table-cell>
              <table:table-cell office:value-type="date" office:date-value="1972-10-08" calcext:value-type="date">
                <text:p>08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28334" calcext:value-type="float">
                <text:p>113283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AN-ABC</text:p>
              </table:table-cell>
              <table:table-cell office:value-type="string" calcext:value-type="string">
                <text:p>KIM</text:p>
              </table:table-cell>
              <table:table-cell office:value-type="date" office:date-value="1975-02-09" calcext:value-type="date">
                <text:p>09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4953" calcext:value-type="float">
                <text:p>107749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HEABC</text:p>
              </table:table-cell>
              <table:table-cell office:value-type="string" calcext:value-type="string">
                <text:p>FATHIA</text:p>
              </table:table-cell>
              <table:table-cell office:value-type="date" office:date-value="1979-12-02" calcext:value-type="date">
                <text:p>02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3109" calcext:value-type="float">
                <text:p>96931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N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5-02-07" calcext:value-type="date">
                <text:p>07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04942" calcext:value-type="float">
                <text:p>89049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B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78-01-22" calcext:value-type="date">
                <text:p>22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1009" calcext:value-type="float">
                <text:p>100710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EBIABC</text:p>
              </table:table-cell>
              <table:table-cell office:value-type="string" calcext:value-type="string">
                <text:p>KOUABIA CEDRIC</text:p>
              </table:table-cell>
              <table:table-cell office:value-type="date" office:date-value="1985-01-29" calcext:value-type="date">
                <text:p>29/0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6830" calcext:value-type="float">
                <text:p>109968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ANABC</text:p>
              </table:table-cell>
              <table:table-cell office:value-type="string" calcext:value-type="string">
                <text:p>TAWFIK</text:p>
              </table:table-cell>
              <table:table-cell office:value-type="date" office:date-value="1967-07-11" calcext:value-type="date">
                <text:p>11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3198" calcext:value-type="float">
                <text:p>105731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OU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7-07-26" calcext:value-type="date">
                <text:p>26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2942" calcext:value-type="float">
                <text:p>93129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ICABC</text:p>
              </table:table-cell>
              <table:table-cell office:value-type="string" calcext:value-type="string">
                <text:p>MURAD</text:p>
              </table:table-cell>
              <table:table-cell office:value-type="date" office:date-value="1975-01-23" calcext:value-type="date">
                <text:p>23/0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5957" calcext:value-type="float">
                <text:p>105059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LSABC</text:p>
              </table:table-cell>
              <table:table-cell office:value-type="string" calcext:value-type="string">
                <text:p>PERRINE</text:p>
              </table:table-cell>
              <table:table-cell office:value-type="date" office:date-value="1968-07-04" calcext:value-type="date">
                <text:p>04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9301" calcext:value-type="float">
                <text:p>91893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TEVABC</text:p>
              </table:table-cell>
              <table:table-cell office:value-type="string" calcext:value-type="string">
                <text:p>LORNA</text:p>
              </table:table-cell>
              <table:table-cell office:value-type="date" office:date-value="1974-10-06" calcext:value-type="date">
                <text:p>06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2000" calcext:value-type="float">
                <text:p>107420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OUABC</text:p>
              </table:table-cell>
              <table:table-cell office:value-type="string" calcext:value-type="string">
                <text:p>IDIR</text:p>
              </table:table-cell>
              <table:table-cell office:value-type="date" office:date-value="1972-07-01" calcext:value-type="date">
                <text:p>01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6826" calcext:value-type="float">
                <text:p>107368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ATYABC</text:p>
              </table:table-cell>
              <table:table-cell office:value-type="string" calcext:value-type="string">
                <text:p>VIANNEY</text:p>
              </table:table-cell>
              <table:table-cell office:value-type="date" office:date-value="1974-08-14" calcext:value-type="date">
                <text:p>14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5249" calcext:value-type="float">
                <text:p>105452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4970ABC</text:p>
              </table:table-cell>
              <table:table-cell office:value-type="string" calcext:value-type="string">
                <text:p>SAMEH</text:p>
              </table:table-cell>
              <table:table-cell office:value-type="date" office:date-value="1970-07-07" calcext:value-type="date">
                <text:p>07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54774" calcext:value-type="float">
                <text:p>105547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CHAABC</text:p>
              </table:table-cell>
              <table:table-cell office:value-type="string" calcext:value-type="string">
                <text:p>SAMUEL</text:p>
              </table:table-cell>
              <table:table-cell office:value-type="date" office:date-value="1970-08-02" calcext:value-type="date">
                <text:p>02/08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80851" calcext:value-type="float">
                <text:p>109808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UNABC</text:p>
              </table:table-cell>
              <table:table-cell office:value-type="string" calcext:value-type="string">
                <text:p>ANNE MARIE</text:p>
              </table:table-cell>
              <table:table-cell office:value-type="date" office:date-value="1968-11-02" calcext:value-type="date">
                <text:p>02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64772" calcext:value-type="float">
                <text:p>90647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BABC</text:p>
              </table:table-cell>
              <table:table-cell office:value-type="string" calcext:value-type="string">
                <text:p>DOMINIQUE</text:p>
              </table:table-cell>
              <table:table-cell office:value-type="date" office:date-value="1986-01-09" calcext:value-type="date">
                <text:p>09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8297" calcext:value-type="float">
                <text:p>112282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FONABC</text:p>
              </table:table-cell>
              <table:table-cell office:value-type="string" calcext:value-type="string">
                <text:p>PASCALE</text:p>
              </table:table-cell>
              <table:table-cell office:value-type="date" office:date-value="1983-05-24" calcext:value-type="date">
                <text:p>24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48291" calcext:value-type="float">
                <text:p>104482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OU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66-12-26" calcext:value-type="date">
                <text:p>26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0591" calcext:value-type="float">
                <text:p>107705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ERABC</text:p>
              </table:table-cell>
              <table:table-cell office:value-type="string" calcext:value-type="string">
                <text:p>JOHANNA</text:p>
              </table:table-cell>
              <table:table-cell office:value-type="date" office:date-value="1977-09-10" calcext:value-type="date">
                <text:p>10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4841" calcext:value-type="float">
                <text:p>102248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DOABC</text:p>
              </table:table-cell>
              <table:table-cell office:value-type="string" calcext:value-type="string">
                <text:p>NINA-PRISCA</text:p>
              </table:table-cell>
              <table:table-cell office:value-type="date" office:date-value="1976-08-18" calcext:value-type="date">
                <text:p>18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9857" calcext:value-type="float">
                <text:p>94998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DOABC</text:p>
              </table:table-cell>
              <table:table-cell office:value-type="string" calcext:value-type="string">
                <text:p>NINA-PRISCA</text:p>
              </table:table-cell>
              <table:table-cell office:value-type="date" office:date-value="1971-05-10" calcext:value-type="date">
                <text:p>10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54812" calcext:value-type="float">
                <text:p>92548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XABC</text:p>
              </table:table-cell>
              <table:table-cell office:value-type="string" calcext:value-type="string">
                <text:p>CATHERINE</text:p>
              </table:table-cell>
              <table:table-cell office:value-type="date" office:date-value="1981-12-14" calcext:value-type="date">
                <text:p>14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0909" calcext:value-type="float">
                <text:p>99409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ZOUABC</text:p>
              </table:table-cell>
              <table:table-cell office:value-type="string" calcext:value-type="string">
                <text:p>FOUSI</text:p>
              </table:table-cell>
              <table:table-cell office:value-type="date" office:date-value="1970-10-26" calcext:value-type="date">
                <text:p>26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3639" calcext:value-type="float">
                <text:p>94136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ZOUABC</text:p>
              </table:table-cell>
              <table:table-cell office:value-type="string" calcext:value-type="string">
                <text:p>FOUSI</text:p>
              </table:table-cell>
              <table:table-cell office:value-type="date" office:date-value="1973-05-25" calcext:value-type="date">
                <text:p>25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0115" calcext:value-type="float">
                <text:p>95401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ONABC</text:p>
              </table:table-cell>
              <table:table-cell office:value-type="string" calcext:value-type="string">
                <text:p>ALEXA</text:p>
              </table:table-cell>
              <table:table-cell office:value-type="date" office:date-value="1968-11-10" calcext:value-type="date">
                <text:p>10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4766" calcext:value-type="float">
                <text:p>97647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ONABC</text:p>
              </table:table-cell>
              <table:table-cell office:value-type="string" calcext:value-type="string">
                <text:p>ALEXA</text:p>
              </table:table-cell>
              <table:table-cell office:value-type="date" office:date-value="1967-07-21" calcext:value-type="date">
                <text:p>21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8689" calcext:value-type="float">
                <text:p>90186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TAABC</text:p>
              </table:table-cell>
              <table:table-cell office:value-type="string" calcext:value-type="string">
                <text:p>BATOTA</text:p>
              </table:table-cell>
              <table:table-cell office:value-type="date" office:date-value="1976-06-02" calcext:value-type="date">
                <text:p>02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6721" calcext:value-type="float">
                <text:p>95167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ISABC</text:p>
              </table:table-cell>
              <table:table-cell office:value-type="string" calcext:value-type="string">
                <text:p>MARIE ROLANDE</text:p>
              </table:table-cell>
              <table:table-cell office:value-type="date" office:date-value="1970-06-24" calcext:value-type="date">
                <text:p>24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7684" calcext:value-type="float">
                <text:p>109776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JDABC</text:p>
              </table:table-cell>
              <table:table-cell office:value-type="string" calcext:value-type="string">
                <text:p>NAIMA</text:p>
              </table:table-cell>
              <table:table-cell office:value-type="date" office:date-value="1976-12-28" calcext:value-type="date">
                <text:p>28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6434" calcext:value-type="float">
                <text:p>93464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JDABC</text:p>
              </table:table-cell>
              <table:table-cell office:value-type="string" calcext:value-type="string">
                <text:p>NAIMA</text:p>
              </table:table-cell>
              <table:table-cell office:value-type="date" office:date-value="1983-01-07" calcext:value-type="date">
                <text:p>07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0416" calcext:value-type="float">
                <text:p>102004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MO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1-03-22" calcext:value-type="date">
                <text:p>22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56952" calcext:value-type="float">
                <text:p>94569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IE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87-07-19" calcext:value-type="date">
                <text:p>19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17246" calcext:value-type="float">
                <text:p>114172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I CABC</text:p>
              </table:table-cell>
              <table:table-cell office:value-type="string" calcext:value-type="string">
                <text:p>SALIM</text:p>
              </table:table-cell>
              <table:table-cell office:value-type="date" office:date-value="1987-04-29" calcext:value-type="date">
                <text:p>29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4968" calcext:value-type="float">
                <text:p>107149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I CABC</text:p>
              </table:table-cell>
              <table:table-cell office:value-type="string" calcext:value-type="string">
                <text:p>SALIM</text:p>
              </table:table-cell>
              <table:table-cell office:value-type="date" office:date-value="1986-11-18" calcext:value-type="date">
                <text:p>18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4393" calcext:value-type="float">
                <text:p>95243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APABC</text:p>
              </table:table-cell>
              <table:table-cell office:value-type="string" calcext:value-type="string">
                <text:p>ANUJA</text:p>
              </table:table-cell>
              <table:table-cell office:value-type="date" office:date-value="1968-08-19" calcext:value-type="date">
                <text:p>19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24265" calcext:value-type="float">
                <text:p>108242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HAABC</text:p>
              </table:table-cell>
              <table:table-cell office:value-type="string" calcext:value-type="string">
                <text:p>MARIE THERESE</text:p>
              </table:table-cell>
              <table:table-cell office:value-type="date" office:date-value="1981-04-29" calcext:value-type="date">
                <text:p>29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7633" calcext:value-type="float">
                <text:p>96676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GABC</text:p>
              </table:table-cell>
              <table:table-cell office:value-type="string" calcext:value-type="string">
                <text:p>NANCYA</text:p>
              </table:table-cell>
              <table:table-cell office:value-type="date" office:date-value="1986-03-28" calcext:value-type="date">
                <text:p>28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3103" calcext:value-type="float">
                <text:p>98231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ZAABC</text:p>
              </table:table-cell>
              <table:table-cell office:value-type="string" calcext:value-type="string">
                <text:p>SORIA</text:p>
              </table:table-cell>
              <table:table-cell office:value-type="date" office:date-value="1981-06-24" calcext:value-type="date">
                <text:p>24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5607" calcext:value-type="float">
                <text:p>100056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AD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86-05-21" calcext:value-type="date">
                <text:p>21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8496" calcext:value-type="float">
                <text:p>102484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HAABC</text:p>
              </table:table-cell>
              <table:table-cell office:value-type="string" calcext:value-type="string">
                <text:p>MAHER</text:p>
              </table:table-cell>
              <table:table-cell office:value-type="date" office:date-value="1976-04-15" calcext:value-type="date">
                <text:p>15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9631" calcext:value-type="float">
                <text:p>93596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NEDABC</text:p>
              </table:table-cell>
              <table:table-cell office:value-type="string" calcext:value-type="string">
                <text:p>SABAH</text:p>
              </table:table-cell>
              <table:table-cell office:value-type="date" office:date-value="1981-11-19" calcext:value-type="date">
                <text:p>19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56526" calcext:value-type="float">
                <text:p>1025652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NEDABC</text:p>
              </table:table-cell>
              <table:table-cell office:value-type="string" calcext:value-type="string">
                <text:p>SABAH</text:p>
              </table:table-cell>
              <table:table-cell office:value-type="date" office:date-value="1980-03-18" calcext:value-type="date">
                <text:p>18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6345" calcext:value-type="float">
                <text:p>91863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NABC</text:p>
              </table:table-cell>
              <table:table-cell office:value-type="string" calcext:value-type="string">
                <text:p>MOHAMMED</text:p>
              </table:table-cell>
              <table:table-cell office:value-type="date" office:date-value="1977-02-17" calcext:value-type="date">
                <text:p>17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8750" calcext:value-type="float">
                <text:p>114987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JILABC</text:p>
              </table:table-cell>
              <table:table-cell office:value-type="string" calcext:value-type="string">
                <text:p>HAITHEM</text:p>
              </table:table-cell>
              <table:table-cell office:value-type="date" office:date-value="1972-07-17" calcext:value-type="date">
                <text:p>17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4319" calcext:value-type="float">
                <text:p>105443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ABC</text:p>
              </table:table-cell>
              <table:table-cell office:value-type="string" calcext:value-type="string">
                <text:p>VOLATIANA</text:p>
              </table:table-cell>
              <table:table-cell office:value-type="date" office:date-value="1968-10-17" calcext:value-type="date">
                <text:p>17/10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9583" calcext:value-type="float">
                <text:p>102695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ABC</text:p>
              </table:table-cell>
              <table:table-cell office:value-type="string" calcext:value-type="string">
                <text:p>VOLATIANA</text:p>
              </table:table-cell>
              <table:table-cell office:value-type="date" office:date-value="1980-07-30" calcext:value-type="date">
                <text:p>30/07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07991" calcext:value-type="float">
                <text:p>112079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EABC</text:p>
              </table:table-cell>
              <table:table-cell office:value-type="string" calcext:value-type="string">
                <text:p>MARIE-LAURE</text:p>
              </table:table-cell>
              <table:table-cell office:value-type="date" office:date-value="1967-10-20" calcext:value-type="date">
                <text:p>20/10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7441" calcext:value-type="float">
                <text:p>94274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YEABC</text:p>
              </table:table-cell>
              <table:table-cell office:value-type="string" calcext:value-type="string">
                <text:p>CLARISSE</text:p>
              </table:table-cell>
              <table:table-cell office:value-type="date" office:date-value="1976-07-29" calcext:value-type="date">
                <text:p>29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5961" calcext:value-type="float">
                <text:p>107159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YEABC</text:p>
              </table:table-cell>
              <table:table-cell office:value-type="string" calcext:value-type="string">
                <text:p>CLARISSE</text:p>
              </table:table-cell>
              <table:table-cell office:value-type="date" office:date-value="1970-09-29" calcext:value-type="date">
                <text:p>29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3778" calcext:value-type="float">
                <text:p>113737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ERABC</text:p>
              </table:table-cell>
              <table:table-cell office:value-type="string" calcext:value-type="string">
                <text:p>JEAN- FRANCOIS</text:p>
              </table:table-cell>
              <table:table-cell office:value-type="date" office:date-value="1978-06-25" calcext:value-type="date">
                <text:p>25/06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9971" calcext:value-type="float">
                <text:p>99699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VINABC</text:p>
              </table:table-cell>
              <table:table-cell office:value-type="string" calcext:value-type="string">
                <text:p>SANDRINE</text:p>
              </table:table-cell>
              <table:table-cell office:value-type="date" office:date-value="1973-02-08" calcext:value-type="date">
                <text:p>08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6475" calcext:value-type="float">
                <text:p>107164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INABC</text:p>
              </table:table-cell>
              <table:table-cell office:value-type="string" calcext:value-type="string">
                <text:p>EMINE</text:p>
              </table:table-cell>
              <table:table-cell office:value-type="date" office:date-value="1977-04-23" calcext:value-type="date">
                <text:p>23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4453" calcext:value-type="float">
                <text:p>98644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DI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4-05-03" calcext:value-type="date">
                <text:p>03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6791" calcext:value-type="float">
                <text:p>104167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ONGABC</text:p>
              </table:table-cell>
              <table:table-cell office:value-type="string" calcext:value-type="string">
                <text:p>ARNAUD</text:p>
              </table:table-cell>
              <table:table-cell office:value-type="date" office:date-value="1966-05-10" calcext:value-type="date">
                <text:p>10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7518" calcext:value-type="float">
                <text:p>106875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TEABC</text:p>
              </table:table-cell>
              <table:table-cell office:value-type="string" calcext:value-type="string">
                <text:p>NOEMIE</text:p>
              </table:table-cell>
              <table:table-cell office:value-type="date" office:date-value="1982-10-14" calcext:value-type="date">
                <text:p>14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9890" calcext:value-type="float">
                <text:p>105798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MO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66-02-02" calcext:value-type="date">
                <text:p>02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16760" calcext:value-type="float">
                <text:p>105167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LEABC</text:p>
              </table:table-cell>
              <table:table-cell office:value-type="string" calcext:value-type="string">
                <text:p>CHRISTELLE</text:p>
              </table:table-cell>
              <table:table-cell office:value-type="date" office:date-value="1981-12-02" calcext:value-type="date">
                <text:p>02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8050" calcext:value-type="float">
                <text:p>94980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OPABC</text:p>
              </table:table-cell>
              <table:table-cell office:value-type="string" calcext:value-type="string">
                <text:p>DIADEL</text:p>
              </table:table-cell>
              <table:table-cell office:value-type="date" office:date-value="1981-06-23" calcext:value-type="date">
                <text:p>23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2729" calcext:value-type="float">
                <text:p>92127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SAMABC</text:p>
              </table:table-cell>
              <table:table-cell office:value-type="string" calcext:value-type="string">
                <text:p>ABDERRAHMANE</text:p>
              </table:table-cell>
              <table:table-cell office:value-type="date" office:date-value="1970-04-11" calcext:value-type="date">
                <text:p>11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6267" calcext:value-type="float">
                <text:p>100562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DRIABC</text:p>
              </table:table-cell>
              <table:table-cell office:value-type="string" calcext:value-type="string">
                <text:p>BRIGITTA</text:p>
              </table:table-cell>
              <table:table-cell office:value-type="date" office:date-value="1985-08-18" calcext:value-type="date">
                <text:p>18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6157" calcext:value-type="float">
                <text:p>114461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DRIABC</text:p>
              </table:table-cell>
              <table:table-cell office:value-type="string" calcext:value-type="string">
                <text:p>BRIGITTA</text:p>
              </table:table-cell>
              <table:table-cell office:value-type="date" office:date-value="1971-09-15" calcext:value-type="date">
                <text:p>15/09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60384" calcext:value-type="float">
                <text:p>92603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MABC</text:p>
              </table:table-cell>
              <table:table-cell office:value-type="string" calcext:value-type="string">
                <text:p>FATMA</text:p>
              </table:table-cell>
              <table:table-cell office:value-type="date" office:date-value="1977-06-03" calcext:value-type="date">
                <text:p>03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8693" calcext:value-type="float">
                <text:p>89686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MABC</text:p>
              </table:table-cell>
              <table:table-cell office:value-type="string" calcext:value-type="string">
                <text:p>FATMA</text:p>
              </table:table-cell>
              <table:table-cell office:value-type="date" office:date-value="1986-03-29" calcext:value-type="date">
                <text:p>29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98862" calcext:value-type="float">
                <text:p>93988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OU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6-04-20" calcext:value-type="date">
                <text:p>20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34869" calcext:value-type="float">
                <text:p>103348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HMAABC</text:p>
              </table:table-cell>
              <table:table-cell office:value-type="string" calcext:value-type="string">
                <text:p>DOUNIA</text:p>
              </table:table-cell>
              <table:table-cell office:value-type="date" office:date-value="1974-11-01" calcext:value-type="date">
                <text:p>01/1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5076" calcext:value-type="float">
                <text:p>113350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HMAABC</text:p>
              </table:table-cell>
              <table:table-cell office:value-type="string" calcext:value-type="string">
                <text:p>DOUNIA</text:p>
              </table:table-cell>
              <table:table-cell office:value-type="date" office:date-value="1980-10-12" calcext:value-type="date">
                <text:p>12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07514" calcext:value-type="float">
                <text:p>96075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ORABC</text:p>
              </table:table-cell>
              <table:table-cell office:value-type="string" calcext:value-type="string">
                <text:p>IBRAHIM</text:p>
              </table:table-cell>
              <table:table-cell office:value-type="date" office:date-value="1979-04-02" calcext:value-type="date">
                <text:p>02/04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3694" calcext:value-type="float">
                <text:p>90336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ORABC</text:p>
              </table:table-cell>
              <table:table-cell office:value-type="string" calcext:value-type="string">
                <text:p>IBRAHIM</text:p>
              </table:table-cell>
              <table:table-cell office:value-type="date" office:date-value="1970-04-26" calcext:value-type="date">
                <text:p>26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21516" calcext:value-type="float">
                <text:p>104215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ABABC</text:p>
              </table:table-cell>
              <table:table-cell office:value-type="string" calcext:value-type="string">
                <text:p>PETRONIE, ALEXANDRE</text:p>
              </table:table-cell>
              <table:table-cell office:value-type="date" office:date-value="1968-03-05" calcext:value-type="date">
                <text:p>05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58378" calcext:value-type="float">
                <text:p>95583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MI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6-02-16" calcext:value-type="date">
                <text:p>16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22928" calcext:value-type="float">
                <text:p>92229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BABC</text:p>
              </table:table-cell>
              <table:table-cell office:value-type="string" calcext:value-type="string">
                <text:p>SMAHANE</text:p>
              </table:table-cell>
              <table:table-cell office:value-type="date" office:date-value="1968-07-19" calcext:value-type="date">
                <text:p>19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8185" calcext:value-type="float">
                <text:p>102781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OR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81-03-24" calcext:value-type="date">
                <text:p>24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4906" calcext:value-type="float">
                <text:p>96449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OARABC</text:p>
              </table:table-cell>
              <table:table-cell office:value-type="string" calcext:value-type="string">
                <text:p>FLORENCE</text:p>
              </table:table-cell>
              <table:table-cell office:value-type="date" office:date-value="1985-09-25" calcext:value-type="date">
                <text:p>25/09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2111" calcext:value-type="float">
                <text:p>92321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ETABC</text:p>
              </table:table-cell>
              <table:table-cell office:value-type="string" calcext:value-type="string">
                <text:p>ALI</text:p>
              </table:table-cell>
              <table:table-cell office:value-type="date" office:date-value="1966-08-26" calcext:value-type="date">
                <text:p>26/08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0558" calcext:value-type="float">
                <text:p>103605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N-ABC</text:p>
              </table:table-cell>
              <table:table-cell office:value-type="string" calcext:value-type="string">
                <text:p>NADINE</text:p>
              </table:table-cell>
              <table:table-cell office:value-type="date" office:date-value="1976-02-24" calcext:value-type="date">
                <text:p>24/0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4917" calcext:value-type="float">
                <text:p>92449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MIABC</text:p>
              </table:table-cell>
              <table:table-cell office:value-type="string" calcext:value-type="string">
                <text:p>NOUR ELHOUDA</text:p>
              </table:table-cell>
              <table:table-cell office:value-type="date" office:date-value="1973-05-29" calcext:value-type="date">
                <text:p>29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68660" calcext:value-type="float">
                <text:p>90686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BBASABC</text:p>
              </table:table-cell>
              <table:table-cell office:value-type="string" calcext:value-type="string">
                <text:p>KARIM</text:p>
              </table:table-cell>
              <table:table-cell office:value-type="date" office:date-value="1969-06-08" calcext:value-type="date">
                <text:p>08/06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8026" calcext:value-type="float">
                <text:p>102780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BBASABC</text:p>
              </table:table-cell>
              <table:table-cell office:value-type="string" calcext:value-type="string">
                <text:p>KARIM</text:p>
              </table:table-cell>
              <table:table-cell office:value-type="date" office:date-value="1984-10-08" calcext:value-type="date">
                <text:p>08/10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74026" calcext:value-type="float">
                <text:p>96740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RDIABC</text:p>
              </table:table-cell>
              <table:table-cell office:value-type="string" calcext:value-type="string">
                <text:p>MOURAD</text:p>
              </table:table-cell>
              <table:table-cell office:value-type="date" office:date-value="1969-04-06" calcext:value-type="date">
                <text:p>06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7889" calcext:value-type="float">
                <text:p>94178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FSAABC</text:p>
              </table:table-cell>
              <table:table-cell office:value-type="string" calcext:value-type="string">
                <text:p>HAYATE</text:p>
              </table:table-cell>
              <table:table-cell office:value-type="date" office:date-value="1986-01-03" calcext:value-type="date">
                <text:p>03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2035" calcext:value-type="float">
                <text:p>104020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VEDI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68-09-06" calcext:value-type="date">
                <text:p>06/09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0082" calcext:value-type="float">
                <text:p>106500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VEDI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72-08-07" calcext:value-type="date">
                <text:p>07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8257" calcext:value-type="float">
                <text:p>111182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ISABC</text:p>
              </table:table-cell>
              <table:table-cell office:value-type="string" calcext:value-type="string">
                <text:p>GREGORY</text:p>
              </table:table-cell>
              <table:table-cell office:value-type="date" office:date-value="1966-01-05" calcext:value-type="date">
                <text:p>05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6369" calcext:value-type="float">
                <text:p>105863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RB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67-07-26" calcext:value-type="date">
                <text:p>26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0460" calcext:value-type="float">
                <text:p>91604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CEABC</text:p>
              </table:table-cell>
              <table:table-cell office:value-type="string" calcext:value-type="string">
                <text:p>PATRICK</text:p>
              </table:table-cell>
              <table:table-cell office:value-type="date" office:date-value="1986-11-10" calcext:value-type="date">
                <text:p>10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75970" calcext:value-type="float">
                <text:p>98759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RRABC</text:p>
              </table:table-cell>
              <table:table-cell office:value-type="string" calcext:value-type="string">
                <text:p>ALIMATA</text:p>
              </table:table-cell>
              <table:table-cell office:value-type="date" office:date-value="1967-04-10" calcext:value-type="date">
                <text:p>10/04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7379" calcext:value-type="float">
                <text:p>95773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MAABC</text:p>
              </table:table-cell>
              <table:table-cell office:value-type="string" calcext:value-type="string">
                <text:p>FATIMA</text:p>
              </table:table-cell>
              <table:table-cell office:value-type="date" office:date-value="1968-04-23" calcext:value-type="date">
                <text:p>23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3590" calcext:value-type="float">
                <text:p>113835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BA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86-12-18" calcext:value-type="date">
                <text:p>18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3979" calcext:value-type="float">
                <text:p>94239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ASABC</text:p>
              </table:table-cell>
              <table:table-cell office:value-type="string" calcext:value-type="string">
                <text:p>SEVAN</text:p>
              </table:table-cell>
              <table:table-cell office:value-type="date" office:date-value="1970-06-15" calcext:value-type="date">
                <text:p>15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3195" calcext:value-type="float">
                <text:p>97231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S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84-01-30" calcext:value-type="date">
                <text:p>30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0152" calcext:value-type="float">
                <text:p>103001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ARABC</text:p>
              </table:table-cell>
              <table:table-cell office:value-type="string" calcext:value-type="string">
                <text:p>JEAN YVES</text:p>
              </table:table-cell>
              <table:table-cell office:value-type="date" office:date-value="1969-02-07" calcext:value-type="date">
                <text:p>07/0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40022" calcext:value-type="float">
                <text:p>1134002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BEABC</text:p>
              </table:table-cell>
              <table:table-cell office:value-type="string" calcext:value-type="string">
                <text:p>MARY</text:p>
              </table:table-cell>
              <table:table-cell office:value-type="date" office:date-value="1983-01-23" calcext:value-type="date">
                <text:p>23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9082" calcext:value-type="float">
                <text:p>101190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BEABC</text:p>
              </table:table-cell>
              <table:table-cell office:value-type="string" calcext:value-type="string">
                <text:p>MARY</text:p>
              </table:table-cell>
              <table:table-cell office:value-type="date" office:date-value="1979-09-24" calcext:value-type="date">
                <text:p>24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2909" calcext:value-type="float">
                <text:p>98229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GOABC</text:p>
              </table:table-cell>
              <table:table-cell office:value-type="string" calcext:value-type="string">
                <text:p>RAHMATOU'LLAHI</text:p>
              </table:table-cell>
              <table:table-cell office:value-type="date" office:date-value="1977-01-23" calcext:value-type="date">
                <text:p>23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7118" calcext:value-type="float">
                <text:p>106971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GOABC</text:p>
              </table:table-cell>
              <table:table-cell office:value-type="string" calcext:value-type="string">
                <text:p>RAHMATOU'LLAHI</text:p>
              </table:table-cell>
              <table:table-cell office:value-type="date" office:date-value="1982-02-19" calcext:value-type="date">
                <text:p>19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6035" calcext:value-type="float">
                <text:p>112760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RETABC</text:p>
              </table:table-cell>
              <table:table-cell office:value-type="string" calcext:value-type="string">
                <text:p>FABIENNE</text:p>
              </table:table-cell>
              <table:table-cell office:value-type="date" office:date-value="1973-02-17" calcext:value-type="date">
                <text:p>17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6561" calcext:value-type="float">
                <text:p>108765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RETABC</text:p>
              </table:table-cell>
              <table:table-cell office:value-type="string" calcext:value-type="string">
                <text:p>FABIENNE</text:p>
              </table:table-cell>
              <table:table-cell office:value-type="date" office:date-value="1986-07-02" calcext:value-type="date">
                <text:p>02/07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8737" calcext:value-type="float">
                <text:p>95487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NIABC</text:p>
              </table:table-cell>
              <table:table-cell office:value-type="string" calcext:value-type="string">
                <text:p>ERIC</text:p>
              </table:table-cell>
              <table:table-cell office:value-type="date" office:date-value="1969-10-04" calcext:value-type="date">
                <text:p>04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9999" calcext:value-type="float">
                <text:p>98599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TSUABC</text:p>
              </table:table-cell>
              <table:table-cell office:value-type="string" calcext:value-type="string">
                <text:p>IRIS</text:p>
              </table:table-cell>
              <table:table-cell office:value-type="date" office:date-value="1981-04-16" calcext:value-type="date">
                <text:p>16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6769" calcext:value-type="float">
                <text:p>97567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DFRABC</text:p>
              </table:table-cell>
              <table:table-cell office:value-type="string" calcext:value-type="string">
                <text:p>PASCAL</text:p>
              </table:table-cell>
              <table:table-cell office:value-type="date" office:date-value="1969-10-06" calcext:value-type="date">
                <text:p>06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9564" calcext:value-type="float">
                <text:p>105895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SSABC</text:p>
              </table:table-cell>
              <table:table-cell office:value-type="string" calcext:value-type="string">
                <text:p>MOPPY</text:p>
              </table:table-cell>
              <table:table-cell office:value-type="date" office:date-value="1979-11-27" calcext:value-type="date">
                <text:p>27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0416" calcext:value-type="float">
                <text:p>104304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SSABC</text:p>
              </table:table-cell>
              <table:table-cell office:value-type="string" calcext:value-type="string">
                <text:p>MOPPY</text:p>
              </table:table-cell>
              <table:table-cell office:value-type="date" office:date-value="1977-03-14" calcext:value-type="date">
                <text:p>14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41452" calcext:value-type="float">
                <text:p>100414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HIABC</text:p>
              </table:table-cell>
              <table:table-cell office:value-type="string" calcext:value-type="string">
                <text:p>DJOUHRA</text:p>
              </table:table-cell>
              <table:table-cell office:value-type="date" office:date-value="1967-09-29" calcext:value-type="date">
                <text:p>29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49259" calcext:value-type="float">
                <text:p>104492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HIABC</text:p>
              </table:table-cell>
              <table:table-cell office:value-type="string" calcext:value-type="string">
                <text:p>DJOUHRA</text:p>
              </table:table-cell>
              <table:table-cell office:value-type="date" office:date-value="1985-08-18" calcext:value-type="date">
                <text:p>18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77829" calcext:value-type="float">
                <text:p>97778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TUABC</text:p>
              </table:table-cell>
              <table:table-cell office:value-type="string" calcext:value-type="string">
                <text:p>HARRAG</text:p>
              </table:table-cell>
              <table:table-cell office:value-type="date" office:date-value="1986-10-20" calcext:value-type="date">
                <text:p>20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8547" calcext:value-type="float">
                <text:p>107485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CTUSABC</text:p>
              </table:table-cell>
              <table:table-cell office:value-type="string" calcext:value-type="string">
                <text:p>MANUELA</text:p>
              </table:table-cell>
              <table:table-cell office:value-type="date" office:date-value="1967-05-22" calcext:value-type="date">
                <text:p>22/05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2823" calcext:value-type="float">
                <text:p>112728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ABD ERRAZZAK</text:p>
              </table:table-cell>
              <table:table-cell office:value-type="date" office:date-value="1968-06-18" calcext:value-type="date">
                <text:p>18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97099" calcext:value-type="float">
                <text:p>90970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ZAKIA</text:p>
              </table:table-cell>
              <table:table-cell office:value-type="date" office:date-value="1986-10-08" calcext:value-type="date">
                <text:p>08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1575" calcext:value-type="float">
                <text:p>91915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GL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85-05-01" calcext:value-type="date">
                <text:p>01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76354" calcext:value-type="float">
                <text:p>101763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TO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65-10-20" calcext:value-type="date">
                <text:p>20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83096" calcext:value-type="float">
                <text:p>94830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 S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81-05-20" calcext:value-type="date">
                <text:p>20/05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0296" calcext:value-type="float">
                <text:p>107002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GHABC</text:p>
              </table:table-cell>
              <table:table-cell office:value-type="string" calcext:value-type="string">
                <text:p>LAILA</text:p>
              </table:table-cell>
              <table:table-cell office:value-type="date" office:date-value="1975-10-21" calcext:value-type="date">
                <text:p>21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7042" calcext:value-type="float">
                <text:p>106570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ABC</text:p>
              </table:table-cell>
              <table:table-cell office:value-type="string" calcext:value-type="string">
                <text:p>HELENE</text:p>
              </table:table-cell>
              <table:table-cell office:value-type="date" office:date-value="1979-11-11" calcext:value-type="date">
                <text:p>11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6043" calcext:value-type="float">
                <text:p>109960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ROABC</text:p>
              </table:table-cell>
              <table:table-cell office:value-type="string" calcext:value-type="string">
                <text:p>SALAH-EDDINE</text:p>
              </table:table-cell>
              <table:table-cell office:value-type="date" office:date-value="1966-03-23" calcext:value-type="date">
                <text:p>23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0722" calcext:value-type="float">
                <text:p>964072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ROABC</text:p>
              </table:table-cell>
              <table:table-cell office:value-type="string" calcext:value-type="string">
                <text:p>SALAH-EDDINE</text:p>
              </table:table-cell>
              <table:table-cell office:value-type="date" office:date-value="1969-02-09" calcext:value-type="date">
                <text:p>09/0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96984" calcext:value-type="float">
                <text:p>99969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CCAABC</text:p>
              </table:table-cell>
              <table:table-cell office:value-type="string" calcext:value-type="string">
                <text:p>MATHIEU</text:p>
              </table:table-cell>
              <table:table-cell office:value-type="date" office:date-value="1986-03-30" calcext:value-type="date">
                <text:p>30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4226" calcext:value-type="float">
                <text:p>112542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KIRABC</text:p>
              </table:table-cell>
              <table:table-cell office:value-type="string" calcext:value-type="string">
                <text:p>KAMEL</text:p>
              </table:table-cell>
              <table:table-cell office:value-type="date" office:date-value="1978-09-26" calcext:value-type="date">
                <text:p>26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80158" calcext:value-type="float">
                <text:p>109801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OUABC</text:p>
              </table:table-cell>
              <table:table-cell office:value-type="string" calcext:value-type="string">
                <text:p>SANDRA</text:p>
              </table:table-cell>
              <table:table-cell office:value-type="date" office:date-value="1977-08-05" calcext:value-type="date">
                <text:p>05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1924" calcext:value-type="float">
                <text:p>102419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SEABC</text:p>
              </table:table-cell>
              <table:table-cell office:value-type="string" calcext:value-type="string">
                <text:p>LAURY</text:p>
              </table:table-cell>
              <table:table-cell office:value-type="date" office:date-value="1975-02-03" calcext:value-type="date">
                <text:p>03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0005" calcext:value-type="float">
                <text:p>90500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HEABC</text:p>
              </table:table-cell>
              <table:table-cell office:value-type="string" calcext:value-type="string">
                <text:p>ADELINE</text:p>
              </table:table-cell>
              <table:table-cell office:value-type="date" office:date-value="1980-06-16" calcext:value-type="date">
                <text:p>16/06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6513" calcext:value-type="float">
                <text:p>97265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DAABC</text:p>
              </table:table-cell>
              <table:table-cell office:value-type="string" calcext:value-type="string">
                <text:p>SAHRA</text:p>
              </table:table-cell>
              <table:table-cell office:value-type="date" office:date-value="1976-06-28" calcext:value-type="date">
                <text:p>28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23796" calcext:value-type="float">
                <text:p>106237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CH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79-08-06" calcext:value-type="date">
                <text:p>06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28853" calcext:value-type="float">
                <text:p>101288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 MABC</text:p>
              </table:table-cell>
              <table:table-cell office:value-type="string" calcext:value-type="string">
                <text:p>OUARDA</text:p>
              </table:table-cell>
              <table:table-cell office:value-type="date" office:date-value="1967-12-21" calcext:value-type="date">
                <text:p>21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0779" calcext:value-type="float">
                <text:p>93407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TA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84-04-24" calcext:value-type="date">
                <text:p>24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1366" calcext:value-type="float">
                <text:p>93013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YABC</text:p>
              </table:table-cell>
              <table:table-cell office:value-type="string" calcext:value-type="string">
                <text:p>CHRISTELLE</text:p>
              </table:table-cell>
              <table:table-cell office:value-type="date" office:date-value="1976-12-31" calcext:value-type="date">
                <text:p>31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3363" calcext:value-type="float">
                <text:p>102733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YAABC</text:p>
              </table:table-cell>
              <table:table-cell office:value-type="string" calcext:value-type="string">
                <text:p>NUVIN</text:p>
              </table:table-cell>
              <table:table-cell office:value-type="date" office:date-value="1984-09-30" calcext:value-type="date">
                <text:p>30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2695" calcext:value-type="float">
                <text:p>101426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ELO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80-10-24" calcext:value-type="date">
                <text:p>24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51856" calcext:value-type="float">
                <text:p>92518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ANABC</text:p>
              </table:table-cell>
              <table:table-cell office:value-type="string" calcext:value-type="string">
                <text:p>JAMILA</text:p>
              </table:table-cell>
              <table:table-cell office:value-type="date" office:date-value="1975-03-06" calcext:value-type="date">
                <text:p>06/03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6194" calcext:value-type="float">
                <text:p>105661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ANABC</text:p>
              </table:table-cell>
              <table:table-cell office:value-type="string" calcext:value-type="string">
                <text:p>JAMILA</text:p>
              </table:table-cell>
              <table:table-cell office:value-type="date" office:date-value="1987-08-05" calcext:value-type="date">
                <text:p>05/08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6821" calcext:value-type="float">
                <text:p>91968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BC</text:p>
              </table:table-cell>
              <table:table-cell office:value-type="string" calcext:value-type="string">
                <text:p>ISABELLE</text:p>
              </table:table-cell>
              <table:table-cell office:value-type="date" office:date-value="1968-01-04" calcext:value-type="date">
                <text:p>04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4397" calcext:value-type="float">
                <text:p>95843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BC</text:p>
              </table:table-cell>
              <table:table-cell office:value-type="string" calcext:value-type="string">
                <text:p>ISABELLE</text:p>
              </table:table-cell>
              <table:table-cell office:value-type="date" office:date-value="1987-06-20" calcext:value-type="date">
                <text:p>20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4521" calcext:value-type="float">
                <text:p>95445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T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76-11-17" calcext:value-type="date">
                <text:p>17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9514" calcext:value-type="float">
                <text:p>105095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NIABC</text:p>
              </table:table-cell>
              <table:table-cell office:value-type="string" calcext:value-type="string">
                <text:p>ZINEB</text:p>
              </table:table-cell>
              <table:table-cell office:value-type="date" office:date-value="1967-03-26" calcext:value-type="date">
                <text:p>26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6099" calcext:value-type="float">
                <text:p>106460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EDABC</text:p>
              </table:table-cell>
              <table:table-cell office:value-type="string" calcext:value-type="string">
                <text:p>OLFA</text:p>
              </table:table-cell>
              <table:table-cell office:value-type="date" office:date-value="1974-12-18" calcext:value-type="date">
                <text:p>18/1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06291" calcext:value-type="float">
                <text:p>114062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ID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80-12-24" calcext:value-type="date">
                <text:p>24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2803" calcext:value-type="float">
                <text:p>92028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ZABC</text:p>
              </table:table-cell>
              <table:table-cell office:value-type="string" calcext:value-type="string">
                <text:p>JIHANE</text:p>
              </table:table-cell>
              <table:table-cell office:value-type="date" office:date-value="1987-02-10" calcext:value-type="date">
                <text:p>10/02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7789" calcext:value-type="float">
                <text:p>102477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URAABC</text:p>
              </table:table-cell>
              <table:table-cell office:value-type="string" calcext:value-type="string">
                <text:p>SOLENN</text:p>
              </table:table-cell>
              <table:table-cell office:value-type="date" office:date-value="1986-12-03" calcext:value-type="date">
                <text:p>03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3778" calcext:value-type="float">
                <text:p>107037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OUABC</text:p>
              </table:table-cell>
              <table:table-cell office:value-type="string" calcext:value-type="string">
                <text:p>SABAH</text:p>
              </table:table-cell>
              <table:table-cell office:value-type="date" office:date-value="1987-05-04" calcext:value-type="date">
                <text:p>04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61196" calcext:value-type="float">
                <text:p>101611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IMABC</text:p>
              </table:table-cell>
              <table:table-cell office:value-type="string" calcext:value-type="string">
                <text:p>JALILA</text:p>
              </table:table-cell>
              <table:table-cell office:value-type="date" office:date-value="1987-01-13" calcext:value-type="date">
                <text:p>13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91006" calcext:value-type="float">
                <text:p>92910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GUABC</text:p>
              </table:table-cell>
              <table:table-cell office:value-type="string" calcext:value-type="string">
                <text:p>CLELIA</text:p>
              </table:table-cell>
              <table:table-cell office:value-type="date" office:date-value="1987-05-28" calcext:value-type="date">
                <text:p>28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39010" calcext:value-type="float">
                <text:p>96390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THO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81-12-07" calcext:value-type="date">
                <text:p>07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81424" calcext:value-type="float">
                <text:p>108814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THO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87-07-21" calcext:value-type="date">
                <text:p>21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4652" calcext:value-type="float">
                <text:p>101946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IEABC</text:p>
              </table:table-cell>
              <table:table-cell office:value-type="string" calcext:value-type="string">
                <text:p>ARSENE</text:p>
              </table:table-cell>
              <table:table-cell office:value-type="date" office:date-value="1969-08-02" calcext:value-type="date">
                <text:p>02/08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0975" calcext:value-type="float">
                <text:p>108609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MAABC</text:p>
              </table:table-cell>
              <table:table-cell office:value-type="string" calcext:value-type="string">
                <text:p>BOUTHAINA</text:p>
              </table:table-cell>
              <table:table-cell office:value-type="date" office:date-value="1979-01-08" calcext:value-type="date">
                <text:p>08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27401" calcext:value-type="float">
                <text:p>107274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OUABC</text:p>
              </table:table-cell>
              <table:table-cell office:value-type="string" calcext:value-type="string">
                <text:p>SARRA</text:p>
              </table:table-cell>
              <table:table-cell office:value-type="date" office:date-value="1986-01-11" calcext:value-type="date">
                <text:p>11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8691" calcext:value-type="float">
                <text:p>112986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IN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81-08-21" calcext:value-type="date">
                <text:p>21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7231" calcext:value-type="float">
                <text:p>112672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BO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2-07-21" calcext:value-type="date">
                <text:p>21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12081" calcext:value-type="float">
                <text:p>981208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TEABC</text:p>
              </table:table-cell>
              <table:table-cell office:value-type="string" calcext:value-type="string">
                <text:p>KANI-KARAMOGO</text:p>
              </table:table-cell>
              <table:table-cell office:value-type="date" office:date-value="1981-12-15" calcext:value-type="date">
                <text:p>15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9283" calcext:value-type="float">
                <text:p>104192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WADABC</text:p>
              </table:table-cell>
              <table:table-cell office:value-type="string" calcext:value-type="string">
                <text:p>MELANIE</text:p>
              </table:table-cell>
              <table:table-cell office:value-type="date" office:date-value="1984-09-03" calcext:value-type="date">
                <text:p>03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6951" calcext:value-type="float">
                <text:p>103669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IE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71-09-24" calcext:value-type="date">
                <text:p>24/09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7651" calcext:value-type="float">
                <text:p>114276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LA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1-04-27" calcext:value-type="date">
                <text:p>27/04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9773" calcext:value-type="float">
                <text:p>98397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IABC</text:p>
              </table:table-cell>
              <table:table-cell office:value-type="string" calcext:value-type="string">
                <text:p>ILHAM</text:p>
              </table:table-cell>
              <table:table-cell office:value-type="date" office:date-value="1977-11-25" calcext:value-type="date">
                <text:p>25/1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4190" calcext:value-type="float">
                <text:p>107741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GLABC</text:p>
              </table:table-cell>
              <table:table-cell office:value-type="string" calcext:value-type="string">
                <text:p>GILLES</text:p>
              </table:table-cell>
              <table:table-cell office:value-type="date" office:date-value="1977-04-25" calcext:value-type="date">
                <text:p>25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9532" calcext:value-type="float">
                <text:p>114495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SOABC</text:p>
              </table:table-cell>
              <table:table-cell office:value-type="string" calcext:value-type="string">
                <text:p>AURELIEN</text:p>
              </table:table-cell>
              <table:table-cell office:value-type="date" office:date-value="1973-06-13" calcext:value-type="date">
                <text:p>13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6758" calcext:value-type="float">
                <text:p>89567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71-06-19" calcext:value-type="date">
                <text:p>19/06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1330" calcext:value-type="float">
                <text:p>105613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KAABC</text:p>
              </table:table-cell>
              <table:table-cell office:value-type="string" calcext:value-type="string">
                <text:p>CEREN</text:p>
              </table:table-cell>
              <table:table-cell office:value-type="date" office:date-value="1981-07-07" calcext:value-type="date">
                <text:p>07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6955" calcext:value-type="float">
                <text:p>98069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OUL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85-07-12" calcext:value-type="date">
                <text:p>12/07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1870" calcext:value-type="float">
                <text:p>93418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MAIABC</text:p>
              </table:table-cell>
              <table:table-cell office:value-type="string" calcext:value-type="string">
                <text:p>ANNE-STEPHANIE</text:p>
              </table:table-cell>
              <table:table-cell office:value-type="date" office:date-value="1971-01-16" calcext:value-type="date">
                <text:p>16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3650" calcext:value-type="float">
                <text:p>102836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THOMAS</text:p>
              </table:table-cell>
              <table:table-cell office:value-type="date" office:date-value="1978-09-06" calcext:value-type="date">
                <text:p>06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3757" calcext:value-type="float">
                <text:p>103237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TABC</text:p>
              </table:table-cell>
              <table:table-cell office:value-type="string" calcext:value-type="string">
                <text:p>ABRAHAM</text:p>
              </table:table-cell>
              <table:table-cell office:value-type="date" office:date-value="1978-05-29" calcext:value-type="date">
                <text:p>29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17243" calcext:value-type="float">
                <text:p>89172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VAABC</text:p>
              </table:table-cell>
              <table:table-cell office:value-type="string" calcext:value-type="string">
                <text:p>REMY</text:p>
              </table:table-cell>
              <table:table-cell office:value-type="date" office:date-value="1981-03-07" calcext:value-type="date">
                <text:p>07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0688" calcext:value-type="float">
                <text:p>95706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USABC</text:p>
              </table:table-cell>
              <table:table-cell office:value-type="string" calcext:value-type="string">
                <text:p>MARION</text:p>
              </table:table-cell>
              <table:table-cell office:value-type="date" office:date-value="1985-05-28" calcext:value-type="date">
                <text:p>28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5134" calcext:value-type="float">
                <text:p>112151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H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77-09-14" calcext:value-type="date">
                <text:p>14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0097" calcext:value-type="float">
                <text:p>1005009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EXAABC</text:p>
              </table:table-cell>
              <table:table-cell office:value-type="string" calcext:value-type="string">
                <text:p>PRESSENA</text:p>
              </table:table-cell>
              <table:table-cell office:value-type="date" office:date-value="1966-11-29" calcext:value-type="date">
                <text:p>29/1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3090" calcext:value-type="float">
                <text:p>98230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H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4-10-01" calcext:value-type="date">
                <text:p>01/10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1976" calcext:value-type="float">
                <text:p>95919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H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6-01-09" calcext:value-type="date">
                <text:p>09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4189" calcext:value-type="float">
                <text:p>98441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YERABC</text:p>
              </table:table-cell>
              <table:table-cell office:value-type="string" calcext:value-type="string">
                <text:p>BENJAMIN</text:p>
              </table:table-cell>
              <table:table-cell office:value-type="date" office:date-value="1981-09-25" calcext:value-type="date">
                <text:p>25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9314" calcext:value-type="float">
                <text:p>96993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LABC</text:p>
              </table:table-cell>
              <table:table-cell office:value-type="string" calcext:value-type="string">
                <text:p>YASMINE</text:p>
              </table:table-cell>
              <table:table-cell office:value-type="date" office:date-value="1973-05-27" calcext:value-type="date">
                <text:p>27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3016" calcext:value-type="float">
                <text:p>114530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RIABC</text:p>
              </table:table-cell>
              <table:table-cell office:value-type="string" calcext:value-type="string">
                <text:p>CLAUDIA</text:p>
              </table:table-cell>
              <table:table-cell office:value-type="date" office:date-value="1973-07-02" calcext:value-type="date">
                <text:p>02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9560" calcext:value-type="float">
                <text:p>102695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TEABC</text:p>
              </table:table-cell>
              <table:table-cell office:value-type="string" calcext:value-type="string">
                <text:p>MAHAMADOU</text:p>
              </table:table-cell>
              <table:table-cell office:value-type="date" office:date-value="1979-10-04" calcext:value-type="date">
                <text:p>04/10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1461" calcext:value-type="float">
                <text:p>95714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DOUABC</text:p>
              </table:table-cell>
              <table:table-cell office:value-type="string" calcext:value-type="string">
                <text:p>OSCAR</text:p>
              </table:table-cell>
              <table:table-cell office:value-type="date" office:date-value="1983-08-09" calcext:value-type="date">
                <text:p>09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5046" calcext:value-type="float">
                <text:p>99650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CHEABC</text:p>
              </table:table-cell>
              <table:table-cell office:value-type="string" calcext:value-type="string">
                <text:p>ANNE</text:p>
              </table:table-cell>
              <table:table-cell office:value-type="date" office:date-value="1980-02-03" calcext:value-type="date">
                <text:p>03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3273" calcext:value-type="float">
                <text:p>113632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Y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70-07-25" calcext:value-type="date">
                <text:p>25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0849" calcext:value-type="float">
                <text:p>108308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IMAABC</text:p>
              </table:table-cell>
              <table:table-cell office:value-type="string" calcext:value-type="string">
                <text:p>AMAZIGH</text:p>
              </table:table-cell>
              <table:table-cell office:value-type="date" office:date-value="1975-04-16" calcext:value-type="date">
                <text:p>16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7511" calcext:value-type="float">
                <text:p>98575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SABC</text:p>
              </table:table-cell>
              <table:table-cell office:value-type="string" calcext:value-type="string">
                <text:p>MEHDI</text:p>
              </table:table-cell>
              <table:table-cell office:value-type="date" office:date-value="1980-11-13" calcext:value-type="date">
                <text:p>13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6188" calcext:value-type="float">
                <text:p>106561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D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2-11-12" calcext:value-type="date">
                <text:p>12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3654" calcext:value-type="float">
                <text:p>93436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D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67-01-22" calcext:value-type="date">
                <text:p>22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5365" calcext:value-type="float">
                <text:p>113353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KOUAABC</text:p>
              </table:table-cell>
              <table:table-cell office:value-type="string" calcext:value-type="string">
                <text:p>DALALE</text:p>
              </table:table-cell>
              <table:table-cell office:value-type="date" office:date-value="1967-04-14" calcext:value-type="date">
                <text:p>14/04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2664" calcext:value-type="float">
                <text:p>92026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KOUAABC</text:p>
              </table:table-cell>
              <table:table-cell office:value-type="string" calcext:value-type="string">
                <text:p>DALALE</text:p>
              </table:table-cell>
              <table:table-cell office:value-type="date" office:date-value="1987-02-04" calcext:value-type="date">
                <text:p>04/02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22571" calcext:value-type="float">
                <text:p>92225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OABC</text:p>
              </table:table-cell>
              <table:table-cell office:value-type="string" calcext:value-type="string">
                <text:p>YAEL</text:p>
              </table:table-cell>
              <table:table-cell office:value-type="date" office:date-value="1984-08-12" calcext:value-type="date">
                <text:p>12/08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9372" calcext:value-type="float">
                <text:p>91993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AOUABC</text:p>
              </table:table-cell>
              <table:table-cell office:value-type="string" calcext:value-type="string">
                <text:p>MALIK</text:p>
              </table:table-cell>
              <table:table-cell office:value-type="date" office:date-value="1977-01-12" calcext:value-type="date">
                <text:p>12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4740" calcext:value-type="float">
                <text:p>98447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REABC</text:p>
              </table:table-cell>
              <table:table-cell office:value-type="string" calcext:value-type="string">
                <text:p>ILAN</text:p>
              </table:table-cell>
              <table:table-cell office:value-type="date" office:date-value="1979-02-21" calcext:value-type="date">
                <text:p>21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42227" calcext:value-type="float">
                <text:p>110422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RRABC</text:p>
              </table:table-cell>
              <table:table-cell office:value-type="string" calcext:value-type="string">
                <text:p>MEHDI</text:p>
              </table:table-cell>
              <table:table-cell office:value-type="date" office:date-value="1981-10-04" calcext:value-type="date">
                <text:p>04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0563" calcext:value-type="float">
                <text:p>102105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DEAABC</text:p>
              </table:table-cell>
              <table:table-cell office:value-type="string" calcext:value-type="string">
                <text:p>DIANE</text:p>
              </table:table-cell>
              <table:table-cell office:value-type="date" office:date-value="1982-06-15" calcext:value-type="date">
                <text:p>15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6439" calcext:value-type="float">
                <text:p>112464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KA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67-05-12" calcext:value-type="date">
                <text:p>12/05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1635" calcext:value-type="float">
                <text:p>94316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FFABC</text:p>
              </table:table-cell>
              <table:table-cell office:value-type="string" calcext:value-type="string">
                <text:p>KAMEL</text:p>
              </table:table-cell>
              <table:table-cell office:value-type="date" office:date-value="1973-01-06" calcext:value-type="date">
                <text:p>06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2069" calcext:value-type="float">
                <text:p>107320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ARZABC</text:p>
              </table:table-cell>
              <table:table-cell office:value-type="string" calcext:value-type="string">
                <text:p>PIERRE</text:p>
              </table:table-cell>
              <table:table-cell office:value-type="date" office:date-value="1974-06-19" calcext:value-type="date">
                <text:p>19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7060" calcext:value-type="float">
                <text:p>105770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CHIABC</text:p>
              </table:table-cell>
              <table:table-cell office:value-type="string" calcext:value-type="string">
                <text:p>YASSINE</text:p>
              </table:table-cell>
              <table:table-cell office:value-type="date" office:date-value="1970-01-16" calcext:value-type="date">
                <text:p>16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5719" calcext:value-type="float">
                <text:p>109057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ER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69-07-09" calcext:value-type="date">
                <text:p>09/07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87417" calcext:value-type="float">
                <text:p>97874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DA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67-12-07" calcext:value-type="date">
                <text:p>07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8985" calcext:value-type="float">
                <text:p>102289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LIABC</text:p>
              </table:table-cell>
              <table:table-cell office:value-type="string" calcext:value-type="string">
                <text:p>ACHRAF</text:p>
              </table:table-cell>
              <table:table-cell office:value-type="date" office:date-value="1970-06-12" calcext:value-type="date">
                <text:p>12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08163" calcext:value-type="float">
                <text:p>108081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LIABC</text:p>
              </table:table-cell>
              <table:table-cell office:value-type="string" calcext:value-type="string">
                <text:p>ACHRAF</text:p>
              </table:table-cell>
              <table:table-cell office:value-type="date" office:date-value="1969-11-25" calcext:value-type="date">
                <text:p>25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73054" calcext:value-type="float">
                <text:p>101730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NEABC</text:p>
              </table:table-cell>
              <table:table-cell office:value-type="string" calcext:value-type="string">
                <text:p>LINA</text:p>
              </table:table-cell>
              <table:table-cell office:value-type="date" office:date-value="1983-02-13" calcext:value-type="date">
                <text:p>13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32800" calcext:value-type="float">
                <text:p>109328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DITABC</text:p>
              </table:table-cell>
              <table:table-cell office:value-type="string" calcext:value-type="string">
                <text:p>WILLIAM</text:p>
              </table:table-cell>
              <table:table-cell office:value-type="date" office:date-value="1980-02-12" calcext:value-type="date">
                <text:p>12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3610" calcext:value-type="float">
                <text:p>113336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RISABC</text:p>
              </table:table-cell>
              <table:table-cell office:value-type="string" calcext:value-type="string">
                <text:p>ROSY</text:p>
              </table:table-cell>
              <table:table-cell office:value-type="date" office:date-value="1978-02-11" calcext:value-type="date">
                <text:p>11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1170" calcext:value-type="float">
                <text:p>99411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UNABC</text:p>
              </table:table-cell>
              <table:table-cell office:value-type="string" calcext:value-type="string">
                <text:p>CEDRIC</text:p>
              </table:table-cell>
              <table:table-cell office:value-type="date" office:date-value="1972-08-11" calcext:value-type="date">
                <text:p>11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57604" calcext:value-type="float">
                <text:p>99576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OCABC</text:p>
              </table:table-cell>
              <table:table-cell office:value-type="string" calcext:value-type="string">
                <text:p>FABRICE</text:p>
              </table:table-cell>
              <table:table-cell office:value-type="date" office:date-value="1965-10-14" calcext:value-type="date">
                <text:p>14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30837" calcext:value-type="float">
                <text:p>103308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ATABC</text:p>
              </table:table-cell>
              <table:table-cell office:value-type="string" calcext:value-type="string">
                <text:p>ABDELHAKIM</text:p>
              </table:table-cell>
              <table:table-cell office:value-type="date" office:date-value="1984-08-30" calcext:value-type="date">
                <text:p>30/08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2343" calcext:value-type="float">
                <text:p>93323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UVABC</text:p>
              </table:table-cell>
              <table:table-cell office:value-type="string" calcext:value-type="string">
                <text:p>FAYCAL</text:p>
              </table:table-cell>
              <table:table-cell office:value-type="date" office:date-value="1969-03-21" calcext:value-type="date">
                <text:p>21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8788" calcext:value-type="float">
                <text:p>103887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NIABC</text:p>
              </table:table-cell>
              <table:table-cell office:value-type="string" calcext:value-type="string">
                <text:p>JENNIFER</text:p>
              </table:table-cell>
              <table:table-cell office:value-type="date" office:date-value="1986-04-20" calcext:value-type="date">
                <text:p>20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3710" calcext:value-type="float">
                <text:p>114337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SOABC</text:p>
              </table:table-cell>
              <table:table-cell office:value-type="string" calcext:value-type="string">
                <text:p>BAPTISTE</text:p>
              </table:table-cell>
              <table:table-cell office:value-type="date" office:date-value="1967-01-04" calcext:value-type="date">
                <text:p>04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4955" calcext:value-type="float">
                <text:p>93649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OUABC</text:p>
              </table:table-cell>
              <table:table-cell office:value-type="string" calcext:value-type="string">
                <text:p>MARC</text:p>
              </table:table-cell>
              <table:table-cell office:value-type="date" office:date-value="1972-10-08" calcext:value-type="date">
                <text:p>08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9448" calcext:value-type="float">
                <text:p>102294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EMABC</text:p>
              </table:table-cell>
              <table:table-cell office:value-type="string" calcext:value-type="string">
                <text:p>JEAN-CHARLES</text:p>
              </table:table-cell>
              <table:table-cell office:value-type="date" office:date-value="1970-10-08" calcext:value-type="date">
                <text:p>08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4080" calcext:value-type="float">
                <text:p>112940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OUSMANE</text:p>
              </table:table-cell>
              <table:table-cell office:value-type="date" office:date-value="1985-02-27" calcext:value-type="date">
                <text:p>27/0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2433" calcext:value-type="float">
                <text:p>114524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BERABC</text:p>
              </table:table-cell>
              <table:table-cell office:value-type="string" calcext:value-type="string">
                <text:p>CYRIL</text:p>
              </table:table-cell>
              <table:table-cell office:value-type="date" office:date-value="1974-05-25" calcext:value-type="date">
                <text:p>25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9116" calcext:value-type="float">
                <text:p>110891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UABC</text:p>
              </table:table-cell>
              <table:table-cell office:value-type="string" calcext:value-type="string">
                <text:p>DANIEL</text:p>
              </table:table-cell>
              <table:table-cell office:value-type="date" office:date-value="1981-09-20" calcext:value-type="date">
                <text:p>20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3040" calcext:value-type="float">
                <text:p>112130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TRI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66-02-14" calcext:value-type="date">
                <text:p>14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8243" calcext:value-type="float">
                <text:p>110882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DM'HABC</text:p>
              </table:table-cell>
              <table:table-cell office:value-type="string" calcext:value-type="string">
                <text:p>RACHIDA</text:p>
              </table:table-cell>
              <table:table-cell office:value-type="date" office:date-value="1968-09-13" calcext:value-type="date">
                <text:p>13/09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2197" calcext:value-type="float">
                <text:p>112121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DM'HABC</text:p>
              </table:table-cell>
              <table:table-cell office:value-type="string" calcext:value-type="string">
                <text:p>RACHIDA</text:p>
              </table:table-cell>
              <table:table-cell office:value-type="date" office:date-value="1984-08-29" calcext:value-type="date">
                <text:p>29/08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93468" calcext:value-type="float">
                <text:p>113934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MOABC</text:p>
              </table:table-cell>
              <table:table-cell office:value-type="string" calcext:value-type="string">
                <text:p>VINCENT</text:p>
              </table:table-cell>
              <table:table-cell office:value-type="date" office:date-value="1983-10-20" calcext:value-type="date">
                <text:p>20/10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39775" calcext:value-type="float">
                <text:p>100397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EZABC</text:p>
              </table:table-cell>
              <table:table-cell office:value-type="string" calcext:value-type="string">
                <text:p>THOMAS</text:p>
              </table:table-cell>
              <table:table-cell office:value-type="date" office:date-value="1970-04-22" calcext:value-type="date">
                <text:p>22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4581" calcext:value-type="float">
                <text:p>1100458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EZABC</text:p>
              </table:table-cell>
              <table:table-cell office:value-type="string" calcext:value-type="string">
                <text:p>THOMAS</text:p>
              </table:table-cell>
              <table:table-cell office:value-type="date" office:date-value="1968-02-17" calcext:value-type="date">
                <text:p>17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26045" calcext:value-type="float">
                <text:p>92260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IEN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69-06-28" calcext:value-type="date">
                <text:p>28/06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93724" calcext:value-type="float">
                <text:p>90937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RIABC</text:p>
              </table:table-cell>
              <table:table-cell office:value-type="string" calcext:value-type="string">
                <text:p>OUIDADE</text:p>
              </table:table-cell>
              <table:table-cell office:value-type="date" office:date-value="1986-11-04" calcext:value-type="date">
                <text:p>04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9557" calcext:value-type="float">
                <text:p>106995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GUYEABC</text:p>
              </table:table-cell>
              <table:table-cell office:value-type="string" calcext:value-type="string">
                <text:p>PHILIPPE</text:p>
              </table:table-cell>
              <table:table-cell office:value-type="date" office:date-value="1973-09-24" calcext:value-type="date">
                <text:p>24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6108" calcext:value-type="float">
                <text:p>112461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ISO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7-03-03" calcext:value-type="date">
                <text:p>03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87633" calcext:value-type="float">
                <text:p>94876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ISO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6-08-23" calcext:value-type="date">
                <text:p>23/08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1393" calcext:value-type="float">
                <text:p>99613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EVEABC</text:p>
              </table:table-cell>
              <table:table-cell office:value-type="string" calcext:value-type="string">
                <text:p>RAFAEL</text:p>
              </table:table-cell>
              <table:table-cell office:value-type="date" office:date-value="1971-05-20" calcext:value-type="date">
                <text:p>20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4813" calcext:value-type="float">
                <text:p>105448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MIABC</text:p>
              </table:table-cell>
              <table:table-cell office:value-type="string" calcext:value-type="string">
                <text:p>KHALIL</text:p>
              </table:table-cell>
              <table:table-cell office:value-type="date" office:date-value="1967-08-29" calcext:value-type="date">
                <text:p>29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84303" calcext:value-type="float">
                <text:p>1098430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MIABC</text:p>
              </table:table-cell>
              <table:table-cell office:value-type="string" calcext:value-type="string">
                <text:p>KHALIL</text:p>
              </table:table-cell>
              <table:table-cell office:value-type="date" office:date-value="1977-02-28" calcext:value-type="date">
                <text:p>28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12200" calcext:value-type="float">
                <text:p>103122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CIABC</text:p>
              </table:table-cell>
              <table:table-cell office:value-type="string" calcext:value-type="string">
                <text:p>BOUZIANE</text:p>
              </table:table-cell>
              <table:table-cell office:value-type="date" office:date-value="1970-06-28" calcext:value-type="date">
                <text:p>28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29790" calcext:value-type="float">
                <text:p>109297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QUABC</text:p>
              </table:table-cell>
              <table:table-cell office:value-type="string" calcext:value-type="string">
                <text:p>LOVEMINE</text:p>
              </table:table-cell>
              <table:table-cell office:value-type="date" office:date-value="1986-06-18" calcext:value-type="date">
                <text:p>18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91552" calcext:value-type="float">
                <text:p>100915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QUABC</text:p>
              </table:table-cell>
              <table:table-cell office:value-type="string" calcext:value-type="string">
                <text:p>LOVEMINE</text:p>
              </table:table-cell>
              <table:table-cell office:value-type="date" office:date-value="1982-09-23" calcext:value-type="date">
                <text:p>23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3795" calcext:value-type="float">
                <text:p>90737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NABC</text:p>
              </table:table-cell>
              <table:table-cell office:value-type="string" calcext:value-type="string">
                <text:p>LUCIE</text:p>
              </table:table-cell>
              <table:table-cell office:value-type="date" office:date-value="1969-05-11" calcext:value-type="date">
                <text:p>11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2267" calcext:value-type="float">
                <text:p>90322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SGABC</text:p>
              </table:table-cell>
              <table:table-cell office:value-type="string" calcext:value-type="string">
                <text:p>ANGELINE</text:p>
              </table:table-cell>
              <table:table-cell office:value-type="date" office:date-value="1973-02-02" calcext:value-type="date">
                <text:p>02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95480" calcext:value-type="float">
                <text:p>102954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RAABC</text:p>
              </table:table-cell>
              <table:table-cell office:value-type="string" calcext:value-type="string">
                <text:p>MARION</text:p>
              </table:table-cell>
              <table:table-cell office:value-type="date" office:date-value="1973-10-07" calcext:value-type="date">
                <text:p>07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1664" calcext:value-type="float">
                <text:p>89316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MA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72-12-03" calcext:value-type="date">
                <text:p>03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82075" calcext:value-type="float">
                <text:p>89820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AOABC</text:p>
              </table:table-cell>
              <table:table-cell office:value-type="string" calcext:value-type="string">
                <text:p>HAKIM</text:p>
              </table:table-cell>
              <table:table-cell office:value-type="date" office:date-value="1975-07-22" calcext:value-type="date">
                <text:p>22/07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6877" calcext:value-type="float">
                <text:p>90768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CA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82-10-23" calcext:value-type="date">
                <text:p>23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73389" calcext:value-type="float">
                <text:p>94733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ALABC</text:p>
              </table:table-cell>
              <table:table-cell office:value-type="string" calcext:value-type="string">
                <text:p>LANDRY</text:p>
              </table:table-cell>
              <table:table-cell office:value-type="date" office:date-value="1973-01-19" calcext:value-type="date">
                <text:p>19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30045" calcext:value-type="float">
                <text:p>110300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ALABC</text:p>
              </table:table-cell>
              <table:table-cell office:value-type="string" calcext:value-type="string">
                <text:p>LANDRY</text:p>
              </table:table-cell>
              <table:table-cell office:value-type="date" office:date-value="1973-10-05" calcext:value-type="date">
                <text:p>05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3849" calcext:value-type="float">
                <text:p>114238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ORIABC</text:p>
              </table:table-cell>
              <table:table-cell office:value-type="string" calcext:value-type="string">
                <text:p>AMRAN</text:p>
              </table:table-cell>
              <table:table-cell office:value-type="date" office:date-value="1971-05-30" calcext:value-type="date">
                <text:p>30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8885" calcext:value-type="float">
                <text:p>99688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ORIABC</text:p>
              </table:table-cell>
              <table:table-cell office:value-type="string" calcext:value-type="string">
                <text:p>AMRAN</text:p>
              </table:table-cell>
              <table:table-cell office:value-type="date" office:date-value="1985-06-26" calcext:value-type="date">
                <text:p>26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1553" calcext:value-type="float">
                <text:p>102115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RDE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72-12-12" calcext:value-type="date">
                <text:p>12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5723" calcext:value-type="float">
                <text:p>97557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PONABC</text:p>
              </table:table-cell>
              <table:table-cell office:value-type="string" calcext:value-type="string">
                <text:p>CLEMENT</text:p>
              </table:table-cell>
              <table:table-cell office:value-type="date" office:date-value="1966-07-13" calcext:value-type="date">
                <text:p>13/07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10847" calcext:value-type="float">
                <text:p>105108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OPI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0-02-08" calcext:value-type="date">
                <text:p>08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20429" calcext:value-type="float">
                <text:p>91204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CHABC</text:p>
              </table:table-cell>
              <table:table-cell office:value-type="string" calcext:value-type="string">
                <text:p>SORAYA</text:p>
              </table:table-cell>
              <table:table-cell office:value-type="date" office:date-value="1965-10-21" calcext:value-type="date">
                <text:p>21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6973" calcext:value-type="float">
                <text:p>90069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RF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73-01-20" calcext:value-type="date">
                <text:p>20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0332" calcext:value-type="float">
                <text:p>94303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IOABC</text:p>
              </table:table-cell>
              <table:table-cell office:value-type="string" calcext:value-type="string">
                <text:p>LUDMILLA</text:p>
              </table:table-cell>
              <table:table-cell office:value-type="date" office:date-value="1983-03-05" calcext:value-type="date">
                <text:p>05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36127" calcext:value-type="float">
                <text:p>101361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IOABC</text:p>
              </table:table-cell>
              <table:table-cell office:value-type="string" calcext:value-type="string">
                <text:p>LUDMILLA</text:p>
              </table:table-cell>
              <table:table-cell office:value-type="date" office:date-value="1981-03-07" calcext:value-type="date">
                <text:p>07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5072" calcext:value-type="float">
                <text:p>108350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FF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81-09-27" calcext:value-type="date">
                <text:p>27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2765" calcext:value-type="float">
                <text:p>106727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FF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72-04-25" calcext:value-type="date">
                <text:p>25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6776" calcext:value-type="float">
                <text:p>104367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RREABC</text:p>
              </table:table-cell>
              <table:table-cell office:value-type="string" calcext:value-type="string">
                <text:p>FRANCK</text:p>
              </table:table-cell>
              <table:table-cell office:value-type="date" office:date-value="1982-07-31" calcext:value-type="date">
                <text:p>31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4155" calcext:value-type="float">
                <text:p>95841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NEABC</text:p>
              </table:table-cell>
              <table:table-cell office:value-type="string" calcext:value-type="string">
                <text:p>TIMOTHEE</text:p>
              </table:table-cell>
              <table:table-cell office:value-type="date" office:date-value="1966-07-07" calcext:value-type="date">
                <text:p>07/07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13069" calcext:value-type="float">
                <text:p>89130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RHEABC</text:p>
              </table:table-cell>
              <table:table-cell office:value-type="string" calcext:value-type="string">
                <text:p>AUBIN</text:p>
              </table:table-cell>
              <table:table-cell office:value-type="date" office:date-value="1979-01-30" calcext:value-type="date">
                <text:p>30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55801" calcext:value-type="float">
                <text:p>94558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ETABC</text:p>
              </table:table-cell>
              <table:table-cell office:value-type="string" calcext:value-type="string">
                <text:p>CEDRIC</text:p>
              </table:table-cell>
              <table:table-cell office:value-type="date" office:date-value="1980-06-21" calcext:value-type="date">
                <text:p>21/06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98514" calcext:value-type="float">
                <text:p>93985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HENABC</text:p>
              </table:table-cell>
              <table:table-cell office:value-type="string" calcext:value-type="string">
                <text:p>JOYCE</text:p>
              </table:table-cell>
              <table:table-cell office:value-type="date" office:date-value="1986-04-14" calcext:value-type="date">
                <text:p>14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72633" calcext:value-type="float">
                <text:p>111726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BABC</text:p>
              </table:table-cell>
              <table:table-cell office:value-type="string" calcext:value-type="string">
                <text:p>CATHIA</text:p>
              </table:table-cell>
              <table:table-cell office:value-type="date" office:date-value="1966-06-14" calcext:value-type="date">
                <text:p>14/06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7717" calcext:value-type="float">
                <text:p>114777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DDEABC</text:p>
              </table:table-cell>
              <table:table-cell office:value-type="string" calcext:value-type="string">
                <text:p>DOUGLAS</text:p>
              </table:table-cell>
              <table:table-cell office:value-type="date" office:date-value="1986-05-31" calcext:value-type="date">
                <text:p>31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6120" calcext:value-type="float">
                <text:p>104161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ER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6-05-16" calcext:value-type="date">
                <text:p>16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2615" calcext:value-type="float">
                <text:p>101926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IABC</text:p>
              </table:table-cell>
              <table:table-cell office:value-type="string" calcext:value-type="string">
                <text:p>LESLIE</text:p>
              </table:table-cell>
              <table:table-cell office:value-type="date" office:date-value="1967-02-19" calcext:value-type="date">
                <text:p>19/0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25520" calcext:value-type="float">
                <text:p>92255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CHOUABC</text:p>
              </table:table-cell>
              <table:table-cell office:value-type="string" calcext:value-type="string">
                <text:p>IBTISEM</text:p>
              </table:table-cell>
              <table:table-cell office:value-type="date" office:date-value="1978-05-08" calcext:value-type="date">
                <text:p>08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3338" calcext:value-type="float">
                <text:p>98933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D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81-01-25" calcext:value-type="date">
                <text:p>25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96864" calcext:value-type="float">
                <text:p>113968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D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69-04-12" calcext:value-type="date">
                <text:p>12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46482" calcext:value-type="float">
                <text:p>94464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DIABC</text:p>
              </table:table-cell>
              <table:table-cell office:value-type="string" calcext:value-type="string">
                <text:p>RIDA</text:p>
              </table:table-cell>
              <table:table-cell office:value-type="date" office:date-value="1982-08-21" calcext:value-type="date">
                <text:p>21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83198" calcext:value-type="float">
                <text:p>93831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MTABC</text:p>
              </table:table-cell>
              <table:table-cell office:value-type="string" calcext:value-type="string">
                <text:p>EMNA</text:p>
              </table:table-cell>
              <table:table-cell office:value-type="date" office:date-value="1980-05-02" calcext:value-type="date">
                <text:p>02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9899" calcext:value-type="float">
                <text:p>110898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BA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6-12-14" calcext:value-type="date">
                <text:p>14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9387" calcext:value-type="float">
                <text:p>99693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BA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8-10-06" calcext:value-type="date">
                <text:p>06/10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9843" calcext:value-type="float">
                <text:p>106498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-AB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67-11-11" calcext:value-type="date">
                <text:p>11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4289" calcext:value-type="float">
                <text:p>95042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-AB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0-10-07" calcext:value-type="date">
                <text:p>07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24510" calcext:value-type="float">
                <text:p>113245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DOABC</text:p>
              </table:table-cell>
              <table:table-cell office:value-type="string" calcext:value-type="string">
                <text:p>LYDIE</text:p>
              </table:table-cell>
              <table:table-cell office:value-type="date" office:date-value="1966-05-25" calcext:value-type="date">
                <text:p>25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9338" calcext:value-type="float">
                <text:p>95093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S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4-05-22" calcext:value-type="date">
                <text:p>22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71616" calcext:value-type="float">
                <text:p>91716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ROABC</text:p>
              </table:table-cell>
              <table:table-cell office:value-type="string" calcext:value-type="string">
                <text:p>LOIC</text:p>
              </table:table-cell>
              <table:table-cell office:value-type="date" office:date-value="1977-03-10" calcext:value-type="date">
                <text:p>10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3767" calcext:value-type="float">
                <text:p>91437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HBABC</text:p>
              </table:table-cell>
              <table:table-cell office:value-type="string" calcext:value-type="string">
                <text:p>FOUZIA</text:p>
              </table:table-cell>
              <table:table-cell office:value-type="date" office:date-value="1969-07-21" calcext:value-type="date">
                <text:p>21/07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5793" calcext:value-type="float">
                <text:p>91857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FEB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76-04-04" calcext:value-type="date">
                <text:p>04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12016" calcext:value-type="float">
                <text:p>110120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BRYABC</text:p>
              </table:table-cell>
              <table:table-cell office:value-type="string" calcext:value-type="string">
                <text:p>WILFRIED</text:p>
              </table:table-cell>
              <table:table-cell office:value-type="date" office:date-value="1966-09-17" calcext:value-type="date">
                <text:p>17/09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2963" calcext:value-type="float">
                <text:p>112229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BRYABC</text:p>
              </table:table-cell>
              <table:table-cell office:value-type="string" calcext:value-type="string">
                <text:p>WILFRIED</text:p>
              </table:table-cell>
              <table:table-cell office:value-type="date" office:date-value="1973-07-29" calcext:value-type="date">
                <text:p>29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04980" calcext:value-type="float">
                <text:p>91049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TIABC</text:p>
              </table:table-cell>
              <table:table-cell office:value-type="string" calcext:value-type="string">
                <text:p>DESIREE</text:p>
              </table:table-cell>
              <table:table-cell office:value-type="date" office:date-value="1986-10-17" calcext:value-type="date">
                <text:p>17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1732" calcext:value-type="float">
                <text:p>103817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86-02-21" calcext:value-type="date">
                <text:p>21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8430" calcext:value-type="float">
                <text:p>92184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AGRABC</text:p>
              </table:table-cell>
              <table:table-cell office:value-type="string" calcext:value-type="string">
                <text:p>SAMIRA</text:p>
              </table:table-cell>
              <table:table-cell office:value-type="date" office:date-value="1968-08-14" calcext:value-type="date">
                <text:p>14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1708" calcext:value-type="float">
                <text:p>93317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LIABC</text:p>
              </table:table-cell>
              <table:table-cell office:value-type="string" calcext:value-type="string">
                <text:p>MEHDI</text:p>
              </table:table-cell>
              <table:table-cell office:value-type="date" office:date-value="1968-02-04" calcext:value-type="date">
                <text:p>04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83869" calcext:value-type="float">
                <text:p>92838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IEABC</text:p>
              </table:table-cell>
              <table:table-cell office:value-type="string" calcext:value-type="string">
                <text:p>FAYOLE</text:p>
              </table:table-cell>
              <table:table-cell office:value-type="date" office:date-value="1986-03-10" calcext:value-type="date">
                <text:p>10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30712" calcext:value-type="float">
                <text:p>102307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ROU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80-01-13" calcext:value-type="date">
                <text:p>13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6429" calcext:value-type="float">
                <text:p>91964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RUABC</text:p>
              </table:table-cell>
              <table:table-cell office:value-type="string" calcext:value-type="string">
                <text:p>GREGORY</text:p>
              </table:table-cell>
              <table:table-cell office:value-type="date" office:date-value="1972-08-30" calcext:value-type="date">
                <text:p>30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2628" calcext:value-type="float">
                <text:p>100726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ITAABC</text:p>
              </table:table-cell>
              <table:table-cell office:value-type="string" calcext:value-type="string">
                <text:p>FANTA</text:p>
              </table:table-cell>
              <table:table-cell office:value-type="date" office:date-value="1986-09-15" calcext:value-type="date">
                <text:p>15/09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8779" calcext:value-type="float">
                <text:p>108987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HUABC</text:p>
              </table:table-cell>
              <table:table-cell office:value-type="string" calcext:value-type="string">
                <text:p>SABINE</text:p>
              </table:table-cell>
              <table:table-cell office:value-type="date" office:date-value="1987-07-11" calcext:value-type="date">
                <text:p>11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17432" calcext:value-type="float">
                <text:p>89174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CIABC</text:p>
              </table:table-cell>
              <table:table-cell office:value-type="string" calcext:value-type="string">
                <text:p>JEAN CHRISTOPHE</text:p>
              </table:table-cell>
              <table:table-cell office:value-type="date" office:date-value="1968-02-07" calcext:value-type="date">
                <text:p>07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6483" calcext:value-type="float">
                <text:p>111564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KOKABC</text:p>
              </table:table-cell>
              <table:table-cell office:value-type="string" calcext:value-type="string">
                <text:p>CARLINE</text:p>
              </table:table-cell>
              <table:table-cell office:value-type="date" office:date-value="1973-01-29" calcext:value-type="date">
                <text:p>29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42671" calcext:value-type="float">
                <text:p>104426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LANABC</text:p>
              </table:table-cell>
              <table:table-cell office:value-type="string" calcext:value-type="string">
                <text:p>WILLIAM</text:p>
              </table:table-cell>
              <table:table-cell office:value-type="date" office:date-value="1974-10-29" calcext:value-type="date">
                <text:p>29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95832" calcext:value-type="float">
                <text:p>100958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LEABC</text:p>
              </table:table-cell>
              <table:table-cell office:value-type="string" calcext:value-type="string">
                <text:p>CYRILLE</text:p>
              </table:table-cell>
              <table:table-cell office:value-type="date" office:date-value="1978-01-28" calcext:value-type="date">
                <text:p>28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1619" calcext:value-type="float">
                <text:p>916161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GUABC</text:p>
              </table:table-cell>
              <table:table-cell office:value-type="string" calcext:value-type="string">
                <text:p>FREDERIC</text:p>
              </table:table-cell>
              <table:table-cell office:value-type="date" office:date-value="1970-01-27" calcext:value-type="date">
                <text:p>27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15802" calcext:value-type="float">
                <text:p>109158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ABC</text:p>
              </table:table-cell>
              <table:table-cell office:value-type="string" calcext:value-type="string">
                <text:p>AMI</text:p>
              </table:table-cell>
              <table:table-cell office:value-type="date" office:date-value="1985-05-14" calcext:value-type="date">
                <text:p>14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21908" calcext:value-type="float">
                <text:p>110219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TON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73-01-26" calcext:value-type="date">
                <text:p>26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8591" calcext:value-type="float">
                <text:p>113885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COLABC</text:p>
              </table:table-cell>
              <table:table-cell office:value-type="string" calcext:value-type="string">
                <text:p>NOEL</text:p>
              </table:table-cell>
              <table:table-cell office:value-type="date" office:date-value="1986-08-26" calcext:value-type="date">
                <text:p>26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63421" calcext:value-type="float">
                <text:p>94634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GABC</text:p>
              </table:table-cell>
              <table:table-cell office:value-type="string" calcext:value-type="string">
                <text:p>SATARA</text:p>
              </table:table-cell>
              <table:table-cell office:value-type="date" office:date-value="1971-05-04" calcext:value-type="date">
                <text:p>04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3211" calcext:value-type="float">
                <text:p>91132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HABC</text:p>
              </table:table-cell>
              <table:table-cell office:value-type="string" calcext:value-type="string">
                <text:p>NASSIRA</text:p>
              </table:table-cell>
              <table:table-cell office:value-type="date" office:date-value="1983-06-09" calcext:value-type="date">
                <text:p>09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5108" calcext:value-type="float">
                <text:p>103051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OUABC</text:p>
              </table:table-cell>
              <table:table-cell office:value-type="string" calcext:value-type="string">
                <text:p>YASMINA</text:p>
              </table:table-cell>
              <table:table-cell office:value-type="date" office:date-value="1982-06-11" calcext:value-type="date">
                <text:p>11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98980" calcext:value-type="float">
                <text:p>102989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GNI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76-06-09" calcext:value-type="date">
                <text:p>09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0042" calcext:value-type="float">
                <text:p>113300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SABC</text:p>
              </table:table-cell>
              <table:table-cell office:value-type="string" calcext:value-type="string">
                <text:p>MICKAEL</text:p>
              </table:table-cell>
              <table:table-cell office:value-type="date" office:date-value="1968-01-23" calcext:value-type="date">
                <text:p>23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9550" calcext:value-type="float">
                <text:p>99695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ERABC</text:p>
              </table:table-cell>
              <table:table-cell office:value-type="string" calcext:value-type="string">
                <text:p>DIANY</text:p>
              </table:table-cell>
              <table:table-cell office:value-type="date" office:date-value="1984-09-27" calcext:value-type="date">
                <text:p>27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8274" calcext:value-type="float">
                <text:p>102082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QU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70-05-15" calcext:value-type="date">
                <text:p>15/05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31450" calcext:value-type="float">
                <text:p>111314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TIABC</text:p>
              </table:table-cell>
              <table:table-cell office:value-type="string" calcext:value-type="string">
                <text:p>FELICIEN</text:p>
              </table:table-cell>
              <table:table-cell office:value-type="date" office:date-value="1968-11-10" calcext:value-type="date">
                <text:p>10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7134" calcext:value-type="float">
                <text:p>114771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CHABC</text:p>
              </table:table-cell>
              <table:table-cell office:value-type="string" calcext:value-type="string">
                <text:p>NAWEL</text:p>
              </table:table-cell>
              <table:table-cell office:value-type="date" office:date-value="1970-11-19" calcext:value-type="date">
                <text:p>19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5716" calcext:value-type="float">
                <text:p>111557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CHABC</text:p>
              </table:table-cell>
              <table:table-cell office:value-type="string" calcext:value-type="string">
                <text:p>NAWEL</text:p>
              </table:table-cell>
              <table:table-cell office:value-type="date" office:date-value="1967-05-04" calcext:value-type="date">
                <text:p>04/05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8934" calcext:value-type="float">
                <text:p>106789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MIABC</text:p>
              </table:table-cell>
              <table:table-cell office:value-type="string" calcext:value-type="string">
                <text:p>CHAHARAZADE</text:p>
              </table:table-cell>
              <table:table-cell office:value-type="date" office:date-value="1981-05-16" calcext:value-type="date">
                <text:p>16/05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2349" calcext:value-type="float">
                <text:p>102123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MIABC</text:p>
              </table:table-cell>
              <table:table-cell office:value-type="string" calcext:value-type="string">
                <text:p>CHAHARAZADE</text:p>
              </table:table-cell>
              <table:table-cell office:value-type="date" office:date-value="1986-12-18" calcext:value-type="date">
                <text:p>18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77935" calcext:value-type="float">
                <text:p>110779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FSARABC</text:p>
              </table:table-cell>
              <table:table-cell office:value-type="string" calcext:value-type="string">
                <text:p>ISABELLE</text:p>
              </table:table-cell>
              <table:table-cell office:value-type="date" office:date-value="1967-07-11" calcext:value-type="date">
                <text:p>11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7438" calcext:value-type="float">
                <text:p>96874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OUABC</text:p>
              </table:table-cell>
              <table:table-cell office:value-type="string" calcext:value-type="string">
                <text:p>NACIM</text:p>
              </table:table-cell>
              <table:table-cell office:value-type="date" office:date-value="1966-02-03" calcext:value-type="date">
                <text:p>03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0382" calcext:value-type="float">
                <text:p>91103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 BE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76-02-20" calcext:value-type="date">
                <text:p>20/0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1036" calcext:value-type="float">
                <text:p>103610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 BE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82-08-10" calcext:value-type="date">
                <text:p>10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2750" calcext:value-type="float">
                <text:p>105027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67-08-28" calcext:value-type="date">
                <text:p>28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7837" calcext:value-type="float">
                <text:p>93178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GRABC</text:p>
              </table:table-cell>
              <table:table-cell office:value-type="string" calcext:value-type="string">
                <text:p>ALBAN</text:p>
              </table:table-cell>
              <table:table-cell office:value-type="date" office:date-value="1973-09-10" calcext:value-type="date">
                <text:p>10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60348" calcext:value-type="float">
                <text:p>109603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ITABC</text:p>
              </table:table-cell>
              <table:table-cell office:value-type="string" calcext:value-type="string">
                <text:p>RIVKA</text:p>
              </table:table-cell>
              <table:table-cell office:value-type="date" office:date-value="1968-03-30" calcext:value-type="date">
                <text:p>30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7355" calcext:value-type="float">
                <text:p>92073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SSABC</text:p>
              </table:table-cell>
              <table:table-cell office:value-type="string" calcext:value-type="string">
                <text:p>EMILIE</text:p>
              </table:table-cell>
              <table:table-cell office:value-type="date" office:date-value="1971-05-12" calcext:value-type="date">
                <text:p>12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5005" calcext:value-type="float">
                <text:p>106950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DEABC</text:p>
              </table:table-cell>
              <table:table-cell office:value-type="string" calcext:value-type="string">
                <text:p>MICHEL</text:p>
              </table:table-cell>
              <table:table-cell office:value-type="date" office:date-value="1979-10-04" calcext:value-type="date">
                <text:p>04/10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7436" calcext:value-type="float">
                <text:p>114274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<text:s/>GUYABC</text:p>
              </table:table-cell>
              <table:table-cell office:value-type="string" calcext:value-type="string">
                <text:p>CHRISTINE</text:p>
              </table:table-cell>
              <table:table-cell office:value-type="date" office:date-value="1984-03-03" calcext:value-type="date">
                <text:p>03/03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1810" calcext:value-type="float">
                <text:p>104618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HABABC</text:p>
              </table:table-cell>
              <table:table-cell office:value-type="string" calcext:value-type="string">
                <text:p>ZINEBE</text:p>
              </table:table-cell>
              <table:table-cell office:value-type="date" office:date-value="1986-12-19" calcext:value-type="date">
                <text:p>19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2831" calcext:value-type="float">
                <text:p>111528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HABABC</text:p>
              </table:table-cell>
              <table:table-cell office:value-type="string" calcext:value-type="string">
                <text:p>ZINEBE</text:p>
              </table:table-cell>
              <table:table-cell office:value-type="date" office:date-value="1969-01-23" calcext:value-type="date">
                <text:p>23/0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8362" calcext:value-type="float">
                <text:p>96483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TAABC</text:p>
              </table:table-cell>
              <table:table-cell office:value-type="string" calcext:value-type="string">
                <text:p>ANAIS</text:p>
              </table:table-cell>
              <table:table-cell office:value-type="date" office:date-value="1985-06-04" calcext:value-type="date">
                <text:p>04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0307" calcext:value-type="float">
                <text:p>91403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SMABC</text:p>
              </table:table-cell>
              <table:table-cell office:value-type="string" calcext:value-type="string">
                <text:p>SANDRINE</text:p>
              </table:table-cell>
              <table:table-cell office:value-type="date" office:date-value="1966-12-15" calcext:value-type="date">
                <text:p>15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56947" calcext:value-type="float">
                <text:p>108569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ER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72-08-26" calcext:value-type="date">
                <text:p>26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5935" calcext:value-type="float">
                <text:p>100259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RABC</text:p>
              </table:table-cell>
              <table:table-cell office:value-type="string" calcext:value-type="string">
                <text:p>MAGALI</text:p>
              </table:table-cell>
              <table:table-cell office:value-type="date" office:date-value="1985-04-28" calcext:value-type="date">
                <text:p>28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3576" calcext:value-type="float">
                <text:p>104935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RABC</text:p>
              </table:table-cell>
              <table:table-cell office:value-type="string" calcext:value-type="string">
                <text:p>MAGALI</text:p>
              </table:table-cell>
              <table:table-cell office:value-type="date" office:date-value="1969-10-17" calcext:value-type="date">
                <text:p>17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1377" calcext:value-type="float">
                <text:p>972137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YEABC</text:p>
              </table:table-cell>
              <table:table-cell office:value-type="string" calcext:value-type="string">
                <text:p>ABDOULAI</text:p>
              </table:table-cell>
              <table:table-cell office:value-type="date" office:date-value="1987-03-28" calcext:value-type="date">
                <text:p>28/03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44851" calcext:value-type="float">
                <text:p>944485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OOMABC</text:p>
              </table:table-cell>
              <table:table-cell office:value-type="string" calcext:value-type="string">
                <text:p>FRANCK</text:p>
              </table:table-cell>
              <table:table-cell office:value-type="date" office:date-value="1985-11-07" calcext:value-type="date">
                <text:p>07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8268" calcext:value-type="float">
                <text:p>95482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ILEABC</text:p>
              </table:table-cell>
              <table:table-cell office:value-type="string" calcext:value-type="string">
                <text:p>PIERRICK</text:p>
              </table:table-cell>
              <table:table-cell office:value-type="date" office:date-value="1984-10-25" calcext:value-type="date">
                <text:p>25/10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35578" calcext:value-type="float">
                <text:p>100355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ILEABC</text:p>
              </table:table-cell>
              <table:table-cell office:value-type="string" calcext:value-type="string">
                <text:p>PIERRICK</text:p>
              </table:table-cell>
              <table:table-cell office:value-type="date" office:date-value="1975-02-10" calcext:value-type="date">
                <text:p>10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2063" calcext:value-type="float">
                <text:p>103620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IN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70-01-07" calcext:value-type="date">
                <text:p>07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2073" calcext:value-type="float">
                <text:p>900207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ABC</text:p>
              </table:table-cell>
              <table:table-cell office:value-type="string" calcext:value-type="string">
                <text:p>ALEX</text:p>
              </table:table-cell>
              <table:table-cell office:value-type="date" office:date-value="1973-08-26" calcext:value-type="date">
                <text:p>26/08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84632" calcext:value-type="float">
                <text:p>93846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HIABC</text:p>
              </table:table-cell>
              <table:table-cell office:value-type="string" calcext:value-type="string">
                <text:p>ANAS</text:p>
              </table:table-cell>
              <table:table-cell office:value-type="date" office:date-value="1968-01-05" calcext:value-type="date">
                <text:p>05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89176" calcext:value-type="float">
                <text:p>101891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HIABC</text:p>
              </table:table-cell>
              <table:table-cell office:value-type="string" calcext:value-type="string">
                <text:p>ANAS</text:p>
              </table:table-cell>
              <table:table-cell office:value-type="date" office:date-value="1969-03-21" calcext:value-type="date">
                <text:p>21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0600" calcext:value-type="float">
                <text:p>93106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AFABC</text:p>
              </table:table-cell>
              <table:table-cell office:value-type="string" calcext:value-type="string">
                <text:p>FAHD</text:p>
              </table:table-cell>
              <table:table-cell office:value-type="date" office:date-value="1982-08-25" calcext:value-type="date">
                <text:p>25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2010" calcext:value-type="float">
                <text:p>96420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PPOABC</text:p>
              </table:table-cell>
              <table:table-cell office:value-type="string" calcext:value-type="string">
                <text:p>VIVIANE</text:p>
              </table:table-cell>
              <table:table-cell office:value-type="date" office:date-value="1986-01-09" calcext:value-type="date">
                <text:p>09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3293" calcext:value-type="float">
                <text:p>100732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PPOABC</text:p>
              </table:table-cell>
              <table:table-cell office:value-type="string" calcext:value-type="string">
                <text:p>VIVIANE</text:p>
              </table:table-cell>
              <table:table-cell office:value-type="date" office:date-value="1968-01-08" calcext:value-type="date">
                <text:p>08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2626" calcext:value-type="float">
                <text:p>106126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BYABC</text:p>
              </table:table-cell>
              <table:table-cell office:value-type="string" calcext:value-type="string">
                <text:p>JEREMIE</text:p>
              </table:table-cell>
              <table:table-cell office:value-type="date" office:date-value="1978-12-16" calcext:value-type="date">
                <text:p>16/1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8486" calcext:value-type="float">
                <text:p>90184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 YOABC</text:p>
              </table:table-cell>
              <table:table-cell office:value-type="string" calcext:value-type="string">
                <text:p>SARRA</text:p>
              </table:table-cell>
              <table:table-cell office:value-type="date" office:date-value="1978-09-04" calcext:value-type="date">
                <text:p>04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4194" calcext:value-type="float">
                <text:p>91341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UY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67-11-03" calcext:value-type="date">
                <text:p>03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4165" calcext:value-type="float">
                <text:p>110941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MEDABC</text:p>
              </table:table-cell>
              <table:table-cell office:value-type="string" calcext:value-type="string">
                <text:p>PASEM</text:p>
              </table:table-cell>
              <table:table-cell office:value-type="date" office:date-value="1973-07-21" calcext:value-type="date">
                <text:p>21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1138" calcext:value-type="float">
                <text:p>106711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RCHABC</text:p>
              </table:table-cell>
              <table:table-cell office:value-type="string" calcext:value-type="string">
                <text:p>MARIEN</text:p>
              </table:table-cell>
              <table:table-cell office:value-type="date" office:date-value="1976-08-25" calcext:value-type="date">
                <text:p>25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35946" calcext:value-type="float">
                <text:p>96359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ABC</text:p>
              </table:table-cell>
              <table:table-cell office:value-type="string" calcext:value-type="string">
                <text:p>MELISSA</text:p>
              </table:table-cell>
              <table:table-cell office:value-type="date" office:date-value="1970-12-18" calcext:value-type="date">
                <text:p>18/1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70198" calcext:value-type="float">
                <text:p>103701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ABC</text:p>
              </table:table-cell>
              <table:table-cell office:value-type="string" calcext:value-type="string">
                <text:p>MELISSA</text:p>
              </table:table-cell>
              <table:table-cell office:value-type="date" office:date-value="1971-12-18" calcext:value-type="date">
                <text:p>18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0628" calcext:value-type="float">
                <text:p>1075062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IRIABC</text:p>
              </table:table-cell>
              <table:table-cell office:value-type="string" calcext:value-type="string">
                <text:p>JAMAL</text:p>
              </table:table-cell>
              <table:table-cell office:value-type="date" office:date-value="1967-03-15" calcext:value-type="date">
                <text:p>15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4846" calcext:value-type="float">
                <text:p>97948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CHABC</text:p>
              </table:table-cell>
              <table:table-cell office:value-type="string" calcext:value-type="string">
                <text:p>PAUL-EMILE</text:p>
              </table:table-cell>
              <table:table-cell office:value-type="date" office:date-value="1978-01-15" calcext:value-type="date">
                <text:p>15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5236" calcext:value-type="float">
                <text:p>97352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HAMABC</text:p>
              </table:table-cell>
              <table:table-cell office:value-type="string" calcext:value-type="string">
                <text:p>DJAFARE</text:p>
              </table:table-cell>
              <table:table-cell office:value-type="date" office:date-value="1986-04-01" calcext:value-type="date">
                <text:p>01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2662" calcext:value-type="float">
                <text:p>93426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QUABC</text:p>
              </table:table-cell>
              <table:table-cell office:value-type="string" calcext:value-type="string">
                <text:p>PIERRE</text:p>
              </table:table-cell>
              <table:table-cell office:value-type="date" office:date-value="1977-10-09" calcext:value-type="date">
                <text:p>09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84807" calcext:value-type="float">
                <text:p>114848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NDABC</text:p>
              </table:table-cell>
              <table:table-cell office:value-type="string" calcext:value-type="string">
                <text:p>MORGANE</text:p>
              </table:table-cell>
              <table:table-cell office:value-type="date" office:date-value="1985-02-12" calcext:value-type="date">
                <text:p>12/0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4305" calcext:value-type="float">
                <text:p>110843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BEABC</text:p>
              </table:table-cell>
              <table:table-cell office:value-type="string" calcext:value-type="string">
                <text:p>BENJAMIN</text:p>
              </table:table-cell>
              <table:table-cell office:value-type="date" office:date-value="1967-04-07" calcext:value-type="date">
                <text:p>07/04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5568" calcext:value-type="float">
                <text:p>114655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KANABC</text:p>
              </table:table-cell>
              <table:table-cell office:value-type="string" calcext:value-type="string">
                <text:p>NASSER</text:p>
              </table:table-cell>
              <table:table-cell office:value-type="date" office:date-value="1973-08-05" calcext:value-type="date">
                <text:p>05/08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0914" calcext:value-type="float">
                <text:p>113309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KANABC</text:p>
              </table:table-cell>
              <table:table-cell office:value-type="string" calcext:value-type="string">
                <text:p>NASSER</text:p>
              </table:table-cell>
              <table:table-cell office:value-type="date" office:date-value="1977-05-22" calcext:value-type="date">
                <text:p>22/05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0420" calcext:value-type="float">
                <text:p>103604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BIN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86-03-13" calcext:value-type="date">
                <text:p>13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62358" calcext:value-type="float">
                <text:p>92623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GHABC</text:p>
              </table:table-cell>
              <table:table-cell office:value-type="string" calcext:value-type="string">
                <text:p>LILIA</text:p>
              </table:table-cell>
              <table:table-cell office:value-type="date" office:date-value="1978-03-08" calcext:value-type="date">
                <text:p>08/03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8639" calcext:value-type="float">
                <text:p>97486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DE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75-03-31" calcext:value-type="date">
                <text:p>31/03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91982" calcext:value-type="float">
                <text:p>100919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ATABC</text:p>
              </table:table-cell>
              <table:table-cell office:value-type="string" calcext:value-type="string">
                <text:p>INDRISSA</text:p>
              </table:table-cell>
              <table:table-cell office:value-type="date" office:date-value="1971-05-13" calcext:value-type="date">
                <text:p>13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1739" calcext:value-type="float">
                <text:p>93717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ATABC</text:p>
              </table:table-cell>
              <table:table-cell office:value-type="string" calcext:value-type="string">
                <text:p>INDRISSA</text:p>
              </table:table-cell>
              <table:table-cell office:value-type="date" office:date-value="1972-09-12" calcext:value-type="date">
                <text:p>12/09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9151" calcext:value-type="float">
                <text:p>110091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IKABC</text:p>
              </table:table-cell>
              <table:table-cell office:value-type="string" calcext:value-type="string">
                <text:p>NERMINE</text:p>
              </table:table-cell>
              <table:table-cell office:value-type="date" office:date-value="1981-01-26" calcext:value-type="date">
                <text:p>26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6274" calcext:value-type="float">
                <text:p>114662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IFABC</text:p>
              </table:table-cell>
              <table:table-cell office:value-type="string" calcext:value-type="string">
                <text:p>EDOUARD</text:p>
              </table:table-cell>
              <table:table-cell office:value-type="date" office:date-value="1981-06-25" calcext:value-type="date">
                <text:p>25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69971" calcext:value-type="float">
                <text:p>100699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S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5-02-13" calcext:value-type="date">
                <text:p>13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4110" calcext:value-type="float">
                <text:p>95841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HABC</text:p>
              </table:table-cell>
              <table:table-cell office:value-type="string" calcext:value-type="string">
                <text:p>UYEN-MI</text:p>
              </table:table-cell>
              <table:table-cell office:value-type="date" office:date-value="1970-11-26" calcext:value-type="date">
                <text:p>26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8354" calcext:value-type="float">
                <text:p>105883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NAABC</text:p>
              </table:table-cell>
              <table:table-cell office:value-type="string" calcext:value-type="string">
                <text:p>MICHEL</text:p>
              </table:table-cell>
              <table:table-cell office:value-type="date" office:date-value="1980-02-03" calcext:value-type="date">
                <text:p>03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2920" calcext:value-type="float">
                <text:p>98329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MMABC</text:p>
              </table:table-cell>
              <table:table-cell office:value-type="string" calcext:value-type="string">
                <text:p>DEVI</text:p>
              </table:table-cell>
              <table:table-cell office:value-type="date" office:date-value="1983-12-18" calcext:value-type="date">
                <text:p>18/1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3560" calcext:value-type="float">
                <text:p>107335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DRIABC</text:p>
              </table:table-cell>
              <table:table-cell office:value-type="string" calcext:value-type="string">
                <text:p>FINARITRA</text:p>
              </table:table-cell>
              <table:table-cell office:value-type="date" office:date-value="1974-02-24" calcext:value-type="date">
                <text:p>24/0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70918" calcext:value-type="float">
                <text:p>101709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NE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4-05-16" calcext:value-type="date">
                <text:p>16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0360" calcext:value-type="float">
                <text:p>96203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ELIE</text:p>
              </table:table-cell>
              <table:table-cell office:value-type="date" office:date-value="1973-02-25" calcext:value-type="date">
                <text:p>25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1345" calcext:value-type="float">
                <text:p>107313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GABC</text:p>
              </table:table-cell>
              <table:table-cell office:value-type="string" calcext:value-type="string">
                <text:p>JULIETTE</text:p>
              </table:table-cell>
              <table:table-cell office:value-type="date" office:date-value="1987-05-19" calcext:value-type="date">
                <text:p>19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9878" calcext:value-type="float">
                <text:p>97098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 CUABC</text:p>
              </table:table-cell>
              <table:table-cell office:value-type="string" calcext:value-type="string">
                <text:p>THIERRY</text:p>
              </table:table-cell>
              <table:table-cell office:value-type="date" office:date-value="1983-11-01" calcext:value-type="date">
                <text:p>01/1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40980" calcext:value-type="float">
                <text:p>113409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SLABC</text:p>
              </table:table-cell>
              <table:table-cell office:value-type="string" calcext:value-type="string">
                <text:p>OUSSEM</text:p>
              </table:table-cell>
              <table:table-cell office:value-type="date" office:date-value="1967-04-25" calcext:value-type="date">
                <text:p>25/04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9951" calcext:value-type="float">
                <text:p>98899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SLABC</text:p>
              </table:table-cell>
              <table:table-cell office:value-type="string" calcext:value-type="string">
                <text:p>OUSSEM</text:p>
              </table:table-cell>
              <table:table-cell office:value-type="date" office:date-value="1983-10-22" calcext:value-type="date">
                <text:p>22/10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5992" calcext:value-type="float">
                <text:p>93559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SANABC</text:p>
              </table:table-cell>
              <table:table-cell office:value-type="string" calcext:value-type="string">
                <text:p>NAZLI</text:p>
              </table:table-cell>
              <table:table-cell office:value-type="date" office:date-value="1983-06-20" calcext:value-type="date">
                <text:p>20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9125" calcext:value-type="float">
                <text:p>108991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REABC</text:p>
              </table:table-cell>
              <table:table-cell office:value-type="string" calcext:value-type="string">
                <text:p>ELENA</text:p>
              </table:table-cell>
              <table:table-cell office:value-type="date" office:date-value="1981-07-21" calcext:value-type="date">
                <text:p>21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5166" calcext:value-type="float">
                <text:p>103251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SSABC</text:p>
              </table:table-cell>
              <table:table-cell office:value-type="string" calcext:value-type="string">
                <text:p>HAFIDA</text:p>
              </table:table-cell>
              <table:table-cell office:value-type="date" office:date-value="1978-07-24" calcext:value-type="date">
                <text:p>24/07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7704" calcext:value-type="float">
                <text:p>92477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BBAABC</text:p>
              </table:table-cell>
              <table:table-cell office:value-type="string" calcext:value-type="string">
                <text:p>SIMON</text:p>
              </table:table-cell>
              <table:table-cell office:value-type="date" office:date-value="1972-05-15" calcext:value-type="date">
                <text:p>15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7473" calcext:value-type="float">
                <text:p>90474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IRABC</text:p>
              </table:table-cell>
              <table:table-cell office:value-type="string" calcext:value-type="string">
                <text:p>SANA</text:p>
              </table:table-cell>
              <table:table-cell office:value-type="date" office:date-value="1979-10-07" calcext:value-type="date">
                <text:p>07/10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0229" calcext:value-type="float">
                <text:p>103402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IRABC</text:p>
              </table:table-cell>
              <table:table-cell office:value-type="string" calcext:value-type="string">
                <text:p>SANA</text:p>
              </table:table-cell>
              <table:table-cell office:value-type="date" office:date-value="1972-10-28" calcext:value-type="date">
                <text:p>28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56446" calcext:value-type="float">
                <text:p>104564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IAABC</text:p>
              </table:table-cell>
              <table:table-cell office:value-type="string" calcext:value-type="string">
                <text:p>CHRISTELLE</text:p>
              </table:table-cell>
              <table:table-cell office:value-type="date" office:date-value="1970-02-15" calcext:value-type="date">
                <text:p>15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6176" calcext:value-type="float">
                <text:p>96861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RIABC</text:p>
              </table:table-cell>
              <table:table-cell office:value-type="string" calcext:value-type="string">
                <text:p>OLIVIA</text:p>
              </table:table-cell>
              <table:table-cell office:value-type="date" office:date-value="1979-09-09" calcext:value-type="date">
                <text:p>09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7170" calcext:value-type="float">
                <text:p>93471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IAABC</text:p>
              </table:table-cell>
              <table:table-cell office:value-type="string" calcext:value-type="string">
                <text:p>EMMANUEL PIERRE</text:p>
              </table:table-cell>
              <table:table-cell office:value-type="date" office:date-value="1971-12-20" calcext:value-type="date">
                <text:p>20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7237" calcext:value-type="float">
                <text:p>110072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YG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0-01-02" calcext:value-type="date">
                <text:p>02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7694" calcext:value-type="float">
                <text:p>100776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QUABC</text:p>
              </table:table-cell>
              <table:table-cell office:value-type="string" calcext:value-type="string">
                <text:p>FABIEN</text:p>
              </table:table-cell>
              <table:table-cell office:value-type="date" office:date-value="1973-11-19" calcext:value-type="date">
                <text:p>19/1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8713" calcext:value-type="float">
                <text:p>97587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KAABC</text:p>
              </table:table-cell>
              <table:table-cell office:value-type="string" calcext:value-type="string">
                <text:p>SAMUEL</text:p>
              </table:table-cell>
              <table:table-cell office:value-type="date" office:date-value="1977-12-27" calcext:value-type="date">
                <text:p>27/1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6897" calcext:value-type="float">
                <text:p>107568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RA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1-03-18" calcext:value-type="date">
                <text:p>18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0045" calcext:value-type="float">
                <text:p>95700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MSABC</text:p>
              </table:table-cell>
              <table:table-cell office:value-type="string" calcext:value-type="string">
                <text:p>HODA</text:p>
              </table:table-cell>
              <table:table-cell office:value-type="date" office:date-value="1986-07-31" calcext:value-type="date">
                <text:p>31/07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72687" calcext:value-type="float">
                <text:p>104726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OUNABC</text:p>
              </table:table-cell>
              <table:table-cell office:value-type="string" calcext:value-type="string">
                <text:p>SOLANGE</text:p>
              </table:table-cell>
              <table:table-cell office:value-type="date" office:date-value="1975-12-13" calcext:value-type="date">
                <text:p>13/1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4826" calcext:value-type="float">
                <text:p>107048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HLABC</text:p>
              </table:table-cell>
              <table:table-cell office:value-type="string" calcext:value-type="string">
                <text:p>JOHN</text:p>
              </table:table-cell>
              <table:table-cell office:value-type="date" office:date-value="1984-03-08" calcext:value-type="date">
                <text:p>08/03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8795" calcext:value-type="float">
                <text:p>108387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GA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67-12-25" calcext:value-type="date">
                <text:p>25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0011" calcext:value-type="float">
                <text:p>103900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KHEABC</text:p>
              </table:table-cell>
              <table:table-cell office:value-type="string" calcext:value-type="string">
                <text:p>ILYES</text:p>
              </table:table-cell>
              <table:table-cell office:value-type="date" office:date-value="1985-05-01" calcext:value-type="date">
                <text:p>01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6805" calcext:value-type="float">
                <text:p>95668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EE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77-01-16" calcext:value-type="date">
                <text:p>16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79916" calcext:value-type="float">
                <text:p>99799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AKABC</text:p>
              </table:table-cell>
              <table:table-cell office:value-type="string" calcext:value-type="string">
                <text:p>HAJIRA</text:p>
              </table:table-cell>
              <table:table-cell office:value-type="date" office:date-value="1981-03-12" calcext:value-type="date">
                <text:p>12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07157" calcext:value-type="float">
                <text:p>101071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TAABC</text:p>
              </table:table-cell>
              <table:table-cell office:value-type="string" calcext:value-type="string">
                <text:p>CLEMENCE</text:p>
              </table:table-cell>
              <table:table-cell office:value-type="date" office:date-value="1982-12-24" calcext:value-type="date">
                <text:p>24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8599" calcext:value-type="float">
                <text:p>94285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TE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80-08-18" calcext:value-type="date">
                <text:p>18/08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52528" calcext:value-type="float">
                <text:p>955252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ONDABC</text:p>
              </table:table-cell>
              <table:table-cell office:value-type="string" calcext:value-type="string">
                <text:p>THIERRY</text:p>
              </table:table-cell>
              <table:table-cell office:value-type="date" office:date-value="1980-06-01" calcext:value-type="date">
                <text:p>01/06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19714" calcext:value-type="float">
                <text:p>89197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ANZABC</text:p>
              </table:table-cell>
              <table:table-cell office:value-type="string" calcext:value-type="string">
                <text:p>MANGA ENACHE</text:p>
              </table:table-cell>
              <table:table-cell office:value-type="date" office:date-value="1979-02-23" calcext:value-type="date">
                <text:p>23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2972" calcext:value-type="float">
                <text:p>99629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ANZABC</text:p>
              </table:table-cell>
              <table:table-cell office:value-type="string" calcext:value-type="string">
                <text:p>MANGA ENACHE</text:p>
              </table:table-cell>
              <table:table-cell office:value-type="date" office:date-value="1982-02-23" calcext:value-type="date">
                <text:p>23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41287" calcext:value-type="float">
                <text:p>100412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SSIABC</text:p>
              </table:table-cell>
              <table:table-cell office:value-type="string" calcext:value-type="string">
                <text:p>NELLY</text:p>
              </table:table-cell>
              <table:table-cell office:value-type="date" office:date-value="1981-02-26" calcext:value-type="date">
                <text:p>26/0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8811" calcext:value-type="float">
                <text:p>97088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CAABC</text:p>
              </table:table-cell>
              <table:table-cell office:value-type="string" calcext:value-type="string">
                <text:p>SANDRA</text:p>
              </table:table-cell>
              <table:table-cell office:value-type="date" office:date-value="1979-06-21" calcext:value-type="date">
                <text:p>21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5383" calcext:value-type="float">
                <text:p>107753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AYAABC</text:p>
              </table:table-cell>
              <table:table-cell office:value-type="string" calcext:value-type="string">
                <text:p>SOUAD</text:p>
              </table:table-cell>
              <table:table-cell office:value-type="date" office:date-value="1982-09-23" calcext:value-type="date">
                <text:p>23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58016" calcext:value-type="float">
                <text:p>102580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MIABC</text:p>
              </table:table-cell>
              <table:table-cell office:value-type="string" calcext:value-type="string">
                <text:p>KARINA</text:p>
              </table:table-cell>
              <table:table-cell office:value-type="date" office:date-value="1984-04-09" calcext:value-type="date">
                <text:p>09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9715" calcext:value-type="float">
                <text:p>102197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RIABC</text:p>
              </table:table-cell>
              <table:table-cell office:value-type="string" calcext:value-type="string">
                <text:p>MEGUY</text:p>
              </table:table-cell>
              <table:table-cell office:value-type="date" office:date-value="1977-01-06" calcext:value-type="date">
                <text:p>06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7056" calcext:value-type="float">
                <text:p>94170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EM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69-11-15" calcext:value-type="date">
                <text:p>15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9051" calcext:value-type="float">
                <text:p>100090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DJABC</text:p>
              </table:table-cell>
              <table:table-cell office:value-type="string" calcext:value-type="string">
                <text:p>AKEYIGBA</text:p>
              </table:table-cell>
              <table:table-cell office:value-type="date" office:date-value="1973-06-30" calcext:value-type="date">
                <text:p>30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7991" calcext:value-type="float">
                <text:p>101479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DJABC</text:p>
              </table:table-cell>
              <table:table-cell office:value-type="string" calcext:value-type="string">
                <text:p>AKEYIGBA</text:p>
              </table:table-cell>
              <table:table-cell office:value-type="date" office:date-value="1982-10-16" calcext:value-type="date">
                <text:p>16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9056" calcext:value-type="float">
                <text:p>98090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IMBABC</text:p>
              </table:table-cell>
              <table:table-cell office:value-type="string" calcext:value-type="string">
                <text:p>KIESE</text:p>
              </table:table-cell>
              <table:table-cell office:value-type="date" office:date-value="1985-09-07" calcext:value-type="date">
                <text:p>07/09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2903" calcext:value-type="float">
                <text:p>99329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IMBABC</text:p>
              </table:table-cell>
              <table:table-cell office:value-type="string" calcext:value-type="string">
                <text:p>KIESE</text:p>
              </table:table-cell>
              <table:table-cell office:value-type="date" office:date-value="1977-07-28" calcext:value-type="date">
                <text:p>28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9440" calcext:value-type="float">
                <text:p>104394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MAABC</text:p>
              </table:table-cell>
              <table:table-cell office:value-type="string" calcext:value-type="string">
                <text:p>MERYEM</text:p>
              </table:table-cell>
              <table:table-cell office:value-type="date" office:date-value="1981-07-22" calcext:value-type="date">
                <text:p>22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0776" calcext:value-type="float">
                <text:p>114207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ABC</text:p>
              </table:table-cell>
              <table:table-cell office:value-type="string" calcext:value-type="string">
                <text:p>ODILE</text:p>
              </table:table-cell>
              <table:table-cell office:value-type="date" office:date-value="1967-07-07" calcext:value-type="date">
                <text:p>07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36368" calcext:value-type="float">
                <text:p>112363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MABC</text:p>
              </table:table-cell>
              <table:table-cell office:value-type="string" calcext:value-type="string">
                <text:p>FREDERIC</text:p>
              </table:table-cell>
              <table:table-cell office:value-type="date" office:date-value="1967-02-19" calcext:value-type="date">
                <text:p>19/0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82624" calcext:value-type="float">
                <text:p>114826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DJ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4-01-24" calcext:value-type="date">
                <text:p>24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4069" calcext:value-type="float">
                <text:p>105940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CHEABC</text:p>
              </table:table-cell>
              <table:table-cell office:value-type="string" calcext:value-type="string">
                <text:p>ADEL</text:p>
              </table:table-cell>
              <table:table-cell office:value-type="date" office:date-value="1966-12-23" calcext:value-type="date">
                <text:p>23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10198" calcext:value-type="float">
                <text:p>99101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SEABC</text:p>
              </table:table-cell>
              <table:table-cell office:value-type="string" calcext:value-type="string">
                <text:p>LAURENT</text:p>
              </table:table-cell>
              <table:table-cell office:value-type="date" office:date-value="1985-01-19" calcext:value-type="date">
                <text:p>19/0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2762" calcext:value-type="float">
                <text:p>101927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AILABC</text:p>
              </table:table-cell>
              <table:table-cell office:value-type="string" calcext:value-type="string">
                <text:p>LOIC</text:p>
              </table:table-cell>
              <table:table-cell office:value-type="date" office:date-value="1986-04-21" calcext:value-type="date">
                <text:p>21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15959" calcext:value-type="float">
                <text:p>981595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OUABC</text:p>
              </table:table-cell>
              <table:table-cell office:value-type="string" calcext:value-type="string">
                <text:p>BENJAMIN</text:p>
              </table:table-cell>
              <table:table-cell office:value-type="date" office:date-value="1979-02-27" calcext:value-type="date">
                <text:p>27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17591" calcext:value-type="float">
                <text:p>99175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MOABC</text:p>
              </table:table-cell>
              <table:table-cell office:value-type="string" calcext:value-type="string">
                <text:p>RUDY</text:p>
              </table:table-cell>
              <table:table-cell office:value-type="date" office:date-value="1966-11-07" calcext:value-type="date">
                <text:p>07/1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5820" calcext:value-type="float">
                <text:p>89558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MOABC</text:p>
              </table:table-cell>
              <table:table-cell office:value-type="string" calcext:value-type="string">
                <text:p>RACHEL</text:p>
              </table:table-cell>
              <table:table-cell office:value-type="date" office:date-value="1980-01-20" calcext:value-type="date">
                <text:p>20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9969" calcext:value-type="float">
                <text:p>90099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LEABC</text:p>
              </table:table-cell>
              <table:table-cell office:value-type="string" calcext:value-type="string">
                <text:p>MORGANE</text:p>
              </table:table-cell>
              <table:table-cell office:value-type="date" office:date-value="1975-12-16" calcext:value-type="date">
                <text:p>16/1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92797" calcext:value-type="float">
                <text:p>89927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ARABC</text:p>
              </table:table-cell>
              <table:table-cell office:value-type="string" calcext:value-type="string">
                <text:p>AGATHE</text:p>
              </table:table-cell>
              <table:table-cell office:value-type="date" office:date-value="1978-07-14" calcext:value-type="date">
                <text:p>14/07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3981" calcext:value-type="float">
                <text:p>93639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DEABC</text:p>
              </table:table-cell>
              <table:table-cell office:value-type="string" calcext:value-type="string">
                <text:p>SOLENE</text:p>
              </table:table-cell>
              <table:table-cell office:value-type="date" office:date-value="1971-09-19" calcext:value-type="date">
                <text:p>19/09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89725" calcext:value-type="float">
                <text:p>89897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OUABC</text:p>
              </table:table-cell>
              <table:table-cell office:value-type="string" calcext:value-type="string">
                <text:p>NABIL</text:p>
              </table:table-cell>
              <table:table-cell office:value-type="date" office:date-value="1984-01-09" calcext:value-type="date">
                <text:p>09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1217" calcext:value-type="float">
                <text:p>102712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VYABC</text:p>
              </table:table-cell>
              <table:table-cell office:value-type="string" calcext:value-type="string">
                <text:p>LEO</text:p>
              </table:table-cell>
              <table:table-cell office:value-type="date" office:date-value="1979-03-10" calcext:value-type="date">
                <text:p>10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24133" calcext:value-type="float">
                <text:p>107241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ONABC</text:p>
              </table:table-cell>
              <table:table-cell office:value-type="string" calcext:value-type="string">
                <text:p>JOHANNA</text:p>
              </table:table-cell>
              <table:table-cell office:value-type="date" office:date-value="1984-01-30" calcext:value-type="date">
                <text:p>30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62191" calcext:value-type="float">
                <text:p>109621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DALABC</text:p>
              </table:table-cell>
              <table:table-cell office:value-type="string" calcext:value-type="string">
                <text:p>NADJMA</text:p>
              </table:table-cell>
              <table:table-cell office:value-type="date" office:date-value="1979-06-08" calcext:value-type="date">
                <text:p>08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4678" calcext:value-type="float">
                <text:p>91946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DALABC</text:p>
              </table:table-cell>
              <table:table-cell office:value-type="string" calcext:value-type="string">
                <text:p>NADJMA</text:p>
              </table:table-cell>
              <table:table-cell office:value-type="date" office:date-value="1983-06-15" calcext:value-type="date">
                <text:p>15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1240" calcext:value-type="float">
                <text:p>91312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NAABC</text:p>
              </table:table-cell>
              <table:table-cell office:value-type="string" calcext:value-type="string">
                <text:p>HABY</text:p>
              </table:table-cell>
              <table:table-cell office:value-type="date" office:date-value="1977-03-26" calcext:value-type="date">
                <text:p>26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2981" calcext:value-type="float">
                <text:p>106729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UT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80-11-08" calcext:value-type="date">
                <text:p>08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37684" calcext:value-type="float">
                <text:p>113376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ERABC</text:p>
              </table:table-cell>
              <table:table-cell office:value-type="string" calcext:value-type="string">
                <text:p>CECILIA</text:p>
              </table:table-cell>
              <table:table-cell office:value-type="date" office:date-value="1971-03-16" calcext:value-type="date">
                <text:p>16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1340" calcext:value-type="float">
                <text:p>103013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PPRABC</text:p>
              </table:table-cell>
              <table:table-cell office:value-type="string" calcext:value-type="string">
                <text:p>MAGALI</text:p>
              </table:table-cell>
              <table:table-cell office:value-type="date" office:date-value="1970-09-16" calcext:value-type="date">
                <text:p>16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25718" calcext:value-type="float">
                <text:p>89257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CEV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79-08-17" calcext:value-type="date">
                <text:p>17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2924" calcext:value-type="float">
                <text:p>106029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OLABC</text:p>
              </table:table-cell>
              <table:table-cell office:value-type="string" calcext:value-type="string">
                <text:p>SARA</text:p>
              </table:table-cell>
              <table:table-cell office:value-type="date" office:date-value="1972-01-16" calcext:value-type="date">
                <text:p>16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90073" calcext:value-type="float">
                <text:p>91900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HOUABC</text:p>
              </table:table-cell>
              <table:table-cell office:value-type="string" calcext:value-type="string">
                <text:p>WARDA</text:p>
              </table:table-cell>
              <table:table-cell office:value-type="date" office:date-value="1982-05-04" calcext:value-type="date">
                <text:p>04/05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0419" calcext:value-type="float">
                <text:p>90804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ETABC</text:p>
              </table:table-cell>
              <table:table-cell office:value-type="string" calcext:value-type="string">
                <text:p>ISABELLE</text:p>
              </table:table-cell>
              <table:table-cell office:value-type="date" office:date-value="1975-05-23" calcext:value-type="date">
                <text:p>23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4573" calcext:value-type="float">
                <text:p>89345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BRABC</text:p>
              </table:table-cell>
              <table:table-cell office:value-type="string" calcext:value-type="string">
                <text:p>SAKINA</text:p>
              </table:table-cell>
              <table:table-cell office:value-type="date" office:date-value="1968-03-30" calcext:value-type="date">
                <text:p>30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90167" calcext:value-type="float">
                <text:p>100901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EFABC</text:p>
              </table:table-cell>
              <table:table-cell office:value-type="string" calcext:value-type="string">
                <text:p>THIBAUT</text:p>
              </table:table-cell>
              <table:table-cell office:value-type="date" office:date-value="1975-06-04" calcext:value-type="date">
                <text:p>04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74284" calcext:value-type="float">
                <text:p>96742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IBAABC</text:p>
              </table:table-cell>
              <table:table-cell office:value-type="string" calcext:value-type="string">
                <text:p>IMTIAZ</text:p>
              </table:table-cell>
              <table:table-cell office:value-type="date" office:date-value="1965-10-04" calcext:value-type="date">
                <text:p>04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0443" calcext:value-type="float">
                <text:p>112404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JIABC</text:p>
              </table:table-cell>
              <table:table-cell office:value-type="string" calcext:value-type="string">
                <text:p>IBRAHIMA</text:p>
              </table:table-cell>
              <table:table-cell office:value-type="date" office:date-value="1979-08-15" calcext:value-type="date">
                <text:p>15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9789" calcext:value-type="float">
                <text:p>112497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THABC</text:p>
              </table:table-cell>
              <table:table-cell office:value-type="string" calcext:value-type="string">
                <text:p>JOHAN</text:p>
              </table:table-cell>
              <table:table-cell office:value-type="date" office:date-value="1980-05-08" calcext:value-type="date">
                <text:p>08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78918" calcext:value-type="float">
                <text:p>110789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BEIABC</text:p>
              </table:table-cell>
              <table:table-cell office:value-type="string" calcext:value-type="string">
                <text:p>THOMAS</text:p>
              </table:table-cell>
              <table:table-cell office:value-type="date" office:date-value="1987-05-07" calcext:value-type="date">
                <text:p>07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9432" calcext:value-type="float">
                <text:p>113594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SE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86-05-08" calcext:value-type="date">
                <text:p>08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0102" calcext:value-type="float">
                <text:p>92001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TIL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69-01-18" calcext:value-type="date">
                <text:p>18/0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70793" calcext:value-type="float">
                <text:p>104707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ATABC</text:p>
              </table:table-cell>
              <table:table-cell office:value-type="string" calcext:value-type="string">
                <text:p>KAHINA</text:p>
              </table:table-cell>
              <table:table-cell office:value-type="date" office:date-value="1973-11-20" calcext:value-type="date">
                <text:p>20/1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12592" calcext:value-type="float">
                <text:p>114125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ANABC</text:p>
              </table:table-cell>
              <table:table-cell office:value-type="string" calcext:value-type="string">
                <text:p>HADDA</text:p>
              </table:table-cell>
              <table:table-cell office:value-type="date" office:date-value="1982-11-04" calcext:value-type="date">
                <text:p>04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6405" calcext:value-type="float">
                <text:p>96964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ANABC</text:p>
              </table:table-cell>
              <table:table-cell office:value-type="string" calcext:value-type="string">
                <text:p>HADDA</text:p>
              </table:table-cell>
              <table:table-cell office:value-type="date" office:date-value="1984-04-13" calcext:value-type="date">
                <text:p>13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1098" calcext:value-type="float">
                <text:p>90110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NTABC</text:p>
              </table:table-cell>
              <table:table-cell office:value-type="string" calcext:value-type="string">
                <text:p>FANNY</text:p>
              </table:table-cell>
              <table:table-cell office:value-type="date" office:date-value="1966-08-10" calcext:value-type="date">
                <text:p>10/08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8739" calcext:value-type="float">
                <text:p>112187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IO</text:p>
              </table:table-cell>
              <table:table-cell office:value-type="date" office:date-value="1974-10-20" calcext:value-type="date">
                <text:p>20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9655" calcext:value-type="float">
                <text:p>95996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AYABC</text:p>
              </table:table-cell>
              <table:table-cell office:value-type="string" calcext:value-type="string">
                <text:p>IDA</text:p>
              </table:table-cell>
              <table:table-cell office:value-type="date" office:date-value="1967-07-11" calcext:value-type="date">
                <text:p>11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6302" calcext:value-type="float">
                <text:p>101563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O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81-07-15" calcext:value-type="date">
                <text:p>15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0741" calcext:value-type="float">
                <text:p>98007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O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80-07-07" calcext:value-type="date">
                <text:p>07/07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0552" calcext:value-type="float">
                <text:p>113605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DDO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87-06-18" calcext:value-type="date">
                <text:p>18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1035" calcext:value-type="float">
                <text:p>103010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MAABC</text:p>
              </table:table-cell>
              <table:table-cell office:value-type="string" calcext:value-type="string">
                <text:p>BRAHIM</text:p>
              </table:table-cell>
              <table:table-cell office:value-type="date" office:date-value="1970-11-20" calcext:value-type="date">
                <text:p>20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7417" calcext:value-type="float">
                <text:p>95874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KLABC</text:p>
              </table:table-cell>
              <table:table-cell office:value-type="string" calcext:value-type="string">
                <text:p>ILANIT</text:p>
              </table:table-cell>
              <table:table-cell office:value-type="date" office:date-value="1986-09-13" calcext:value-type="date">
                <text:p>13/09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6888" calcext:value-type="float">
                <text:p>99268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CEABC</text:p>
              </table:table-cell>
              <table:table-cell office:value-type="string" calcext:value-type="string">
                <text:p>MARIE-HORTENSE</text:p>
              </table:table-cell>
              <table:table-cell office:value-type="date" office:date-value="1978-08-06" calcext:value-type="date">
                <text:p>06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75094" calcext:value-type="float">
                <text:p>94750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ABC</text:p>
              </table:table-cell>
              <table:table-cell office:value-type="string" calcext:value-type="string">
                <text:p>LINIA</text:p>
              </table:table-cell>
              <table:table-cell office:value-type="date" office:date-value="1976-09-20" calcext:value-type="date">
                <text:p>20/09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9974" calcext:value-type="float">
                <text:p>96499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LEABC</text:p>
              </table:table-cell>
              <table:table-cell office:value-type="string" calcext:value-type="string">
                <text:p>CATHERINE</text:p>
              </table:table-cell>
              <table:table-cell office:value-type="date" office:date-value="1982-06-06" calcext:value-type="date">
                <text:p>06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8271" calcext:value-type="float">
                <text:p>112182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ILAABC</text:p>
              </table:table-cell>
              <table:table-cell office:value-type="string" calcext:value-type="string">
                <text:p>AIMEN</text:p>
              </table:table-cell>
              <table:table-cell office:value-type="date" office:date-value="1977-05-03" calcext:value-type="date">
                <text:p>03/05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0544" calcext:value-type="float">
                <text:p>103805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AJ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66-08-07" calcext:value-type="date">
                <text:p>07/08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9970" calcext:value-type="float">
                <text:p>104099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AJ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75-08-09" calcext:value-type="date">
                <text:p>09/08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4871" calcext:value-type="float">
                <text:p>108448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MPABC</text:p>
              </table:table-cell>
              <table:table-cell office:value-type="string" calcext:value-type="string">
                <text:p>DIANA</text:p>
              </table:table-cell>
              <table:table-cell office:value-type="date" office:date-value="1982-11-12" calcext:value-type="date">
                <text:p>12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86467" calcext:value-type="float">
                <text:p>107864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QUABC</text:p>
              </table:table-cell>
              <table:table-cell office:value-type="string" calcext:value-type="string">
                <text:p>JOELLE</text:p>
              </table:table-cell>
              <table:table-cell office:value-type="date" office:date-value="1975-06-22" calcext:value-type="date">
                <text:p>22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39379" calcext:value-type="float">
                <text:p>111393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OU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77-08-23" calcext:value-type="date">
                <text:p>23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85613" calcext:value-type="float">
                <text:p>112856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DRI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76-11-13" calcext:value-type="date">
                <text:p>13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1400" calcext:value-type="float">
                <text:p>102714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ORABC</text:p>
              </table:table-cell>
              <table:table-cell office:value-type="string" calcext:value-type="string">
                <text:p>CEDRIC</text:p>
              </table:table-cell>
              <table:table-cell office:value-type="date" office:date-value="1973-02-26" calcext:value-type="date">
                <text:p>26/0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9383" calcext:value-type="float">
                <text:p>112493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ERT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74-07-28" calcext:value-type="date">
                <text:p>28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4049" calcext:value-type="float">
                <text:p>101140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IN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69-07-22" calcext:value-type="date">
                <text:p>22/07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3546" calcext:value-type="float">
                <text:p>106835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ONABC</text:p>
              </table:table-cell>
              <table:table-cell office:value-type="string" calcext:value-type="string">
                <text:p>VIVIEN</text:p>
              </table:table-cell>
              <table:table-cell office:value-type="date" office:date-value="1974-10-07" calcext:value-type="date">
                <text:p>07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9243" calcext:value-type="float">
                <text:p>90092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SADABC</text:p>
              </table:table-cell>
              <table:table-cell office:value-type="string" calcext:value-type="string">
                <text:p>MOHAND</text:p>
              </table:table-cell>
              <table:table-cell office:value-type="date" office:date-value="1981-11-16" calcext:value-type="date">
                <text:p>16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4802" calcext:value-type="float">
                <text:p>96848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AN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82-02-02" calcext:value-type="date">
                <text:p>02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9119" calcext:value-type="float">
                <text:p>102691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A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1-05-06" calcext:value-type="date">
                <text:p>06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2168" calcext:value-type="float">
                <text:p>101121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A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1-05-19" calcext:value-type="date">
                <text:p>19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9564" calcext:value-type="float">
                <text:p>95395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I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82-03-07" calcext:value-type="date">
                <text:p>07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35005" calcext:value-type="float">
                <text:p>112350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NIABC</text:p>
              </table:table-cell>
              <table:table-cell office:value-type="string" calcext:value-type="string">
                <text:p>KAHINA</text:p>
              </table:table-cell>
              <table:table-cell office:value-type="date" office:date-value="1973-12-26" calcext:value-type="date">
                <text:p>26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60911" calcext:value-type="float">
                <text:p>100609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A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86-06-09" calcext:value-type="date">
                <text:p>09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0877" calcext:value-type="float">
                <text:p>114508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GABC</text:p>
              </table:table-cell>
              <table:table-cell office:value-type="string" calcext:value-type="string">
                <text:p>ESTELLE</text:p>
              </table:table-cell>
              <table:table-cell office:value-type="date" office:date-value="1965-10-27" calcext:value-type="date">
                <text:p>27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6902" calcext:value-type="float">
                <text:p>95969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MIABC</text:p>
              </table:table-cell>
              <table:table-cell office:value-type="string" calcext:value-type="string">
                <text:p>RYM</text:p>
              </table:table-cell>
              <table:table-cell office:value-type="date" office:date-value="1979-01-29" calcext:value-type="date">
                <text:p>29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0193" calcext:value-type="float">
                <text:p>102201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IAABC</text:p>
              </table:table-cell>
              <table:table-cell office:value-type="string" calcext:value-type="string">
                <text:p>MOURAD</text:p>
              </table:table-cell>
              <table:table-cell office:value-type="date" office:date-value="1986-08-19" calcext:value-type="date">
                <text:p>19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8494" calcext:value-type="float">
                <text:p>103884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FFR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80-12-10" calcext:value-type="date">
                <text:p>10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1011" calcext:value-type="float">
                <text:p>105010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GLIABC</text:p>
              </table:table-cell>
              <table:table-cell office:value-type="string" calcext:value-type="string">
                <text:p>CHRISTOPHE</text:p>
              </table:table-cell>
              <table:table-cell office:value-type="date" office:date-value="1971-11-30" calcext:value-type="date">
                <text:p>30/1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42966" calcext:value-type="float">
                <text:p>113429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AL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6-01-30" calcext:value-type="date">
                <text:p>30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8146" calcext:value-type="float">
                <text:p>99381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VOUABC</text:p>
              </table:table-cell>
              <table:table-cell office:value-type="string" calcext:value-type="string">
                <text:p>ADRIEN</text:p>
              </table:table-cell>
              <table:table-cell office:value-type="date" office:date-value="1978-04-24" calcext:value-type="date">
                <text:p>24/04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1380" calcext:value-type="float">
                <text:p>91413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VESABC</text:p>
              </table:table-cell>
              <table:table-cell office:value-type="string" calcext:value-type="string">
                <text:p>MICKAEL</text:p>
              </table:table-cell>
              <table:table-cell office:value-type="date" office:date-value="1985-01-26" calcext:value-type="date">
                <text:p>26/0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9926" calcext:value-type="float">
                <text:p>111299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EABC</text:p>
              </table:table-cell>
              <table:table-cell office:value-type="string" calcext:value-type="string">
                <text:p>HAITHEM</text:p>
              </table:table-cell>
              <table:table-cell office:value-type="date" office:date-value="1983-01-31" calcext:value-type="date">
                <text:p>31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45345" calcext:value-type="float">
                <text:p>100453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BRI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72-01-24" calcext:value-type="date">
                <text:p>24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81426" calcext:value-type="float">
                <text:p>89814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KLABC</text:p>
              </table:table-cell>
              <table:table-cell office:value-type="string" calcext:value-type="string">
                <text:p>BERANI</text:p>
              </table:table-cell>
              <table:table-cell office:value-type="date" office:date-value="1981-09-28" calcext:value-type="date">
                <text:p>28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8250" calcext:value-type="float">
                <text:p>98482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INABC</text:p>
              </table:table-cell>
              <table:table-cell office:value-type="string" calcext:value-type="string">
                <text:p>DEBORAH</text:p>
              </table:table-cell>
              <table:table-cell office:value-type="date" office:date-value="1980-01-24" calcext:value-type="date">
                <text:p>24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91549" calcext:value-type="float">
                <text:p>92915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SAABC</text:p>
              </table:table-cell>
              <table:table-cell office:value-type="string" calcext:value-type="string">
                <text:p>HERVE</text:p>
              </table:table-cell>
              <table:table-cell office:value-type="date" office:date-value="1974-08-14" calcext:value-type="date">
                <text:p>14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27378" calcext:value-type="float">
                <text:p>113273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AFRABC</text:p>
              </table:table-cell>
              <table:table-cell office:value-type="string" calcext:value-type="string">
                <text:p>ESKANDER</text:p>
              </table:table-cell>
              <table:table-cell office:value-type="date" office:date-value="1970-01-22" calcext:value-type="date">
                <text:p>22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28829" calcext:value-type="float">
                <text:p>106288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US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2-11-26" calcext:value-type="date">
                <text:p>26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9625" calcext:value-type="float">
                <text:p>100296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IABC</text:p>
              </table:table-cell>
              <table:table-cell office:value-type="string" calcext:value-type="string">
                <text:p>FLORIAN</text:p>
              </table:table-cell>
              <table:table-cell office:value-type="date" office:date-value="1969-11-23" calcext:value-type="date">
                <text:p>23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7844" calcext:value-type="float">
                <text:p>106578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IABC</text:p>
              </table:table-cell>
              <table:table-cell office:value-type="string" calcext:value-type="string">
                <text:p>FLORIAN</text:p>
              </table:table-cell>
              <table:table-cell office:value-type="date" office:date-value="1971-12-24" calcext:value-type="date">
                <text:p>24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7241" calcext:value-type="float">
                <text:p>92172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ATABC</text:p>
              </table:table-cell>
              <table:table-cell office:value-type="string" calcext:value-type="string">
                <text:p>AURELIEN</text:p>
              </table:table-cell>
              <table:table-cell office:value-type="date" office:date-value="1969-04-06" calcext:value-type="date">
                <text:p>06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3358" calcext:value-type="float">
                <text:p>112533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VANABC</text:p>
              </table:table-cell>
              <table:table-cell office:value-type="string" calcext:value-type="string">
                <text:p>VALERIE</text:p>
              </table:table-cell>
              <table:table-cell office:value-type="date" office:date-value="1983-04-12" calcext:value-type="date">
                <text:p>12/04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5205" calcext:value-type="float">
                <text:p>103552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NIABC</text:p>
              </table:table-cell>
              <table:table-cell office:value-type="string" calcext:value-type="string">
                <text:p>LEILA</text:p>
              </table:table-cell>
              <table:table-cell office:value-type="date" office:date-value="1983-06-13" calcext:value-type="date">
                <text:p>13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9553" calcext:value-type="float">
                <text:p>92495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NIABC</text:p>
              </table:table-cell>
              <table:table-cell office:value-type="string" calcext:value-type="string">
                <text:p>LEILA</text:p>
              </table:table-cell>
              <table:table-cell office:value-type="date" office:date-value="1968-08-23" calcext:value-type="date">
                <text:p>23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3853" calcext:value-type="float">
                <text:p>106838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ANAIS</text:p>
              </table:table-cell>
              <table:table-cell office:value-type="date" office:date-value="1986-10-05" calcext:value-type="date">
                <text:p>05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3246" calcext:value-type="float">
                <text:p>96432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MOABC</text:p>
              </table:table-cell>
              <table:table-cell office:value-type="string" calcext:value-type="string">
                <text:p>NELLY</text:p>
              </table:table-cell>
              <table:table-cell office:value-type="date" office:date-value="1982-01-27" calcext:value-type="date">
                <text:p>27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0097" calcext:value-type="float">
                <text:p>99600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MOABC</text:p>
              </table:table-cell>
              <table:table-cell office:value-type="string" calcext:value-type="string">
                <text:p>NELLY</text:p>
              </table:table-cell>
              <table:table-cell office:value-type="date" office:date-value="1980-12-30" calcext:value-type="date">
                <text:p>30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0990" calcext:value-type="float">
                <text:p>104109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BBAABC</text:p>
              </table:table-cell>
              <table:table-cell office:value-type="string" calcext:value-type="string">
                <text:p>IMAD</text:p>
              </table:table-cell>
              <table:table-cell office:value-type="date" office:date-value="1971-02-28" calcext:value-type="date">
                <text:p>28/0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5858" calcext:value-type="float">
                <text:p>106158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BBAABC</text:p>
              </table:table-cell>
              <table:table-cell office:value-type="string" calcext:value-type="string">
                <text:p>IMAD</text:p>
              </table:table-cell>
              <table:table-cell office:value-type="date" office:date-value="1974-01-29" calcext:value-type="date">
                <text:p>29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2970" calcext:value-type="float">
                <text:p>104629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DR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83-09-07" calcext:value-type="date">
                <text:p>07/09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3554" calcext:value-type="float">
                <text:p>102735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DR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81-09-30" calcext:value-type="date">
                <text:p>30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97970" calcext:value-type="float">
                <text:p>93979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ZA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70-03-18" calcext:value-type="date">
                <text:p>18/03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9043" calcext:value-type="float">
                <text:p>99090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ZA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70-09-24" calcext:value-type="date">
                <text:p>24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5564" calcext:value-type="float">
                <text:p>103855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KRABC</text:p>
              </table:table-cell>
              <table:table-cell office:value-type="string" calcext:value-type="string">
                <text:p>SABRIA</text:p>
              </table:table-cell>
              <table:table-cell office:value-type="date" office:date-value="1978-11-05" calcext:value-type="date">
                <text:p>05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4184" calcext:value-type="float">
                <text:p>105941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RAOABC</text:p>
              </table:table-cell>
              <table:table-cell office:value-type="string" calcext:value-type="string">
                <text:p>YASSINE</text:p>
              </table:table-cell>
              <table:table-cell office:value-type="date" office:date-value="1983-02-01" calcext:value-type="date">
                <text:p>01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5602" calcext:value-type="float">
                <text:p>90756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EDDABC</text:p>
              </table:table-cell>
              <table:table-cell office:value-type="string" calcext:value-type="string">
                <text:p>ANTAR</text:p>
              </table:table-cell>
              <table:table-cell office:value-type="date" office:date-value="1982-02-01" calcext:value-type="date">
                <text:p>01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3017" calcext:value-type="float">
                <text:p>98830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EDDABC</text:p>
              </table:table-cell>
              <table:table-cell office:value-type="string" calcext:value-type="string">
                <text:p>ANTAR</text:p>
              </table:table-cell>
              <table:table-cell office:value-type="date" office:date-value="1979-01-18" calcext:value-type="date">
                <text:p>18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6582" calcext:value-type="float">
                <text:p>104165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TABC</text:p>
              </table:table-cell>
              <table:table-cell office:value-type="string" calcext:value-type="string">
                <text:p>MADIARA</text:p>
              </table:table-cell>
              <table:table-cell office:value-type="date" office:date-value="1973-01-16" calcext:value-type="date">
                <text:p>16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2007" calcext:value-type="float">
                <text:p>94920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UD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68-11-01" calcext:value-type="date">
                <text:p>01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84711" calcext:value-type="float">
                <text:p>97847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TAABC</text:p>
              </table:table-cell>
              <table:table-cell office:value-type="string" calcext:value-type="string">
                <text:p>BILAL</text:p>
              </table:table-cell>
              <table:table-cell office:value-type="date" office:date-value="1973-09-22" calcext:value-type="date">
                <text:p>22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3067" calcext:value-type="float">
                <text:p>112730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IRABC</text:p>
              </table:table-cell>
              <table:table-cell office:value-type="string" calcext:value-type="string">
                <text:p>BENGU</text:p>
              </table:table-cell>
              <table:table-cell office:value-type="date" office:date-value="1987-03-22" calcext:value-type="date">
                <text:p>22/03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57247" calcext:value-type="float">
                <text:p>105572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IRABC</text:p>
              </table:table-cell>
              <table:table-cell office:value-type="string" calcext:value-type="string">
                <text:p>BENGU</text:p>
              </table:table-cell>
              <table:table-cell office:value-type="date" office:date-value="1978-05-13" calcext:value-type="date">
                <text:p>13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4261" calcext:value-type="float">
                <text:p>89642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STIABC</text:p>
              </table:table-cell>
              <table:table-cell office:value-type="string" calcext:value-type="string">
                <text:p>ALEKSANDRA</text:p>
              </table:table-cell>
              <table:table-cell office:value-type="date" office:date-value="1986-02-11" calcext:value-type="date">
                <text:p>11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09641" calcext:value-type="float">
                <text:p>91096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NABIL</text:p>
              </table:table-cell>
              <table:table-cell office:value-type="date" office:date-value="1976-07-27" calcext:value-type="date">
                <text:p>27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6068" calcext:value-type="float">
                <text:p>112260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PAABC</text:p>
              </table:table-cell>
              <table:table-cell office:value-type="string" calcext:value-type="string">
                <text:p>JAIME</text:p>
              </table:table-cell>
              <table:table-cell office:value-type="date" office:date-value="1982-05-11" calcext:value-type="date">
                <text:p>11/05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4863" calcext:value-type="float">
                <text:p>101148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RAABC</text:p>
              </table:table-cell>
              <table:table-cell office:value-type="string" calcext:value-type="string">
                <text:p>CECILIA</text:p>
              </table:table-cell>
              <table:table-cell office:value-type="date" office:date-value="1982-09-07" calcext:value-type="date">
                <text:p>07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6882" calcext:value-type="float">
                <text:p>111268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YEABC</text:p>
              </table:table-cell>
              <table:table-cell office:value-type="string" calcext:value-type="string">
                <text:p>CHLOE</text:p>
              </table:table-cell>
              <table:table-cell office:value-type="date" office:date-value="1972-12-15" calcext:value-type="date">
                <text:p>15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00246" calcext:value-type="float">
                <text:p>91002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YEABC</text:p>
              </table:table-cell>
              <table:table-cell office:value-type="string" calcext:value-type="string">
                <text:p>CHLOE</text:p>
              </table:table-cell>
              <table:table-cell office:value-type="date" office:date-value="1978-08-16" calcext:value-type="date">
                <text:p>16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0981" calcext:value-type="float">
                <text:p>91109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MA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73-10-19" calcext:value-type="date">
                <text:p>19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3947" calcext:value-type="float">
                <text:p>113739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EL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83-06-25" calcext:value-type="date">
                <text:p>25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5570" calcext:value-type="float">
                <text:p>99355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ERM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75-11-14" calcext:value-type="date">
                <text:p>14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6353" calcext:value-type="float">
                <text:p>114363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TAABC</text:p>
              </table:table-cell>
              <table:table-cell office:value-type="string" calcext:value-type="string">
                <text:p>MARJORIE</text:p>
              </table:table-cell>
              <table:table-cell office:value-type="date" office:date-value="1970-06-09" calcext:value-type="date">
                <text:p>09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0565" calcext:value-type="float">
                <text:p>93705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TAABC</text:p>
              </table:table-cell>
              <table:table-cell office:value-type="string" calcext:value-type="string">
                <text:p>MARJORIE</text:p>
              </table:table-cell>
              <table:table-cell office:value-type="date" office:date-value="1983-09-29" calcext:value-type="date">
                <text:p>29/09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2520" calcext:value-type="float">
                <text:p>96825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ADABC</text:p>
              </table:table-cell>
              <table:table-cell office:value-type="string" calcext:value-type="string">
                <text:p>EDDYSSON</text:p>
              </table:table-cell>
              <table:table-cell office:value-type="date" office:date-value="1987-07-25" calcext:value-type="date">
                <text:p>25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79553" calcext:value-type="float">
                <text:p>101795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ALA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1-03-18" calcext:value-type="date">
                <text:p>18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82979" calcext:value-type="float">
                <text:p>104829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HE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81-12-16" calcext:value-type="date">
                <text:p>16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2889" calcext:value-type="float">
                <text:p>95328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HE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67-10-11" calcext:value-type="date">
                <text:p>11/10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4850" calcext:value-type="float">
                <text:p>107448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IBABC</text:p>
              </table:table-cell>
              <table:table-cell office:value-type="string" calcext:value-type="string">
                <text:p>HINDA</text:p>
              </table:table-cell>
              <table:table-cell office:value-type="date" office:date-value="1973-03-01" calcext:value-type="date">
                <text:p>01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4621" calcext:value-type="float">
                <text:p>114446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LAMABC</text:p>
              </table:table-cell>
              <table:table-cell office:value-type="string" calcext:value-type="string">
                <text:p>ISMAIL</text:p>
              </table:table-cell>
              <table:table-cell office:value-type="date" office:date-value="1981-03-05" calcext:value-type="date">
                <text:p>05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5540" calcext:value-type="float">
                <text:p>99255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ICH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84-07-04" calcext:value-type="date">
                <text:p>04/07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8889" calcext:value-type="float">
                <text:p>114788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EYABC</text:p>
              </table:table-cell>
              <table:table-cell office:value-type="string" calcext:value-type="string">
                <text:p>IGOR</text:p>
              </table:table-cell>
              <table:table-cell office:value-type="date" office:date-value="1966-02-03" calcext:value-type="date">
                <text:p>03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8088" calcext:value-type="float">
                <text:p>94280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BASSIMA</text:p>
              </table:table-cell>
              <table:table-cell office:value-type="date" office:date-value="1971-12-10" calcext:value-type="date">
                <text:p>10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9102" calcext:value-type="float">
                <text:p>90891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LABC</text:p>
              </table:table-cell>
              <table:table-cell office:value-type="string" calcext:value-type="string">
                <text:p>COUMBA</text:p>
              </table:table-cell>
              <table:table-cell office:value-type="date" office:date-value="1965-12-03" calcext:value-type="date">
                <text:p>03/12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5488" calcext:value-type="float">
                <text:p>112554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YABC</text:p>
              </table:table-cell>
              <table:table-cell office:value-type="string" calcext:value-type="string">
                <text:p>YANNIS</text:p>
              </table:table-cell>
              <table:table-cell office:value-type="date" office:date-value="1984-09-25" calcext:value-type="date">
                <text:p>25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9998" calcext:value-type="float">
                <text:p>93699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YABC</text:p>
              </table:table-cell>
              <table:table-cell office:value-type="string" calcext:value-type="string">
                <text:p>YANNIS</text:p>
              </table:table-cell>
              <table:table-cell office:value-type="date" office:date-value="1966-04-01" calcext:value-type="date">
                <text:p>01/04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0438" calcext:value-type="float">
                <text:p>104904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NGABC</text:p>
              </table:table-cell>
              <table:table-cell office:value-type="string" calcext:value-type="string">
                <text:p>MORGANE</text:p>
              </table:table-cell>
              <table:table-cell office:value-type="date" office:date-value="1968-06-16" calcext:value-type="date">
                <text:p>16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0473" calcext:value-type="float">
                <text:p>108604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GR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66-02-17" calcext:value-type="date">
                <text:p>17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29690" calcext:value-type="float">
                <text:p>89296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HAMABC</text:p>
              </table:table-cell>
              <table:table-cell office:value-type="string" calcext:value-type="string">
                <text:p>SEIF</text:p>
              </table:table-cell>
              <table:table-cell office:value-type="date" office:date-value="1975-09-27" calcext:value-type="date">
                <text:p>27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3305" calcext:value-type="float">
                <text:p>93233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AABC</text:p>
              </table:table-cell>
              <table:table-cell office:value-type="string" calcext:value-type="string">
                <text:p>MALIKA</text:p>
              </table:table-cell>
              <table:table-cell office:value-type="date" office:date-value="1977-04-23" calcext:value-type="date">
                <text:p>23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8491" calcext:value-type="float">
                <text:p>105684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HAABC</text:p>
              </table:table-cell>
              <table:table-cell office:value-type="string" calcext:value-type="string">
                <text:p>RANI PUJA</text:p>
              </table:table-cell>
              <table:table-cell office:value-type="date" office:date-value="1970-03-14" calcext:value-type="date">
                <text:p>14/03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37596" calcext:value-type="float">
                <text:p>103375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MON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83-11-24" calcext:value-type="date">
                <text:p>24/1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92802" calcext:value-type="float">
                <text:p>107928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MON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84-02-17" calcext:value-type="date">
                <text:p>17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1359" calcext:value-type="float">
                <text:p>950135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RRABC</text:p>
              </table:table-cell>
              <table:table-cell office:value-type="string" calcext:value-type="string">
                <text:p>ISSAKA</text:p>
              </table:table-cell>
              <table:table-cell office:value-type="date" office:date-value="1977-09-27" calcext:value-type="date">
                <text:p>27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4112" calcext:value-type="float">
                <text:p>90441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EN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66-04-29" calcext:value-type="date">
                <text:p>29/04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80863" calcext:value-type="float">
                <text:p>104808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IEABC</text:p>
              </table:table-cell>
              <table:table-cell office:value-type="string" calcext:value-type="string">
                <text:p>MAUD</text:p>
              </table:table-cell>
              <table:table-cell office:value-type="date" office:date-value="1981-04-16" calcext:value-type="date">
                <text:p>16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7910" calcext:value-type="float">
                <text:p>99379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ULABC</text:p>
              </table:table-cell>
              <table:table-cell office:value-type="string" calcext:value-type="string">
                <text:p>ROLAND</text:p>
              </table:table-cell>
              <table:table-cell office:value-type="date" office:date-value="1985-10-09" calcext:value-type="date">
                <text:p>09/10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7806" calcext:value-type="float">
                <text:p>99278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AABC</text:p>
              </table:table-cell>
              <table:table-cell office:value-type="string" calcext:value-type="string">
                <text:p>JAMEL</text:p>
              </table:table-cell>
              <table:table-cell office:value-type="date" office:date-value="1982-07-02" calcext:value-type="date">
                <text:p>02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8795" calcext:value-type="float">
                <text:p>1060879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ICABC</text:p>
              </table:table-cell>
              <table:table-cell office:value-type="string" calcext:value-type="string">
                <text:p>SAMY</text:p>
              </table:table-cell>
              <table:table-cell office:value-type="date" office:date-value="1980-06-20" calcext:value-type="date">
                <text:p>20/06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3972" calcext:value-type="float">
                <text:p>89339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UNEABC</text:p>
              </table:table-cell>
              <table:table-cell office:value-type="string" calcext:value-type="string">
                <text:p>WILHELM</text:p>
              </table:table-cell>
              <table:table-cell office:value-type="date" office:date-value="1967-01-02" calcext:value-type="date">
                <text:p>02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9851" calcext:value-type="float">
                <text:p>952985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EABC</text:p>
              </table:table-cell>
              <table:table-cell office:value-type="string" calcext:value-type="string">
                <text:p>CHRISTOPHE</text:p>
              </table:table-cell>
              <table:table-cell office:value-type="date" office:date-value="1970-06-20" calcext:value-type="date">
                <text:p>20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1588" calcext:value-type="float">
                <text:p>98815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GABC</text:p>
              </table:table-cell>
              <table:table-cell office:value-type="string" calcext:value-type="string">
                <text:p>LEILA</text:p>
              </table:table-cell>
              <table:table-cell office:value-type="date" office:date-value="1978-09-19" calcext:value-type="date">
                <text:p>19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8313" calcext:value-type="float">
                <text:p>108183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TOUABC</text:p>
              </table:table-cell>
              <table:table-cell office:value-type="string" calcext:value-type="string">
                <text:p>VINCENT</text:p>
              </table:table-cell>
              <table:table-cell office:value-type="date" office:date-value="1974-10-22" calcext:value-type="date">
                <text:p>22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7494" calcext:value-type="float">
                <text:p>98474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ANABC</text:p>
              </table:table-cell>
              <table:table-cell office:value-type="string" calcext:value-type="string">
                <text:p>MICHAEL</text:p>
              </table:table-cell>
              <table:table-cell office:value-type="date" office:date-value="1984-05-08" calcext:value-type="date">
                <text:p>08/05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41422" calcext:value-type="float">
                <text:p>104414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GNABC</text:p>
              </table:table-cell>
              <table:table-cell office:value-type="string" calcext:value-type="string">
                <text:p>CELIA</text:p>
              </table:table-cell>
              <table:table-cell office:value-type="date" office:date-value="1978-07-29" calcext:value-type="date">
                <text:p>29/07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0694" calcext:value-type="float">
                <text:p>108706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SHABC</text:p>
              </table:table-cell>
              <table:table-cell office:value-type="string" calcext:value-type="string">
                <text:p>SHAHRZAD</text:p>
              </table:table-cell>
              <table:table-cell office:value-type="date" office:date-value="1978-02-28" calcext:value-type="date">
                <text:p>28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9651" calcext:value-type="float">
                <text:p>107496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DOABC</text:p>
              </table:table-cell>
              <table:table-cell office:value-type="string" calcext:value-type="string">
                <text:p>MARION</text:p>
              </table:table-cell>
              <table:table-cell office:value-type="date" office:date-value="1977-05-04" calcext:value-type="date">
                <text:p>04/05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4719" calcext:value-type="float">
                <text:p>102847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AMABC</text:p>
              </table:table-cell>
              <table:table-cell office:value-type="string" calcext:value-type="string">
                <text:p>APARNA</text:p>
              </table:table-cell>
              <table:table-cell office:value-type="date" office:date-value="1977-02-09" calcext:value-type="date">
                <text:p>09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4317" calcext:value-type="float">
                <text:p>98843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VIN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71-03-12" calcext:value-type="date">
                <text:p>12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2074" calcext:value-type="float">
                <text:p>113720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INABC</text:p>
              </table:table-cell>
              <table:table-cell office:value-type="string" calcext:value-type="string">
                <text:p>MARIE-ANNE</text:p>
              </table:table-cell>
              <table:table-cell office:value-type="date" office:date-value="1969-06-03" calcext:value-type="date">
                <text:p>03/06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39425" calcext:value-type="float">
                <text:p>112394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ON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86-03-24" calcext:value-type="date">
                <text:p>24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2263" calcext:value-type="float">
                <text:p>91322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LEABC</text:p>
              </table:table-cell>
              <table:table-cell office:value-type="string" calcext:value-type="string">
                <text:p>MICKAEL</text:p>
              </table:table-cell>
              <table:table-cell office:value-type="date" office:date-value="1976-08-23" calcext:value-type="date">
                <text:p>23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3037" calcext:value-type="float">
                <text:p>99030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KOEABC</text:p>
              </table:table-cell>
              <table:table-cell office:value-type="string" calcext:value-type="string">
                <text:p>ROGER</text:p>
              </table:table-cell>
              <table:table-cell office:value-type="date" office:date-value="1986-08-07" calcext:value-type="date">
                <text:p>07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7200" calcext:value-type="float">
                <text:p>107772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KOEABC</text:p>
              </table:table-cell>
              <table:table-cell office:value-type="string" calcext:value-type="string">
                <text:p>ROGER</text:p>
              </table:table-cell>
              <table:table-cell office:value-type="date" office:date-value="1970-08-26" calcext:value-type="date">
                <text:p>26/08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6880" calcext:value-type="float">
                <text:p>90868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LA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87-01-24" calcext:value-type="date">
                <text:p>24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4155" calcext:value-type="float">
                <text:p>103241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.A. 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79-03-20" calcext:value-type="date">
                <text:p>20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3487" calcext:value-type="float">
                <text:p>89634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.A. 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83-05-08" calcext:value-type="date">
                <text:p>08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2063" calcext:value-type="float">
                <text:p>107420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RIN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86-03-17" calcext:value-type="date">
                <text:p>17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6999" calcext:value-type="float">
                <text:p>104669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ESABC</text:p>
              </table:table-cell>
              <table:table-cell office:value-type="string" calcext:value-type="string">
                <text:p>SILAMPARASHAN</text:p>
              </table:table-cell>
              <table:table-cell office:value-type="date" office:date-value="1984-11-18" calcext:value-type="date">
                <text:p>18/1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53341" calcext:value-type="float">
                <text:p>99533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ICABC</text:p>
              </table:table-cell>
              <table:table-cell office:value-type="string" calcext:value-type="string">
                <text:p>PHILIPPE</text:p>
              </table:table-cell>
              <table:table-cell office:value-type="date" office:date-value="1981-05-07" calcext:value-type="date">
                <text:p>07/05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2750" calcext:value-type="float">
                <text:p>95027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DABC</text:p>
              </table:table-cell>
              <table:table-cell office:value-type="string" calcext:value-type="string">
                <text:p>KHIR DIN</text:p>
              </table:table-cell>
              <table:table-cell office:value-type="date" office:date-value="1974-03-24" calcext:value-type="date">
                <text:p>24/03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8571" calcext:value-type="float">
                <text:p>111285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LE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6-09-25" calcext:value-type="date">
                <text:p>25/09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3979" calcext:value-type="float">
                <text:p>103439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YNA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81-11-16" calcext:value-type="date">
                <text:p>16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3624" calcext:value-type="float">
                <text:p>105736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TIABC</text:p>
              </table:table-cell>
              <table:table-cell office:value-type="string" calcext:value-type="string">
                <text:p>MELODY</text:p>
              </table:table-cell>
              <table:table-cell office:value-type="date" office:date-value="1979-08-06" calcext:value-type="date">
                <text:p>06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7536" calcext:value-type="float">
                <text:p>93775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ANABC</text:p>
              </table:table-cell>
              <table:table-cell office:value-type="string" calcext:value-type="string">
                <text:p>FREDERIC</text:p>
              </table:table-cell>
              <table:table-cell office:value-type="date" office:date-value="1971-03-02" calcext:value-type="date">
                <text:p>02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1675" calcext:value-type="float">
                <text:p>94216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IAABC</text:p>
              </table:table-cell>
              <table:table-cell office:value-type="string" calcext:value-type="string">
                <text:p>YASMINA</text:p>
              </table:table-cell>
              <table:table-cell office:value-type="date" office:date-value="1975-04-13" calcext:value-type="date">
                <text:p>13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38267" calcext:value-type="float">
                <text:p>109382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IAABC</text:p>
              </table:table-cell>
              <table:table-cell office:value-type="string" calcext:value-type="string">
                <text:p>YASMINA</text:p>
              </table:table-cell>
              <table:table-cell office:value-type="date" office:date-value="1969-03-17" calcext:value-type="date">
                <text:p>17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6728" calcext:value-type="float">
                <text:p>97367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ADABC</text:p>
              </table:table-cell>
              <table:table-cell office:value-type="string" calcext:value-type="string">
                <text:p>ALLISON</text:p>
              </table:table-cell>
              <table:table-cell office:value-type="date" office:date-value="1969-10-25" calcext:value-type="date">
                <text:p>25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8928" calcext:value-type="float">
                <text:p>994892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DO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1-08-20" calcext:value-type="date">
                <text:p>20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61600" calcext:value-type="float">
                <text:p>92616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RABC</text:p>
              </table:table-cell>
              <table:table-cell office:value-type="string" calcext:value-type="string">
                <text:p>WUIDED</text:p>
              </table:table-cell>
              <table:table-cell office:value-type="date" office:date-value="1979-08-07" calcext:value-type="date">
                <text:p>07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2657" calcext:value-type="float">
                <text:p>95326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NTABC</text:p>
              </table:table-cell>
              <table:table-cell office:value-type="string" calcext:value-type="string">
                <text:p>EDWIGE</text:p>
              </table:table-cell>
              <table:table-cell office:value-type="date" office:date-value="1979-11-13" calcext:value-type="date">
                <text:p>13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8570" calcext:value-type="float">
                <text:p>93585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AM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72-01-02" calcext:value-type="date">
                <text:p>02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6253" calcext:value-type="float">
                <text:p>112962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GOABC</text:p>
              </table:table-cell>
              <table:table-cell office:value-type="string" calcext:value-type="string">
                <text:p>IGORE</text:p>
              </table:table-cell>
              <table:table-cell office:value-type="date" office:date-value="1966-03-12" calcext:value-type="date">
                <text:p>12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8568" calcext:value-type="float">
                <text:p>113685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GOABC</text:p>
              </table:table-cell>
              <table:table-cell office:value-type="string" calcext:value-type="string">
                <text:p>IGORE</text:p>
              </table:table-cell>
              <table:table-cell office:value-type="date" office:date-value="1986-11-28" calcext:value-type="date">
                <text:p>28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59555" calcext:value-type="float">
                <text:p>94595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TAABC</text:p>
              </table:table-cell>
              <table:table-cell office:value-type="string" calcext:value-type="string">
                <text:p>GHISLAIN</text:p>
              </table:table-cell>
              <table:table-cell office:value-type="date" office:date-value="1975-07-19" calcext:value-type="date">
                <text:p>19/07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1392" calcext:value-type="float">
                <text:p>1007139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TAABC</text:p>
              </table:table-cell>
              <table:table-cell office:value-type="string" calcext:value-type="string">
                <text:p>GHISLAIN</text:p>
              </table:table-cell>
              <table:table-cell office:value-type="date" office:date-value="1987-07-24" calcext:value-type="date">
                <text:p>24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90843" calcext:value-type="float">
                <text:p>92908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AT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84-09-21" calcext:value-type="date">
                <text:p>21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4953" calcext:value-type="float">
                <text:p>95149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AT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71-10-10" calcext:value-type="date">
                <text:p>10/10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7201" calcext:value-type="float">
                <text:p>114372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MABC</text:p>
              </table:table-cell>
              <table:table-cell office:value-type="string" calcext:value-type="string">
                <text:p>YASMINE</text:p>
              </table:table-cell>
              <table:table-cell office:value-type="date" office:date-value="1969-11-06" calcext:value-type="date">
                <text:p>06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7648" calcext:value-type="float">
                <text:p>103476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MABC</text:p>
              </table:table-cell>
              <table:table-cell office:value-type="string" calcext:value-type="string">
                <text:p>YASMINE</text:p>
              </table:table-cell>
              <table:table-cell office:value-type="date" office:date-value="1968-10-27" calcext:value-type="date">
                <text:p>27/10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70242" calcext:value-type="float">
                <text:p>97702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GA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74-12-25" calcext:value-type="date">
                <text:p>25/1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96480" calcext:value-type="float">
                <text:p>89964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GA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67-08-31" calcext:value-type="date">
                <text:p>31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86617" calcext:value-type="float">
                <text:p>97866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ORABC</text:p>
              </table:table-cell>
              <table:table-cell office:value-type="string" calcext:value-type="string">
                <text:p>GRAZIELLA</text:p>
              </table:table-cell>
              <table:table-cell office:value-type="date" office:date-value="1986-06-16" calcext:value-type="date">
                <text:p>16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87680" calcext:value-type="float">
                <text:p>97876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TEABC</text:p>
              </table:table-cell>
              <table:table-cell office:value-type="string" calcext:value-type="string">
                <text:p>ADELINE</text:p>
              </table:table-cell>
              <table:table-cell office:value-type="date" office:date-value="1974-09-15" calcext:value-type="date">
                <text:p>15/09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83369" calcext:value-type="float">
                <text:p>104833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TMAABC</text:p>
              </table:table-cell>
              <table:table-cell office:value-type="string" calcext:value-type="string">
                <text:p>FANNY</text:p>
              </table:table-cell>
              <table:table-cell office:value-type="date" office:date-value="1975-11-19" calcext:value-type="date">
                <text:p>19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0119" calcext:value-type="float">
                <text:p>103801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NI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83-06-19" calcext:value-type="date">
                <text:p>19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7374" calcext:value-type="float">
                <text:p>106973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AKABC</text:p>
              </table:table-cell>
              <table:table-cell office:value-type="string" calcext:value-type="string">
                <text:p>TARECK</text:p>
              </table:table-cell>
              <table:table-cell office:value-type="date" office:date-value="1976-04-03" calcext:value-type="date">
                <text:p>03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13650" calcext:value-type="float">
                <text:p>110136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NABC</text:p>
              </table:table-cell>
              <table:table-cell office:value-type="string" calcext:value-type="string">
                <text:p>ANNE-LISE</text:p>
              </table:table-cell>
              <table:table-cell office:value-type="date" office:date-value="1980-05-21" calcext:value-type="date">
                <text:p>21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4507" calcext:value-type="float">
                <text:p>95245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MA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67-12-25" calcext:value-type="date">
                <text:p>25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1250" calcext:value-type="float">
                <text:p>108312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VIAABC</text:p>
              </table:table-cell>
              <table:table-cell office:value-type="string" calcext:value-type="string">
                <text:p>JENNIFER</text:p>
              </table:table-cell>
              <table:table-cell office:value-type="date" office:date-value="1977-01-12" calcext:value-type="date">
                <text:p>12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33889" calcext:value-type="float">
                <text:p>100338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NEABC</text:p>
              </table:table-cell>
              <table:table-cell office:value-type="string" calcext:value-type="string">
                <text:p>FERHAT</text:p>
              </table:table-cell>
              <table:table-cell office:value-type="date" office:date-value="1970-08-30" calcext:value-type="date">
                <text:p>30/08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79955" calcext:value-type="float">
                <text:p>103799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NEABC</text:p>
              </table:table-cell>
              <table:table-cell office:value-type="string" calcext:value-type="string">
                <text:p>FERHAT</text:p>
              </table:table-cell>
              <table:table-cell office:value-type="date" office:date-value="1972-01-22" calcext:value-type="date">
                <text:p>22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50516" calcext:value-type="float">
                <text:p>96505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RO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6-10-25" calcext:value-type="date">
                <text:p>25/10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3849" calcext:value-type="float">
                <text:p>99638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83-08-13" calcext:value-type="date">
                <text:p>13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6421" calcext:value-type="float">
                <text:p>106564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L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81-04-08" calcext:value-type="date">
                <text:p>08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4530" calcext:value-type="float">
                <text:p>95345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TINABC</text:p>
              </table:table-cell>
              <table:table-cell office:value-type="string" calcext:value-type="string">
                <text:p>NEJDET</text:p>
              </table:table-cell>
              <table:table-cell office:value-type="date" office:date-value="1977-02-06" calcext:value-type="date">
                <text:p>06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67034" calcext:value-type="float">
                <text:p>94670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ZBAABC</text:p>
              </table:table-cell>
              <table:table-cell office:value-type="string" calcext:value-type="string">
                <text:p>JAMEL</text:p>
              </table:table-cell>
              <table:table-cell office:value-type="date" office:date-value="1981-08-18" calcext:value-type="date">
                <text:p>18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2956" calcext:value-type="float">
                <text:p>112229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CEABC</text:p>
              </table:table-cell>
              <table:table-cell office:value-type="string" calcext:value-type="string">
                <text:p>ELSA</text:p>
              </table:table-cell>
              <table:table-cell office:value-type="date" office:date-value="1986-06-22" calcext:value-type="date">
                <text:p>22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3514" calcext:value-type="float">
                <text:p>101935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DUL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1-04-18" calcext:value-type="date">
                <text:p>18/04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70835" calcext:value-type="float">
                <text:p>94708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EG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69-03-15" calcext:value-type="date">
                <text:p>15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76082" calcext:value-type="float">
                <text:p>92760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ZDAABC</text:p>
              </table:table-cell>
              <table:table-cell office:value-type="string" calcext:value-type="string">
                <text:p>KAHINA</text:p>
              </table:table-cell>
              <table:table-cell office:value-type="date" office:date-value="1986-09-17" calcext:value-type="date">
                <text:p>17/09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73941" calcext:value-type="float">
                <text:p>103739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AKABC</text:p>
              </table:table-cell>
              <table:table-cell office:value-type="string" calcext:value-type="string">
                <text:p>EMILIE</text:p>
              </table:table-cell>
              <table:table-cell office:value-type="date" office:date-value="1971-05-15" calcext:value-type="date">
                <text:p>15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8153" calcext:value-type="float">
                <text:p>93481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AKABC</text:p>
              </table:table-cell>
              <table:table-cell office:value-type="string" calcext:value-type="string">
                <text:p>EMILIE</text:p>
              </table:table-cell>
              <table:table-cell office:value-type="date" office:date-value="1970-02-06" calcext:value-type="date">
                <text:p>06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7592" calcext:value-type="float">
                <text:p>95875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 TABC</text:p>
              </table:table-cell>
              <table:table-cell office:value-type="string" calcext:value-type="string">
                <text:p>RIM</text:p>
              </table:table-cell>
              <table:table-cell office:value-type="date" office:date-value="1970-02-18" calcext:value-type="date">
                <text:p>18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6321" calcext:value-type="float">
                <text:p>98663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LIABC</text:p>
              </table:table-cell>
              <table:table-cell office:value-type="string" calcext:value-type="string">
                <text:p>HICHAM</text:p>
              </table:table-cell>
              <table:table-cell office:value-type="date" office:date-value="1969-05-23" calcext:value-type="date">
                <text:p>23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4314" calcext:value-type="float">
                <text:p>90743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UZABC</text:p>
              </table:table-cell>
              <table:table-cell office:value-type="string" calcext:value-type="string">
                <text:p>KATIE</text:p>
              </table:table-cell>
              <table:table-cell office:value-type="date" office:date-value="1968-04-22" calcext:value-type="date">
                <text:p>22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6021" calcext:value-type="float">
                <text:p>107360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TAABC</text:p>
              </table:table-cell>
              <table:table-cell office:value-type="string" calcext:value-type="string">
                <text:p>RACHELLE</text:p>
              </table:table-cell>
              <table:table-cell office:value-type="date" office:date-value="1984-06-16" calcext:value-type="date">
                <text:p>16/06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9370" calcext:value-type="float">
                <text:p>97493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ER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77-07-31" calcext:value-type="date">
                <text:p>31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6333" calcext:value-type="float">
                <text:p>103463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LIABC</text:p>
              </table:table-cell>
              <table:table-cell office:value-type="string" calcext:value-type="string">
                <text:p>ERIKA</text:p>
              </table:table-cell>
              <table:table-cell office:value-type="date" office:date-value="1968-01-10" calcext:value-type="date">
                <text:p>10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40472" calcext:value-type="float">
                <text:p>113404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PEZABC</text:p>
              </table:table-cell>
              <table:table-cell office:value-type="string" calcext:value-type="string">
                <text:p>MAGALIE</text:p>
              </table:table-cell>
              <table:table-cell office:value-type="date" office:date-value="1984-12-07" calcext:value-type="date">
                <text:p>07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85968" calcext:value-type="float">
                <text:p>112859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OJABC</text:p>
              </table:table-cell>
              <table:table-cell office:value-type="string" calcext:value-type="string">
                <text:p>MARINA</text:p>
              </table:table-cell>
              <table:table-cell office:value-type="date" office:date-value="1986-03-25" calcext:value-type="date">
                <text:p>25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97913" calcext:value-type="float">
                <text:p>100979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QUEABC</text:p>
              </table:table-cell>
              <table:table-cell office:value-type="string" calcext:value-type="string">
                <text:p>ANDREA</text:p>
              </table:table-cell>
              <table:table-cell office:value-type="date" office:date-value="1976-08-20" calcext:value-type="date">
                <text:p>20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7244" calcext:value-type="float">
                <text:p>114472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AKABC</text:p>
              </table:table-cell>
              <table:table-cell office:value-type="string" calcext:value-type="string">
                <text:p>HASNA</text:p>
              </table:table-cell>
              <table:table-cell office:value-type="date" office:date-value="1978-10-20" calcext:value-type="date">
                <text:p>20/10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1494" calcext:value-type="float">
                <text:p>95614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AKABC</text:p>
              </table:table-cell>
              <table:table-cell office:value-type="string" calcext:value-type="string">
                <text:p>HASNA</text:p>
              </table:table-cell>
              <table:table-cell office:value-type="date" office:date-value="1967-09-30" calcext:value-type="date">
                <text:p>30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5931" calcext:value-type="float">
                <text:p>905593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AABC</text:p>
              </table:table-cell>
              <table:table-cell office:value-type="string" calcext:value-type="string">
                <text:p>HAKIM</text:p>
              </table:table-cell>
              <table:table-cell office:value-type="date" office:date-value="1981-06-28" calcext:value-type="date">
                <text:p>28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4382" calcext:value-type="float">
                <text:p>90043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AABC</text:p>
              </table:table-cell>
              <table:table-cell office:value-type="string" calcext:value-type="string">
                <text:p>HAKIM</text:p>
              </table:table-cell>
              <table:table-cell office:value-type="date" office:date-value="1979-07-02" calcext:value-type="date">
                <text:p>02/07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9678" calcext:value-type="float">
                <text:p>108996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BA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68-07-21" calcext:value-type="date">
                <text:p>21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25427" calcext:value-type="float">
                <text:p>106254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BA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71-02-19" calcext:value-type="date">
                <text:p>19/0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6187" calcext:value-type="float">
                <text:p>93361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TIABC</text:p>
              </table:table-cell>
              <table:table-cell office:value-type="string" calcext:value-type="string">
                <text:p>DAVILA</text:p>
              </table:table-cell>
              <table:table-cell office:value-type="date" office:date-value="1967-12-03" calcext:value-type="date">
                <text:p>03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4358" calcext:value-type="float">
                <text:p>113143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YARABC</text:p>
              </table:table-cell>
              <table:table-cell office:value-type="string" calcext:value-type="string">
                <text:p>MELISSA</text:p>
              </table:table-cell>
              <table:table-cell office:value-type="date" office:date-value="1976-01-11" calcext:value-type="date">
                <text:p>11/0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99702" calcext:value-type="float">
                <text:p>102997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IDABC</text:p>
              </table:table-cell>
              <table:table-cell office:value-type="string" calcext:value-type="string">
                <text:p>FAOULA</text:p>
              </table:table-cell>
              <table:table-cell office:value-type="date" office:date-value="1985-08-21" calcext:value-type="date">
                <text:p>21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0487" calcext:value-type="float">
                <text:p>103504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AGABC</text:p>
              </table:table-cell>
              <table:table-cell office:value-type="string" calcext:value-type="string">
                <text:p>HAWA</text:p>
              </table:table-cell>
              <table:table-cell office:value-type="date" office:date-value="1985-03-30" calcext:value-type="date">
                <text:p>30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8363" calcext:value-type="float">
                <text:p>97383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FANNY</text:p>
              </table:table-cell>
              <table:table-cell office:value-type="date" office:date-value="1980-11-16" calcext:value-type="date">
                <text:p>16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6273" calcext:value-type="float">
                <text:p>101562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A ABC</text:p>
              </table:table-cell>
              <table:table-cell office:value-type="string" calcext:value-type="string">
                <text:p>PRISCILLA</text:p>
              </table:table-cell>
              <table:table-cell office:value-type="date" office:date-value="1976-10-24" calcext:value-type="date">
                <text:p>24/10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6535" calcext:value-type="float">
                <text:p>103265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Y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78-06-28" calcext:value-type="date">
                <text:p>28/06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3493" calcext:value-type="float">
                <text:p>91634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MI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86-06-20" calcext:value-type="date">
                <text:p>20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59409" calcext:value-type="float">
                <text:p>92594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CHEABC</text:p>
              </table:table-cell>
              <table:table-cell office:value-type="string" calcext:value-type="string">
                <text:p>ELISE</text:p>
              </table:table-cell>
              <table:table-cell office:value-type="date" office:date-value="1973-12-07" calcext:value-type="date">
                <text:p>07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78216" calcext:value-type="float">
                <text:p>91782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CHEABC</text:p>
              </table:table-cell>
              <table:table-cell office:value-type="string" calcext:value-type="string">
                <text:p>ELISE</text:p>
              </table:table-cell>
              <table:table-cell office:value-type="date" office:date-value="1967-01-14" calcext:value-type="date">
                <text:p>14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6672" calcext:value-type="float">
                <text:p>112766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CENABC</text:p>
              </table:table-cell>
              <table:table-cell office:value-type="string" calcext:value-type="string">
                <text:p>ELIF</text:p>
              </table:table-cell>
              <table:table-cell office:value-type="date" office:date-value="1967-06-13" calcext:value-type="date">
                <text:p>13/06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4019" calcext:value-type="float">
                <text:p>1054401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GIABC</text:p>
              </table:table-cell>
              <table:table-cell office:value-type="string" calcext:value-type="string">
                <text:p>VINCENT</text:p>
              </table:table-cell>
              <table:table-cell office:value-type="date" office:date-value="1968-07-21" calcext:value-type="date">
                <text:p>21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04464" calcext:value-type="float">
                <text:p>89044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H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77-06-02" calcext:value-type="date">
                <text:p>02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6474" calcext:value-type="float">
                <text:p>110864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AFABC</text:p>
              </table:table-cell>
              <table:table-cell office:value-type="string" calcext:value-type="string">
                <text:p>RICKY</text:p>
              </table:table-cell>
              <table:table-cell office:value-type="date" office:date-value="1982-08-13" calcext:value-type="date">
                <text:p>13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8538" calcext:value-type="float">
                <text:p>102485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AFABC</text:p>
              </table:table-cell>
              <table:table-cell office:value-type="string" calcext:value-type="string">
                <text:p>RICKY</text:p>
              </table:table-cell>
              <table:table-cell office:value-type="date" office:date-value="1978-08-21" calcext:value-type="date">
                <text:p>21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14215" calcext:value-type="float">
                <text:p>103142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DA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77-10-27" calcext:value-type="date">
                <text:p>27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2783" calcext:value-type="float">
                <text:p>112527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SSA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81-06-21" calcext:value-type="date">
                <text:p>21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41606" calcext:value-type="float">
                <text:p>110416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MTE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1-01-16" calcext:value-type="date">
                <text:p>16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01873" calcext:value-type="float">
                <text:p>1130187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EABC</text:p>
              </table:table-cell>
              <table:table-cell office:value-type="string" calcext:value-type="string">
                <text:p>LASSINA BABA</text:p>
              </table:table-cell>
              <table:table-cell office:value-type="date" office:date-value="1968-04-22" calcext:value-type="date">
                <text:p>22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3448" calcext:value-type="float">
                <text:p>98034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RAABC</text:p>
              </table:table-cell>
              <table:table-cell office:value-type="string" calcext:value-type="string">
                <text:p>ABDOUL</text:p>
              </table:table-cell>
              <table:table-cell office:value-type="date" office:date-value="1984-02-10" calcext:value-type="date">
                <text:p>10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8908" calcext:value-type="float">
                <text:p>105989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RAABC</text:p>
              </table:table-cell>
              <table:table-cell office:value-type="string" calcext:value-type="string">
                <text:p>ABDOUL</text:p>
              </table:table-cell>
              <table:table-cell office:value-type="date" office:date-value="1966-03-03" calcext:value-type="date">
                <text:p>03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8298" calcext:value-type="float">
                <text:p>112482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GUABC</text:p>
              </table:table-cell>
              <table:table-cell office:value-type="string" calcext:value-type="string">
                <text:p>NOLVENN</text:p>
              </table:table-cell>
              <table:table-cell office:value-type="date" office:date-value="1968-08-21" calcext:value-type="date">
                <text:p>21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1848" calcext:value-type="float">
                <text:p>100018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ISNABC</text:p>
              </table:table-cell>
              <table:table-cell office:value-type="string" calcext:value-type="string">
                <text:p>LIONEL</text:p>
              </table:table-cell>
              <table:table-cell office:value-type="date" office:date-value="1969-05-11" calcext:value-type="date">
                <text:p>11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3265" calcext:value-type="float">
                <text:p>93432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ISNABC</text:p>
              </table:table-cell>
              <table:table-cell office:value-type="string" calcext:value-type="string">
                <text:p>LIONEL</text:p>
              </table:table-cell>
              <table:table-cell office:value-type="date" office:date-value="1969-12-13" calcext:value-type="date">
                <text:p>13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1678" calcext:value-type="float">
                <text:p>103216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OABC</text:p>
              </table:table-cell>
              <table:table-cell office:value-type="string" calcext:value-type="string">
                <text:p>ELISABETH-MARIE</text:p>
              </table:table-cell>
              <table:table-cell office:value-type="date" office:date-value="1975-04-30" calcext:value-type="date">
                <text:p>30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8357" calcext:value-type="float">
                <text:p>97483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STRABC</text:p>
              </table:table-cell>
              <table:table-cell office:value-type="string" calcext:value-type="string">
                <text:p>ALISSON</text:p>
              </table:table-cell>
              <table:table-cell office:value-type="date" office:date-value="1968-06-02" calcext:value-type="date">
                <text:p>02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98508" calcext:value-type="float">
                <text:p>99985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PRISCILLIA</text:p>
              </table:table-cell>
              <table:table-cell office:value-type="date" office:date-value="1974-01-05" calcext:value-type="date">
                <text:p>05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10901" calcext:value-type="float">
                <text:p>98109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PRISCILLIA</text:p>
              </table:table-cell>
              <table:table-cell office:value-type="date" office:date-value="1967-11-18" calcext:value-type="date">
                <text:p>18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8141" calcext:value-type="float">
                <text:p>107081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TABC</text:p>
              </table:table-cell>
              <table:table-cell office:value-type="string" calcext:value-type="string">
                <text:p>HADIA</text:p>
              </table:table-cell>
              <table:table-cell office:value-type="date" office:date-value="1979-11-20" calcext:value-type="date">
                <text:p>20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1471" calcext:value-type="float">
                <text:p>95414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TABC</text:p>
              </table:table-cell>
              <table:table-cell office:value-type="string" calcext:value-type="string">
                <text:p>HADIA</text:p>
              </table:table-cell>
              <table:table-cell office:value-type="date" office:date-value="1979-06-03" calcext:value-type="date">
                <text:p>03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29340" calcext:value-type="float">
                <text:p>109293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GE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77-10-05" calcext:value-type="date">
                <text:p>05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5426" calcext:value-type="float">
                <text:p>112554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IABC</text:p>
              </table:table-cell>
              <table:table-cell office:value-type="string" calcext:value-type="string">
                <text:p>PIERRE</text:p>
              </table:table-cell>
              <table:table-cell office:value-type="date" office:date-value="1983-08-06" calcext:value-type="date">
                <text:p>06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32753" calcext:value-type="float">
                <text:p>107327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GNABC</text:p>
              </table:table-cell>
              <table:table-cell office:value-type="string" calcext:value-type="string">
                <text:p>CHRISTOPHE</text:p>
              </table:table-cell>
              <table:table-cell office:value-type="date" office:date-value="1970-02-27" calcext:value-type="date">
                <text:p>27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4798" calcext:value-type="float">
                <text:p>89647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CECILE</text:p>
              </table:table-cell>
              <table:table-cell office:value-type="date" office:date-value="1980-03-02" calcext:value-type="date">
                <text:p>02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7221" calcext:value-type="float">
                <text:p>90072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RAMATA - KEN</text:p>
              </table:table-cell>
              <table:table-cell office:value-type="date" office:date-value="1970-06-05" calcext:value-type="date">
                <text:p>05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40269" calcext:value-type="float">
                <text:p>94402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RAMATA - KEN</text:p>
              </table:table-cell>
              <table:table-cell office:value-type="date" office:date-value="1975-05-22" calcext:value-type="date">
                <text:p>22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3657" calcext:value-type="float">
                <text:p>114536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GE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5-08-09" calcext:value-type="date">
                <text:p>09/08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7099" calcext:value-type="float">
                <text:p>101970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NIABC</text:p>
              </table:table-cell>
              <table:table-cell office:value-type="string" calcext:value-type="string">
                <text:p>HANNAN</text:p>
              </table:table-cell>
              <table:table-cell office:value-type="date" office:date-value="1969-09-03" calcext:value-type="date">
                <text:p>03/09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3820" calcext:value-type="float">
                <text:p>98438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IG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87-07-05" calcext:value-type="date">
                <text:p>05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27902" calcext:value-type="float">
                <text:p>105279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IG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84-04-30" calcext:value-type="date">
                <text:p>30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2294" calcext:value-type="float">
                <text:p>103522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CABC</text:p>
              </table:table-cell>
              <table:table-cell office:value-type="string" calcext:value-type="string">
                <text:p>JEAN-PASCAL</text:p>
              </table:table-cell>
              <table:table-cell office:value-type="date" office:date-value="1977-07-27" calcext:value-type="date">
                <text:p>27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9747" calcext:value-type="float">
                <text:p>93697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CABC</text:p>
              </table:table-cell>
              <table:table-cell office:value-type="string" calcext:value-type="string">
                <text:p>JEAN-PASCAL</text:p>
              </table:table-cell>
              <table:table-cell office:value-type="date" office:date-value="1983-06-01" calcext:value-type="date">
                <text:p>01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76849" calcext:value-type="float">
                <text:p>103768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LAABC</text:p>
              </table:table-cell>
              <table:table-cell office:value-type="string" calcext:value-type="string">
                <text:p>WAFAA</text:p>
              </table:table-cell>
              <table:table-cell office:value-type="date" office:date-value="1982-03-11" calcext:value-type="date">
                <text:p>11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4583" calcext:value-type="float">
                <text:p>102645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CIABC</text:p>
              </table:table-cell>
              <table:table-cell office:value-type="string" calcext:value-type="string">
                <text:p>MEDDY</text:p>
              </table:table-cell>
              <table:table-cell office:value-type="date" office:date-value="1975-02-27" calcext:value-type="date">
                <text:p>27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3232" calcext:value-type="float">
                <text:p>98032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OIABC</text:p>
              </table:table-cell>
              <table:table-cell office:value-type="string" calcext:value-type="string">
                <text:p>LUCILE</text:p>
              </table:table-cell>
              <table:table-cell office:value-type="date" office:date-value="1974-05-11" calcext:value-type="date">
                <text:p>11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21834" calcext:value-type="float">
                <text:p>104218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LO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9-12-05" calcext:value-type="date">
                <text:p>05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0172" calcext:value-type="float">
                <text:p>101401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I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74-07-09" calcext:value-type="date">
                <text:p>09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20593" calcext:value-type="float">
                <text:p>109205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IABC</text:p>
              </table:table-cell>
              <table:table-cell office:value-type="string" calcext:value-type="string">
                <text:p>JULIA</text:p>
              </table:table-cell>
              <table:table-cell office:value-type="date" office:date-value="1965-10-05" calcext:value-type="date">
                <text:p>05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2161" calcext:value-type="float">
                <text:p>100221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KACABC</text:p>
              </table:table-cell>
              <table:table-cell office:value-type="string" calcext:value-type="string">
                <text:p>CARLOS</text:p>
              </table:table-cell>
              <table:table-cell office:value-type="date" office:date-value="1970-08-09" calcext:value-type="date">
                <text:p>09/08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36805" calcext:value-type="float">
                <text:p>110368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KACABC</text:p>
              </table:table-cell>
              <table:table-cell office:value-type="string" calcext:value-type="string">
                <text:p>CARLOS</text:p>
              </table:table-cell>
              <table:table-cell office:value-type="date" office:date-value="1966-12-05" calcext:value-type="date">
                <text:p>05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9348" calcext:value-type="float">
                <text:p>114393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TAABC</text:p>
              </table:table-cell>
              <table:table-cell office:value-type="string" calcext:value-type="string">
                <text:p>NFONO</text:p>
              </table:table-cell>
              <table:table-cell office:value-type="date" office:date-value="1977-10-20" calcext:value-type="date">
                <text:p>20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0798" calcext:value-type="float">
                <text:p>109707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AC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5-06-17" calcext:value-type="date">
                <text:p>17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6480" calcext:value-type="float">
                <text:p>102064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OBABC</text:p>
              </table:table-cell>
              <table:table-cell office:value-type="string" calcext:value-type="string">
                <text:p>CECILE</text:p>
              </table:table-cell>
              <table:table-cell office:value-type="date" office:date-value="1979-02-10" calcext:value-type="date">
                <text:p>10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7741" calcext:value-type="float">
                <text:p>90277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VAABC</text:p>
              </table:table-cell>
              <table:table-cell office:value-type="string" calcext:value-type="string">
                <text:p>AZIEL</text:p>
              </table:table-cell>
              <table:table-cell office:value-type="date" office:date-value="1967-11-20" calcext:value-type="date">
                <text:p>20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5949" calcext:value-type="float">
                <text:p>90259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BROABC</text:p>
              </table:table-cell>
              <table:table-cell office:value-type="string" calcext:value-type="string">
                <text:p>TEDDY</text:p>
              </table:table-cell>
              <table:table-cell office:value-type="date" office:date-value="1975-03-25" calcext:value-type="date">
                <text:p>25/03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28003" calcext:value-type="float">
                <text:p>105280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HYEABC</text:p>
              </table:table-cell>
              <table:table-cell office:value-type="string" calcext:value-type="string">
                <text:p>CORALIE</text:p>
              </table:table-cell>
              <table:table-cell office:value-type="date" office:date-value="1981-01-20" calcext:value-type="date">
                <text:p>20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1759" calcext:value-type="float">
                <text:p>102417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HYEABC</text:p>
              </table:table-cell>
              <table:table-cell office:value-type="string" calcext:value-type="string">
                <text:p>CORALIE</text:p>
              </table:table-cell>
              <table:table-cell office:value-type="date" office:date-value="1969-10-09" calcext:value-type="date">
                <text:p>09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5444" calcext:value-type="float">
                <text:p>108154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JOABC</text:p>
              </table:table-cell>
              <table:table-cell office:value-type="string" calcext:value-type="string">
                <text:p>REJANE</text:p>
              </table:table-cell>
              <table:table-cell office:value-type="date" office:date-value="1966-06-29" calcext:value-type="date">
                <text:p>29/06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5809" calcext:value-type="float">
                <text:p>93258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JOABC</text:p>
              </table:table-cell>
              <table:table-cell office:value-type="string" calcext:value-type="string">
                <text:p>REJANE</text:p>
              </table:table-cell>
              <table:table-cell office:value-type="date" office:date-value="1977-10-22" calcext:value-type="date">
                <text:p>22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4987" calcext:value-type="float">
                <text:p>112249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OUABC</text:p>
              </table:table-cell>
              <table:table-cell office:value-type="string" calcext:value-type="string">
                <text:p>RABIA</text:p>
              </table:table-cell>
              <table:table-cell office:value-type="date" office:date-value="1980-01-10" calcext:value-type="date">
                <text:p>10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7002" calcext:value-type="float">
                <text:p>97670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OUABC</text:p>
              </table:table-cell>
              <table:table-cell office:value-type="string" calcext:value-type="string">
                <text:p>RABIA</text:p>
              </table:table-cell>
              <table:table-cell office:value-type="date" office:date-value="1982-12-13" calcext:value-type="date">
                <text:p>13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3768" calcext:value-type="float">
                <text:p>106637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RA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82-11-19" calcext:value-type="date">
                <text:p>19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4320" calcext:value-type="float">
                <text:p>102443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ONABC</text:p>
              </table:table-cell>
              <table:table-cell office:value-type="string" calcext:value-type="string">
                <text:p>PERRINE</text:p>
              </table:table-cell>
              <table:table-cell office:value-type="date" office:date-value="1970-09-28" calcext:value-type="date">
                <text:p>28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6227" calcext:value-type="float">
                <text:p>97362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HY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87-06-30" calcext:value-type="date">
                <text:p>30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6858" calcext:value-type="float">
                <text:p>106168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HY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77-03-15" calcext:value-type="date">
                <text:p>15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7018" calcext:value-type="float">
                <text:p>114670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Y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9-09-15" calcext:value-type="date">
                <text:p>15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70954" calcext:value-type="float">
                <text:p>111709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AR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86-10-24" calcext:value-type="date">
                <text:p>24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0035" calcext:value-type="float">
                <text:p>110900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MEABC</text:p>
              </table:table-cell>
              <table:table-cell office:value-type="string" calcext:value-type="string">
                <text:p>SAMUEL</text:p>
              </table:table-cell>
              <table:table-cell office:value-type="date" office:date-value="1966-01-31" calcext:value-type="date">
                <text:p>31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90755" calcext:value-type="float">
                <text:p>107907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GHABC</text:p>
              </table:table-cell>
              <table:table-cell office:value-type="string" calcext:value-type="string">
                <text:p>AZIZA</text:p>
              </table:table-cell>
              <table:table-cell office:value-type="date" office:date-value="1982-02-09" calcext:value-type="date">
                <text:p>09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4820" calcext:value-type="float">
                <text:p>92448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ON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68-05-30" calcext:value-type="date">
                <text:p>30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54857" calcext:value-type="float">
                <text:p>106548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CABC</text:p>
              </table:table-cell>
              <table:table-cell office:value-type="string" calcext:value-type="string">
                <text:p>SIOBHAN</text:p>
              </table:table-cell>
              <table:table-cell office:value-type="date" office:date-value="1980-10-22" calcext:value-type="date">
                <text:p>22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88939" calcext:value-type="float">
                <text:p>94889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ANABC</text:p>
              </table:table-cell>
              <table:table-cell office:value-type="string" calcext:value-type="string">
                <text:p>VICTOR-GEORGES</text:p>
              </table:table-cell>
              <table:table-cell office:value-type="date" office:date-value="1972-05-22" calcext:value-type="date">
                <text:p>22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09434" calcext:value-type="float">
                <text:p>91094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SARA</text:p>
              </table:table-cell>
              <table:table-cell office:value-type="date" office:date-value="1967-06-14" calcext:value-type="date">
                <text:p>14/06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4438" calcext:value-type="float">
                <text:p>92444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NOABC</text:p>
              </table:table-cell>
              <table:table-cell office:value-type="string" calcext:value-type="string">
                <text:p>CHLOE</text:p>
              </table:table-cell>
              <table:table-cell office:value-type="date" office:date-value="1968-12-06" calcext:value-type="date">
                <text:p>06/1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3673" calcext:value-type="float">
                <text:p>93336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NOABC</text:p>
              </table:table-cell>
              <table:table-cell office:value-type="string" calcext:value-type="string">
                <text:p>CHLOE</text:p>
              </table:table-cell>
              <table:table-cell office:value-type="date" office:date-value="1966-09-27" calcext:value-type="date">
                <text:p>27/09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6585" calcext:value-type="float">
                <text:p>106065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ISS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82-09-27" calcext:value-type="date">
                <text:p>27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3590" calcext:value-type="float">
                <text:p>113635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ECABC</text:p>
              </table:table-cell>
              <table:table-cell office:value-type="string" calcext:value-type="string">
                <text:p>MOUNIR</text:p>
              </table:table-cell>
              <table:table-cell office:value-type="date" office:date-value="1968-04-04" calcext:value-type="date">
                <text:p>04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8350" calcext:value-type="float">
                <text:p>89683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FFABC</text:p>
              </table:table-cell>
              <table:table-cell office:value-type="string" calcext:value-type="string">
                <text:p>MATTHIEU</text:p>
              </table:table-cell>
              <table:table-cell office:value-type="date" office:date-value="1975-04-10" calcext:value-type="date">
                <text:p>10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8163" calcext:value-type="float">
                <text:p>94981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FFABC</text:p>
              </table:table-cell>
              <table:table-cell office:value-type="string" calcext:value-type="string">
                <text:p>MATTHIEU</text:p>
              </table:table-cell>
              <table:table-cell office:value-type="date" office:date-value="1986-06-05" calcext:value-type="date">
                <text:p>05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93661" calcext:value-type="float">
                <text:p>111936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IABC</text:p>
              </table:table-cell>
              <table:table-cell office:value-type="string" calcext:value-type="string">
                <text:p>CHARLES-HENRI</text:p>
              </table:table-cell>
              <table:table-cell office:value-type="date" office:date-value="1975-11-25" calcext:value-type="date">
                <text:p>25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9291" calcext:value-type="float">
                <text:p>95492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GUE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2-12-27" calcext:value-type="date">
                <text:p>27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1668" calcext:value-type="float">
                <text:p>105616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LIEABC</text:p>
              </table:table-cell>
              <table:table-cell office:value-type="string" calcext:value-type="string">
                <text:p>LAURENT</text:p>
              </table:table-cell>
              <table:table-cell office:value-type="date" office:date-value="1973-06-16" calcext:value-type="date">
                <text:p>16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5441" calcext:value-type="float">
                <text:p>107054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SNABC</text:p>
              </table:table-cell>
              <table:table-cell office:value-type="string" calcext:value-type="string">
                <text:p>ADRIEN</text:p>
              </table:table-cell>
              <table:table-cell office:value-type="date" office:date-value="1981-06-10" calcext:value-type="date">
                <text:p>10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2034" calcext:value-type="float">
                <text:p>109920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ONABC</text:p>
              </table:table-cell>
              <table:table-cell office:value-type="string" calcext:value-type="string">
                <text:p>CELIA</text:p>
              </table:table-cell>
              <table:table-cell office:value-type="date" office:date-value="1966-07-14" calcext:value-type="date">
                <text:p>14/07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62420" calcext:value-type="float">
                <text:p>101624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REABC</text:p>
              </table:table-cell>
              <table:table-cell office:value-type="string" calcext:value-type="string">
                <text:p>FABRICE</text:p>
              </table:table-cell>
              <table:table-cell office:value-type="date" office:date-value="1968-11-28" calcext:value-type="date">
                <text:p>28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5093" calcext:value-type="float">
                <text:p>108150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RINABC</text:p>
              </table:table-cell>
              <table:table-cell office:value-type="string" calcext:value-type="string">
                <text:p>XAVIER</text:p>
              </table:table-cell>
              <table:table-cell office:value-type="date" office:date-value="1968-04-19" calcext:value-type="date">
                <text:p>19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0290" calcext:value-type="float">
                <text:p>103002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RI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80-11-28" calcext:value-type="date">
                <text:p>28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7667" calcext:value-type="float">
                <text:p>93476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YAABC</text:p>
              </table:table-cell>
              <table:table-cell office:value-type="string" calcext:value-type="string">
                <text:p>SAMUEL</text:p>
              </table:table-cell>
              <table:table-cell office:value-type="date" office:date-value="1976-07-12" calcext:value-type="date">
                <text:p>12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2862" calcext:value-type="float">
                <text:p>108428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YAABC</text:p>
              </table:table-cell>
              <table:table-cell office:value-type="string" calcext:value-type="string">
                <text:p>SAMUEL</text:p>
              </table:table-cell>
              <table:table-cell office:value-type="date" office:date-value="1983-06-15" calcext:value-type="date">
                <text:p>15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27829" calcext:value-type="float">
                <text:p>106278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CKABC</text:p>
              </table:table-cell>
              <table:table-cell office:value-type="string" calcext:value-type="string">
                <text:p>THIORO</text:p>
              </table:table-cell>
              <table:table-cell office:value-type="date" office:date-value="1981-08-14" calcext:value-type="date">
                <text:p>14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0937" calcext:value-type="float">
                <text:p>90509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 BUABC</text:p>
              </table:table-cell>
              <table:table-cell office:value-type="string" calcext:value-type="string">
                <text:p>GUILLAUME</text:p>
              </table:table-cell>
              <table:table-cell office:value-type="date" office:date-value="1975-04-23" calcext:value-type="date">
                <text:p>23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2502" calcext:value-type="float">
                <text:p>100225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LIABC</text:p>
              </table:table-cell>
              <table:table-cell office:value-type="string" calcext:value-type="string">
                <text:p>GABRIEL</text:p>
              </table:table-cell>
              <table:table-cell office:value-type="date" office:date-value="1967-10-17" calcext:value-type="date">
                <text:p>17/10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93737" calcext:value-type="float">
                <text:p>1139373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NE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81-04-04" calcext:value-type="date">
                <text:p>04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1587" calcext:value-type="float">
                <text:p>95415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QUABC</text:p>
              </table:table-cell>
              <table:table-cell office:value-type="string" calcext:value-type="string">
                <text:p>TIFFANIE</text:p>
              </table:table-cell>
              <table:table-cell office:value-type="date" office:date-value="1981-02-20" calcext:value-type="date">
                <text:p>20/0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6108" calcext:value-type="float">
                <text:p>108761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H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75-01-01" calcext:value-type="date">
                <text:p>01/0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33997" calcext:value-type="float">
                <text:p>102339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FASABC</text:p>
              </table:table-cell>
              <table:table-cell office:value-type="string" calcext:value-type="string">
                <text:p>YAELLE</text:p>
              </table:table-cell>
              <table:table-cell office:value-type="date" office:date-value="1986-04-04" calcext:value-type="date">
                <text:p>04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03317" calcext:value-type="float">
                <text:p>111033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VAABC</text:p>
              </table:table-cell>
              <table:table-cell office:value-type="string" calcext:value-type="string">
                <text:p>ORNELLA</text:p>
              </table:table-cell>
              <table:table-cell office:value-type="date" office:date-value="1965-09-30" calcext:value-type="date">
                <text:p>30/09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51062" calcext:value-type="float">
                <text:p>94510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OPABC</text:p>
              </table:table-cell>
              <table:table-cell office:value-type="string" calcext:value-type="string">
                <text:p>AIDA</text:p>
              </table:table-cell>
              <table:table-cell office:value-type="date" office:date-value="1979-11-22" calcext:value-type="date">
                <text:p>22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2878" calcext:value-type="float">
                <text:p>114928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IABC</text:p>
              </table:table-cell>
              <table:table-cell office:value-type="string" calcext:value-type="string">
                <text:p>EZECHIEL</text:p>
              </table:table-cell>
              <table:table-cell office:value-type="date" office:date-value="1971-05-22" calcext:value-type="date">
                <text:p>22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14621" calcext:value-type="float">
                <text:p>96146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IABC</text:p>
              </table:table-cell>
              <table:table-cell office:value-type="string" calcext:value-type="string">
                <text:p>EZECHIEL</text:p>
              </table:table-cell>
              <table:table-cell office:value-type="date" office:date-value="1976-06-16" calcext:value-type="date">
                <text:p>16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34346" calcext:value-type="float">
                <text:p>106343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AGU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79-11-17" calcext:value-type="date">
                <text:p>17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18762" calcext:value-type="float">
                <text:p>109187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AGU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86-03-27" calcext:value-type="date">
                <text:p>27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8197" calcext:value-type="float">
                <text:p>90581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TIKABC</text:p>
              </table:table-cell>
              <table:table-cell office:value-type="string" calcext:value-type="string">
                <text:p>KAMIR</text:p>
              </table:table-cell>
              <table:table-cell office:value-type="date" office:date-value="1983-08-03" calcext:value-type="date">
                <text:p>03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5821" calcext:value-type="float">
                <text:p>106758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SSAABC</text:p>
              </table:table-cell>
              <table:table-cell office:value-type="string" calcext:value-type="string">
                <text:p>SOPHIE</text:p>
              </table:table-cell>
              <table:table-cell office:value-type="date" office:date-value="1972-07-25" calcext:value-type="date">
                <text:p>25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4352" calcext:value-type="float">
                <text:p>100243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SSAABC</text:p>
              </table:table-cell>
              <table:table-cell office:value-type="string" calcext:value-type="string">
                <text:p>SOPHIE</text:p>
              </table:table-cell>
              <table:table-cell office:value-type="date" office:date-value="1969-05-26" calcext:value-type="date">
                <text:p>26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6225" calcext:value-type="float">
                <text:p>95262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GUABC</text:p>
              </table:table-cell>
              <table:table-cell office:value-type="string" calcext:value-type="string">
                <text:p>VICTOR</text:p>
              </table:table-cell>
              <table:table-cell office:value-type="date" office:date-value="1975-09-29" calcext:value-type="date">
                <text:p>29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3428" calcext:value-type="float">
                <text:p>113134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AI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66-12-07" calcext:value-type="date">
                <text:p>07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5311" calcext:value-type="float">
                <text:p>103553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AI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71-01-04" calcext:value-type="date">
                <text:p>04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3621" calcext:value-type="float">
                <text:p>90436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GAEL</text:p>
              </table:table-cell>
              <table:table-cell office:value-type="date" office:date-value="1979-08-21" calcext:value-type="date">
                <text:p>21/08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1144" calcext:value-type="float">
                <text:p>91811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IABC</text:p>
              </table:table-cell>
              <table:table-cell office:value-type="string" calcext:value-type="string">
                <text:p>JIMMY</text:p>
              </table:table-cell>
              <table:table-cell office:value-type="date" office:date-value="1974-05-28" calcext:value-type="date">
                <text:p>28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4810" calcext:value-type="float">
                <text:p>107748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 SM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81-10-05" calcext:value-type="date">
                <text:p>05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83300" calcext:value-type="float">
                <text:p>94833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 SM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69-10-05" calcext:value-type="date">
                <text:p>05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4066" calcext:value-type="float">
                <text:p>112440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CH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68-03-01" calcext:value-type="date">
                <text:p>01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24885" calcext:value-type="float">
                <text:p>110248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OUDABC</text:p>
              </table:table-cell>
              <table:table-cell office:value-type="string" calcext:value-type="string">
                <text:p>MAXIME</text:p>
              </table:table-cell>
              <table:table-cell office:value-type="date" office:date-value="1978-12-23" calcext:value-type="date">
                <text:p>23/1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92172" calcext:value-type="float">
                <text:p>99921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ORABC</text:p>
              </table:table-cell>
              <table:table-cell office:value-type="string" calcext:value-type="string">
                <text:p>DALILA</text:p>
              </table:table-cell>
              <table:table-cell office:value-type="date" office:date-value="1966-08-16" calcext:value-type="date">
                <text:p>16/08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8204" calcext:value-type="float">
                <text:p>90182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ORABC</text:p>
              </table:table-cell>
              <table:table-cell office:value-type="string" calcext:value-type="string">
                <text:p>DALILA</text:p>
              </table:table-cell>
              <table:table-cell office:value-type="date" office:date-value="1975-08-11" calcext:value-type="date">
                <text:p>11/08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90444" calcext:value-type="float">
                <text:p>92904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 NABC</text:p>
              </table:table-cell>
              <table:table-cell office:value-type="string" calcext:value-type="string">
                <text:p>IMANE</text:p>
              </table:table-cell>
              <table:table-cell office:value-type="date" office:date-value="1975-02-12" calcext:value-type="date">
                <text:p>12/0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31806" calcext:value-type="float">
                <text:p>106318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JAYABC</text:p>
              </table:table-cell>
              <table:table-cell office:value-type="string" calcext:value-type="string">
                <text:p>NOEMIE</text:p>
              </table:table-cell>
              <table:table-cell office:value-type="date" office:date-value="1977-07-15" calcext:value-type="date">
                <text:p>15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9917" calcext:value-type="float">
                <text:p>103899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RUCABC</text:p>
              </table:table-cell>
              <table:table-cell office:value-type="string" calcext:value-type="string">
                <text:p>BERTRAND</text:p>
              </table:table-cell>
              <table:table-cell office:value-type="date" office:date-value="1984-11-01" calcext:value-type="date">
                <text:p>01/1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68553" calcext:value-type="float">
                <text:p>111685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AT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69-08-08" calcext:value-type="date">
                <text:p>08/08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7746" calcext:value-type="float">
                <text:p>108477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DIAABC</text:p>
              </table:table-cell>
              <table:table-cell office:value-type="string" calcext:value-type="string">
                <text:p>BESMA</text:p>
              </table:table-cell>
              <table:table-cell office:value-type="date" office:date-value="1987-03-03" calcext:value-type="date">
                <text:p>03/03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5075" calcext:value-type="float">
                <text:p>98350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ZAABC</text:p>
              </table:table-cell>
              <table:table-cell office:value-type="string" calcext:value-type="string">
                <text:p>AMINA</text:p>
              </table:table-cell>
              <table:table-cell office:value-type="date" office:date-value="1966-10-13" calcext:value-type="date">
                <text:p>13/10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8274" calcext:value-type="float">
                <text:p>98682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 S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85-08-17" calcext:value-type="date">
                <text:p>17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7373" calcext:value-type="float">
                <text:p>107673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RENABC</text:p>
              </table:table-cell>
              <table:table-cell office:value-type="string" calcext:value-type="string">
                <text:p>SAGIRA</text:p>
              </table:table-cell>
              <table:table-cell office:value-type="date" office:date-value="1966-05-25" calcext:value-type="date">
                <text:p>25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4748" calcext:value-type="float">
                <text:p>103447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VEUABC</text:p>
              </table:table-cell>
              <table:table-cell office:value-type="string" calcext:value-type="string">
                <text:p>MANON</text:p>
              </table:table-cell>
              <table:table-cell office:value-type="date" office:date-value="1974-03-16" calcext:value-type="date">
                <text:p>16/03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8790" calcext:value-type="float">
                <text:p>104687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GHAABC</text:p>
              </table:table-cell>
              <table:table-cell office:value-type="string" calcext:value-type="string">
                <text:p>SORAYA</text:p>
              </table:table-cell>
              <table:table-cell office:value-type="date" office:date-value="1976-12-15" calcext:value-type="date">
                <text:p>15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1627" calcext:value-type="float">
                <text:p>93216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NDHABC</text:p>
              </table:table-cell>
              <table:table-cell office:value-type="string" calcext:value-type="string">
                <text:p>IMAN</text:p>
              </table:table-cell>
              <table:table-cell office:value-type="date" office:date-value="1975-05-10" calcext:value-type="date">
                <text:p>10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76354" calcext:value-type="float">
                <text:p>97763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FFOABC</text:p>
              </table:table-cell>
              <table:table-cell office:value-type="string" calcext:value-type="string">
                <text:p>QUENTIN</text:p>
              </table:table-cell>
              <table:table-cell office:value-type="date" office:date-value="1976-11-08" calcext:value-type="date">
                <text:p>08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4897" calcext:value-type="float">
                <text:p>93448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JATABC</text:p>
              </table:table-cell>
              <table:table-cell office:value-type="string" calcext:value-type="string">
                <text:p>MONIREH</text:p>
              </table:table-cell>
              <table:table-cell office:value-type="date" office:date-value="1986-11-12" calcext:value-type="date">
                <text:p>12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7257" calcext:value-type="float">
                <text:p>97572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ARABC</text:p>
              </table:table-cell>
              <table:table-cell office:value-type="string" calcext:value-type="string">
                <text:p>RONNI</text:p>
              </table:table-cell>
              <table:table-cell office:value-type="date" office:date-value="1969-12-04" calcext:value-type="date">
                <text:p>04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2767" calcext:value-type="float">
                <text:p>93627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YERABC</text:p>
              </table:table-cell>
              <table:table-cell office:value-type="string" calcext:value-type="string">
                <text:p>MAUD</text:p>
              </table:table-cell>
              <table:table-cell office:value-type="date" office:date-value="1986-09-22" calcext:value-type="date">
                <text:p>22/09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02531" calcext:value-type="float">
                <text:p>101025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MAABC</text:p>
              </table:table-cell>
              <table:table-cell office:value-type="string" calcext:value-type="string">
                <text:p>BARBARA</text:p>
              </table:table-cell>
              <table:table-cell office:value-type="date" office:date-value="1972-04-23" calcext:value-type="date">
                <text:p>23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6749" calcext:value-type="float">
                <text:p>108467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SI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9-03-30" calcext:value-type="date">
                <text:p>30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8003" calcext:value-type="float">
                <text:p>106780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MU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4-11-09" calcext:value-type="date">
                <text:p>09/1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3282" calcext:value-type="float">
                <text:p>104632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E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73-01-29" calcext:value-type="date">
                <text:p>29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2358" calcext:value-type="float">
                <text:p>107723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BUABC</text:p>
              </table:table-cell>
              <table:table-cell office:value-type="string" calcext:value-type="string">
                <text:p>CAROLE</text:p>
              </table:table-cell>
              <table:table-cell office:value-type="date" office:date-value="1978-01-21" calcext:value-type="date">
                <text:p>21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6867" calcext:value-type="float">
                <text:p>91568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BERABC</text:p>
              </table:table-cell>
              <table:table-cell office:value-type="string" calcext:value-type="string">
                <text:p>AGATHE</text:p>
              </table:table-cell>
              <table:table-cell office:value-type="date" office:date-value="1981-12-03" calcext:value-type="date">
                <text:p>03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75378" calcext:value-type="float">
                <text:p>96753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DI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81-11-11" calcext:value-type="date">
                <text:p>11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19307" calcext:value-type="float">
                <text:p>101193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HABC</text:p>
              </table:table-cell>
              <table:table-cell office:value-type="string" calcext:value-type="string">
                <text:p>VERONIQUE</text:p>
              </table:table-cell>
              <table:table-cell office:value-type="date" office:date-value="1975-10-27" calcext:value-type="date">
                <text:p>27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8398" calcext:value-type="float">
                <text:p>113183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TIABC</text:p>
              </table:table-cell>
              <table:table-cell office:value-type="string" calcext:value-type="string">
                <text:p>PAUL</text:p>
              </table:table-cell>
              <table:table-cell office:value-type="date" office:date-value="1972-11-18" calcext:value-type="date">
                <text:p>18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6629" calcext:value-type="float">
                <text:p>90066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IABC</text:p>
              </table:table-cell>
              <table:table-cell office:value-type="string" calcext:value-type="string">
                <text:p>MAUD</text:p>
              </table:table-cell>
              <table:table-cell office:value-type="date" office:date-value="1973-05-19" calcext:value-type="date">
                <text:p>19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7865" calcext:value-type="float">
                <text:p>113778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RIABC</text:p>
              </table:table-cell>
              <table:table-cell office:value-type="string" calcext:value-type="string">
                <text:p>EKRAME</text:p>
              </table:table-cell>
              <table:table-cell office:value-type="date" office:date-value="1980-08-01" calcext:value-type="date">
                <text:p>01/08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0251" calcext:value-type="float">
                <text:p>11120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UABC</text:p>
              </table:table-cell>
              <table:table-cell office:value-type="string" calcext:value-type="string">
                <text:p>CAM-THI</text:p>
              </table:table-cell>
              <table:table-cell office:value-type="date" office:date-value="1981-08-21" calcext:value-type="date">
                <text:p>21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68411" calcext:value-type="float">
                <text:p>94684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TRAABC</text:p>
              </table:table-cell>
              <table:table-cell office:value-type="string" calcext:value-type="string">
                <text:p>LARABI</text:p>
              </table:table-cell>
              <table:table-cell office:value-type="date" office:date-value="1973-12-04" calcext:value-type="date">
                <text:p>04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2790" calcext:value-type="float">
                <text:p>110927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SEABC</text:p>
              </table:table-cell>
              <table:table-cell office:value-type="string" calcext:value-type="string">
                <text:p>ANTHONY</text:p>
              </table:table-cell>
              <table:table-cell office:value-type="date" office:date-value="1984-10-13" calcext:value-type="date">
                <text:p>13/10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6798" calcext:value-type="float">
                <text:p>98367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ADABC</text:p>
              </table:table-cell>
              <table:table-cell office:value-type="string" calcext:value-type="string">
                <text:p>SADAF</text:p>
              </table:table-cell>
              <table:table-cell office:value-type="date" office:date-value="1975-01-19" calcext:value-type="date">
                <text:p>19/0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9499" calcext:value-type="float">
                <text:p>106094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SABC</text:p>
              </table:table-cell>
              <table:table-cell office:value-type="string" calcext:value-type="string">
                <text:p>OLGA</text:p>
              </table:table-cell>
              <table:table-cell office:value-type="date" office:date-value="1975-03-16" calcext:value-type="date">
                <text:p>16/03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6796" calcext:value-type="float">
                <text:p>106667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YUABC</text:p>
              </table:table-cell>
              <table:table-cell office:value-type="string" calcext:value-type="string">
                <text:p>GOKHAN</text:p>
              </table:table-cell>
              <table:table-cell office:value-type="date" office:date-value="1966-10-06" calcext:value-type="date">
                <text:p>06/10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6520" calcext:value-type="float">
                <text:p>114765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OUDABC</text:p>
              </table:table-cell>
              <table:table-cell office:value-type="string" calcext:value-type="string">
                <text:p>INAAT-CHARIF</text:p>
              </table:table-cell>
              <table:table-cell office:value-type="date" office:date-value="1973-09-01" calcext:value-type="date">
                <text:p>01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1132" calcext:value-type="float">
                <text:p>105011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OUAABC</text:p>
              </table:table-cell>
              <table:table-cell office:value-type="string" calcext:value-type="string">
                <text:p>HAKIM</text:p>
              </table:table-cell>
              <table:table-cell office:value-type="date" office:date-value="1974-05-10" calcext:value-type="date">
                <text:p>10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7530" calcext:value-type="float">
                <text:p>103575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END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73-10-11" calcext:value-type="date">
                <text:p>11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7944" calcext:value-type="float">
                <text:p>90079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AMEABC</text:p>
              </table:table-cell>
              <table:table-cell office:value-type="string" calcext:value-type="string">
                <text:p>MARCUS</text:p>
              </table:table-cell>
              <table:table-cell office:value-type="date" office:date-value="1977-04-10" calcext:value-type="date">
                <text:p>10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85324" calcext:value-type="float">
                <text:p>112853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IOABC</text:p>
              </table:table-cell>
              <table:table-cell office:value-type="string" calcext:value-type="string">
                <text:p>ISABELLE</text:p>
              </table:table-cell>
              <table:table-cell office:value-type="date" office:date-value="1975-10-27" calcext:value-type="date">
                <text:p>27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7964" calcext:value-type="float">
                <text:p>107579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VYABC</text:p>
              </table:table-cell>
              <table:table-cell office:value-type="string" calcext:value-type="string">
                <text:p>ROBIN</text:p>
              </table:table-cell>
              <table:table-cell office:value-type="date" office:date-value="1983-04-02" calcext:value-type="date">
                <text:p>02/04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3596" calcext:value-type="float">
                <text:p>112435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FEBABC</text:p>
              </table:table-cell>
              <table:table-cell office:value-type="string" calcext:value-type="string">
                <text:p>JEREMY</text:p>
              </table:table-cell>
              <table:table-cell office:value-type="date" office:date-value="1965-10-26" calcext:value-type="date">
                <text:p>26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4268" calcext:value-type="float">
                <text:p>92042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TAABC</text:p>
              </table:table-cell>
              <table:table-cell office:value-type="string" calcext:value-type="string">
                <text:p>LAKHDER</text:p>
              </table:table-cell>
              <table:table-cell office:value-type="date" office:date-value="1975-10-24" calcext:value-type="date">
                <text:p>24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8650" calcext:value-type="float">
                <text:p>108686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TAABC</text:p>
              </table:table-cell>
              <table:table-cell office:value-type="string" calcext:value-type="string">
                <text:p>LAKHDER</text:p>
              </table:table-cell>
              <table:table-cell office:value-type="date" office:date-value="1987-01-08" calcext:value-type="date">
                <text:p>08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8166" calcext:value-type="float">
                <text:p>91881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BIB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81-10-25" calcext:value-type="date">
                <text:p>25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8691" calcext:value-type="float">
                <text:p>107586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AN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78-11-20" calcext:value-type="date">
                <text:p>20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2812" calcext:value-type="float">
                <text:p>101528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EDABC</text:p>
              </table:table-cell>
              <table:table-cell office:value-type="string" calcext:value-type="string">
                <text:p>HANNA</text:p>
              </table:table-cell>
              <table:table-cell office:value-type="date" office:date-value="1967-05-23" calcext:value-type="date">
                <text:p>23/05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28352" calcext:value-type="float">
                <text:p>106283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BA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83-03-17" calcext:value-type="date">
                <text:p>17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2902" calcext:value-type="float">
                <text:p>112929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BA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75-05-16" calcext:value-type="date">
                <text:p>16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5467" calcext:value-type="float">
                <text:p>98954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GOABC</text:p>
              </table:table-cell>
              <table:table-cell office:value-type="string" calcext:value-type="string">
                <text:p>PINAR</text:p>
              </table:table-cell>
              <table:table-cell office:value-type="date" office:date-value="1985-10-11" calcext:value-type="date">
                <text:p>11/10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2119" calcext:value-type="float">
                <text:p>96421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ANISSA</text:p>
              </table:table-cell>
              <table:table-cell office:value-type="date" office:date-value="1974-02-02" calcext:value-type="date">
                <text:p>02/0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20779" calcext:value-type="float">
                <text:p>101207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ANISSA</text:p>
              </table:table-cell>
              <table:table-cell office:value-type="date" office:date-value="1981-03-30" calcext:value-type="date">
                <text:p>30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1000" calcext:value-type="float">
                <text:p>106810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FAABC</text:p>
              </table:table-cell>
              <table:table-cell office:value-type="string" calcext:value-type="string">
                <text:p>YAMINA</text:p>
              </table:table-cell>
              <table:table-cell office:value-type="date" office:date-value="1985-03-25" calcext:value-type="date">
                <text:p>25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8912" calcext:value-type="float">
                <text:p>97289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NCABC</text:p>
              </table:table-cell>
              <table:table-cell office:value-type="string" calcext:value-type="string">
                <text:p>CHARLOTTE</text:p>
              </table:table-cell>
              <table:table-cell office:value-type="date" office:date-value="1966-11-25" calcext:value-type="date">
                <text:p>25/1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4569" calcext:value-type="float">
                <text:p>112445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OABC</text:p>
              </table:table-cell>
              <table:table-cell office:value-type="string" calcext:value-type="string">
                <text:p>PHILIPPINE</text:p>
              </table:table-cell>
              <table:table-cell office:value-type="date" office:date-value="1987-07-27" calcext:value-type="date">
                <text:p>27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7757" calcext:value-type="float">
                <text:p>94177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IABC</text:p>
              </table:table-cell>
              <table:table-cell office:value-type="string" calcext:value-type="string">
                <text:p>ORIANNE</text:p>
              </table:table-cell>
              <table:table-cell office:value-type="date" office:date-value="1987-04-07" calcext:value-type="date">
                <text:p>07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4890" calcext:value-type="float">
                <text:p>97648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BERABC</text:p>
              </table:table-cell>
              <table:table-cell office:value-type="string" calcext:value-type="string">
                <text:p>ZOHRE</text:p>
              </table:table-cell>
              <table:table-cell office:value-type="date" office:date-value="1972-10-24" calcext:value-type="date">
                <text:p>24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1236" calcext:value-type="float">
                <text:p>96612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BERABC</text:p>
              </table:table-cell>
              <table:table-cell office:value-type="string" calcext:value-type="string">
                <text:p>ZOHRE</text:p>
              </table:table-cell>
              <table:table-cell office:value-type="date" office:date-value="1974-11-28" calcext:value-type="date">
                <text:p>28/1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12727" calcext:value-type="float">
                <text:p>110127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BIOABC</text:p>
              </table:table-cell>
              <table:table-cell office:value-type="string" calcext:value-type="string">
                <text:p>MANUEL</text:p>
              </table:table-cell>
              <table:table-cell office:value-type="date" office:date-value="1975-04-26" calcext:value-type="date">
                <text:p>26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69258" calcext:value-type="float">
                <text:p>110692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RIQ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85-07-27" calcext:value-type="date">
                <text:p>27/07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1771" calcext:value-type="float">
                <text:p>98917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AR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68-02-23" calcext:value-type="date">
                <text:p>23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1741" calcext:value-type="float">
                <text:p>97317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ENN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74-05-10" calcext:value-type="date">
                <text:p>10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1349" calcext:value-type="float">
                <text:p>97413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ENN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66-03-27" calcext:value-type="date">
                <text:p>27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5876" calcext:value-type="float">
                <text:p>102258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GAZABC</text:p>
              </table:table-cell>
              <table:table-cell office:value-type="string" calcext:value-type="string">
                <text:p>THIBAUD</text:p>
              </table:table-cell>
              <table:table-cell office:value-type="date" office:date-value="1967-07-03" calcext:value-type="date">
                <text:p>03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72320" calcext:value-type="float">
                <text:p>89723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OABC</text:p>
              </table:table-cell>
              <table:table-cell office:value-type="string" calcext:value-type="string">
                <text:p>MICHAEL</text:p>
              </table:table-cell>
              <table:table-cell office:value-type="date" office:date-value="1969-04-09" calcext:value-type="date">
                <text:p>09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36217" calcext:value-type="float">
                <text:p>105362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OABC</text:p>
              </table:table-cell>
              <table:table-cell office:value-type="string" calcext:value-type="string">
                <text:p>MICHAEL</text:p>
              </table:table-cell>
              <table:table-cell office:value-type="date" office:date-value="1969-09-08" calcext:value-type="date">
                <text:p>08/09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6263" calcext:value-type="float">
                <text:p>108162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IM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66-06-21" calcext:value-type="date">
                <text:p>21/06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1421" calcext:value-type="float">
                <text:p>114514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HAABC</text:p>
              </table:table-cell>
              <table:table-cell office:value-type="string" calcext:value-type="string">
                <text:p>YACINE</text:p>
              </table:table-cell>
              <table:table-cell office:value-type="date" office:date-value="1968-06-03" calcext:value-type="date">
                <text:p>03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4890" calcext:value-type="float">
                <text:p>108948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KABC</text:p>
              </table:table-cell>
              <table:table-cell office:value-type="string" calcext:value-type="string">
                <text:p>VY</text:p>
              </table:table-cell>
              <table:table-cell office:value-type="date" office:date-value="1965-09-18" calcext:value-type="date">
                <text:p>18/09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8006" calcext:value-type="float">
                <text:p>114680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DAABC</text:p>
              </table:table-cell>
              <table:table-cell office:value-type="string" calcext:value-type="string">
                <text:p>ISMAHANE</text:p>
              </table:table-cell>
              <table:table-cell office:value-type="date" office:date-value="1982-09-14" calcext:value-type="date">
                <text:p>14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3871" calcext:value-type="float">
                <text:p>100538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RABC</text:p>
              </table:table-cell>
              <table:table-cell office:value-type="string" calcext:value-type="string">
                <text:p>MICKAEL</text:p>
              </table:table-cell>
              <table:table-cell office:value-type="date" office:date-value="1981-02-06" calcext:value-type="date">
                <text:p>06/0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51107" calcext:value-type="float">
                <text:p>108511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QABC</text:p>
              </table:table-cell>
              <table:table-cell office:value-type="string" calcext:value-type="string">
                <text:p>OLIVIA</text:p>
              </table:table-cell>
              <table:table-cell office:value-type="date" office:date-value="1985-06-04" calcext:value-type="date">
                <text:p>04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78469" calcext:value-type="float">
                <text:p>110784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ELTABC</text:p>
              </table:table-cell>
              <table:table-cell office:value-type="string" calcext:value-type="string">
                <text:p>ADRIEN</text:p>
              </table:table-cell>
              <table:table-cell office:value-type="date" office:date-value="1985-08-05" calcext:value-type="date">
                <text:p>05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51401" calcext:value-type="float">
                <text:p>95514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COABC</text:p>
              </table:table-cell>
              <table:table-cell office:value-type="string" calcext:value-type="string">
                <text:p>ANDREE ANNE</text:p>
              </table:table-cell>
              <table:table-cell office:value-type="date" office:date-value="1987-01-26" calcext:value-type="date">
                <text:p>26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85199" calcext:value-type="float">
                <text:p>112851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DD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68-06-23" calcext:value-type="date">
                <text:p>23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5781" calcext:value-type="float">
                <text:p>1015578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GES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84-11-18" calcext:value-type="date">
                <text:p>18/1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85799" calcext:value-type="float">
                <text:p>100857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GABC</text:p>
              </table:table-cell>
              <table:table-cell office:value-type="string" calcext:value-type="string">
                <text:p>ANNABELLE</text:p>
              </table:table-cell>
              <table:table-cell office:value-type="date" office:date-value="1984-12-01" calcext:value-type="date">
                <text:p>01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68165" calcext:value-type="float">
                <text:p>94681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UDYABC</text:p>
              </table:table-cell>
              <table:table-cell office:value-type="string" calcext:value-type="string">
                <text:p>FABIENNE</text:p>
              </table:table-cell>
              <table:table-cell office:value-type="date" office:date-value="1972-05-01" calcext:value-type="date">
                <text:p>01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3807" calcext:value-type="float">
                <text:p>101938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UONABC</text:p>
              </table:table-cell>
              <table:table-cell office:value-type="string" calcext:value-type="string">
                <text:p>THI-THUY-VAN</text:p>
              </table:table-cell>
              <table:table-cell office:value-type="date" office:date-value="1967-05-20" calcext:value-type="date">
                <text:p>20/05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3692" calcext:value-type="float">
                <text:p>111136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SI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74-01-14" calcext:value-type="date">
                <text:p>14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9413" calcext:value-type="float">
                <text:p>112994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IKIABC</text:p>
              </table:table-cell>
              <table:table-cell office:value-type="string" calcext:value-type="string">
                <text:p>MAMADOU</text:p>
              </table:table-cell>
              <table:table-cell office:value-type="date" office:date-value="1977-06-12" calcext:value-type="date">
                <text:p>12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0240" calcext:value-type="float">
                <text:p>112702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7-10-01" calcext:value-type="date">
                <text:p>01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35060" calcext:value-type="float">
                <text:p>102350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CABC</text:p>
              </table:table-cell>
              <table:table-cell office:value-type="string" calcext:value-type="string">
                <text:p>ALICE</text:p>
              </table:table-cell>
              <table:table-cell office:value-type="date" office:date-value="1981-10-05" calcext:value-type="date">
                <text:p>05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4023" calcext:value-type="float">
                <text:p>108940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FSA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79-04-12" calcext:value-type="date">
                <text:p>12/04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4388" calcext:value-type="float">
                <text:p>114743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MOABC</text:p>
              </table:table-cell>
              <table:table-cell office:value-type="string" calcext:value-type="string">
                <text:p>ELIE</text:p>
              </table:table-cell>
              <table:table-cell office:value-type="date" office:date-value="1972-03-11" calcext:value-type="date">
                <text:p>11/03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77826" calcext:value-type="float">
                <text:p>977782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MENABC</text:p>
              </table:table-cell>
              <table:table-cell office:value-type="string" calcext:value-type="string">
                <text:p>NAWEL</text:p>
              </table:table-cell>
              <table:table-cell office:value-type="date" office:date-value="1976-07-27" calcext:value-type="date">
                <text:p>27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4057" calcext:value-type="float">
                <text:p>93040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OUN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84-12-04" calcext:value-type="date">
                <text:p>04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2764" calcext:value-type="float">
                <text:p>107627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VA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77-04-10" calcext:value-type="date">
                <text:p>10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58008" calcext:value-type="float">
                <text:p>110580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MESABC</text:p>
              </table:table-cell>
              <table:table-cell office:value-type="string" calcext:value-type="string">
                <text:p>NATHANAEL</text:p>
              </table:table-cell>
              <table:table-cell office:value-type="date" office:date-value="1978-02-25" calcext:value-type="date">
                <text:p>25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66351" calcext:value-type="float">
                <text:p>1016635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ISABC</text:p>
              </table:table-cell>
              <table:table-cell office:value-type="string" calcext:value-type="string">
                <text:p>MEIDI</text:p>
              </table:table-cell>
              <table:table-cell office:value-type="date" office:date-value="1982-01-28" calcext:value-type="date">
                <text:p>28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1946" calcext:value-type="float">
                <text:p>111519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FANABC</text:p>
              </table:table-cell>
              <table:table-cell office:value-type="string" calcext:value-type="string">
                <text:p>AICHA</text:p>
              </table:table-cell>
              <table:table-cell office:value-type="date" office:date-value="1982-01-27" calcext:value-type="date">
                <text:p>27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9596" calcext:value-type="float">
                <text:p>97395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ABC</text:p>
              </table:table-cell>
              <table:table-cell office:value-type="string" calcext:value-type="string">
                <text:p>THI</text:p>
              </table:table-cell>
              <table:table-cell office:value-type="date" office:date-value="1987-05-31" calcext:value-type="date">
                <text:p>31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2015" calcext:value-type="float">
                <text:p>93120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ABC</text:p>
              </table:table-cell>
              <table:table-cell office:value-type="string" calcext:value-type="string">
                <text:p>THI</text:p>
              </table:table-cell>
              <table:table-cell office:value-type="date" office:date-value="1969-09-13" calcext:value-type="date">
                <text:p>13/09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6460" calcext:value-type="float">
                <text:p>94264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DJABC</text:p>
              </table:table-cell>
              <table:table-cell office:value-type="string" calcext:value-type="string">
                <text:p>NASSERA</text:p>
              </table:table-cell>
              <table:table-cell office:value-type="date" office:date-value="1979-05-12" calcext:value-type="date">
                <text:p>12/05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7782" calcext:value-type="float">
                <text:p>89577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TEABC</text:p>
              </table:table-cell>
              <table:table-cell office:value-type="string" calcext:value-type="string">
                <text:p>PRISCILLA</text:p>
              </table:table-cell>
              <table:table-cell office:value-type="date" office:date-value="1969-07-06" calcext:value-type="date">
                <text:p>06/07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1778" calcext:value-type="float">
                <text:p>104917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GURABC</text:p>
              </table:table-cell>
              <table:table-cell office:value-type="string" calcext:value-type="string">
                <text:p>LUIS</text:p>
              </table:table-cell>
              <table:table-cell office:value-type="date" office:date-value="1986-12-08" calcext:value-type="date">
                <text:p>08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8531" calcext:value-type="float">
                <text:p>98285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TUABC</text:p>
              </table:table-cell>
              <table:table-cell office:value-type="string" calcext:value-type="string">
                <text:p>TIPHAINE</text:p>
              </table:table-cell>
              <table:table-cell office:value-type="date" office:date-value="1973-09-15" calcext:value-type="date">
                <text:p>15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87873" calcext:value-type="float">
                <text:p>928787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EHL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76-01-09" calcext:value-type="date">
                <text:p>09/0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5249" calcext:value-type="float">
                <text:p>109052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FANABC</text:p>
              </table:table-cell>
              <table:table-cell office:value-type="string" calcext:value-type="string">
                <text:p>MAHAMADOU DAVID</text:p>
              </table:table-cell>
              <table:table-cell office:value-type="date" office:date-value="1974-08-02" calcext:value-type="date">
                <text:p>02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9007" calcext:value-type="float">
                <text:p>90190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LE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86-11-24" calcext:value-type="date">
                <text:p>24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2476" calcext:value-type="float">
                <text:p>93124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EABC</text:p>
              </table:table-cell>
              <table:table-cell office:value-type="string" calcext:value-type="string">
                <text:p>MATINNIN</text:p>
              </table:table-cell>
              <table:table-cell office:value-type="date" office:date-value="1968-11-23" calcext:value-type="date">
                <text:p>23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68260" calcext:value-type="float">
                <text:p>90682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PEZ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2-06-04" calcext:value-type="date">
                <text:p>04/06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8500" calcext:value-type="float">
                <text:p>93285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EL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74-09-13" calcext:value-type="date">
                <text:p>13/09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81867" calcext:value-type="float">
                <text:p>101818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SEY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70-04-07" calcext:value-type="date">
                <text:p>07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38528" calcext:value-type="float">
                <text:p>105385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INABC</text:p>
              </table:table-cell>
              <table:table-cell office:value-type="string" calcext:value-type="string">
                <text:p>GERALDINE</text:p>
              </table:table-cell>
              <table:table-cell office:value-type="date" office:date-value="1966-02-24" calcext:value-type="date">
                <text:p>24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2891" calcext:value-type="float">
                <text:p>114728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SSOABC</text:p>
              </table:table-cell>
              <table:table-cell office:value-type="string" calcext:value-type="string">
                <text:p>MAMOU</text:p>
              </table:table-cell>
              <table:table-cell office:value-type="date" office:date-value="1985-04-08" calcext:value-type="date">
                <text:p>08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49584" calcext:value-type="float">
                <text:p>113495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MYABC</text:p>
              </table:table-cell>
              <table:table-cell office:value-type="string" calcext:value-type="string">
                <text:p>QUENTIN</text:p>
              </table:table-cell>
              <table:table-cell office:value-type="date" office:date-value="1981-05-17" calcext:value-type="date">
                <text:p>17/05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7154" calcext:value-type="float">
                <text:p>92471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GNOABC</text:p>
              </table:table-cell>
              <table:table-cell office:value-type="string" calcext:value-type="string">
                <text:p>FABIEN</text:p>
              </table:table-cell>
              <table:table-cell office:value-type="date" office:date-value="1985-03-26" calcext:value-type="date">
                <text:p>26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7117" calcext:value-type="float">
                <text:p>97471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OABC</text:p>
              </table:table-cell>
              <table:table-cell office:value-type="string" calcext:value-type="string">
                <text:p>KHALID</text:p>
              </table:table-cell>
              <table:table-cell office:value-type="date" office:date-value="1967-12-05" calcext:value-type="date">
                <text:p>05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2896" calcext:value-type="float">
                <text:p>108728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TA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0-10-06" calcext:value-type="date">
                <text:p>06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2278" calcext:value-type="float">
                <text:p>107622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TA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85-07-15" calcext:value-type="date">
                <text:p>15/07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0159" calcext:value-type="float">
                <text:p>97301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DOUABC</text:p>
              </table:table-cell>
              <table:table-cell office:value-type="string" calcext:value-type="string">
                <text:p>LOUISE</text:p>
              </table:table-cell>
              <table:table-cell office:value-type="date" office:date-value="1981-03-01" calcext:value-type="date">
                <text:p>01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8806" calcext:value-type="float">
                <text:p>108688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N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81-11-02" calcext:value-type="date">
                <text:p>02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4543" calcext:value-type="float">
                <text:p>97045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INBABC</text:p>
              </table:table-cell>
              <table:table-cell office:value-type="string" calcext:value-type="string">
                <text:p>SUNDAY</text:p>
              </table:table-cell>
              <table:table-cell office:value-type="date" office:date-value="1973-05-20" calcext:value-type="date">
                <text:p>20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9175" calcext:value-type="float">
                <text:p>91191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INBABC</text:p>
              </table:table-cell>
              <table:table-cell office:value-type="string" calcext:value-type="string">
                <text:p>SUNDAY</text:p>
              </table:table-cell>
              <table:table-cell office:value-type="date" office:date-value="1978-11-01" calcext:value-type="date">
                <text:p>01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3154" calcext:value-type="float">
                <text:p>93231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WAABC</text:p>
              </table:table-cell>
              <table:table-cell office:value-type="string" calcext:value-type="string">
                <text:p>OMAN</text:p>
              </table:table-cell>
              <table:table-cell office:value-type="date" office:date-value="1973-03-30" calcext:value-type="date">
                <text:p>30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0622" calcext:value-type="float">
                <text:p>105006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RIS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86-02-06" calcext:value-type="date">
                <text:p>06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4942" calcext:value-type="float">
                <text:p>114249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RIS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69-11-28" calcext:value-type="date">
                <text:p>28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61129" calcext:value-type="float">
                <text:p>100611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COABC</text:p>
              </table:table-cell>
              <table:table-cell office:value-type="string" calcext:value-type="string">
                <text:p>KELLY</text:p>
              </table:table-cell>
              <table:table-cell office:value-type="date" office:date-value="1970-06-10" calcext:value-type="date">
                <text:p>10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3931" calcext:value-type="float">
                <text:p>94139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COABC</text:p>
              </table:table-cell>
              <table:table-cell office:value-type="string" calcext:value-type="string">
                <text:p>KELLY</text:p>
              </table:table-cell>
              <table:table-cell office:value-type="date" office:date-value="1987-05-15" calcext:value-type="date">
                <text:p>15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22532" calcext:value-type="float">
                <text:p>112225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MA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83-12-07" calcext:value-type="date">
                <text:p>07/1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18106" calcext:value-type="float">
                <text:p>100181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RAABC</text:p>
              </table:table-cell>
              <table:table-cell office:value-type="string" calcext:value-type="string">
                <text:p>KARIM</text:p>
              </table:table-cell>
              <table:table-cell office:value-type="date" office:date-value="1987-03-15" calcext:value-type="date">
                <text:p>15/03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10897" calcext:value-type="float">
                <text:p>99108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NEABC</text:p>
              </table:table-cell>
              <table:table-cell office:value-type="string" calcext:value-type="string">
                <text:p>HARMONY</text:p>
              </table:table-cell>
              <table:table-cell office:value-type="date" office:date-value="1971-12-16" calcext:value-type="date">
                <text:p>16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1872" calcext:value-type="float">
                <text:p>95318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GHABC</text:p>
              </table:table-cell>
              <table:table-cell office:value-type="string" calcext:value-type="string">
                <text:p>PRITY</text:p>
              </table:table-cell>
              <table:table-cell office:value-type="date" office:date-value="1976-06-12" calcext:value-type="date">
                <text:p>12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8817" calcext:value-type="float">
                <text:p>113688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GHABC</text:p>
              </table:table-cell>
              <table:table-cell office:value-type="string" calcext:value-type="string">
                <text:p>PRITY</text:p>
              </table:table-cell>
              <table:table-cell office:value-type="date" office:date-value="1971-08-23" calcext:value-type="date">
                <text:p>23/08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9992" calcext:value-type="float">
                <text:p>104099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VI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1-01-03" calcext:value-type="date">
                <text:p>03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1372" calcext:value-type="float">
                <text:p>114413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OP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81-01-20" calcext:value-type="date">
                <text:p>20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32918" calcext:value-type="float">
                <text:p>111329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EINABC</text:p>
              </table:table-cell>
              <table:table-cell office:value-type="string" calcext:value-type="string">
                <text:p>MELIE</text:p>
              </table:table-cell>
              <table:table-cell office:value-type="date" office:date-value="1984-09-17" calcext:value-type="date">
                <text:p>17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56818" calcext:value-type="float">
                <text:p>95568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ELABC</text:p>
              </table:table-cell>
              <table:table-cell office:value-type="string" calcext:value-type="string">
                <text:p>ASSEM</text:p>
              </table:table-cell>
              <table:table-cell office:value-type="date" office:date-value="1969-12-17" calcext:value-type="date">
                <text:p>17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8432" calcext:value-type="float">
                <text:p>93284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AUABC</text:p>
              </table:table-cell>
              <table:table-cell office:value-type="string" calcext:value-type="string">
                <text:p>CECILE</text:p>
              </table:table-cell>
              <table:table-cell office:value-type="date" office:date-value="1974-06-11" calcext:value-type="date">
                <text:p>11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86559" calcext:value-type="float">
                <text:p>107865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NABC</text:p>
              </table:table-cell>
              <table:table-cell office:value-type="string" calcext:value-type="string">
                <text:p>DOROTHEE</text:p>
              </table:table-cell>
              <table:table-cell office:value-type="date" office:date-value="1978-11-19" calcext:value-type="date">
                <text:p>19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1069" calcext:value-type="float">
                <text:p>105410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EABC</text:p>
              </table:table-cell>
              <table:table-cell office:value-type="string" calcext:value-type="string">
                <text:p>PIERRE-ALAIN</text:p>
              </table:table-cell>
              <table:table-cell office:value-type="date" office:date-value="1968-05-17" calcext:value-type="date">
                <text:p>17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4733" calcext:value-type="float">
                <text:p>94047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 ROABC</text:p>
              </table:table-cell>
              <table:table-cell office:value-type="string" calcext:value-type="string">
                <text:p>ALEXIS</text:p>
              </table:table-cell>
              <table:table-cell office:value-type="date" office:date-value="1973-03-26" calcext:value-type="date">
                <text:p>26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7179" calcext:value-type="float">
                <text:p>114571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SI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78-08-08" calcext:value-type="date">
                <text:p>08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4543" calcext:value-type="float">
                <text:p>103645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SI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84-07-22" calcext:value-type="date">
                <text:p>22/07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16178" calcext:value-type="float">
                <text:p>98161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ORABC</text:p>
              </table:table-cell>
              <table:table-cell office:value-type="string" calcext:value-type="string">
                <text:p>CYRIELLE</text:p>
              </table:table-cell>
              <table:table-cell office:value-type="date" office:date-value="1984-05-10" calcext:value-type="date">
                <text:p>10/05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19603" calcext:value-type="float">
                <text:p>1141960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COABC</text:p>
              </table:table-cell>
              <table:table-cell office:value-type="string" calcext:value-type="string">
                <text:p>YANN</text:p>
              </table:table-cell>
              <table:table-cell office:value-type="date" office:date-value="1982-09-22" calcext:value-type="date">
                <text:p>22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7184" calcext:value-type="float">
                <text:p>103071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NSABC</text:p>
              </table:table-cell>
              <table:table-cell office:value-type="string" calcext:value-type="string">
                <text:p>VLADIMIR</text:p>
              </table:table-cell>
              <table:table-cell office:value-type="date" office:date-value="1976-12-06" calcext:value-type="date">
                <text:p>06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5620" calcext:value-type="float">
                <text:p>106156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INABC</text:p>
              </table:table-cell>
              <table:table-cell office:value-type="string" calcext:value-type="string">
                <text:p>CINDY</text:p>
              </table:table-cell>
              <table:table-cell office:value-type="date" office:date-value="1966-03-27" calcext:value-type="date">
                <text:p>27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2286" calcext:value-type="float">
                <text:p>933228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ELABC</text:p>
              </table:table-cell>
              <table:table-cell office:value-type="string" calcext:value-type="string">
                <text:p>JIMMY</text:p>
              </table:table-cell>
              <table:table-cell office:value-type="date" office:date-value="1978-05-16" calcext:value-type="date">
                <text:p>16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1107" calcext:value-type="float">
                <text:p>109711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ELABC</text:p>
              </table:table-cell>
              <table:table-cell office:value-type="string" calcext:value-type="string">
                <text:p>JIMMY</text:p>
              </table:table-cell>
              <table:table-cell office:value-type="date" office:date-value="1969-12-02" calcext:value-type="date">
                <text:p>02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1598" calcext:value-type="float">
                <text:p>95215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ROABC</text:p>
              </table:table-cell>
              <table:table-cell office:value-type="string" calcext:value-type="string">
                <text:p>LISE</text:p>
              </table:table-cell>
              <table:table-cell office:value-type="date" office:date-value="1982-12-09" calcext:value-type="date">
                <text:p>09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86247" calcext:value-type="float">
                <text:p>91862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THABC</text:p>
              </table:table-cell>
              <table:table-cell office:value-type="string" calcext:value-type="string">
                <text:p>KIRUSHANTHI</text:p>
              </table:table-cell>
              <table:table-cell office:value-type="date" office:date-value="1979-07-30" calcext:value-type="date">
                <text:p>30/07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28302" calcext:value-type="float">
                <text:p>109283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ANABC</text:p>
              </table:table-cell>
              <table:table-cell office:value-type="string" calcext:value-type="string">
                <text:p>VICTOIRE</text:p>
              </table:table-cell>
              <table:table-cell office:value-type="date" office:date-value="1986-05-09" calcext:value-type="date">
                <text:p>09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1525" calcext:value-type="float">
                <text:p>93315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ABC</text:p>
              </table:table-cell>
              <table:table-cell office:value-type="string" calcext:value-type="string">
                <text:p>ROSINE</text:p>
              </table:table-cell>
              <table:table-cell office:value-type="date" office:date-value="1982-04-09" calcext:value-type="date">
                <text:p>09/04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87594" calcext:value-type="float">
                <text:p>89875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HIABC</text:p>
              </table:table-cell>
              <table:table-cell office:value-type="string" calcext:value-type="string">
                <text:p>JOHRA</text:p>
              </table:table-cell>
              <table:table-cell office:value-type="date" office:date-value="1986-08-15" calcext:value-type="date">
                <text:p>15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0358" calcext:value-type="float">
                <text:p>98403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FZ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6-10-11" calcext:value-type="date">
                <text:p>11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0569" calcext:value-type="float">
                <text:p>106005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YRA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80-03-16" calcext:value-type="date">
                <text:p>16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4310" calcext:value-type="float">
                <text:p>113543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HOUABC</text:p>
              </table:table-cell>
              <table:table-cell office:value-type="string" calcext:value-type="string">
                <text:p>FADILA</text:p>
              </table:table-cell>
              <table:table-cell office:value-type="date" office:date-value="1979-11-10" calcext:value-type="date">
                <text:p>10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72893" calcext:value-type="float">
                <text:p>99728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AABC</text:p>
              </table:table-cell>
              <table:table-cell office:value-type="string" calcext:value-type="string">
                <text:p>BILAL</text:p>
              </table:table-cell>
              <table:table-cell office:value-type="date" office:date-value="1971-01-10" calcext:value-type="date">
                <text:p>10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5786" calcext:value-type="float">
                <text:p>94257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ENABC</text:p>
              </table:table-cell>
              <table:table-cell office:value-type="string" calcext:value-type="string">
                <text:p>MELANIE</text:p>
              </table:table-cell>
              <table:table-cell office:value-type="date" office:date-value="1968-05-29" calcext:value-type="date">
                <text:p>29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59105" calcext:value-type="float">
                <text:p>109591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ENABC</text:p>
              </table:table-cell>
              <table:table-cell office:value-type="string" calcext:value-type="string">
                <text:p>MELANIE</text:p>
              </table:table-cell>
              <table:table-cell office:value-type="date" office:date-value="1967-11-11" calcext:value-type="date">
                <text:p>11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65389" calcext:value-type="float">
                <text:p>109653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LIABC</text:p>
              </table:table-cell>
              <table:table-cell office:value-type="string" calcext:value-type="string">
                <text:p>CLEMENCE</text:p>
              </table:table-cell>
              <table:table-cell office:value-type="date" office:date-value="1981-04-18" calcext:value-type="date">
                <text:p>18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9963" calcext:value-type="float">
                <text:p>106699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IEABC</text:p>
              </table:table-cell>
              <table:table-cell office:value-type="string" calcext:value-type="string">
                <text:p>TYPHAINE</text:p>
              </table:table-cell>
              <table:table-cell office:value-type="date" office:date-value="1968-05-19" calcext:value-type="date">
                <text:p>19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0991" calcext:value-type="float">
                <text:p>108709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YAHABC</text:p>
              </table:table-cell>
              <table:table-cell office:value-type="string" calcext:value-type="string">
                <text:p>RACHID</text:p>
              </table:table-cell>
              <table:table-cell office:value-type="date" office:date-value="1987-01-07" calcext:value-type="date">
                <text:p>07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71562" calcext:value-type="float">
                <text:p>92715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TO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83-06-01" calcext:value-type="date">
                <text:p>01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2235" calcext:value-type="float">
                <text:p>107122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ELCABC</text:p>
              </table:table-cell>
              <table:table-cell office:value-type="string" calcext:value-type="string">
                <text:p>CHARLES</text:p>
              </table:table-cell>
              <table:table-cell office:value-type="date" office:date-value="1976-12-31" calcext:value-type="date">
                <text:p>31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13190" calcext:value-type="float">
                <text:p>110131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BDELABC</text:p>
              </table:table-cell>
              <table:table-cell office:value-type="string" calcext:value-type="string">
                <text:p>FAYCAL</text:p>
              </table:table-cell>
              <table:table-cell office:value-type="date" office:date-value="1979-05-08" calcext:value-type="date">
                <text:p>08/05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9443" calcext:value-type="float">
                <text:p>98394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ALABC</text:p>
              </table:table-cell>
              <table:table-cell office:value-type="string" calcext:value-type="string">
                <text:p>OLFA</text:p>
              </table:table-cell>
              <table:table-cell office:value-type="date" office:date-value="1986-09-14" calcext:value-type="date">
                <text:p>14/09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3257" calcext:value-type="float">
                <text:p>108632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ALABC</text:p>
              </table:table-cell>
              <table:table-cell office:value-type="string" calcext:value-type="string">
                <text:p>OLFA</text:p>
              </table:table-cell>
              <table:table-cell office:value-type="date" office:date-value="1966-11-22" calcext:value-type="date">
                <text:p>22/1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1296" calcext:value-type="float">
                <text:p>90212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INABC</text:p>
              </table:table-cell>
              <table:table-cell office:value-type="string" calcext:value-type="string">
                <text:p>ALISON</text:p>
              </table:table-cell>
              <table:table-cell office:value-type="date" office:date-value="1976-11-25" calcext:value-type="date">
                <text:p>25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4115" calcext:value-type="float">
                <text:p>106641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RABC</text:p>
              </table:table-cell>
              <table:table-cell office:value-type="string" calcext:value-type="string">
                <text:p>BACHIR</text:p>
              </table:table-cell>
              <table:table-cell office:value-type="date" office:date-value="1981-08-29" calcext:value-type="date">
                <text:p>29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08150" calcext:value-type="float">
                <text:p>114081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TAABC</text:p>
              </table:table-cell>
              <table:table-cell office:value-type="string" calcext:value-type="string">
                <text:p>VINCENT</text:p>
              </table:table-cell>
              <table:table-cell office:value-type="date" office:date-value="1980-09-16" calcext:value-type="date">
                <text:p>16/09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4362" calcext:value-type="float">
                <text:p>101543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VA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6-07-28" calcext:value-type="date">
                <text:p>28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31251" calcext:value-type="float">
                <text:p>10231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JDO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73-12-19" calcext:value-type="date">
                <text:p>19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3685" calcext:value-type="float">
                <text:p>114236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EDABC</text:p>
              </table:table-cell>
              <table:table-cell office:value-type="string" calcext:value-type="string">
                <text:p>IMANE</text:p>
              </table:table-cell>
              <table:table-cell office:value-type="date" office:date-value="1982-02-23" calcext:value-type="date">
                <text:p>23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8842" calcext:value-type="float">
                <text:p>93788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EDABC</text:p>
              </table:table-cell>
              <table:table-cell office:value-type="string" calcext:value-type="string">
                <text:p>IMANE</text:p>
              </table:table-cell>
              <table:table-cell office:value-type="date" office:date-value="1979-10-21" calcext:value-type="date">
                <text:p>21/10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1486" calcext:value-type="float">
                <text:p>90514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IABC</text:p>
              </table:table-cell>
              <table:table-cell office:value-type="string" calcext:value-type="string">
                <text:p>OUARDA</text:p>
              </table:table-cell>
              <table:table-cell office:value-type="date" office:date-value="1978-05-11" calcext:value-type="date">
                <text:p>11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31778" calcext:value-type="float">
                <text:p>109317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AU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68-10-10" calcext:value-type="date">
                <text:p>10/10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22958" calcext:value-type="float">
                <text:p>107229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CLOABC</text:p>
              </table:table-cell>
              <table:table-cell office:value-type="string" calcext:value-type="string">
                <text:p>MICHELE</text:p>
              </table:table-cell>
              <table:table-cell office:value-type="date" office:date-value="1984-12-07" calcext:value-type="date">
                <text:p>07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3672" calcext:value-type="float">
                <text:p>112936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FATOUHYA</text:p>
              </table:table-cell>
              <table:table-cell office:value-type="date" office:date-value="1983-02-13" calcext:value-type="date">
                <text:p>13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38541" calcext:value-type="float">
                <text:p>112385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FATOUHYA</text:p>
              </table:table-cell>
              <table:table-cell office:value-type="date" office:date-value="1975-05-21" calcext:value-type="date">
                <text:p>21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1378" calcext:value-type="float">
                <text:p>105813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-M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82-05-06" calcext:value-type="date">
                <text:p>06/05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4974" calcext:value-type="float">
                <text:p>106449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AABC</text:p>
              </table:table-cell>
              <table:table-cell office:value-type="string" calcext:value-type="string">
                <text:p>SYLVESTRE</text:p>
              </table:table-cell>
              <table:table-cell office:value-type="date" office:date-value="1972-08-16" calcext:value-type="date">
                <text:p>16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9775" calcext:value-type="float">
                <text:p>113897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AABC</text:p>
              </table:table-cell>
              <table:table-cell office:value-type="string" calcext:value-type="string">
                <text:p>SYLVESTRE</text:p>
              </table:table-cell>
              <table:table-cell office:value-type="date" office:date-value="1972-10-02" calcext:value-type="date">
                <text:p>02/10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70980" calcext:value-type="float">
                <text:p>111709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KUL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1-04-13" calcext:value-type="date">
                <text:p>13/04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5775" calcext:value-type="float">
                <text:p>114257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GAABC</text:p>
              </table:table-cell>
              <table:table-cell office:value-type="string" calcext:value-type="string">
                <text:p>MELISSA</text:p>
              </table:table-cell>
              <table:table-cell office:value-type="date" office:date-value="1980-10-19" calcext:value-type="date">
                <text:p>19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5612" calcext:value-type="float">
                <text:p>1083561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KOUABC</text:p>
              </table:table-cell>
              <table:table-cell office:value-type="string" calcext:value-type="string">
                <text:p>MALIK</text:p>
              </table:table-cell>
              <table:table-cell office:value-type="date" office:date-value="1969-02-02" calcext:value-type="date">
                <text:p>02/0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4429" calcext:value-type="float">
                <text:p>107044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SE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73-01-29" calcext:value-type="date">
                <text:p>29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5820" calcext:value-type="float">
                <text:p>104158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ATABC</text:p>
              </table:table-cell>
              <table:table-cell office:value-type="string" calcext:value-type="string">
                <text:p>MOUSSA</text:p>
              </table:table-cell>
              <table:table-cell office:value-type="date" office:date-value="1969-04-27" calcext:value-type="date">
                <text:p>27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98401" calcext:value-type="float">
                <text:p>89984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ATABC</text:p>
              </table:table-cell>
              <table:table-cell office:value-type="string" calcext:value-type="string">
                <text:p>MOUSSA</text:p>
              </table:table-cell>
              <table:table-cell office:value-type="date" office:date-value="1970-07-04" calcext:value-type="date">
                <text:p>04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5499" calcext:value-type="float">
                <text:p>97054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OUAABC</text:p>
              </table:table-cell>
              <table:table-cell office:value-type="string" calcext:value-type="string">
                <text:p>SOFIAN</text:p>
              </table:table-cell>
              <table:table-cell office:value-type="date" office:date-value="1985-11-11" calcext:value-type="date">
                <text:p>11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9229" calcext:value-type="float">
                <text:p>94092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DJ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81-06-17" calcext:value-type="date">
                <text:p>17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75367" calcext:value-type="float">
                <text:p>103753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VAABC</text:p>
              </table:table-cell>
              <table:table-cell office:value-type="string" calcext:value-type="string">
                <text:p>JEAN SEBASTIEN</text:p>
              </table:table-cell>
              <table:table-cell office:value-type="date" office:date-value="1971-05-23" calcext:value-type="date">
                <text:p>23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04745" calcext:value-type="float">
                <text:p>101047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ABC</text:p>
              </table:table-cell>
              <table:table-cell office:value-type="string" calcext:value-type="string">
                <text:p>WILLIAM</text:p>
              </table:table-cell>
              <table:table-cell office:value-type="date" office:date-value="1986-10-29" calcext:value-type="date">
                <text:p>29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7266" calcext:value-type="float">
                <text:p>99272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ABC</text:p>
              </table:table-cell>
              <table:table-cell office:value-type="string" calcext:value-type="string">
                <text:p>CHARYFA</text:p>
              </table:table-cell>
              <table:table-cell office:value-type="date" office:date-value="1985-02-05" calcext:value-type="date">
                <text:p>05/0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81479" calcext:value-type="float">
                <text:p>96814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CIABC</text:p>
              </table:table-cell>
              <table:table-cell office:value-type="string" calcext:value-type="string">
                <text:p>REINE</text:p>
              </table:table-cell>
              <table:table-cell office:value-type="date" office:date-value="1982-11-10" calcext:value-type="date">
                <text:p>10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7319" calcext:value-type="float">
                <text:p>95173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GABC</text:p>
              </table:table-cell>
              <table:table-cell office:value-type="string" calcext:value-type="string">
                <text:p>JOSEE PAULE</text:p>
              </table:table-cell>
              <table:table-cell office:value-type="date" office:date-value="1972-01-18" calcext:value-type="date">
                <text:p>18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6933" calcext:value-type="float">
                <text:p>100269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DOUABC</text:p>
              </table:table-cell>
              <table:table-cell office:value-type="string" calcext:value-type="string">
                <text:p>ABDELKRIM</text:p>
              </table:table-cell>
              <table:table-cell office:value-type="date" office:date-value="1972-11-17" calcext:value-type="date">
                <text:p>17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39866" calcext:value-type="float">
                <text:p>106398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SSOABC</text:p>
              </table:table-cell>
              <table:table-cell office:value-type="string" calcext:value-type="string">
                <text:p>ERIC</text:p>
              </table:table-cell>
              <table:table-cell office:value-type="date" office:date-value="1983-09-08" calcext:value-type="date">
                <text:p>08/09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5101" calcext:value-type="float">
                <text:p>95451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OUABC</text:p>
              </table:table-cell>
              <table:table-cell office:value-type="string" calcext:value-type="string">
                <text:p>SAFIA</text:p>
              </table:table-cell>
              <table:table-cell office:value-type="date" office:date-value="1984-07-09" calcext:value-type="date">
                <text:p>09/07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0130" calcext:value-type="float">
                <text:p>108401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MOABC</text:p>
              </table:table-cell>
              <table:table-cell office:value-type="string" calcext:value-type="string">
                <text:p>MARIE-CAROLINE</text:p>
              </table:table-cell>
              <table:table-cell office:value-type="date" office:date-value="1985-03-19" calcext:value-type="date">
                <text:p>19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7575" calcext:value-type="float">
                <text:p>96475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DA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84-12-11" calcext:value-type="date">
                <text:p>11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5745" calcext:value-type="float">
                <text:p>99457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RAABC</text:p>
              </table:table-cell>
              <table:table-cell office:value-type="string" calcext:value-type="string">
                <text:p>SELLA</text:p>
              </table:table-cell>
              <table:table-cell office:value-type="date" office:date-value="1986-02-27" calcext:value-type="date">
                <text:p>27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91488" calcext:value-type="float">
                <text:p>111914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RAABC</text:p>
              </table:table-cell>
              <table:table-cell office:value-type="string" calcext:value-type="string">
                <text:p>SELLA</text:p>
              </table:table-cell>
              <table:table-cell office:value-type="date" office:date-value="1968-09-30" calcext:value-type="date">
                <text:p>30/09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7614" calcext:value-type="float">
                <text:p>90076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ARABC</text:p>
              </table:table-cell>
              <table:table-cell office:value-type="string" calcext:value-type="string">
                <text:p>SANIA</text:p>
              </table:table-cell>
              <table:table-cell office:value-type="date" office:date-value="1976-04-12" calcext:value-type="date">
                <text:p>12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6675" calcext:value-type="float">
                <text:p>93766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ARABC</text:p>
              </table:table-cell>
              <table:table-cell office:value-type="string" calcext:value-type="string">
                <text:p>SANIA</text:p>
              </table:table-cell>
              <table:table-cell office:value-type="date" office:date-value="1979-06-01" calcext:value-type="date">
                <text:p>01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88047" calcext:value-type="float">
                <text:p>92880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JA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83-05-23" calcext:value-type="date">
                <text:p>23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6008" calcext:value-type="float">
                <text:p>114360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LLAABC</text:p>
              </table:table-cell>
              <table:table-cell office:value-type="string" calcext:value-type="string">
                <text:p>FATOU</text:p>
              </table:table-cell>
              <table:table-cell office:value-type="date" office:date-value="1971-01-13" calcext:value-type="date">
                <text:p>13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1395" calcext:value-type="float">
                <text:p>112613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LLAABC</text:p>
              </table:table-cell>
              <table:table-cell office:value-type="string" calcext:value-type="string">
                <text:p>FATOU</text:p>
              </table:table-cell>
              <table:table-cell office:value-type="date" office:date-value="1973-06-07" calcext:value-type="date">
                <text:p>07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2892" calcext:value-type="float">
                <text:p>106028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TIABC</text:p>
              </table:table-cell>
              <table:table-cell office:value-type="string" calcext:value-type="string">
                <text:p>CORINE</text:p>
              </table:table-cell>
              <table:table-cell office:value-type="date" office:date-value="1974-03-21" calcext:value-type="date">
                <text:p>21/03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8084" calcext:value-type="float">
                <text:p>98080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MFABC</text:p>
              </table:table-cell>
              <table:table-cell office:value-type="string" calcext:value-type="string">
                <text:p>OLIVIER</text:p>
              </table:table-cell>
              <table:table-cell office:value-type="date" office:date-value="1971-01-25" calcext:value-type="date">
                <text:p>25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4601" calcext:value-type="float">
                <text:p>104346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LEABC</text:p>
              </table:table-cell>
              <table:table-cell office:value-type="string" calcext:value-type="string">
                <text:p>THERESE</text:p>
              </table:table-cell>
              <table:table-cell office:value-type="date" office:date-value="1972-04-29" calcext:value-type="date">
                <text:p>29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6388" calcext:value-type="float">
                <text:p>90163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NABC</text:p>
              </table:table-cell>
              <table:table-cell office:value-type="string" calcext:value-type="string">
                <text:p>YANN</text:p>
              </table:table-cell>
              <table:table-cell office:value-type="date" office:date-value="1986-02-02" calcext:value-type="date">
                <text:p>02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1502" calcext:value-type="float">
                <text:p>106715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VERABC</text:p>
              </table:table-cell>
              <table:table-cell office:value-type="string" calcext:value-type="string">
                <text:p>MELANIE</text:p>
              </table:table-cell>
              <table:table-cell office:value-type="date" office:date-value="1985-04-08" calcext:value-type="date">
                <text:p>08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3968" calcext:value-type="float">
                <text:p>93039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PEABC</text:p>
              </table:table-cell>
              <table:table-cell office:value-type="string" calcext:value-type="string">
                <text:p>FRANCOISE</text:p>
              </table:table-cell>
              <table:table-cell office:value-type="date" office:date-value="1986-12-18" calcext:value-type="date">
                <text:p>18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88952" calcext:value-type="float">
                <text:p>93889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HOABC</text:p>
              </table:table-cell>
              <table:table-cell office:value-type="string" calcext:value-type="string">
                <text:p>KHALED</text:p>
              </table:table-cell>
              <table:table-cell office:value-type="date" office:date-value="1971-01-04" calcext:value-type="date">
                <text:p>04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8473" calcext:value-type="float">
                <text:p>1005847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HOABC</text:p>
              </table:table-cell>
              <table:table-cell office:value-type="string" calcext:value-type="string">
                <text:p>KHALED</text:p>
              </table:table-cell>
              <table:table-cell office:value-type="date" office:date-value="1972-08-25" calcext:value-type="date">
                <text:p>25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8981" calcext:value-type="float">
                <text:p>985898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HIABC</text:p>
              </table:table-cell>
              <table:table-cell office:value-type="string" calcext:value-type="string">
                <text:p>AIJANTHAN</text:p>
              </table:table-cell>
              <table:table-cell office:value-type="date" office:date-value="1975-01-23" calcext:value-type="date">
                <text:p>23/0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6485" calcext:value-type="float">
                <text:p>112964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HIABC</text:p>
              </table:table-cell>
              <table:table-cell office:value-type="string" calcext:value-type="string">
                <text:p>AIJANTHAN</text:p>
              </table:table-cell>
              <table:table-cell office:value-type="date" office:date-value="1978-09-17" calcext:value-type="date">
                <text:p>17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0647" calcext:value-type="float">
                <text:p>114706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TOABC</text:p>
              </table:table-cell>
              <table:table-cell office:value-type="string" calcext:value-type="string">
                <text:p>FEBE</text:p>
              </table:table-cell>
              <table:table-cell office:value-type="date" office:date-value="1972-02-13" calcext:value-type="date">
                <text:p>13/0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4073" calcext:value-type="float">
                <text:p>98540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TOABC</text:p>
              </table:table-cell>
              <table:table-cell office:value-type="string" calcext:value-type="string">
                <text:p>FEBE</text:p>
              </table:table-cell>
              <table:table-cell office:value-type="date" office:date-value="1978-02-05" calcext:value-type="date">
                <text:p>05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3262" calcext:value-type="float">
                <text:p>106632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RI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85-02-12" calcext:value-type="date">
                <text:p>12/0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0280" calcext:value-type="float">
                <text:p>102202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PEI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85-03-27" calcext:value-type="date">
                <text:p>27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53122" calcext:value-type="float">
                <text:p>925312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IGABC</text:p>
              </table:table-cell>
              <table:table-cell office:value-type="string" calcext:value-type="string">
                <text:p>MICHAEL</text:p>
              </table:table-cell>
              <table:table-cell office:value-type="date" office:date-value="1980-05-23" calcext:value-type="date">
                <text:p>23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16952" calcext:value-type="float">
                <text:p>94169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ANCABC</text:p>
              </table:table-cell>
              <table:table-cell office:value-type="string" calcext:value-type="string">
                <text:p>ALEXANDRE</text:p>
              </table:table-cell>
              <table:table-cell office:value-type="date" office:date-value="1985-04-12" calcext:value-type="date">
                <text:p>12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1157" calcext:value-type="float">
                <text:p>92411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RANABC</text:p>
              </table:table-cell>
              <table:table-cell office:value-type="string" calcext:value-type="string">
                <text:p>DAMIEN</text:p>
              </table:table-cell>
              <table:table-cell office:value-type="date" office:date-value="1971-10-29" calcext:value-type="date">
                <text:p>29/10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30340" calcext:value-type="float">
                <text:p>96303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HE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69-02-25" calcext:value-type="date">
                <text:p>25/0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4998" calcext:value-type="float">
                <text:p>99249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WABC</text:p>
              </table:table-cell>
              <table:table-cell office:value-type="string" calcext:value-type="string">
                <text:p>DIADIE</text:p>
              </table:table-cell>
              <table:table-cell office:value-type="date" office:date-value="1981-04-04" calcext:value-type="date">
                <text:p>04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3139" calcext:value-type="float">
                <text:p>97331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ISE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73-10-02" calcext:value-type="date">
                <text:p>02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55096" calcext:value-type="float">
                <text:p>108550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DJ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82-04-22" calcext:value-type="date">
                <text:p>22/04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57200" calcext:value-type="float">
                <text:p>105572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IN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6-05-14" calcext:value-type="date">
                <text:p>14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9038" calcext:value-type="float">
                <text:p>111190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IN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68-03-17" calcext:value-type="date">
                <text:p>17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4068" calcext:value-type="float">
                <text:p>107740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TEABC</text:p>
              </table:table-cell>
              <table:table-cell office:value-type="string" calcext:value-type="string">
                <text:p>SANDIE</text:p>
              </table:table-cell>
              <table:table-cell office:value-type="date" office:date-value="1968-07-02" calcext:value-type="date">
                <text:p>02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91547" calcext:value-type="float">
                <text:p>102915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LA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71-07-08" calcext:value-type="date">
                <text:p>08/07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80148" calcext:value-type="float">
                <text:p>103801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HAMZA</text:p>
              </table:table-cell>
              <table:table-cell office:value-type="date" office:date-value="1983-03-17" calcext:value-type="date">
                <text:p>17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13776" calcext:value-type="float">
                <text:p>97137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HAMZA</text:p>
              </table:table-cell>
              <table:table-cell office:value-type="date" office:date-value="1967-03-08" calcext:value-type="date">
                <text:p>08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3029" calcext:value-type="float">
                <text:p>89330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ULABC</text:p>
              </table:table-cell>
              <table:table-cell office:value-type="string" calcext:value-type="string">
                <text:p>LAURANNE</text:p>
              </table:table-cell>
              <table:table-cell office:value-type="date" office:date-value="1978-04-19" calcext:value-type="date">
                <text:p>19/04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35561" calcext:value-type="float">
                <text:p>105355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FTABC</text:p>
              </table:table-cell>
              <table:table-cell office:value-type="string" calcext:value-type="string">
                <text:p>MERYAM</text:p>
              </table:table-cell>
              <table:table-cell office:value-type="date" office:date-value="1969-03-07" calcext:value-type="date">
                <text:p>07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6319" calcext:value-type="float">
                <text:p>90863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TO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84-02-03" calcext:value-type="date">
                <text:p>03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84943" calcext:value-type="float">
                <text:p>109849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REABC</text:p>
              </table:table-cell>
              <table:table-cell office:value-type="string" calcext:value-type="string">
                <text:p>MORGAN</text:p>
              </table:table-cell>
              <table:table-cell office:value-type="date" office:date-value="1986-02-25" calcext:value-type="date">
                <text:p>25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6674" calcext:value-type="float">
                <text:p>98666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NONABC</text:p>
              </table:table-cell>
              <table:table-cell office:value-type="string" calcext:value-type="string">
                <text:p>TRISTAN</text:p>
              </table:table-cell>
              <table:table-cell office:value-type="date" office:date-value="1967-01-02" calcext:value-type="date">
                <text:p>02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1946" calcext:value-type="float">
                <text:p>99319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NABC</text:p>
              </table:table-cell>
              <table:table-cell office:value-type="string" calcext:value-type="string">
                <text:p>HELENE</text:p>
              </table:table-cell>
              <table:table-cell office:value-type="date" office:date-value="1977-06-17" calcext:value-type="date">
                <text:p>17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6309" calcext:value-type="float">
                <text:p>102863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TTA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77-03-18" calcext:value-type="date">
                <text:p>18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7343" calcext:value-type="float">
                <text:p>105673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ZAABC</text:p>
              </table:table-cell>
              <table:table-cell office:value-type="string" calcext:value-type="string">
                <text:p>LUCILLE</text:p>
              </table:table-cell>
              <table:table-cell office:value-type="date" office:date-value="1986-08-04" calcext:value-type="date">
                <text:p>04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6770" calcext:value-type="float">
                <text:p>89467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DIT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77-03-12" calcext:value-type="date">
                <text:p>12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4637" calcext:value-type="float">
                <text:p>93446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DIT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6-01-21" calcext:value-type="date">
                <text:p>21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6940" calcext:value-type="float">
                <text:p>89369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LEABC</text:p>
              </table:table-cell>
              <table:table-cell office:value-type="string" calcext:value-type="string">
                <text:p>ELISE</text:p>
              </table:table-cell>
              <table:table-cell office:value-type="date" office:date-value="1979-02-16" calcext:value-type="date">
                <text:p>16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3107" calcext:value-type="float">
                <text:p>104931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FFABC</text:p>
              </table:table-cell>
              <table:table-cell office:value-type="string" calcext:value-type="string">
                <text:p>LAURIANNE</text:p>
              </table:table-cell>
              <table:table-cell office:value-type="date" office:date-value="1982-04-05" calcext:value-type="date">
                <text:p>05/04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89136" calcext:value-type="float">
                <text:p>101891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LAABC</text:p>
              </table:table-cell>
              <table:table-cell office:value-type="string" calcext:value-type="string">
                <text:p>CYRILLE</text:p>
              </table:table-cell>
              <table:table-cell office:value-type="date" office:date-value="1984-05-10" calcext:value-type="date">
                <text:p>10/05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7136" calcext:value-type="float">
                <text:p>111171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EINABC</text:p>
              </table:table-cell>
              <table:table-cell office:value-type="string" calcext:value-type="string">
                <text:p>YONATHAN</text:p>
              </table:table-cell>
              <table:table-cell office:value-type="date" office:date-value="1983-12-26" calcext:value-type="date">
                <text:p>26/1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0950" calcext:value-type="float">
                <text:p>95009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UT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65-10-06" calcext:value-type="date">
                <text:p>06/10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7671" calcext:value-type="float">
                <text:p>103476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LABC</text:p>
              </table:table-cell>
              <table:table-cell office:value-type="string" calcext:value-type="string">
                <text:p>ALEXIS</text:p>
              </table:table-cell>
              <table:table-cell office:value-type="date" office:date-value="1974-08-10" calcext:value-type="date">
                <text:p>10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6123" calcext:value-type="float">
                <text:p>104161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E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73-06-24" calcext:value-type="date">
                <text:p>24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5561" calcext:value-type="float">
                <text:p>112555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-M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3-02-06" calcext:value-type="date">
                <text:p>06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0296" calcext:value-type="float">
                <text:p>96202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SABC</text:p>
              </table:table-cell>
              <table:table-cell office:value-type="string" calcext:value-type="string">
                <text:p>HICHAM</text:p>
              </table:table-cell>
              <table:table-cell office:value-type="date" office:date-value="1967-12-05" calcext:value-type="date">
                <text:p>05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5013" calcext:value-type="float">
                <text:p>90750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BULABC</text:p>
              </table:table-cell>
              <table:table-cell office:value-type="string" calcext:value-type="string">
                <text:p>RAHMI</text:p>
              </table:table-cell>
              <table:table-cell office:value-type="date" office:date-value="1976-07-30" calcext:value-type="date">
                <text:p>30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06880" calcext:value-type="float">
                <text:p>105068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XEYABC</text:p>
              </table:table-cell>
              <table:table-cell office:value-type="string" calcext:value-type="string">
                <text:p>GREGOIRE</text:p>
              </table:table-cell>
              <table:table-cell office:value-type="date" office:date-value="1977-08-12" calcext:value-type="date">
                <text:p>12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1194" calcext:value-type="float">
                <text:p>107611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LE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82-01-23" calcext:value-type="date">
                <text:p>23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0519" calcext:value-type="float">
                <text:p>90705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ZABC</text:p>
              </table:table-cell>
              <table:table-cell office:value-type="string" calcext:value-type="string">
                <text:p>NACERA</text:p>
              </table:table-cell>
              <table:table-cell office:value-type="date" office:date-value="1987-05-08" calcext:value-type="date">
                <text:p>08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91594" calcext:value-type="float">
                <text:p>90915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AMABC</text:p>
              </table:table-cell>
              <table:table-cell office:value-type="string" calcext:value-type="string">
                <text:p>CECILIA</text:p>
              </table:table-cell>
              <table:table-cell office:value-type="date" office:date-value="1981-03-05" calcext:value-type="date">
                <text:p>05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4090" calcext:value-type="float">
                <text:p>94340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LBABC</text:p>
              </table:table-cell>
              <table:table-cell office:value-type="string" calcext:value-type="string">
                <text:p>SIWAR</text:p>
              </table:table-cell>
              <table:table-cell office:value-type="date" office:date-value="1981-09-29" calcext:value-type="date">
                <text:p>29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45152" calcext:value-type="float">
                <text:p>110451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SABC</text:p>
              </table:table-cell>
              <table:table-cell office:value-type="string" calcext:value-type="string">
                <text:p>BETTIA</text:p>
              </table:table-cell>
              <table:table-cell office:value-type="date" office:date-value="1966-03-09" calcext:value-type="date">
                <text:p>09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8073" calcext:value-type="float">
                <text:p>104380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KRYSTEL</text:p>
              </table:table-cell>
              <table:table-cell office:value-type="date" office:date-value="1970-06-18" calcext:value-type="date">
                <text:p>18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2375" calcext:value-type="float">
                <text:p>95423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ADJABC</text:p>
              </table:table-cell>
              <table:table-cell office:value-type="string" calcext:value-type="string">
                <text:p>JOHANNA</text:p>
              </table:table-cell>
              <table:table-cell office:value-type="date" office:date-value="1975-06-17" calcext:value-type="date">
                <text:p>17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13520" calcext:value-type="float">
                <text:p>97135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COIABC</text:p>
              </table:table-cell>
              <table:table-cell office:value-type="string" calcext:value-type="string">
                <text:p>ARNAUD</text:p>
              </table:table-cell>
              <table:table-cell office:value-type="date" office:date-value="1979-01-01" calcext:value-type="date">
                <text:p>01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3956" calcext:value-type="float">
                <text:p>905395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SUFABC</text:p>
              </table:table-cell>
              <table:table-cell office:value-type="string" calcext:value-type="string">
                <text:p>SYLVAIN</text:p>
              </table:table-cell>
              <table:table-cell office:value-type="date" office:date-value="1972-01-27" calcext:value-type="date">
                <text:p>27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52136" calcext:value-type="float">
                <text:p>104521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5-04-18" calcext:value-type="date">
                <text:p>18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46189" calcext:value-type="float">
                <text:p>100461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ANABC</text:p>
              </table:table-cell>
              <table:table-cell office:value-type="string" calcext:value-type="string">
                <text:p>CLEMENT</text:p>
              </table:table-cell>
              <table:table-cell office:value-type="date" office:date-value="1978-02-24" calcext:value-type="date">
                <text:p>24/0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29844" calcext:value-type="float">
                <text:p>109298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MOHAND</text:p>
              </table:table-cell>
              <table:table-cell office:value-type="date" office:date-value="1976-04-04" calcext:value-type="date">
                <text:p>04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07712" calcext:value-type="float">
                <text:p>1130771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MOHAND</text:p>
              </table:table-cell>
              <table:table-cell office:value-type="date" office:date-value="1971-10-18" calcext:value-type="date">
                <text:p>18/10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80400" calcext:value-type="float">
                <text:p>108804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PINABC</text:p>
              </table:table-cell>
              <table:table-cell office:value-type="string" calcext:value-type="string">
                <text:p>JULIAN</text:p>
              </table:table-cell>
              <table:table-cell office:value-type="date" office:date-value="1984-01-03" calcext:value-type="date">
                <text:p>03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8389" calcext:value-type="float">
                <text:p>93383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KRAABC</text:p>
              </table:table-cell>
              <table:table-cell office:value-type="string" calcext:value-type="string">
                <text:p>SAMY</text:p>
              </table:table-cell>
              <table:table-cell office:value-type="date" office:date-value="1970-05-08" calcext:value-type="date">
                <text:p>08/05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4194" calcext:value-type="float">
                <text:p>105641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KRAABC</text:p>
              </table:table-cell>
              <table:table-cell office:value-type="string" calcext:value-type="string">
                <text:p>SAMY</text:p>
              </table:table-cell>
              <table:table-cell office:value-type="date" office:date-value="1974-04-19" calcext:value-type="date">
                <text:p>19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6406" calcext:value-type="float">
                <text:p>95964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BBABC</text:p>
              </table:table-cell>
              <table:table-cell office:value-type="string" calcext:value-type="string">
                <text:p>HELENE</text:p>
              </table:table-cell>
              <table:table-cell office:value-type="date" office:date-value="1973-04-12" calcext:value-type="date">
                <text:p>12/04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8214" calcext:value-type="float">
                <text:p>90482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AABC</text:p>
              </table:table-cell>
              <table:table-cell office:value-type="string" calcext:value-type="string">
                <text:p>MALEK</text:p>
              </table:table-cell>
              <table:table-cell office:value-type="date" office:date-value="1982-03-02" calcext:value-type="date">
                <text:p>02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3366" calcext:value-type="float">
                <text:p>114633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INABC</text:p>
              </table:table-cell>
              <table:table-cell office:value-type="string" calcext:value-type="string">
                <text:p>ANASTASIA</text:p>
              </table:table-cell>
              <table:table-cell office:value-type="date" office:date-value="1973-10-10" calcext:value-type="date">
                <text:p>10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9813" calcext:value-type="float">
                <text:p>112698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ULABC</text:p>
              </table:table-cell>
              <table:table-cell office:value-type="string" calcext:value-type="string">
                <text:p>CAMILLE</text:p>
              </table:table-cell>
              <table:table-cell office:value-type="date" office:date-value="1972-07-16" calcext:value-type="date">
                <text:p>16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8419" calcext:value-type="float">
                <text:p>89584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DIABC</text:p>
              </table:table-cell>
              <table:table-cell office:value-type="string" calcext:value-type="string">
                <text:p>SEHEM</text:p>
              </table:table-cell>
              <table:table-cell office:value-type="date" office:date-value="1977-08-03" calcext:value-type="date">
                <text:p>03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2990" calcext:value-type="float">
                <text:p>108729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EBA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73-12-02" calcext:value-type="date">
                <text:p>02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51634" calcext:value-type="float">
                <text:p>104516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ABC</text:p>
              </table:table-cell>
              <table:table-cell office:value-type="string" calcext:value-type="string">
                <text:p>RACHID</text:p>
              </table:table-cell>
              <table:table-cell office:value-type="date" office:date-value="1984-08-20" calcext:value-type="date">
                <text:p>20/08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6218" calcext:value-type="float">
                <text:p>96662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JAABC</text:p>
              </table:table-cell>
              <table:table-cell office:value-type="string" calcext:value-type="string">
                <text:p>MOHAND</text:p>
              </table:table-cell>
              <table:table-cell office:value-type="date" office:date-value="1983-01-15" calcext:value-type="date">
                <text:p>15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8562" calcext:value-type="float">
                <text:p>97585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JAABC</text:p>
              </table:table-cell>
              <table:table-cell office:value-type="string" calcext:value-type="string">
                <text:p>MOHAND</text:p>
              </table:table-cell>
              <table:table-cell office:value-type="date" office:date-value="1977-07-04" calcext:value-type="date">
                <text:p>04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9147" calcext:value-type="float">
                <text:p>92091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ZAABC</text:p>
              </table:table-cell>
              <table:table-cell office:value-type="string" calcext:value-type="string">
                <text:p>SARA</text:p>
              </table:table-cell>
              <table:table-cell office:value-type="date" office:date-value="1972-05-25" calcext:value-type="date">
                <text:p>25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1260" calcext:value-type="float">
                <text:p>95112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FABC</text:p>
              </table:table-cell>
              <table:table-cell office:value-type="string" calcext:value-type="string">
                <text:p>JAMAL</text:p>
              </table:table-cell>
              <table:table-cell office:value-type="date" office:date-value="1972-12-19" calcext:value-type="date">
                <text:p>19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09445" calcext:value-type="float">
                <text:p>112094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FABC</text:p>
              </table:table-cell>
              <table:table-cell office:value-type="string" calcext:value-type="string">
                <text:p>JAMAL</text:p>
              </table:table-cell>
              <table:table-cell office:value-type="date" office:date-value="1982-02-20" calcext:value-type="date">
                <text:p>20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92383" calcext:value-type="float">
                <text:p>111923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ENABC</text:p>
              </table:table-cell>
              <table:table-cell office:value-type="string" calcext:value-type="string">
                <text:p>JIMMY</text:p>
              </table:table-cell>
              <table:table-cell office:value-type="date" office:date-value="1973-10-28" calcext:value-type="date">
                <text:p>28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7608" calcext:value-type="float">
                <text:p>103576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ENABC</text:p>
              </table:table-cell>
              <table:table-cell office:value-type="string" calcext:value-type="string">
                <text:p>JIMMY</text:p>
              </table:table-cell>
              <table:table-cell office:value-type="date" office:date-value="1972-05-06" calcext:value-type="date">
                <text:p>06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7513" calcext:value-type="float">
                <text:p>112775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ABC</text:p>
              </table:table-cell>
              <table:table-cell office:value-type="string" calcext:value-type="string">
                <text:p>YAYE</text:p>
              </table:table-cell>
              <table:table-cell office:value-type="date" office:date-value="1980-09-23" calcext:value-type="date">
                <text:p>23/09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7009" calcext:value-type="float">
                <text:p>110070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 AMABC</text:p>
              </table:table-cell>
              <table:table-cell office:value-type="string" calcext:value-type="string">
                <text:p>SAMIRA</text:p>
              </table:table-cell>
              <table:table-cell office:value-type="date" office:date-value="1986-05-14" calcext:value-type="date">
                <text:p>14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1824" calcext:value-type="float">
                <text:p>92318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FEBABC</text:p>
              </table:table-cell>
              <table:table-cell office:value-type="string" calcext:value-type="string">
                <text:p>PERRINE</text:p>
              </table:table-cell>
              <table:table-cell office:value-type="date" office:date-value="1967-08-27" calcext:value-type="date">
                <text:p>27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3808" calcext:value-type="float">
                <text:p>103038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ANABC</text:p>
              </table:table-cell>
              <table:table-cell office:value-type="string" calcext:value-type="string">
                <text:p>MELINA</text:p>
              </table:table-cell>
              <table:table-cell office:value-type="date" office:date-value="1975-06-17" calcext:value-type="date">
                <text:p>17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4798" calcext:value-type="float">
                <text:p>106447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BIABC</text:p>
              </table:table-cell>
              <table:table-cell office:value-type="string" calcext:value-type="string">
                <text:p>THIBAUT</text:p>
              </table:table-cell>
              <table:table-cell office:value-type="date" office:date-value="1973-12-18" calcext:value-type="date">
                <text:p>18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21163" calcext:value-type="float">
                <text:p>114211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BIABC</text:p>
              </table:table-cell>
              <table:table-cell office:value-type="string" calcext:value-type="string">
                <text:p>THIBAUT</text:p>
              </table:table-cell>
              <table:table-cell office:value-type="date" office:date-value="1971-08-29" calcext:value-type="date">
                <text:p>29/08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9015" calcext:value-type="float">
                <text:p>89690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UET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87-07-23" calcext:value-type="date">
                <text:p>23/07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1022" calcext:value-type="float">
                <text:p>94310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MA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73-04-18" calcext:value-type="date">
                <text:p>18/04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8346" calcext:value-type="float">
                <text:p>109983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GAABC</text:p>
              </table:table-cell>
              <table:table-cell office:value-type="string" calcext:value-type="string">
                <text:p>VERONIQUE</text:p>
              </table:table-cell>
              <table:table-cell office:value-type="date" office:date-value="1983-06-30" calcext:value-type="date">
                <text:p>30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7670" calcext:value-type="float">
                <text:p>112676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QU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71-07-25" calcext:value-type="date">
                <text:p>25/07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3636" calcext:value-type="float">
                <text:p>103636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AABC</text:p>
              </table:table-cell>
              <table:table-cell office:value-type="string" calcext:value-type="string">
                <text:p>BRAHIM</text:p>
              </table:table-cell>
              <table:table-cell office:value-type="date" office:date-value="1985-07-19" calcext:value-type="date">
                <text:p>19/07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76940" calcext:value-type="float">
                <text:p>111769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ANABC</text:p>
              </table:table-cell>
              <table:table-cell office:value-type="string" calcext:value-type="string">
                <text:p>OUISSAM</text:p>
              </table:table-cell>
              <table:table-cell office:value-type="date" office:date-value="1980-10-09" calcext:value-type="date">
                <text:p>09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5675" calcext:value-type="float">
                <text:p>102056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OU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2-12-04" calcext:value-type="date">
                <text:p>04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8952" calcext:value-type="float">
                <text:p>108789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HK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69-12-03" calcext:value-type="date">
                <text:p>03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91144" calcext:value-type="float">
                <text:p>89911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THE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73-05-09" calcext:value-type="date">
                <text:p>09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5062" calcext:value-type="float">
                <text:p>91350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OUABC</text:p>
              </table:table-cell>
              <table:table-cell office:value-type="string" calcext:value-type="string">
                <text:p>NAJIBA</text:p>
              </table:table-cell>
              <table:table-cell office:value-type="date" office:date-value="1982-09-08" calcext:value-type="date">
                <text:p>08/09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2335" calcext:value-type="float">
                <text:p>108123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AABC</text:p>
              </table:table-cell>
              <table:table-cell office:value-type="string" calcext:value-type="string">
                <text:p>MARIEM</text:p>
              </table:table-cell>
              <table:table-cell office:value-type="date" office:date-value="1971-11-28" calcext:value-type="date">
                <text:p>28/1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5775" calcext:value-type="float">
                <text:p>97957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IZIABC</text:p>
              </table:table-cell>
              <table:table-cell office:value-type="string" calcext:value-type="string">
                <text:p>LEMAR</text:p>
              </table:table-cell>
              <table:table-cell office:value-type="date" office:date-value="1986-05-14" calcext:value-type="date">
                <text:p>14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3240" calcext:value-type="float">
                <text:p>111232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TAHABC</text:p>
              </table:table-cell>
              <table:table-cell office:value-type="string" calcext:value-type="string">
                <text:p>FOUZIA</text:p>
              </table:table-cell>
              <table:table-cell office:value-type="date" office:date-value="1979-06-20" calcext:value-type="date">
                <text:p>20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50116" calcext:value-type="float">
                <text:p>109501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L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9-04-21" calcext:value-type="date">
                <text:p>21/04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8343" calcext:value-type="float">
                <text:p>91483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L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82-02-05" calcext:value-type="date">
                <text:p>05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9335" calcext:value-type="float">
                <text:p>105993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IT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2-04-18" calcext:value-type="date">
                <text:p>18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4269" calcext:value-type="float">
                <text:p>100042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ICABC</text:p>
              </table:table-cell>
              <table:table-cell office:value-type="string" calcext:value-type="string">
                <text:p>NAWAL</text:p>
              </table:table-cell>
              <table:table-cell office:value-type="date" office:date-value="1981-08-19" calcext:value-type="date">
                <text:p>19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01523" calcext:value-type="float">
                <text:p>91015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UILABC</text:p>
              </table:table-cell>
              <table:table-cell office:value-type="string" calcext:value-type="string">
                <text:p>JULIA</text:p>
              </table:table-cell>
              <table:table-cell office:value-type="date" office:date-value="1981-11-04" calcext:value-type="date">
                <text:p>04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48180" calcext:value-type="float">
                <text:p>111481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TIABC</text:p>
              </table:table-cell>
              <table:table-cell office:value-type="string" calcext:value-type="string">
                <text:p>CEDRIC</text:p>
              </table:table-cell>
              <table:table-cell office:value-type="date" office:date-value="1981-06-03" calcext:value-type="date">
                <text:p>03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68979" calcext:value-type="float">
                <text:p>112689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UYE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5-06-25" calcext:value-type="date">
                <text:p>25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89921" calcext:value-type="float">
                <text:p>92899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RAABC</text:p>
              </table:table-cell>
              <table:table-cell office:value-type="string" calcext:value-type="string">
                <text:p>ALEXANDRE</text:p>
              </table:table-cell>
              <table:table-cell office:value-type="date" office:date-value="1977-10-28" calcext:value-type="date">
                <text:p>28/10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2195" calcext:value-type="float">
                <text:p>107621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EP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83-11-08" calcext:value-type="date">
                <text:p>08/1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0505" calcext:value-type="float">
                <text:p>98605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BEABC</text:p>
              </table:table-cell>
              <table:table-cell office:value-type="string" calcext:value-type="string">
                <text:p>IBRAHIMA</text:p>
              </table:table-cell>
              <table:table-cell office:value-type="date" office:date-value="1975-11-05" calcext:value-type="date">
                <text:p>05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9297" calcext:value-type="float">
                <text:p>924929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MBEABC</text:p>
              </table:table-cell>
              <table:table-cell office:value-type="string" calcext:value-type="string">
                <text:p>IBRAHIMA</text:p>
              </table:table-cell>
              <table:table-cell office:value-type="date" office:date-value="1973-10-03" calcext:value-type="date">
                <text:p>03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9234" calcext:value-type="float">
                <text:p>108392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VI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82-12-29" calcext:value-type="date">
                <text:p>29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6846" calcext:value-type="float">
                <text:p>102468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JID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78-12-24" calcext:value-type="date">
                <text:p>24/1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1922" calcext:value-type="float">
                <text:p>994192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ZAABC</text:p>
              </table:table-cell>
              <table:table-cell office:value-type="string" calcext:value-type="string">
                <text:p>ERIC</text:p>
              </table:table-cell>
              <table:table-cell office:value-type="date" office:date-value="1982-07-08" calcext:value-type="date">
                <text:p>08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7599" calcext:value-type="float">
                <text:p>93375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TMABC</text:p>
              </table:table-cell>
              <table:table-cell office:value-type="string" calcext:value-type="string">
                <text:p>PHONESAVANH - JULIE</text:p>
              </table:table-cell>
              <table:table-cell office:value-type="date" office:date-value="1979-03-18" calcext:value-type="date">
                <text:p>18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14290" calcext:value-type="float">
                <text:p>98142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TMABC</text:p>
              </table:table-cell>
              <table:table-cell office:value-type="string" calcext:value-type="string">
                <text:p>PHONESAVANH - JULIE</text:p>
              </table:table-cell>
              <table:table-cell office:value-type="date" office:date-value="1966-04-23" calcext:value-type="date">
                <text:p>23/04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5153" calcext:value-type="float">
                <text:p>103951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70-07-10" calcext:value-type="date">
                <text:p>10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1011" calcext:value-type="float">
                <text:p>111110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72-12-30" calcext:value-type="date">
                <text:p>30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7696" calcext:value-type="float">
                <text:p>103976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AN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4-01-01" calcext:value-type="date">
                <text:p>01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8839" calcext:value-type="float">
                <text:p>107588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DIABC</text:p>
              </table:table-cell>
              <table:table-cell office:value-type="string" calcext:value-type="string">
                <text:p>LUCILLE</text:p>
              </table:table-cell>
              <table:table-cell office:value-type="date" office:date-value="1968-03-01" calcext:value-type="date">
                <text:p>01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8005" calcext:value-type="float">
                <text:p>105980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DIABC</text:p>
              </table:table-cell>
              <table:table-cell office:value-type="string" calcext:value-type="string">
                <text:p>LUCILLE</text:p>
              </table:table-cell>
              <table:table-cell office:value-type="date" office:date-value="1982-05-18" calcext:value-type="date">
                <text:p>18/05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18538" calcext:value-type="float">
                <text:p>89185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REABC</text:p>
              </table:table-cell>
              <table:table-cell office:value-type="string" calcext:value-type="string">
                <text:p>JUSTINE</text:p>
              </table:table-cell>
              <table:table-cell office:value-type="date" office:date-value="1986-05-28" calcext:value-type="date">
                <text:p>28/05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25514" calcext:value-type="float">
                <text:p>91255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HAABC</text:p>
              </table:table-cell>
              <table:table-cell office:value-type="string" calcext:value-type="string">
                <text:p>ANNA</text:p>
              </table:table-cell>
              <table:table-cell office:value-type="date" office:date-value="1974-04-04" calcext:value-type="date">
                <text:p>04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72258" calcext:value-type="float">
                <text:p>91722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KEABC</text:p>
              </table:table-cell>
              <table:table-cell office:value-type="string" calcext:value-type="string">
                <text:p>LOTFI</text:p>
              </table:table-cell>
              <table:table-cell office:value-type="date" office:date-value="1975-11-10" calcext:value-type="date">
                <text:p>10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96939" calcext:value-type="float">
                <text:p>89969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QUIABC</text:p>
              </table:table-cell>
              <table:table-cell office:value-type="string" calcext:value-type="string">
                <text:p>FLORENT</text:p>
              </table:table-cell>
              <table:table-cell office:value-type="date" office:date-value="1974-09-08" calcext:value-type="date">
                <text:p>08/09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71239" calcext:value-type="float">
                <text:p>96712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QUIABC</text:p>
              </table:table-cell>
              <table:table-cell office:value-type="string" calcext:value-type="string">
                <text:p>FLORENT</text:p>
              </table:table-cell>
              <table:table-cell office:value-type="date" office:date-value="1973-03-18" calcext:value-type="date">
                <text:p>18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85907" calcext:value-type="float">
                <text:p>114859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GABC</text:p>
              </table:table-cell>
              <table:table-cell office:value-type="string" calcext:value-type="string">
                <text:p>DINH, QUOC, TUAN</text:p>
              </table:table-cell>
              <table:table-cell office:value-type="date" office:date-value="1971-04-21" calcext:value-type="date">
                <text:p>21/04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3696" calcext:value-type="float">
                <text:p>105836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CAABC</text:p>
              </table:table-cell>
              <table:table-cell office:value-type="string" calcext:value-type="string">
                <text:p>MAUREEN</text:p>
              </table:table-cell>
              <table:table-cell office:value-type="date" office:date-value="1980-07-20" calcext:value-type="date">
                <text:p>20/07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3693" calcext:value-type="float">
                <text:p>97336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CRABC</text:p>
              </table:table-cell>
              <table:table-cell office:value-type="string" calcext:value-type="string">
                <text:p>MATHILDE</text:p>
              </table:table-cell>
              <table:table-cell office:value-type="date" office:date-value="1979-09-06" calcext:value-type="date">
                <text:p>06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08754" calcext:value-type="float">
                <text:p>112087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RARABC</text:p>
              </table:table-cell>
              <table:table-cell office:value-type="string" calcext:value-type="string">
                <text:p>YOHANN</text:p>
              </table:table-cell>
              <table:table-cell office:value-type="date" office:date-value="1981-05-26" calcext:value-type="date">
                <text:p>26/05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8524" calcext:value-type="float">
                <text:p>113185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ROABC</text:p>
              </table:table-cell>
              <table:table-cell office:value-type="string" calcext:value-type="string">
                <text:p>SIHAM</text:p>
              </table:table-cell>
              <table:table-cell office:value-type="date" office:date-value="1966-12-04" calcext:value-type="date">
                <text:p>04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7660" calcext:value-type="float">
                <text:p>98976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UABC</text:p>
              </table:table-cell>
              <table:table-cell office:value-type="string" calcext:value-type="string">
                <text:p>PYRENE</text:p>
              </table:table-cell>
              <table:table-cell office:value-type="date" office:date-value="1975-12-28" calcext:value-type="date">
                <text:p>28/1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5024" calcext:value-type="float">
                <text:p>91150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JAABC</text:p>
              </table:table-cell>
              <table:table-cell office:value-type="string" calcext:value-type="string">
                <text:p>MOURAD</text:p>
              </table:table-cell>
              <table:table-cell office:value-type="date" office:date-value="1986-03-23" calcext:value-type="date">
                <text:p>23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9018" calcext:value-type="float">
                <text:p>104190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AR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72-12-11" calcext:value-type="date">
                <text:p>11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0757" calcext:value-type="float">
                <text:p>102707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E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74-04-20" calcext:value-type="date">
                <text:p>20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25042" calcext:value-type="float">
                <text:p>108250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CHABC</text:p>
              </table:table-cell>
              <table:table-cell office:value-type="string" calcext:value-type="string">
                <text:p>MARINA</text:p>
              </table:table-cell>
              <table:table-cell office:value-type="date" office:date-value="1982-06-13" calcext:value-type="date">
                <text:p>13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1674" calcext:value-type="float">
                <text:p>93716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IEABC</text:p>
              </table:table-cell>
              <table:table-cell office:value-type="string" calcext:value-type="string">
                <text:p>SANDRA</text:p>
              </table:table-cell>
              <table:table-cell office:value-type="date" office:date-value="1982-03-16" calcext:value-type="date">
                <text:p>16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37279" calcext:value-type="float">
                <text:p>91372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TOABC</text:p>
              </table:table-cell>
              <table:table-cell office:value-type="string" calcext:value-type="string">
                <text:p>FLORIAN</text:p>
              </table:table-cell>
              <table:table-cell office:value-type="date" office:date-value="1968-11-09" calcext:value-type="date">
                <text:p>09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1565" calcext:value-type="float">
                <text:p>110915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ABC</text:p>
              </table:table-cell>
              <table:table-cell office:value-type="string" calcext:value-type="string">
                <text:p>ANNE-CLAIRE</text:p>
              </table:table-cell>
              <table:table-cell office:value-type="date" office:date-value="1968-05-11" calcext:value-type="date">
                <text:p>11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81539" calcext:value-type="float">
                <text:p>93815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RUDY</text:p>
              </table:table-cell>
              <table:table-cell office:value-type="date" office:date-value="1976-10-21" calcext:value-type="date">
                <text:p>21/10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5563" calcext:value-type="float">
                <text:p>107655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CA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2-01-10" calcext:value-type="date">
                <text:p>10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5496" calcext:value-type="float">
                <text:p>103954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FFAABC</text:p>
              </table:table-cell>
              <table:table-cell office:value-type="string" calcext:value-type="string">
                <text:p>SIHEM</text:p>
              </table:table-cell>
              <table:table-cell office:value-type="date" office:date-value="1973-05-10" calcext:value-type="date">
                <text:p>10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2557" calcext:value-type="float">
                <text:p>94925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FFAABC</text:p>
              </table:table-cell>
              <table:table-cell office:value-type="string" calcext:value-type="string">
                <text:p>SIHEM</text:p>
              </table:table-cell>
              <table:table-cell office:value-type="date" office:date-value="1971-10-16" calcext:value-type="date">
                <text:p>16/10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1277" calcext:value-type="float">
                <text:p>914127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IBABC</text:p>
              </table:table-cell>
              <table:table-cell office:value-type="string" calcext:value-type="string">
                <text:p>NASSIM</text:p>
              </table:table-cell>
              <table:table-cell office:value-type="date" office:date-value="1985-01-29" calcext:value-type="date">
                <text:p>29/0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1752" calcext:value-type="float">
                <text:p>109717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IBABC</text:p>
              </table:table-cell>
              <table:table-cell office:value-type="string" calcext:value-type="string">
                <text:p>NASSIM</text:p>
              </table:table-cell>
              <table:table-cell office:value-type="date" office:date-value="1969-07-22" calcext:value-type="date">
                <text:p>22/07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7304" calcext:value-type="float">
                <text:p>109973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U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0-10-29" calcext:value-type="date">
                <text:p>29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58867" calcext:value-type="float">
                <text:p>94588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BABC</text:p>
              </table:table-cell>
              <table:table-cell office:value-type="string" calcext:value-type="string">
                <text:p>TOUFIK</text:p>
              </table:table-cell>
              <table:table-cell office:value-type="date" office:date-value="1966-02-27" calcext:value-type="date">
                <text:p>27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10935" calcext:value-type="float">
                <text:p>105109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NABC</text:p>
              </table:table-cell>
              <table:table-cell office:value-type="string" calcext:value-type="string">
                <text:p>STEPHANE</text:p>
              </table:table-cell>
              <table:table-cell office:value-type="date" office:date-value="1985-05-28" calcext:value-type="date">
                <text:p>28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1406" calcext:value-type="float">
                <text:p>90414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OUCABC</text:p>
              </table:table-cell>
              <table:table-cell office:value-type="string" calcext:value-type="string">
                <text:p>REMY</text:p>
              </table:table-cell>
              <table:table-cell office:value-type="date" office:date-value="1985-06-14" calcext:value-type="date">
                <text:p>14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24709" calcext:value-type="float">
                <text:p>113247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SABC</text:p>
              </table:table-cell>
              <table:table-cell office:value-type="string" calcext:value-type="string">
                <text:p>AMELIE</text:p>
              </table:table-cell>
              <table:table-cell office:value-type="date" office:date-value="1966-12-02" calcext:value-type="date">
                <text:p>02/1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4177" calcext:value-type="float">
                <text:p>101441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QUIABC</text:p>
              </table:table-cell>
              <table:table-cell office:value-type="string" calcext:value-type="string">
                <text:p>CHLOE</text:p>
              </table:table-cell>
              <table:table-cell office:value-type="date" office:date-value="1969-09-20" calcext:value-type="date">
                <text:p>20/09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6324" calcext:value-type="float">
                <text:p>94063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MSABC</text:p>
              </table:table-cell>
              <table:table-cell office:value-type="string" calcext:value-type="string">
                <text:p>ANTONI</text:p>
              </table:table-cell>
              <table:table-cell office:value-type="date" office:date-value="1968-09-11" calcext:value-type="date">
                <text:p>11/09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1976" calcext:value-type="float">
                <text:p>102819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OUMABC</text:p>
              </table:table-cell>
              <table:table-cell office:value-type="string" calcext:value-type="string">
                <text:p>SIDY</text:p>
              </table:table-cell>
              <table:table-cell office:value-type="date" office:date-value="1970-06-24" calcext:value-type="date">
                <text:p>24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4103" calcext:value-type="float">
                <text:p>113541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RA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2-05-27" calcext:value-type="date">
                <text:p>27/05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2465" calcext:value-type="float">
                <text:p>97424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RA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87-02-05" calcext:value-type="date">
                <text:p>05/02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5260" calcext:value-type="float">
                <text:p>107452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ONGABC</text:p>
              </table:table-cell>
              <table:table-cell office:value-type="string" calcext:value-type="string">
                <text:p>PAUL</text:p>
              </table:table-cell>
              <table:table-cell office:value-type="date" office:date-value="1971-05-07" calcext:value-type="date">
                <text:p>07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90617" calcext:value-type="float">
                <text:p>93906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ELABC</text:p>
              </table:table-cell>
              <table:table-cell office:value-type="string" calcext:value-type="string">
                <text:p>BHAVANABEN</text:p>
              </table:table-cell>
              <table:table-cell office:value-type="date" office:date-value="1976-05-22" calcext:value-type="date">
                <text:p>22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0582" calcext:value-type="float">
                <text:p>90005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VAABC</text:p>
              </table:table-cell>
              <table:table-cell office:value-type="string" calcext:value-type="string">
                <text:p>LUXSANA</text:p>
              </table:table-cell>
              <table:table-cell office:value-type="date" office:date-value="1970-09-22" calcext:value-type="date">
                <text:p>22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8924" calcext:value-type="float">
                <text:p>92389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VAABC</text:p>
              </table:table-cell>
              <table:table-cell office:value-type="string" calcext:value-type="string">
                <text:p>LUXSANA</text:p>
              </table:table-cell>
              <table:table-cell office:value-type="date" office:date-value="1976-12-24" calcext:value-type="date">
                <text:p>24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2591" calcext:value-type="float">
                <text:p>103225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CH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9-09-08" calcext:value-type="date">
                <text:p>08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8391" calcext:value-type="float">
                <text:p>112983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L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71-01-25" calcext:value-type="date">
                <text:p>25/0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9944" calcext:value-type="float">
                <text:p>104099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DHUABC</text:p>
              </table:table-cell>
              <table:table-cell office:value-type="string" calcext:value-type="string">
                <text:p>LOVEPRIT</text:p>
              </table:table-cell>
              <table:table-cell office:value-type="date" office:date-value="1976-05-24" calcext:value-type="date">
                <text:p>24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07414" calcext:value-type="float">
                <text:p>1000741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GDEABC</text:p>
              </table:table-cell>
              <table:table-cell office:value-type="string" calcext:value-type="string">
                <text:p>ANGELIQUE</text:p>
              </table:table-cell>
              <table:table-cell office:value-type="date" office:date-value="1987-03-27" calcext:value-type="date">
                <text:p>27/03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87632" calcext:value-type="float">
                <text:p>90876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COU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67-10-29" calcext:value-type="date">
                <text:p>29/10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9211" calcext:value-type="float">
                <text:p>102192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NT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83-03-08" calcext:value-type="date">
                <text:p>08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3463" calcext:value-type="float">
                <text:p>97634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PREABC</text:p>
              </table:table-cell>
              <table:table-cell office:value-type="string" calcext:value-type="string">
                <text:p>ABIGAYIL</text:p>
              </table:table-cell>
              <table:table-cell office:value-type="date" office:date-value="1983-08-28" calcext:value-type="date">
                <text:p>28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3635" calcext:value-type="float">
                <text:p>113136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SSABC</text:p>
              </table:table-cell>
              <table:table-cell office:value-type="string" calcext:value-type="string">
                <text:p>BASTIEN</text:p>
              </table:table-cell>
              <table:table-cell office:value-type="date" office:date-value="1984-10-20" calcext:value-type="date">
                <text:p>20/10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4546" calcext:value-type="float">
                <text:p>96945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J-ABC</text:p>
              </table:table-cell>
              <table:table-cell office:value-type="string" calcext:value-type="string">
                <text:p>ZACHARIA</text:p>
              </table:table-cell>
              <table:table-cell office:value-type="date" office:date-value="1983-03-05" calcext:value-type="date">
                <text:p>05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30787" calcext:value-type="float">
                <text:p>1003078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J-ABC</text:p>
              </table:table-cell>
              <table:table-cell office:value-type="string" calcext:value-type="string">
                <text:p>ZACHARIA</text:p>
              </table:table-cell>
              <table:table-cell office:value-type="date" office:date-value="1973-05-16" calcext:value-type="date">
                <text:p>16/05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7521" calcext:value-type="float">
                <text:p>102175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BOABC</text:p>
              </table:table-cell>
              <table:table-cell office:value-type="string" calcext:value-type="string">
                <text:p>DEBORAH</text:p>
              </table:table-cell>
              <table:table-cell office:value-type="date" office:date-value="1969-10-14" calcext:value-type="date">
                <text:p>14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5532" calcext:value-type="float">
                <text:p>109955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SABC</text:p>
              </table:table-cell>
              <table:table-cell office:value-type="string" calcext:value-type="string">
                <text:p>MARION</text:p>
              </table:table-cell>
              <table:table-cell office:value-type="date" office:date-value="1983-11-08" calcext:value-type="date">
                <text:p>08/1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5618" calcext:value-type="float">
                <text:p>96256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LIABC</text:p>
              </table:table-cell>
              <table:table-cell office:value-type="string" calcext:value-type="string">
                <text:p>PUTHYRITH</text:p>
              </table:table-cell>
              <table:table-cell office:value-type="date" office:date-value="1981-04-04" calcext:value-type="date">
                <text:p>04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3687" calcext:value-type="float">
                <text:p>1032368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LIABC</text:p>
              </table:table-cell>
              <table:table-cell office:value-type="string" calcext:value-type="string">
                <text:p>PUTHYRITH</text:p>
              </table:table-cell>
              <table:table-cell office:value-type="date" office:date-value="1973-12-05" calcext:value-type="date">
                <text:p>05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49791" calcext:value-type="float">
                <text:p>109497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CO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76-01-11" calcext:value-type="date">
                <text:p>11/0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6106" calcext:value-type="float">
                <text:p>104361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COABC</text:p>
              </table:table-cell>
              <table:table-cell office:value-type="string" calcext:value-type="string">
                <text:p>ANTOINE</text:p>
              </table:table-cell>
              <table:table-cell office:value-type="date" office:date-value="1980-05-10" calcext:value-type="date">
                <text:p>10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2722" calcext:value-type="float">
                <text:p>96427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YAABC</text:p>
              </table:table-cell>
              <table:table-cell office:value-type="string" calcext:value-type="string">
                <text:p>WAHIBA</text:p>
              </table:table-cell>
              <table:table-cell office:value-type="date" office:date-value="1967-08-02" calcext:value-type="date">
                <text:p>02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9362" calcext:value-type="float">
                <text:p>94393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GABC</text:p>
              </table:table-cell>
              <table:table-cell office:value-type="string" calcext:value-type="string">
                <text:p>MARC</text:p>
              </table:table-cell>
              <table:table-cell office:value-type="date" office:date-value="1965-09-24" calcext:value-type="date">
                <text:p>24/09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7785" calcext:value-type="float">
                <text:p>101477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UZABC</text:p>
              </table:table-cell>
              <table:table-cell office:value-type="string" calcext:value-type="string">
                <text:p>BERGINE</text:p>
              </table:table-cell>
              <table:table-cell office:value-type="date" office:date-value="1982-07-29" calcext:value-type="date">
                <text:p>29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6351" calcext:value-type="float">
                <text:p>95763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MIABC</text:p>
              </table:table-cell>
              <table:table-cell office:value-type="string" calcext:value-type="string">
                <text:p>AURELIA</text:p>
              </table:table-cell>
              <table:table-cell office:value-type="date" office:date-value="1978-12-31" calcext:value-type="date">
                <text:p>31/1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87866" calcext:value-type="float">
                <text:p>92878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IT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6-03-29" calcext:value-type="date">
                <text:p>29/03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5269" calcext:value-type="float">
                <text:p>105752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IT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4-04-30" calcext:value-type="date">
                <text:p>30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26050" calcext:value-type="float">
                <text:p>104260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OABC</text:p>
              </table:table-cell>
              <table:table-cell office:value-type="string" calcext:value-type="string">
                <text:p>RAJAE</text:p>
              </table:table-cell>
              <table:table-cell office:value-type="date" office:date-value="1967-09-16" calcext:value-type="date">
                <text:p>16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8990" calcext:value-type="float">
                <text:p>97289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DE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79-07-20" calcext:value-type="date">
                <text:p>20/07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9962" calcext:value-type="float">
                <text:p>105499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CHABC</text:p>
              </table:table-cell>
              <table:table-cell office:value-type="string" calcext:value-type="string">
                <text:p>LUC</text:p>
              </table:table-cell>
              <table:table-cell office:value-type="date" office:date-value="1982-02-07" calcext:value-type="date">
                <text:p>07/0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75760" calcext:value-type="float">
                <text:p>101757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CHABC</text:p>
              </table:table-cell>
              <table:table-cell office:value-type="string" calcext:value-type="string">
                <text:p>LUC</text:p>
              </table:table-cell>
              <table:table-cell office:value-type="date" office:date-value="1983-03-13" calcext:value-type="date">
                <text:p>13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4972" calcext:value-type="float">
                <text:p>108449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ERNESTINE</text:p>
              </table:table-cell>
              <table:table-cell office:value-type="date" office:date-value="1981-10-26" calcext:value-type="date">
                <text:p>26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1357" calcext:value-type="float">
                <text:p>98413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ERNESTINE</text:p>
              </table:table-cell>
              <table:table-cell office:value-type="date" office:date-value="1969-11-03" calcext:value-type="date">
                <text:p>03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1322" calcext:value-type="float">
                <text:p>98213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PABC</text:p>
              </table:table-cell>
              <table:table-cell office:value-type="string" calcext:value-type="string">
                <text:p>DOMINIQUE</text:p>
              </table:table-cell>
              <table:table-cell office:value-type="date" office:date-value="1982-07-01" calcext:value-type="date">
                <text:p>01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94492" calcext:value-type="float">
                <text:p>111944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SMABC</text:p>
              </table:table-cell>
              <table:table-cell office:value-type="string" calcext:value-type="string">
                <text:p>CLEMENCE</text:p>
              </table:table-cell>
              <table:table-cell office:value-type="date" office:date-value="1969-03-10" calcext:value-type="date">
                <text:p>10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87765" calcext:value-type="float">
                <text:p>95877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SEABC</text:p>
              </table:table-cell>
              <table:table-cell office:value-type="string" calcext:value-type="string">
                <text:p>LUCILE</text:p>
              </table:table-cell>
              <table:table-cell office:value-type="date" office:date-value="1981-10-29" calcext:value-type="date">
                <text:p>29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6037" calcext:value-type="float">
                <text:p>1021603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IRABC</text:p>
              </table:table-cell>
              <table:table-cell office:value-type="string" calcext:value-type="string">
                <text:p>IRAM</text:p>
              </table:table-cell>
              <table:table-cell office:value-type="date" office:date-value="1972-07-30" calcext:value-type="date">
                <text:p>30/07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6322" calcext:value-type="float">
                <text:p>114763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NEABC</text:p>
              </table:table-cell>
              <table:table-cell office:value-type="string" calcext:value-type="string">
                <text:p>NAIMA</text:p>
              </table:table-cell>
              <table:table-cell office:value-type="date" office:date-value="1976-08-04" calcext:value-type="date">
                <text:p>04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2507" calcext:value-type="float">
                <text:p>97625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DOABC</text:p>
              </table:table-cell>
              <table:table-cell office:value-type="string" calcext:value-type="string">
                <text:p>BRICE</text:p>
              </table:table-cell>
              <table:table-cell office:value-type="date" office:date-value="1969-03-05" calcext:value-type="date">
                <text:p>05/03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20412" calcext:value-type="float">
                <text:p>105204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KCAKABC</text:p>
              </table:table-cell>
              <table:table-cell office:value-type="string" calcext:value-type="string">
                <text:p>SELMA</text:p>
              </table:table-cell>
              <table:table-cell office:value-type="date" office:date-value="1967-11-25" calcext:value-type="date">
                <text:p>25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0196" calcext:value-type="float">
                <text:p>104301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S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6-02-04" calcext:value-type="date">
                <text:p>04/0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4391" calcext:value-type="float">
                <text:p>95343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DAABC</text:p>
              </table:table-cell>
              <table:table-cell office:value-type="string" calcext:value-type="string">
                <text:p>SOFIAN</text:p>
              </table:table-cell>
              <table:table-cell office:value-type="date" office:date-value="1981-07-30" calcext:value-type="date">
                <text:p>30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4779" calcext:value-type="float">
                <text:p>110847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BO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6-09-01" calcext:value-type="date">
                <text:p>01/09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77774" calcext:value-type="float">
                <text:p>98777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EMEABC</text:p>
              </table:table-cell>
              <table:table-cell office:value-type="string" calcext:value-type="string">
                <text:p>FRANCK</text:p>
              </table:table-cell>
              <table:table-cell office:value-type="date" office:date-value="1985-06-12" calcext:value-type="date">
                <text:p>12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7833" calcext:value-type="float">
                <text:p>95678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YIKABC</text:p>
              </table:table-cell>
              <table:table-cell office:value-type="string" calcext:value-type="string">
                <text:p>MEHTAP</text:p>
              </table:table-cell>
              <table:table-cell office:value-type="date" office:date-value="1972-03-21" calcext:value-type="date">
                <text:p>21/03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58801" calcext:value-type="float">
                <text:p>105588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RA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4-10-22" calcext:value-type="date">
                <text:p>22/10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9742" calcext:value-type="float">
                <text:p>114797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DJ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69-05-11" calcext:value-type="date">
                <text:p>11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6756" calcext:value-type="float">
                <text:p>959675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IABC</text:p>
              </table:table-cell>
              <table:table-cell office:value-type="string" calcext:value-type="string">
                <text:p>XAVIER</text:p>
              </table:table-cell>
              <table:table-cell office:value-type="date" office:date-value="1967-07-10" calcext:value-type="date">
                <text:p>10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9606" calcext:value-type="float">
                <text:p>104196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IABC</text:p>
              </table:table-cell>
              <table:table-cell office:value-type="string" calcext:value-type="string">
                <text:p>XAVIER</text:p>
              </table:table-cell>
              <table:table-cell office:value-type="date" office:date-value="1973-01-19" calcext:value-type="date">
                <text:p>19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9767" calcext:value-type="float">
                <text:p>107097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EABC</text:p>
              </table:table-cell>
              <table:table-cell office:value-type="string" calcext:value-type="string">
                <text:p>KADIA</text:p>
              </table:table-cell>
              <table:table-cell office:value-type="date" office:date-value="1979-07-27" calcext:value-type="date">
                <text:p>27/07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88251" calcext:value-type="float">
                <text:p>9488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HAMABC</text:p>
              </table:table-cell>
              <table:table-cell office:value-type="string" calcext:value-type="string">
                <text:p>NAVILA</text:p>
              </table:table-cell>
              <table:table-cell office:value-type="date" office:date-value="1979-01-28" calcext:value-type="date">
                <text:p>28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5606" calcext:value-type="float">
                <text:p>107556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YI-ABC</text:p>
              </table:table-cell>
              <table:table-cell office:value-type="string" calcext:value-type="string">
                <text:p>VIVIEN</text:p>
              </table:table-cell>
              <table:table-cell office:value-type="date" office:date-value="1981-09-15" calcext:value-type="date">
                <text:p>15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12482" calcext:value-type="float">
                <text:p>100124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CIABC</text:p>
              </table:table-cell>
              <table:table-cell office:value-type="string" calcext:value-type="string">
                <text:p>ALEXIS</text:p>
              </table:table-cell>
              <table:table-cell office:value-type="date" office:date-value="1975-05-12" calcext:value-type="date">
                <text:p>12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6795" calcext:value-type="float">
                <text:p>105967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COABC</text:p>
              </table:table-cell>
              <table:table-cell office:value-type="string" calcext:value-type="string">
                <text:p>MARIE-JULIE</text:p>
              </table:table-cell>
              <table:table-cell office:value-type="date" office:date-value="1970-03-31" calcext:value-type="date">
                <text:p>31/03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71387" calcext:value-type="float">
                <text:p>89713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ILABC</text:p>
              </table:table-cell>
              <table:table-cell office:value-type="string" calcext:value-type="string">
                <text:p>SABINE</text:p>
              </table:table-cell>
              <table:table-cell office:value-type="date" office:date-value="1976-05-19" calcext:value-type="date">
                <text:p>19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8229" calcext:value-type="float">
                <text:p>102882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ILABC</text:p>
              </table:table-cell>
              <table:table-cell office:value-type="string" calcext:value-type="string">
                <text:p>SABINE</text:p>
              </table:table-cell>
              <table:table-cell office:value-type="date" office:date-value="1966-07-11" calcext:value-type="date">
                <text:p>11/07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49773" calcext:value-type="float">
                <text:p>994977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BYABC</text:p>
              </table:table-cell>
              <table:table-cell office:value-type="string" calcext:value-type="string">
                <text:p>ABDOUL-MOHAMED</text:p>
              </table:table-cell>
              <table:table-cell office:value-type="date" office:date-value="1970-11-06" calcext:value-type="date">
                <text:p>06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1407" calcext:value-type="float">
                <text:p>104014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ZAC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68-07-21" calcext:value-type="date">
                <text:p>21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0526" calcext:value-type="float">
                <text:p>1066052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SOABC</text:p>
              </table:table-cell>
              <table:table-cell office:value-type="string" calcext:value-type="string">
                <text:p>ILHAME</text:p>
              </table:table-cell>
              <table:table-cell office:value-type="date" office:date-value="1985-11-22" calcext:value-type="date">
                <text:p>22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4799" calcext:value-type="float">
                <text:p>106147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SOABC</text:p>
              </table:table-cell>
              <table:table-cell office:value-type="string" calcext:value-type="string">
                <text:p>ILHAME</text:p>
              </table:table-cell>
              <table:table-cell office:value-type="date" office:date-value="1978-06-15" calcext:value-type="date">
                <text:p>15/06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7230" calcext:value-type="float">
                <text:p>99072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REA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79-01-20" calcext:value-type="date">
                <text:p>20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3157" calcext:value-type="float">
                <text:p>92031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DE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82-06-21" calcext:value-type="date">
                <text:p>21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1907" calcext:value-type="float">
                <text:p>112419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DEABC</text:p>
              </table:table-cell>
              <table:table-cell office:value-type="string" calcext:value-type="string">
                <text:p>SYLVIE</text:p>
              </table:table-cell>
              <table:table-cell office:value-type="date" office:date-value="1978-12-03" calcext:value-type="date">
                <text:p>03/12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0573" calcext:value-type="float">
                <text:p>109005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H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67-11-30" calcext:value-type="date">
                <text:p>30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2079" calcext:value-type="float">
                <text:p>90320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MIABC</text:p>
              </table:table-cell>
              <table:table-cell office:value-type="string" calcext:value-type="string">
                <text:p>DEBORAH</text:p>
              </table:table-cell>
              <table:table-cell office:value-type="date" office:date-value="1969-08-28" calcext:value-type="date">
                <text:p>28/08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0142" calcext:value-type="float">
                <text:p>97301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AR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83-01-28" calcext:value-type="date">
                <text:p>28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5216" calcext:value-type="float">
                <text:p>104152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BEABC</text:p>
              </table:table-cell>
              <table:table-cell office:value-type="string" calcext:value-type="string">
                <text:p>ELSA</text:p>
              </table:table-cell>
              <table:table-cell office:value-type="date" office:date-value="1973-08-16" calcext:value-type="date">
                <text:p>16/08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6085" calcext:value-type="float">
                <text:p>91660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RYABC</text:p>
              </table:table-cell>
              <table:table-cell office:value-type="string" calcext:value-type="string">
                <text:p>COLLINE</text:p>
              </table:table-cell>
              <table:table-cell office:value-type="date" office:date-value="1983-03-10" calcext:value-type="date">
                <text:p>10/03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80172" calcext:value-type="float">
                <text:p>99801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AVABC</text:p>
              </table:table-cell>
              <table:table-cell office:value-type="string" calcext:value-type="string">
                <text:p>CHARLOTTE</text:p>
              </table:table-cell>
              <table:table-cell office:value-type="date" office:date-value="1970-02-01" calcext:value-type="date">
                <text:p>01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4729" calcext:value-type="float">
                <text:p>111247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FFAABC</text:p>
              </table:table-cell>
              <table:table-cell office:value-type="string" calcext:value-type="string">
                <text:p>NELLY</text:p>
              </table:table-cell>
              <table:table-cell office:value-type="date" office:date-value="1983-07-06" calcext:value-type="date">
                <text:p>06/07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0473" calcext:value-type="float">
                <text:p>108904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BABC</text:p>
              </table:table-cell>
              <table:table-cell office:value-type="string" calcext:value-type="string">
                <text:p>AURORE</text:p>
              </table:table-cell>
              <table:table-cell office:value-type="date" office:date-value="1977-09-16" calcext:value-type="date">
                <text:p>16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6920" calcext:value-type="float">
                <text:p>102669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NNABC</text:p>
              </table:table-cell>
              <table:table-cell office:value-type="string" calcext:value-type="string">
                <text:p>WALID</text:p>
              </table:table-cell>
              <table:table-cell office:value-type="date" office:date-value="1979-06-24" calcext:value-type="date">
                <text:p>24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96654" calcext:value-type="float">
                <text:p>108966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RA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70-11-21" calcext:value-type="date">
                <text:p>21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4560" calcext:value-type="float">
                <text:p>104145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AHABC</text:p>
              </table:table-cell>
              <table:table-cell office:value-type="string" calcext:value-type="string">
                <text:p>FATIMA</text:p>
              </table:table-cell>
              <table:table-cell office:value-type="date" office:date-value="1979-12-21" calcext:value-type="date">
                <text:p>21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4941" calcext:value-type="float">
                <text:p>102449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AHABC</text:p>
              </table:table-cell>
              <table:table-cell office:value-type="string" calcext:value-type="string">
                <text:p>FATIMA</text:p>
              </table:table-cell>
              <table:table-cell office:value-type="date" office:date-value="1966-06-20" calcext:value-type="date">
                <text:p>20/06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73681" calcext:value-type="float">
                <text:p>94736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JENNIFER</text:p>
              </table:table-cell>
              <table:table-cell office:value-type="date" office:date-value="1984-04-01" calcext:value-type="date">
                <text:p>01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79885" calcext:value-type="float">
                <text:p>89798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LI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70-01-16" calcext:value-type="date">
                <text:p>16/0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20332" calcext:value-type="float">
                <text:p>107203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LI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67-06-27" calcext:value-type="date">
                <text:p>27/06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7506" calcext:value-type="float">
                <text:p>108475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YOHAN</text:p>
              </table:table-cell>
              <table:table-cell office:value-type="date" office:date-value="1983-11-06" calcext:value-type="date">
                <text:p>06/1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5688" calcext:value-type="float">
                <text:p>102756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EDJABC</text:p>
              </table:table-cell>
              <table:table-cell office:value-type="string" calcext:value-type="string">
                <text:p>MARIE NOELLE</text:p>
              </table:table-cell>
              <table:table-cell office:value-type="date" office:date-value="1976-04-06" calcext:value-type="date">
                <text:p>06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6248" calcext:value-type="float">
                <text:p>95262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DAABC</text:p>
              </table:table-cell>
              <table:table-cell office:value-type="string" calcext:value-type="string">
                <text:p>KARIM</text:p>
              </table:table-cell>
              <table:table-cell office:value-type="date" office:date-value="1973-12-28" calcext:value-type="date">
                <text:p>28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6809" calcext:value-type="float">
                <text:p>104068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ERA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71-04-29" calcext:value-type="date">
                <text:p>29/04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9017" calcext:value-type="float">
                <text:p>95490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ORABC</text:p>
              </table:table-cell>
              <table:table-cell office:value-type="string" calcext:value-type="string">
                <text:p>MOULY</text:p>
              </table:table-cell>
              <table:table-cell office:value-type="date" office:date-value="1985-06-09" calcext:value-type="date">
                <text:p>09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92710" calcext:value-type="float">
                <text:p>107927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RABC</text:p>
              </table:table-cell>
              <table:table-cell office:value-type="string" calcext:value-type="string">
                <text:p>THIBAUT</text:p>
              </table:table-cell>
              <table:table-cell office:value-type="date" office:date-value="1967-04-03" calcext:value-type="date">
                <text:p>03/04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77880" calcext:value-type="float">
                <text:p>104778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ABC</text:p>
              </table:table-cell>
              <table:table-cell office:value-type="string" calcext:value-type="string">
                <text:p>SOKKHASSAK</text:p>
              </table:table-cell>
              <table:table-cell office:value-type="date" office:date-value="1972-09-06" calcext:value-type="date">
                <text:p>06/09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6866" calcext:value-type="float">
                <text:p>106168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KR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81-10-01" calcext:value-type="date">
                <text:p>01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1908" calcext:value-type="float">
                <text:p>93319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I ABC</text:p>
              </table:table-cell>
              <table:table-cell office:value-type="string" calcext:value-type="string">
                <text:p>KOMEL</text:p>
              </table:table-cell>
              <table:table-cell office:value-type="date" office:date-value="1975-12-15" calcext:value-type="date">
                <text:p>15/1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9403" calcext:value-type="float">
                <text:p>97094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YT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5-09-23" calcext:value-type="date">
                <text:p>23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1423" calcext:value-type="float">
                <text:p>96414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VIEABC</text:p>
              </table:table-cell>
              <table:table-cell office:value-type="string" calcext:value-type="string">
                <text:p>SANDY</text:p>
              </table:table-cell>
              <table:table-cell office:value-type="date" office:date-value="1981-10-26" calcext:value-type="date">
                <text:p>26/10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5367" calcext:value-type="float">
                <text:p>111253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VAABC</text:p>
              </table:table-cell>
              <table:table-cell office:value-type="string" calcext:value-type="string">
                <text:p>SALMON</text:p>
              </table:table-cell>
              <table:table-cell office:value-type="date" office:date-value="1975-05-10" calcext:value-type="date">
                <text:p>10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44318" calcext:value-type="float">
                <text:p>94443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HOABC</text:p>
              </table:table-cell>
              <table:table-cell office:value-type="string" calcext:value-type="string">
                <text:p>MANON</text:p>
              </table:table-cell>
              <table:table-cell office:value-type="date" office:date-value="1966-02-16" calcext:value-type="date">
                <text:p>16/02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8180" calcext:value-type="float">
                <text:p>102481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PI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81-09-30" calcext:value-type="date">
                <text:p>30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62858" calcext:value-type="float">
                <text:p>106628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GA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85-04-28" calcext:value-type="date">
                <text:p>28/04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0662" calcext:value-type="float">
                <text:p>95706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OABC</text:p>
              </table:table-cell>
              <table:table-cell office:value-type="string" calcext:value-type="string">
                <text:p>ASTA</text:p>
              </table:table-cell>
              <table:table-cell office:value-type="date" office:date-value="1974-12-28" calcext:value-type="date">
                <text:p>28/1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84515" calcext:value-type="float">
                <text:p>100845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ANABC</text:p>
              </table:table-cell>
              <table:table-cell office:value-type="string" calcext:value-type="string">
                <text:p>KATARINA</text:p>
              </table:table-cell>
              <table:table-cell office:value-type="date" office:date-value="1979-11-20" calcext:value-type="date">
                <text:p>20/1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85149" calcext:value-type="float">
                <text:p>112851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UVABC</text:p>
              </table:table-cell>
              <table:table-cell office:value-type="string" calcext:value-type="string">
                <text:p>YVES</text:p>
              </table:table-cell>
              <table:table-cell office:value-type="date" office:date-value="1974-08-30" calcext:value-type="date">
                <text:p>30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4360" calcext:value-type="float">
                <text:p>99043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TIVABC</text:p>
              </table:table-cell>
              <table:table-cell office:value-type="string" calcext:value-type="string">
                <text:p>SIMON</text:p>
              </table:table-cell>
              <table:table-cell office:value-type="date" office:date-value="1987-08-11" calcext:value-type="date">
                <text:p>11/08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0836" calcext:value-type="float">
                <text:p>1143083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NABC</text:p>
              </table:table-cell>
              <table:table-cell office:value-type="string" calcext:value-type="string">
                <text:p>ABDELKRIM</text:p>
              </table:table-cell>
              <table:table-cell office:value-type="date" office:date-value="1978-08-28" calcext:value-type="date">
                <text:p>28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5473" calcext:value-type="float">
                <text:p>93054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ORAABC</text:p>
              </table:table-cell>
              <table:table-cell office:value-type="string" calcext:value-type="string">
                <text:p>LAVANIA</text:p>
              </table:table-cell>
              <table:table-cell office:value-type="date" office:date-value="1977-04-28" calcext:value-type="date">
                <text:p>28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8424" calcext:value-type="float">
                <text:p>97084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TIABC</text:p>
              </table:table-cell>
              <table:table-cell office:value-type="string" calcext:value-type="string">
                <text:p>ELODIE</text:p>
              </table:table-cell>
              <table:table-cell office:value-type="date" office:date-value="1976-12-31" calcext:value-type="date">
                <text:p>31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2094" calcext:value-type="float">
                <text:p>105420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NDABC</text:p>
              </table:table-cell>
              <table:table-cell office:value-type="string" calcext:value-type="string">
                <text:p>MATHIEU</text:p>
              </table:table-cell>
              <table:table-cell office:value-type="date" office:date-value="1974-03-19" calcext:value-type="date">
                <text:p>19/03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64234" calcext:value-type="float">
                <text:p>108642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T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71-11-13" calcext:value-type="date">
                <text:p>13/1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1108" calcext:value-type="float">
                <text:p>111511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NOCABC</text:p>
              </table:table-cell>
              <table:table-cell office:value-type="string" calcext:value-type="string">
                <text:p>JEAN-MARC</text:p>
              </table:table-cell>
              <table:table-cell office:value-type="date" office:date-value="1972-11-09" calcext:value-type="date">
                <text:p>09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4944" calcext:value-type="float">
                <text:p>113849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VE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3-12-08" calcext:value-type="date">
                <text:p>08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09854" calcext:value-type="float">
                <text:p>107098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VE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67-09-08" calcext:value-type="date">
                <text:p>08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5908" calcext:value-type="float">
                <text:p>985590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TC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80-01-05" calcext:value-type="date">
                <text:p>05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8590" calcext:value-type="float">
                <text:p>98985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IANABC</text:p>
              </table:table-cell>
              <table:table-cell office:value-type="string" calcext:value-type="string">
                <text:p>NAJETTE</text:p>
              </table:table-cell>
              <table:table-cell office:value-type="date" office:date-value="1985-07-23" calcext:value-type="date">
                <text:p>23/07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9189" calcext:value-type="float">
                <text:p>100291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FANABC</text:p>
              </table:table-cell>
              <table:table-cell office:value-type="string" calcext:value-type="string">
                <text:p>DIARRA</text:p>
              </table:table-cell>
              <table:table-cell office:value-type="date" office:date-value="1966-01-21" calcext:value-type="date">
                <text:p>21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83323" calcext:value-type="float">
                <text:p>107833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O WABC</text:p>
              </table:table-cell>
              <table:table-cell office:value-type="string" calcext:value-type="string">
                <text:p>VANESSA</text:p>
              </table:table-cell>
              <table:table-cell office:value-type="date" office:date-value="1971-11-16" calcext:value-type="date">
                <text:p>16/1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0002" calcext:value-type="float">
                <text:p>101900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'HOUABC</text:p>
              </table:table-cell>
              <table:table-cell office:value-type="string" calcext:value-type="string">
                <text:p>GREGOIRE</text:p>
              </table:table-cell>
              <table:table-cell office:value-type="date" office:date-value="1970-09-27" calcext:value-type="date">
                <text:p>27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3049" calcext:value-type="float">
                <text:p>101430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BC</text:p>
              </table:table-cell>
              <table:table-cell office:value-type="string" calcext:value-type="string">
                <text:p>ANAIS</text:p>
              </table:table-cell>
              <table:table-cell office:value-type="date" office:date-value="1986-04-26" calcext:value-type="date">
                <text:p>26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4639" calcext:value-type="float">
                <text:p>94246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CABC</text:p>
              </table:table-cell>
              <table:table-cell office:value-type="string" calcext:value-type="string">
                <text:p>SIHEM</text:p>
              </table:table-cell>
              <table:table-cell office:value-type="date" office:date-value="1972-02-05" calcext:value-type="date">
                <text:p>05/0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0149" calcext:value-type="float">
                <text:p>98901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CABC</text:p>
              </table:table-cell>
              <table:table-cell office:value-type="string" calcext:value-type="string">
                <text:p>SIHEM</text:p>
              </table:table-cell>
              <table:table-cell office:value-type="date" office:date-value="1987-05-17" calcext:value-type="date">
                <text:p>17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11192" calcext:value-type="float">
                <text:p>91111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CHABC</text:p>
              </table:table-cell>
              <table:table-cell office:value-type="string" calcext:value-type="string">
                <text:p>CORALIE</text:p>
              </table:table-cell>
              <table:table-cell office:value-type="date" office:date-value="1976-10-01" calcext:value-type="date">
                <text:p>01/10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5862" calcext:value-type="float">
                <text:p>92058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CHABC</text:p>
              </table:table-cell>
              <table:table-cell office:value-type="string" calcext:value-type="string">
                <text:p>CORALIE</text:p>
              </table:table-cell>
              <table:table-cell office:value-type="date" office:date-value="1978-08-11" calcext:value-type="date">
                <text:p>11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4924" calcext:value-type="float">
                <text:p>107749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OS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70-07-02" calcext:value-type="date">
                <text:p>02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63525" calcext:value-type="float">
                <text:p>111635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JAABC</text:p>
              </table:table-cell>
              <table:table-cell office:value-type="string" calcext:value-type="string">
                <text:p>ROGINI</text:p>
              </table:table-cell>
              <table:table-cell office:value-type="date" office:date-value="1986-03-10" calcext:value-type="date">
                <text:p>10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1456" calcext:value-type="float">
                <text:p>112714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EBABC</text:p>
              </table:table-cell>
              <table:table-cell office:value-type="string" calcext:value-type="string">
                <text:p>AMEL</text:p>
              </table:table-cell>
              <table:table-cell office:value-type="date" office:date-value="1980-02-19" calcext:value-type="date">
                <text:p>19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7752" calcext:value-type="float">
                <text:p>97977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EBABC</text:p>
              </table:table-cell>
              <table:table-cell office:value-type="string" calcext:value-type="string">
                <text:p>AMEL</text:p>
              </table:table-cell>
              <table:table-cell office:value-type="date" office:date-value="1977-08-12" calcext:value-type="date">
                <text:p>12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0557" calcext:value-type="float">
                <text:p>93105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BEABC</text:p>
              </table:table-cell>
              <table:table-cell office:value-type="string" calcext:value-type="string">
                <text:p>DRISSYA</text:p>
              </table:table-cell>
              <table:table-cell office:value-type="date" office:date-value="1985-05-17" calcext:value-type="date">
                <text:p>17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9256" calcext:value-type="float">
                <text:p>106492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DABC</text:p>
              </table:table-cell>
              <table:table-cell office:value-type="string" calcext:value-type="string">
                <text:p>AHLAM</text:p>
              </table:table-cell>
              <table:table-cell office:value-type="date" office:date-value="1979-04-30" calcext:value-type="date">
                <text:p>30/04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12131" calcext:value-type="float">
                <text:p>109121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AL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82-04-18" calcext:value-type="date">
                <text:p>18/04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7227" calcext:value-type="float">
                <text:p>110072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LLAABC</text:p>
              </table:table-cell>
              <table:table-cell office:value-type="string" calcext:value-type="string">
                <text:p>OUMAR</text:p>
              </table:table-cell>
              <table:table-cell office:value-type="date" office:date-value="1968-01-31" calcext:value-type="date">
                <text:p>31/0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6102" calcext:value-type="float">
                <text:p>102461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FUABC</text:p>
              </table:table-cell>
              <table:table-cell office:value-type="string" calcext:value-type="string">
                <text:p>ALEXANDRE</text:p>
              </table:table-cell>
              <table:table-cell office:value-type="date" office:date-value="1971-05-06" calcext:value-type="date">
                <text:p>06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23516" calcext:value-type="float">
                <text:p>97235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RGUABC</text:p>
              </table:table-cell>
              <table:table-cell office:value-type="string" calcext:value-type="string">
                <text:p>FREDERICK</text:p>
              </table:table-cell>
              <table:table-cell office:value-type="date" office:date-value="1968-05-14" calcext:value-type="date">
                <text:p>14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2252" calcext:value-type="float">
                <text:p>114922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IRABC</text:p>
              </table:table-cell>
              <table:table-cell office:value-type="string" calcext:value-type="string">
                <text:p>OZEN</text:p>
              </table:table-cell>
              <table:table-cell office:value-type="date" office:date-value="1976-11-30" calcext:value-type="date">
                <text:p>30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5318" calcext:value-type="float">
                <text:p>112153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FAO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87-04-30" calcext:value-type="date">
                <text:p>30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98426" calcext:value-type="float">
                <text:p>95984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FAO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86-03-13" calcext:value-type="date">
                <text:p>13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5331" calcext:value-type="float">
                <text:p>104953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RTABC</text:p>
              </table:table-cell>
              <table:table-cell office:value-type="string" calcext:value-type="string">
                <text:p>DALILA</text:p>
              </table:table-cell>
              <table:table-cell office:value-type="date" office:date-value="1982-01-25" calcext:value-type="date">
                <text:p>25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03184" calcext:value-type="float">
                <text:p>111031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SAFIE</text:p>
              </table:table-cell>
              <table:table-cell office:value-type="date" office:date-value="1985-01-20" calcext:value-type="date">
                <text:p>20/0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46842" calcext:value-type="float">
                <text:p>101468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 HABC</text:p>
              </table:table-cell>
              <table:table-cell office:value-type="string" calcext:value-type="string">
                <text:p>LESLYE</text:p>
              </table:table-cell>
              <table:table-cell office:value-type="date" office:date-value="1985-11-11" calcext:value-type="date">
                <text:p>11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2772" calcext:value-type="float">
                <text:p>103927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HI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82-08-16" calcext:value-type="date">
                <text:p>16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8716" calcext:value-type="float">
                <text:p>98287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HI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7-06-30" calcext:value-type="date">
                <text:p>30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7582" calcext:value-type="float">
                <text:p>102175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O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69-04-15" calcext:value-type="date">
                <text:p>15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85080" calcext:value-type="float">
                <text:p>114850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SUIABC</text:p>
              </table:table-cell>
              <table:table-cell office:value-type="string" calcext:value-type="string">
                <text:p>PERETZ</text:p>
              </table:table-cell>
              <table:table-cell office:value-type="date" office:date-value="1973-08-03" calcext:value-type="date">
                <text:p>03/08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43696" calcext:value-type="float">
                <text:p>100436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EL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1-05-30" calcext:value-type="date">
                <text:p>30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4241" calcext:value-type="float">
                <text:p>105742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ELABC</text:p>
              </table:table-cell>
              <table:table-cell office:value-type="string" calcext:value-type="string">
                <text:p>ALEXANDRA</text:p>
              </table:table-cell>
              <table:table-cell office:value-type="date" office:date-value="1978-04-11" calcext:value-type="date">
                <text:p>11/04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14458" calcext:value-type="float">
                <text:p>110144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AW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4-09-26" calcext:value-type="date">
                <text:p>26/09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9612" calcext:value-type="float">
                <text:p>1097961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 LAABC</text:p>
              </table:table-cell>
              <table:table-cell office:value-type="string" calcext:value-type="string">
                <text:p>MARION</text:p>
              </table:table-cell>
              <table:table-cell office:value-type="date" office:date-value="1982-08-20" calcext:value-type="date">
                <text:p>20/08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3974" calcext:value-type="float">
                <text:p>91639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LFRABC</text:p>
              </table:table-cell>
              <table:table-cell office:value-type="string" calcext:value-type="string">
                <text:p>KAMRAN</text:p>
              </table:table-cell>
              <table:table-cell office:value-type="date" office:date-value="1981-01-22" calcext:value-type="date">
                <text:p>22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2147" calcext:value-type="float">
                <text:p>89421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MABC</text:p>
              </table:table-cell>
              <table:table-cell office:value-type="string" calcext:value-type="string">
                <text:p>LEILA</text:p>
              </table:table-cell>
              <table:table-cell office:value-type="date" office:date-value="1966-05-15" calcext:value-type="date">
                <text:p>15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1469" calcext:value-type="float">
                <text:p>89314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BIABC</text:p>
              </table:table-cell>
              <table:table-cell office:value-type="string" calcext:value-type="string">
                <text:p>LAURIE</text:p>
              </table:table-cell>
              <table:table-cell office:value-type="date" office:date-value="1984-02-10" calcext:value-type="date">
                <text:p>10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8493" calcext:value-type="float">
                <text:p>97484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ALABC</text:p>
              </table:table-cell>
              <table:table-cell office:value-type="string" calcext:value-type="string">
                <text:p>ALEXANDRE</text:p>
              </table:table-cell>
              <table:table-cell office:value-type="date" office:date-value="1981-09-21" calcext:value-type="date">
                <text:p>21/09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91079" calcext:value-type="float">
                <text:p>90910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ALABC</text:p>
              </table:table-cell>
              <table:table-cell office:value-type="string" calcext:value-type="string">
                <text:p>ALEXANDRE</text:p>
              </table:table-cell>
              <table:table-cell office:value-type="date" office:date-value="1982-11-20" calcext:value-type="date">
                <text:p>20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1840" calcext:value-type="float">
                <text:p>92118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HOABC</text:p>
              </table:table-cell>
              <table:table-cell office:value-type="string" calcext:value-type="string">
                <text:p>HECTOR</text:p>
              </table:table-cell>
              <table:table-cell office:value-type="date" office:date-value="1987-05-22" calcext:value-type="date">
                <text:p>22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5684" calcext:value-type="float">
                <text:p>105956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HOABC</text:p>
              </table:table-cell>
              <table:table-cell office:value-type="string" calcext:value-type="string">
                <text:p>HECTOR</text:p>
              </table:table-cell>
              <table:table-cell office:value-type="date" office:date-value="1984-01-20" calcext:value-type="date">
                <text:p>20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1061" calcext:value-type="float">
                <text:p>98210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 KH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78-04-19" calcext:value-type="date">
                <text:p>19/04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73461" calcext:value-type="float">
                <text:p>967346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 KH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1-07-11" calcext:value-type="date">
                <text:p>11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1472" calcext:value-type="float">
                <text:p>89414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UDABC</text:p>
              </table:table-cell>
              <table:table-cell office:value-type="string" calcext:value-type="string">
                <text:p>EMELINE</text:p>
              </table:table-cell>
              <table:table-cell office:value-type="date" office:date-value="1980-04-08" calcext:value-type="date">
                <text:p>08/04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74020" calcext:value-type="float">
                <text:p>98740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STABC</text:p>
              </table:table-cell>
              <table:table-cell office:value-type="string" calcext:value-type="string">
                <text:p>LISE</text:p>
              </table:table-cell>
              <table:table-cell office:value-type="date" office:date-value="1975-03-06" calcext:value-type="date">
                <text:p>06/03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59214" calcext:value-type="float">
                <text:p>103592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SAABC</text:p>
              </table:table-cell>
              <table:table-cell office:value-type="string" calcext:value-type="string">
                <text:p>WEJAHET</text:p>
              </table:table-cell>
              <table:table-cell office:value-type="date" office:date-value="1967-12-13" calcext:value-type="date">
                <text:p>13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2860" calcext:value-type="float">
                <text:p>104928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SAABC</text:p>
              </table:table-cell>
              <table:table-cell office:value-type="string" calcext:value-type="string">
                <text:p>WEJAHET</text:p>
              </table:table-cell>
              <table:table-cell office:value-type="date" office:date-value="1970-08-11" calcext:value-type="date">
                <text:p>11/08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5909" calcext:value-type="float">
                <text:p>90359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CA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65-12-26" calcext:value-type="date">
                <text:p>26/12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2558" calcext:value-type="float">
                <text:p>98325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CA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86-10-02" calcext:value-type="date">
                <text:p>02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3990" calcext:value-type="float">
                <text:p>102039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 BOABC</text:p>
              </table:table-cell>
              <table:table-cell office:value-type="string" calcext:value-type="string">
                <text:p>FADILA</text:p>
              </table:table-cell>
              <table:table-cell office:value-type="date" office:date-value="1975-12-17" calcext:value-type="date">
                <text:p>17/12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50158" calcext:value-type="float">
                <text:p>95501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KAABC</text:p>
              </table:table-cell>
              <table:table-cell office:value-type="string" calcext:value-type="string">
                <text:p>ALI</text:p>
              </table:table-cell>
              <table:table-cell office:value-type="date" office:date-value="1969-11-23" calcext:value-type="date">
                <text:p>23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4865" calcext:value-type="float">
                <text:p>95648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TONABC</text:p>
              </table:table-cell>
              <table:table-cell office:value-type="string" calcext:value-type="string">
                <text:p>AUDE</text:p>
              </table:table-cell>
              <table:table-cell office:value-type="date" office:date-value="1982-12-09" calcext:value-type="date">
                <text:p>09/12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6216" calcext:value-type="float">
                <text:p>109762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TONABC</text:p>
              </table:table-cell>
              <table:table-cell office:value-type="string" calcext:value-type="string">
                <text:p>AUDE</text:p>
              </table:table-cell>
              <table:table-cell office:value-type="date" office:date-value="1985-08-18" calcext:value-type="date">
                <text:p>18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3140" calcext:value-type="float">
                <text:p>111131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CHABC</text:p>
              </table:table-cell>
              <table:table-cell office:value-type="string" calcext:value-type="string">
                <text:p>ELISA</text:p>
              </table:table-cell>
              <table:table-cell office:value-type="date" office:date-value="1970-11-19" calcext:value-type="date">
                <text:p>19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2259" calcext:value-type="float">
                <text:p>103222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KAABC</text:p>
              </table:table-cell>
              <table:table-cell office:value-type="string" calcext:value-type="string">
                <text:p>AMIRA</text:p>
              </table:table-cell>
              <table:table-cell office:value-type="date" office:date-value="1981-01-18" calcext:value-type="date">
                <text:p>18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7689" calcext:value-type="float">
                <text:p>99676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OUABC</text:p>
              </table:table-cell>
              <table:table-cell office:value-type="string" calcext:value-type="string">
                <text:p>KAOUTHAR</text:p>
              </table:table-cell>
              <table:table-cell office:value-type="date" office:date-value="1970-09-15" calcext:value-type="date">
                <text:p>15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6868" calcext:value-type="float">
                <text:p>91568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 FOABC</text:p>
              </table:table-cell>
              <table:table-cell office:value-type="string" calcext:value-type="string">
                <text:p>MAGALI</text:p>
              </table:table-cell>
              <table:table-cell office:value-type="date" office:date-value="1981-03-09" calcext:value-type="date">
                <text:p>09/03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2026" calcext:value-type="float">
                <text:p>108420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 GUABC</text:p>
              </table:table-cell>
              <table:table-cell office:value-type="string" calcext:value-type="string">
                <text:p>BENJAMIN</text:p>
              </table:table-cell>
              <table:table-cell office:value-type="date" office:date-value="1969-01-10" calcext:value-type="date">
                <text:p>10/0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19724" calcext:value-type="float">
                <text:p>93197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EGABC</text:p>
              </table:table-cell>
              <table:table-cell office:value-type="string" calcext:value-type="string">
                <text:p>AUGUSTIN</text:p>
              </table:table-cell>
              <table:table-cell office:value-type="date" office:date-value="1980-10-24" calcext:value-type="date">
                <text:p>24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0821" calcext:value-type="float">
                <text:p>93508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EGABC</text:p>
              </table:table-cell>
              <table:table-cell office:value-type="string" calcext:value-type="string">
                <text:p>AUGUSTIN</text:p>
              </table:table-cell>
              <table:table-cell office:value-type="date" office:date-value="1982-10-07" calcext:value-type="date">
                <text:p>07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4563" calcext:value-type="float">
                <text:p>103445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HAJAR</text:p>
              </table:table-cell>
              <table:table-cell office:value-type="date" office:date-value="1984-11-06" calcext:value-type="date">
                <text:p>06/1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2133" calcext:value-type="float">
                <text:p>105421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URABC</text:p>
              </table:table-cell>
              <table:table-cell office:value-type="string" calcext:value-type="string">
                <text:p>AMALLE</text:p>
              </table:table-cell>
              <table:table-cell office:value-type="date" office:date-value="1967-07-02" calcext:value-type="date">
                <text:p>02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1509" calcext:value-type="float">
                <text:p>90315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URABC</text:p>
              </table:table-cell>
              <table:table-cell office:value-type="string" calcext:value-type="string">
                <text:p>AMALLE</text:p>
              </table:table-cell>
              <table:table-cell office:value-type="date" office:date-value="1978-09-08" calcext:value-type="date">
                <text:p>08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4946" calcext:value-type="float">
                <text:p>108449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QUABC</text:p>
              </table:table-cell>
              <table:table-cell office:value-type="string" calcext:value-type="string">
                <text:p>EMELINE</text:p>
              </table:table-cell>
              <table:table-cell office:value-type="date" office:date-value="1969-05-11" calcext:value-type="date">
                <text:p>11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28157" calcext:value-type="float">
                <text:p>111281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LOABC</text:p>
              </table:table-cell>
              <table:table-cell office:value-type="string" calcext:value-type="string">
                <text:p>ANTHONY</text:p>
              </table:table-cell>
              <table:table-cell office:value-type="date" office:date-value="1973-10-25" calcext:value-type="date">
                <text:p>25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9316" calcext:value-type="float">
                <text:p>109093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IVABC</text:p>
              </table:table-cell>
              <table:table-cell office:value-type="string" calcext:value-type="string">
                <text:p>ALISSON</text:p>
              </table:table-cell>
              <table:table-cell office:value-type="date" office:date-value="1965-12-17" calcext:value-type="date">
                <text:p>17/12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81454" calcext:value-type="float">
                <text:p>105814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AABC</text:p>
              </table:table-cell>
              <table:table-cell office:value-type="string" calcext:value-type="string">
                <text:p>ANAR</text:p>
              </table:table-cell>
              <table:table-cell office:value-type="date" office:date-value="1977-06-30" calcext:value-type="date">
                <text:p>30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04623" calcext:value-type="float">
                <text:p>92046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ALABC</text:p>
              </table:table-cell>
              <table:table-cell office:value-type="string" calcext:value-type="string">
                <text:p>HAMLAOUI</text:p>
              </table:table-cell>
              <table:table-cell office:value-type="date" office:date-value="1986-07-31" calcext:value-type="date">
                <text:p>31/07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9593" calcext:value-type="float">
                <text:p>97695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HL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2-04-06" calcext:value-type="date">
                <text:p>06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47880" calcext:value-type="float">
                <text:p>91478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GEABC</text:p>
              </table:table-cell>
              <table:table-cell office:value-type="string" calcext:value-type="string">
                <text:p>JEROME</text:p>
              </table:table-cell>
              <table:table-cell office:value-type="date" office:date-value="1977-01-27" calcext:value-type="date">
                <text:p>27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7098" calcext:value-type="float">
                <text:p>98070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GEABC</text:p>
              </table:table-cell>
              <table:table-cell office:value-type="string" calcext:value-type="string">
                <text:p>JEROME</text:p>
              </table:table-cell>
              <table:table-cell office:value-type="date" office:date-value="1978-07-26" calcext:value-type="date">
                <text:p>26/07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19102" calcext:value-type="float">
                <text:p>99191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KHABC</text:p>
              </table:table-cell>
              <table:table-cell office:value-type="string" calcext:value-type="string">
                <text:p>WALYD</text:p>
              </table:table-cell>
              <table:table-cell office:value-type="date" office:date-value="1971-06-08" calcext:value-type="date">
                <text:p>08/06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09083" calcext:value-type="float">
                <text:p>93090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KHABC</text:p>
              </table:table-cell>
              <table:table-cell office:value-type="string" calcext:value-type="string">
                <text:p>WALYD</text:p>
              </table:table-cell>
              <table:table-cell office:value-type="date" office:date-value="1979-03-24" calcext:value-type="date">
                <text:p>24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0064" calcext:value-type="float">
                <text:p>102200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NHABC</text:p>
              </table:table-cell>
              <table:table-cell office:value-type="string" calcext:value-type="string">
                <text:p>ANH-DUNG</text:p>
              </table:table-cell>
              <table:table-cell office:value-type="date" office:date-value="1981-07-14" calcext:value-type="date">
                <text:p>14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4242" calcext:value-type="float">
                <text:p>105442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IN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87-05-28" calcext:value-type="date">
                <text:p>28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8001" calcext:value-type="float">
                <text:p>96680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IC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77-07-28" calcext:value-type="date">
                <text:p>28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4026" calcext:value-type="float">
                <text:p>112140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CHUABC</text:p>
              </table:table-cell>
              <table:table-cell office:value-type="string" calcext:value-type="string">
                <text:p>RUBESH</text:p>
              </table:table-cell>
              <table:table-cell office:value-type="date" office:date-value="1987-05-21" calcext:value-type="date">
                <text:p>21/05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5538" calcext:value-type="float">
                <text:p>103255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ASABC</text:p>
              </table:table-cell>
              <table:table-cell office:value-type="string" calcext:value-type="string">
                <text:p>ROBEN</text:p>
              </table:table-cell>
              <table:table-cell office:value-type="date" office:date-value="1974-03-08" calcext:value-type="date">
                <text:p>08/03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0992" calcext:value-type="float">
                <text:p>1060099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PASABC</text:p>
              </table:table-cell>
              <table:table-cell office:value-type="string" calcext:value-type="string">
                <text:p>ROBEN</text:p>
              </table:table-cell>
              <table:table-cell office:value-type="date" office:date-value="1968-02-08" calcext:value-type="date">
                <text:p>08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26947" calcext:value-type="float">
                <text:p>92269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A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68-11-26" calcext:value-type="date">
                <text:p>26/11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73846" calcext:value-type="float">
                <text:p>110738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LAS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8-03-21" calcext:value-type="date">
                <text:p>21/03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56762" calcext:value-type="float">
                <text:p>985676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NEABC</text:p>
              </table:table-cell>
              <table:table-cell office:value-type="string" calcext:value-type="string">
                <text:p>FRANCIS</text:p>
              </table:table-cell>
              <table:table-cell office:value-type="date" office:date-value="1971-06-14" calcext:value-type="date">
                <text:p>14/06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57188" calcext:value-type="float">
                <text:p>110571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ABC</text:p>
              </table:table-cell>
              <table:table-cell office:value-type="string" calcext:value-type="string">
                <text:p>SAFAA</text:p>
              </table:table-cell>
              <table:table-cell office:value-type="date" office:date-value="1979-12-24" calcext:value-type="date">
                <text:p>24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6786" calcext:value-type="float">
                <text:p>98367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ABC</text:p>
              </table:table-cell>
              <table:table-cell office:value-type="string" calcext:value-type="string">
                <text:p>SAFAA</text:p>
              </table:table-cell>
              <table:table-cell office:value-type="date" office:date-value="1972-12-11" calcext:value-type="date">
                <text:p>11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0835" calcext:value-type="float">
                <text:p>98808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VILABC</text:p>
              </table:table-cell>
              <table:table-cell office:value-type="string" calcext:value-type="string">
                <text:p>LARA</text:p>
              </table:table-cell>
              <table:table-cell office:value-type="date" office:date-value="1980-04-01" calcext:value-type="date">
                <text:p>01/04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64141" calcext:value-type="float">
                <text:p>103641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CUNABC</text:p>
              </table:table-cell>
              <table:table-cell office:value-type="string" calcext:value-type="string">
                <text:p>STEVEN</text:p>
              </table:table-cell>
              <table:table-cell office:value-type="date" office:date-value="1972-11-06" calcext:value-type="date">
                <text:p>06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44072" calcext:value-type="float">
                <text:p>93440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CUNABC</text:p>
              </table:table-cell>
              <table:table-cell office:value-type="string" calcext:value-type="string">
                <text:p>STEVEN</text:p>
              </table:table-cell>
              <table:table-cell office:value-type="date" office:date-value="1970-07-27" calcext:value-type="date">
                <text:p>27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07520" calcext:value-type="float">
                <text:p>90075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UELABC</text:p>
              </table:table-cell>
              <table:table-cell office:value-type="string" calcext:value-type="string">
                <text:p>SEVERINE</text:p>
              </table:table-cell>
              <table:table-cell office:value-type="date" office:date-value="1970-09-03" calcext:value-type="date">
                <text:p>03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98353" calcext:value-type="float">
                <text:p>103983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UELABC</text:p>
              </table:table-cell>
              <table:table-cell office:value-type="string" calcext:value-type="string">
                <text:p>SEVERINE</text:p>
              </table:table-cell>
              <table:table-cell office:value-type="date" office:date-value="1983-01-17" calcext:value-type="date">
                <text:p>17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44638" calcext:value-type="float">
                <text:p>92446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MB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82-06-27" calcext:value-type="date">
                <text:p>27/06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25664" calcext:value-type="float">
                <text:p>99256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DEABC</text:p>
              </table:table-cell>
              <table:table-cell office:value-type="string" calcext:value-type="string">
                <text:p>CHRISTEL</text:p>
              </table:table-cell>
              <table:table-cell office:value-type="date" office:date-value="1977-07-23" calcext:value-type="date">
                <text:p>23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2297" calcext:value-type="float">
                <text:p>1147229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NSABC</text:p>
              </table:table-cell>
              <table:table-cell office:value-type="string" calcext:value-type="string">
                <text:p>MAKHLOUF</text:p>
              </table:table-cell>
              <table:table-cell office:value-type="date" office:date-value="1980-10-16" calcext:value-type="date">
                <text:p>16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75370" calcext:value-type="float">
                <text:p>113753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RR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0-02-03" calcext:value-type="date">
                <text:p>03/02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36609" calcext:value-type="float">
                <text:p>96366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RR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4-07-11" calcext:value-type="date">
                <text:p>11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56674" calcext:value-type="float">
                <text:p>90566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RE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66-05-26" calcext:value-type="date">
                <text:p>26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3180" calcext:value-type="float">
                <text:p>1145318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MO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6-11-10" calcext:value-type="date">
                <text:p>10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88692" calcext:value-type="float">
                <text:p>110886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SS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79-12-05" calcext:value-type="date">
                <text:p>05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4191" calcext:value-type="float">
                <text:p>106441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NI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65-09-19" calcext:value-type="date">
                <text:p>19/09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0859" calcext:value-type="float">
                <text:p>936085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DE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69-05-09" calcext:value-type="date">
                <text:p>09/05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8530" calcext:value-type="float">
                <text:p>91585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BI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74-09-07" calcext:value-type="date">
                <text:p>07/09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9627" calcext:value-type="float">
                <text:p>89596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RDIABC</text:p>
              </table:table-cell>
              <table:table-cell office:value-type="string" calcext:value-type="string">
                <text:p>PHILIPPE</text:p>
              </table:table-cell>
              <table:table-cell office:value-type="date" office:date-value="1984-04-10" calcext:value-type="date">
                <text:p>10/04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18283" calcext:value-type="float">
                <text:p>103182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POU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77-12-25" calcext:value-type="date">
                <text:p>25/1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5784" calcext:value-type="float">
                <text:p>98957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POU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85-03-13" calcext:value-type="date">
                <text:p>13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53627" calcext:value-type="float">
                <text:p>99536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ET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86-04-15" calcext:value-type="date">
                <text:p>15/04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4209" calcext:value-type="float">
                <text:p>113642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GRABC</text:p>
              </table:table-cell>
              <table:table-cell office:value-type="string" calcext:value-type="string">
                <text:p>AURELIA</text:p>
              </table:table-cell>
              <table:table-cell office:value-type="date" office:date-value="1972-12-25" calcext:value-type="date">
                <text:p>25/1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2538" calcext:value-type="float">
                <text:p>93525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GABC</text:p>
              </table:table-cell>
              <table:table-cell office:value-type="string" calcext:value-type="string">
                <text:p>AMANDINE</text:p>
              </table:table-cell>
              <table:table-cell office:value-type="date" office:date-value="1987-06-02" calcext:value-type="date">
                <text:p>02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27302" calcext:value-type="float">
                <text:p>107273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INEABC</text:p>
              </table:table-cell>
              <table:table-cell office:value-type="string" calcext:value-type="string">
                <text:p>VIVIEN</text:p>
              </table:table-cell>
              <table:table-cell office:value-type="date" office:date-value="1979-03-11" calcext:value-type="date">
                <text:p>11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47628" calcext:value-type="float">
                <text:p>96476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AOABC</text:p>
              </table:table-cell>
              <table:table-cell office:value-type="string" calcext:value-type="string">
                <text:p>LAMYA</text:p>
              </table:table-cell>
              <table:table-cell office:value-type="date" office:date-value="1973-03-14" calcext:value-type="date">
                <text:p>14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3100" calcext:value-type="float">
                <text:p>108131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EL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1-03-03" calcext:value-type="date">
                <text:p>03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1317" calcext:value-type="float">
                <text:p>90213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SOABC</text:p>
              </table:table-cell>
              <table:table-cell office:value-type="string" calcext:value-type="string">
                <text:p>GUY</text:p>
              </table:table-cell>
              <table:table-cell office:value-type="date" office:date-value="1973-11-19" calcext:value-type="date">
                <text:p>19/1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6520" calcext:value-type="float">
                <text:p>98065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LAABC</text:p>
              </table:table-cell>
              <table:table-cell office:value-type="string" calcext:value-type="string">
                <text:p>NASRINE</text:p>
              </table:table-cell>
              <table:table-cell office:value-type="date" office:date-value="1977-08-09" calcext:value-type="date">
                <text:p>09/08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2858" calcext:value-type="float">
                <text:p>90728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AIABC</text:p>
              </table:table-cell>
              <table:table-cell office:value-type="string" calcext:value-type="string">
                <text:p>SEBASTIEN</text:p>
              </table:table-cell>
              <table:table-cell office:value-type="date" office:date-value="1976-02-27" calcext:value-type="date">
                <text:p>27/0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18538" calcext:value-type="float">
                <text:p>113185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EPABC</text:p>
              </table:table-cell>
              <table:table-cell office:value-type="string" calcext:value-type="string">
                <text:p>JEAN</text:p>
              </table:table-cell>
              <table:table-cell office:value-type="date" office:date-value="1975-09-18" calcext:value-type="date">
                <text:p>18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2051" calcext:value-type="float">
                <text:p>102020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IOT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67-07-14" calcext:value-type="date">
                <text:p>14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1215" calcext:value-type="float">
                <text:p>99012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AABC</text:p>
              </table:table-cell>
              <table:table-cell office:value-type="string" calcext:value-type="string">
                <text:p>ALDJIA</text:p>
              </table:table-cell>
              <table:table-cell office:value-type="date" office:date-value="1987-04-02" calcext:value-type="date">
                <text:p>02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8226" calcext:value-type="float">
                <text:p>89682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MOABC</text:p>
              </table:table-cell>
              <table:table-cell office:value-type="string" calcext:value-type="string">
                <text:p>MIKE</text:p>
              </table:table-cell>
              <table:table-cell office:value-type="date" office:date-value="1982-03-24" calcext:value-type="date">
                <text:p>24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69718" calcext:value-type="float">
                <text:p>111697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AL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6-03-25" calcext:value-type="date">
                <text:p>25/03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3800" calcext:value-type="float">
                <text:p>95338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LAIABC</text:p>
              </table:table-cell>
              <table:table-cell office:value-type="string" calcext:value-type="string">
                <text:p>LISE</text:p>
              </table:table-cell>
              <table:table-cell office:value-type="date" office:date-value="1977-02-14" calcext:value-type="date">
                <text:p>14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80209" calcext:value-type="float">
                <text:p>98802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AWABC</text:p>
              </table:table-cell>
              <table:table-cell office:value-type="string" calcext:value-type="string">
                <text:p>JOEL</text:p>
              </table:table-cell>
              <table:table-cell office:value-type="date" office:date-value="1974-04-01" calcext:value-type="date">
                <text:p>01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01016" calcext:value-type="float">
                <text:p>98010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CKA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74-06-20" calcext:value-type="date">
                <text:p>20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45818" calcext:value-type="float">
                <text:p>97458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CKA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66-01-01" calcext:value-type="date">
                <text:p>01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1205" calcext:value-type="float">
                <text:p>110912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ILABC</text:p>
              </table:table-cell>
              <table:table-cell office:value-type="string" calcext:value-type="string">
                <text:p>EL AAREM</text:p>
              </table:table-cell>
              <table:table-cell office:value-type="date" office:date-value="1978-09-12" calcext:value-type="date">
                <text:p>12/09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5059" calcext:value-type="float">
                <text:p>104350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ILABC</text:p>
              </table:table-cell>
              <table:table-cell office:value-type="string" calcext:value-type="string">
                <text:p>EL AAREM</text:p>
              </table:table-cell>
              <table:table-cell office:value-type="date" office:date-value="1984-01-19" calcext:value-type="date">
                <text:p>19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3290" calcext:value-type="float">
                <text:p>106832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ONABC</text:p>
              </table:table-cell>
              <table:table-cell office:value-type="string" calcext:value-type="string">
                <text:p>KELLY-MELISSA</text:p>
              </table:table-cell>
              <table:table-cell office:value-type="date" office:date-value="1967-03-26" calcext:value-type="date">
                <text:p>26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35330" calcext:value-type="float">
                <text:p>103353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ONABC</text:p>
              </table:table-cell>
              <table:table-cell office:value-type="string" calcext:value-type="string">
                <text:p>KELLY-MELISSA</text:p>
              </table:table-cell>
              <table:table-cell office:value-type="date" office:date-value="1986-11-25" calcext:value-type="date">
                <text:p>25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3721" calcext:value-type="float">
                <text:p>95737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MOABC</text:p>
              </table:table-cell>
              <table:table-cell office:value-type="string" calcext:value-type="string">
                <text:p>FARICE</text:p>
              </table:table-cell>
              <table:table-cell office:value-type="date" office:date-value="1986-08-12" calcext:value-type="date">
                <text:p>12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9943" calcext:value-type="float">
                <text:p>1061994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MOABC</text:p>
              </table:table-cell>
              <table:table-cell office:value-type="string" calcext:value-type="string">
                <text:p>FARICE</text:p>
              </table:table-cell>
              <table:table-cell office:value-type="date" office:date-value="1969-02-25" calcext:value-type="date">
                <text:p>25/0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29258" calcext:value-type="float">
                <text:p>100292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BIABC</text:p>
              </table:table-cell>
              <table:table-cell office:value-type="string" calcext:value-type="string">
                <text:p>CHRISTOPHE</text:p>
              </table:table-cell>
              <table:table-cell office:value-type="date" office:date-value="1979-02-11" calcext:value-type="date">
                <text:p>11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51196" calcext:value-type="float">
                <text:p>96511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OURABC</text:p>
              </table:table-cell>
              <table:table-cell office:value-type="string" calcext:value-type="string">
                <text:p>SAMIRA</text:p>
              </table:table-cell>
              <table:table-cell office:value-type="date" office:date-value="1966-03-24" calcext:value-type="date">
                <text:p>24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38808" calcext:value-type="float">
                <text:p>110388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 HABC</text:p>
              </table:table-cell>
              <table:table-cell office:value-type="string" calcext:value-type="string">
                <text:p>AINDA</text:p>
              </table:table-cell>
              <table:table-cell office:value-type="date" office:date-value="1979-09-19" calcext:value-type="date">
                <text:p>19/09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36460" calcext:value-type="float">
                <text:p>101364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 HABC</text:p>
              </table:table-cell>
              <table:table-cell office:value-type="string" calcext:value-type="string">
                <text:p>AINDA</text:p>
              </table:table-cell>
              <table:table-cell office:value-type="date" office:date-value="1984-12-27" calcext:value-type="date">
                <text:p>27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2330" calcext:value-type="float">
                <text:p>113823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ZA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68-06-26" calcext:value-type="date">
                <text:p>26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0391" calcext:value-type="float">
                <text:p>102103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NZAABC</text:p>
              </table:table-cell>
              <table:table-cell office:value-type="string" calcext:value-type="string">
                <text:p>JULIEN</text:p>
              </table:table-cell>
              <table:table-cell office:value-type="date" office:date-value="1966-04-21" calcext:value-type="date">
                <text:p>21/04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6671" calcext:value-type="float">
                <text:p>96266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NA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84-01-29" calcext:value-type="date">
                <text:p>29/01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5055" calcext:value-type="float">
                <text:p>114450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BARABC</text:p>
              </table:table-cell>
              <table:table-cell office:value-type="string" calcext:value-type="string">
                <text:p>ADAM</text:p>
              </table:table-cell>
              <table:table-cell office:value-type="date" office:date-value="1973-04-21" calcext:value-type="date">
                <text:p>21/04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87485" calcext:value-type="float">
                <text:p>106874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BARABC</text:p>
              </table:table-cell>
              <table:table-cell office:value-type="string" calcext:value-type="string">
                <text:p>ADAM</text:p>
              </table:table-cell>
              <table:table-cell office:value-type="date" office:date-value="1983-09-12" calcext:value-type="date">
                <text:p>12/09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2727" calcext:value-type="float">
                <text:p>111527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CHE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68-05-11" calcext:value-type="date">
                <text:p>11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9611" calcext:value-type="float">
                <text:p>113596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G ABC</text:p>
              </table:table-cell>
              <table:table-cell office:value-type="string" calcext:value-type="string">
                <text:p>KEOMLY</text:p>
              </table:table-cell>
              <table:table-cell office:value-type="date" office:date-value="1969-12-05" calcext:value-type="date">
                <text:p>05/12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38198" calcext:value-type="float">
                <text:p>103381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G ABC</text:p>
              </table:table-cell>
              <table:table-cell office:value-type="string" calcext:value-type="string">
                <text:p>KEOMLY</text:p>
              </table:table-cell>
              <table:table-cell office:value-type="date" office:date-value="1971-09-11" calcext:value-type="date">
                <text:p>11/09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77590" calcext:value-type="float">
                <text:p>97775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OUABC</text:p>
              </table:table-cell>
              <table:table-cell office:value-type="string" calcext:value-type="string">
                <text:p>GWENAEL</text:p>
              </table:table-cell>
              <table:table-cell office:value-type="date" office:date-value="1982-11-23" calcext:value-type="date">
                <text:p>23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92734" calcext:value-type="float">
                <text:p>96927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ONABC</text:p>
              </table:table-cell>
              <table:table-cell office:value-type="string" calcext:value-type="string">
                <text:p>AMINA</text:p>
              </table:table-cell>
              <table:table-cell office:value-type="date" office:date-value="1974-12-02" calcext:value-type="date">
                <text:p>02/12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2851" calcext:value-type="float">
                <text:p>102628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KAC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83-10-27" calcext:value-type="date">
                <text:p>27/10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06673" calcext:value-type="float">
                <text:p>96066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SOABC</text:p>
              </table:table-cell>
              <table:table-cell office:value-type="string" calcext:value-type="string">
                <text:p>ELEONORE</text:p>
              </table:table-cell>
              <table:table-cell office:value-type="date" office:date-value="1977-12-08" calcext:value-type="date">
                <text:p>08/1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42856" calcext:value-type="float">
                <text:p>111428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 RABC</text:p>
              </table:table-cell>
              <table:table-cell office:value-type="string" calcext:value-type="string">
                <text:p>NADEGE</text:p>
              </table:table-cell>
              <table:table-cell office:value-type="date" office:date-value="1971-10-17" calcext:value-type="date">
                <text:p>17/10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98218" calcext:value-type="float">
                <text:p>94982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IEABC</text:p>
              </table:table-cell>
              <table:table-cell office:value-type="string" calcext:value-type="string">
                <text:p>YOHAN</text:p>
              </table:table-cell>
              <table:table-cell office:value-type="date" office:date-value="1980-06-10" calcext:value-type="date">
                <text:p>10/06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7894" calcext:value-type="float">
                <text:p>111178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IEABC</text:p>
              </table:table-cell>
              <table:table-cell office:value-type="string" calcext:value-type="string">
                <text:p>YOHAN</text:p>
              </table:table-cell>
              <table:table-cell office:value-type="date" office:date-value="1976-04-14" calcext:value-type="date">
                <text:p>14/04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3552" calcext:value-type="float">
                <text:p>94235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NAABC</text:p>
              </table:table-cell>
              <table:table-cell office:value-type="string" calcext:value-type="string">
                <text:p>GUILLAUME</text:p>
              </table:table-cell>
              <table:table-cell office:value-type="date" office:date-value="1974-07-14" calcext:value-type="date">
                <text:p>14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30768" calcext:value-type="float">
                <text:p>1143076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EZABC</text:p>
              </table:table-cell>
              <table:table-cell office:value-type="string" calcext:value-type="string">
                <text:p>MAUREEN</text:p>
              </table:table-cell>
              <table:table-cell office:value-type="date" office:date-value="1985-12-29" calcext:value-type="date">
                <text:p>29/1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1717" calcext:value-type="float">
                <text:p>99017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MABC</text:p>
              </table:table-cell>
              <table:table-cell office:value-type="string" calcext:value-type="string">
                <text:p>DIYE</text:p>
              </table:table-cell>
              <table:table-cell office:value-type="date" office:date-value="1985-03-25" calcext:value-type="date">
                <text:p>25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75804" calcext:value-type="float">
                <text:p>111758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RABC</text:p>
              </table:table-cell>
              <table:table-cell office:value-type="string" calcext:value-type="string">
                <text:p>ASSATA</text:p>
              </table:table-cell>
              <table:table-cell office:value-type="date" office:date-value="1978-08-23" calcext:value-type="date">
                <text:p>23/08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81282" calcext:value-type="float">
                <text:p>99812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OIABC</text:p>
              </table:table-cell>
              <table:table-cell office:value-type="string" calcext:value-type="string">
                <text:p>RAISSA</text:p>
              </table:table-cell>
              <table:table-cell office:value-type="date" office:date-value="1972-06-07" calcext:value-type="date">
                <text:p>07/06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24057" calcext:value-type="float">
                <text:p>89240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BOIABC</text:p>
              </table:table-cell>
              <table:table-cell office:value-type="string" calcext:value-type="string">
                <text:p>RAISSA</text:p>
              </table:table-cell>
              <table:table-cell office:value-type="date" office:date-value="1968-02-23" calcext:value-type="date">
                <text:p>23/0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4078" calcext:value-type="float">
                <text:p>90140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ESTELLE</text:p>
              </table:table-cell>
              <table:table-cell office:value-type="date" office:date-value="1977-07-04" calcext:value-type="date">
                <text:p>04/07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3195" calcext:value-type="float">
                <text:p>95131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GRABC</text:p>
              </table:table-cell>
              <table:table-cell office:value-type="string" calcext:value-type="string">
                <text:p>JAMILA</text:p>
              </table:table-cell>
              <table:table-cell office:value-type="date" office:date-value="1978-03-01" calcext:value-type="date">
                <text:p>01/03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71842" calcext:value-type="float">
                <text:p>104718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GRABC</text:p>
              </table:table-cell>
              <table:table-cell office:value-type="string" calcext:value-type="string">
                <text:p>JAMILA</text:p>
              </table:table-cell>
              <table:table-cell office:value-type="date" office:date-value="1984-09-20" calcext:value-type="date">
                <text:p>20/09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17277" calcext:value-type="float">
                <text:p>97172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ABC</text:p>
              </table:table-cell>
              <table:table-cell office:value-type="string" calcext:value-type="string">
                <text:p>ROSEMARY</text:p>
              </table:table-cell>
              <table:table-cell office:value-type="date" office:date-value="1981-01-15" calcext:value-type="date">
                <text:p>15/0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09313" calcext:value-type="float">
                <text:p>96093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OABC</text:p>
              </table:table-cell>
              <table:table-cell office:value-type="string" calcext:value-type="string">
                <text:p>EMILY DEL ROSARIO</text:p>
              </table:table-cell>
              <table:table-cell office:value-type="date" office:date-value="1980-02-23" calcext:value-type="date">
                <text:p>23/0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31345" calcext:value-type="float">
                <text:p>108313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NOABC</text:p>
              </table:table-cell>
              <table:table-cell office:value-type="string" calcext:value-type="string">
                <text:p>NOURDINE</text:p>
              </table:table-cell>
              <table:table-cell office:value-type="date" office:date-value="1968-05-24" calcext:value-type="date">
                <text:p>24/05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4695" calcext:value-type="float">
                <text:p>90146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LI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4-01-18" calcext:value-type="date">
                <text:p>18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65967" calcext:value-type="float">
                <text:p>94659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KH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66-11-01" calcext:value-type="date">
                <text:p>01/1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8196" calcext:value-type="float">
                <text:p>114781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RABC</text:p>
              </table:table-cell>
              <table:table-cell office:value-type="string" calcext:value-type="string">
                <text:p>YOUCEF</text:p>
              </table:table-cell>
              <table:table-cell office:value-type="date" office:date-value="1982-10-06" calcext:value-type="date">
                <text:p>06/10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48299" calcext:value-type="float">
                <text:p>107482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KIK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2-01-11" calcext:value-type="date">
                <text:p>11/0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80927" calcext:value-type="float">
                <text:p>114809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LAABC</text:p>
              </table:table-cell>
              <table:table-cell office:value-type="string" calcext:value-type="string">
                <text:p>SOFIA</text:p>
              </table:table-cell>
              <table:table-cell office:value-type="date" office:date-value="1980-10-31" calcext:value-type="date">
                <text:p>31/10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26153" calcext:value-type="float">
                <text:p>113261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OABC</text:p>
              </table:table-cell>
              <table:table-cell office:value-type="string" calcext:value-type="string">
                <text:p>ELSA</text:p>
              </table:table-cell>
              <table:table-cell office:value-type="date" office:date-value="1973-07-28" calcext:value-type="date">
                <text:p>28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92186" calcext:value-type="float">
                <text:p>106921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CH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79-06-05" calcext:value-type="date">
                <text:p>05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70938" calcext:value-type="float">
                <text:p>99709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HA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5-10-23" calcext:value-type="date">
                <text:p>23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5621" calcext:value-type="float">
                <text:p>98356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UEABC</text:p>
              </table:table-cell>
              <table:table-cell office:value-type="string" calcext:value-type="string">
                <text:p>SYLVAIN</text:p>
              </table:table-cell>
              <table:table-cell office:value-type="date" office:date-value="1973-12-17" calcext:value-type="date">
                <text:p>17/12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67199" calcext:value-type="float">
                <text:p>111671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QUEABC</text:p>
              </table:table-cell>
              <table:table-cell office:value-type="string" calcext:value-type="string">
                <text:p>MARLENE</text:p>
              </table:table-cell>
              <table:table-cell office:value-type="date" office:date-value="1981-12-31" calcext:value-type="date">
                <text:p>31/12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51017" calcext:value-type="float">
                <text:p>89510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MOABC</text:p>
              </table:table-cell>
              <table:table-cell office:value-type="string" calcext:value-type="string">
                <text:p>ZOE</text:p>
              </table:table-cell>
              <table:table-cell office:value-type="date" office:date-value="1967-10-03" calcext:value-type="date">
                <text:p>03/10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20725" calcext:value-type="float">
                <text:p>91207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G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80-03-22" calcext:value-type="date">
                <text:p>22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2417" calcext:value-type="float">
                <text:p>105424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YOABC</text:p>
              </table:table-cell>
              <table:table-cell office:value-type="string" calcext:value-type="string">
                <text:p>SIMON</text:p>
              </table:table-cell>
              <table:table-cell office:value-type="date" office:date-value="1969-10-21" calcext:value-type="date">
                <text:p>21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49770" calcext:value-type="float">
                <text:p>108497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BOABC</text:p>
              </table:table-cell>
              <table:table-cell office:value-type="string" calcext:value-type="string">
                <text:p>MOUFIDA</text:p>
              </table:table-cell>
              <table:table-cell office:value-type="date" office:date-value="1983-05-27" calcext:value-type="date">
                <text:p>27/05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85762" calcext:value-type="float">
                <text:p>89857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AFRABC</text:p>
              </table:table-cell>
              <table:table-cell office:value-type="string" calcext:value-type="string">
                <text:p>IKRAM</text:p>
              </table:table-cell>
              <table:table-cell office:value-type="date" office:date-value="1972-08-14" calcext:value-type="date">
                <text:p>14/08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6137" calcext:value-type="float">
                <text:p>95161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TIAABC</text:p>
              </table:table-cell>
              <table:table-cell office:value-type="string" calcext:value-type="string">
                <text:p>MANSOOR</text:p>
              </table:table-cell>
              <table:table-cell office:value-type="date" office:date-value="1966-10-07" calcext:value-type="date">
                <text:p>07/10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36590" calcext:value-type="float">
                <text:p>98365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DDOABC</text:p>
              </table:table-cell>
              <table:table-cell office:value-type="string" calcext:value-type="string">
                <text:p>RACHIDA</text:p>
              </table:table-cell>
              <table:table-cell office:value-type="date" office:date-value="1981-08-25" calcext:value-type="date">
                <text:p>25/08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1038" calcext:value-type="float">
                <text:p>95610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BEABC</text:p>
              </table:table-cell>
              <table:table-cell office:value-type="string" calcext:value-type="string">
                <text:p>WAGUI</text:p>
              </table:table-cell>
              <table:table-cell office:value-type="date" office:date-value="1967-06-04" calcext:value-type="date">
                <text:p>04/06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1490" calcext:value-type="float">
                <text:p>91514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KHABC</text:p>
              </table:table-cell>
              <table:table-cell office:value-type="string" calcext:value-type="string">
                <text:p>TAMIM</text:p>
              </table:table-cell>
              <table:table-cell office:value-type="date" office:date-value="1978-04-21" calcext:value-type="date">
                <text:p>21/04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1034" calcext:value-type="float">
                <text:p>98610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TAABC</text:p>
              </table:table-cell>
              <table:table-cell office:value-type="string" calcext:value-type="string">
                <text:p>BERANGERE</text:p>
              </table:table-cell>
              <table:table-cell office:value-type="date" office:date-value="1971-02-26" calcext:value-type="date">
                <text:p>26/0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22017" calcext:value-type="float">
                <text:p>103220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 MOABC</text:p>
              </table:table-cell>
              <table:table-cell office:value-type="string" calcext:value-type="string">
                <text:p>THIZIRI</text:p>
              </table:table-cell>
              <table:table-cell office:value-type="date" office:date-value="1974-08-24" calcext:value-type="date">
                <text:p>24/08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6457" calcext:value-type="float">
                <text:p>98464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GUYEABC</text:p>
              </table:table-cell>
              <table:table-cell office:value-type="string" calcext:value-type="string">
                <text:p>JORDI</text:p>
              </table:table-cell>
              <table:table-cell office:value-type="date" office:date-value="1973-01-14" calcext:value-type="date">
                <text:p>14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36200" calcext:value-type="float">
                <text:p>99362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NCABC</text:p>
              </table:table-cell>
              <table:table-cell office:value-type="string" calcext:value-type="string">
                <text:p>CHRISTELLE</text:p>
              </table:table-cell>
              <table:table-cell office:value-type="date" office:date-value="1972-03-22" calcext:value-type="date">
                <text:p>22/03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6903" calcext:value-type="float">
                <text:p>1028690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TONABC</text:p>
              </table:table-cell>
              <table:table-cell office:value-type="string" calcext:value-type="string">
                <text:p>MAXIME</text:p>
              </table:table-cell>
              <table:table-cell office:value-type="date" office:date-value="1987-06-10" calcext:value-type="date">
                <text:p>10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1455" calcext:value-type="float">
                <text:p>95414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DADO</text:p>
              </table:table-cell>
              <table:table-cell office:value-type="date" office:date-value="1967-08-01" calcext:value-type="date">
                <text:p>01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4399" calcext:value-type="float">
                <text:p>101943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CHE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3-06-01" calcext:value-type="date">
                <text:p>01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11181" calcext:value-type="float">
                <text:p>100111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MBABC</text:p>
              </table:table-cell>
              <table:table-cell office:value-type="string" calcext:value-type="string">
                <text:p>JULIE</text:p>
              </table:table-cell>
              <table:table-cell office:value-type="date" office:date-value="1972-11-19" calcext:value-type="date">
                <text:p>19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12696" calcext:value-type="float">
                <text:p>96126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AOUABC</text:p>
              </table:table-cell>
              <table:table-cell office:value-type="string" calcext:value-type="string">
                <text:p>SOUAD</text:p>
              </table:table-cell>
              <table:table-cell office:value-type="date" office:date-value="1971-05-22" calcext:value-type="date">
                <text:p>22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75811" calcext:value-type="float">
                <text:p>106758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AOUABC</text:p>
              </table:table-cell>
              <table:table-cell office:value-type="string" calcext:value-type="string">
                <text:p>SOUAD</text:p>
              </table:table-cell>
              <table:table-cell office:value-type="date" office:date-value="1966-03-05" calcext:value-type="date">
                <text:p>05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6366" calcext:value-type="float">
                <text:p>103063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EMSABC</text:p>
              </table:table-cell>
              <table:table-cell office:value-type="string" calcext:value-type="string">
                <text:p>ZINE EDDINE</text:p>
              </table:table-cell>
              <table:table-cell office:value-type="date" office:date-value="1976-05-30" calcext:value-type="date">
                <text:p>30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40083" calcext:value-type="float">
                <text:p>104400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AABC</text:p>
              </table:table-cell>
              <table:table-cell office:value-type="string" calcext:value-type="string">
                <text:p>JONATHAN</text:p>
              </table:table-cell>
              <table:table-cell office:value-type="date" office:date-value="1967-09-28" calcext:value-type="date">
                <text:p>28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32895" calcext:value-type="float">
                <text:p>93328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PAGABC</text:p>
              </table:table-cell>
              <table:table-cell office:value-type="string" calcext:value-type="string">
                <text:p>AURELIE</text:p>
              </table:table-cell>
              <table:table-cell office:value-type="date" office:date-value="1985-08-04" calcext:value-type="date">
                <text:p>04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62966" calcext:value-type="float">
                <text:p>100629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ABC</text:p>
              </table:table-cell>
              <table:table-cell office:value-type="string" calcext:value-type="string">
                <text:p>LAURIS</text:p>
              </table:table-cell>
              <table:table-cell office:value-type="date" office:date-value="1980-04-19" calcext:value-type="date">
                <text:p>19/04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7954" calcext:value-type="float">
                <text:p>89679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FABC</text:p>
              </table:table-cell>
              <table:table-cell office:value-type="string" calcext:value-type="string">
                <text:p>IKRAM</text:p>
              </table:table-cell>
              <table:table-cell office:value-type="date" office:date-value="1976-06-02" calcext:value-type="date">
                <text:p>02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51251" calcext:value-type="float">
                <text:p>11351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FABC</text:p>
              </table:table-cell>
              <table:table-cell office:value-type="string" calcext:value-type="string">
                <text:p>IKRAM</text:p>
              </table:table-cell>
              <table:table-cell office:value-type="date" office:date-value="1968-06-12" calcext:value-type="date">
                <text:p>12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55879" calcext:value-type="float">
                <text:p>112558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TI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73-06-09" calcext:value-type="date">
                <text:p>09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61779" calcext:value-type="float">
                <text:p>102617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CLAIRE ESTELLE</text:p>
              </table:table-cell>
              <table:table-cell office:value-type="date" office:date-value="1969-04-02" calcext:value-type="date">
                <text:p>02/04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20058" calcext:value-type="float">
                <text:p>105200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BOUABC</text:p>
              </table:table-cell>
              <table:table-cell office:value-type="string" calcext:value-type="string">
                <text:p>SOPHIE-CHARLOTTE</text:p>
              </table:table-cell>
              <table:table-cell office:value-type="date" office:date-value="1984-12-24" calcext:value-type="date">
                <text:p>24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0092" calcext:value-type="float">
                <text:p>113800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GHI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83-06-05" calcext:value-type="date">
                <text:p>05/06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2025" calcext:value-type="float">
                <text:p>95720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INABC</text:p>
              </table:table-cell>
              <table:table-cell office:value-type="string" calcext:value-type="string">
                <text:p>SANDRA</text:p>
              </table:table-cell>
              <table:table-cell office:value-type="date" office:date-value="1978-01-11" calcext:value-type="date">
                <text:p>11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0575" calcext:value-type="float">
                <text:p>89405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ARABC</text:p>
              </table:table-cell>
              <table:table-cell office:value-type="string" calcext:value-type="string">
                <text:p>NOEMIE</text:p>
              </table:table-cell>
              <table:table-cell office:value-type="date" office:date-value="1976-07-26" calcext:value-type="date">
                <text:p>26/07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98622" calcext:value-type="float">
                <text:p>93986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UABC</text:p>
              </table:table-cell>
              <table:table-cell office:value-type="string" calcext:value-type="string">
                <text:p>MARINE</text:p>
              </table:table-cell>
              <table:table-cell office:value-type="date" office:date-value="1980-12-01" calcext:value-type="date">
                <text:p>01/12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5149" calcext:value-type="float">
                <text:p>95451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NT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86-03-18" calcext:value-type="date">
                <text:p>18/03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62801" calcext:value-type="float">
                <text:p>89628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GLOABC</text:p>
              </table:table-cell>
              <table:table-cell office:value-type="string" calcext:value-type="string">
                <text:p>DOROTHEE</text:p>
              </table:table-cell>
              <table:table-cell office:value-type="date" office:date-value="1979-01-02" calcext:value-type="date">
                <text:p>02/01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09238" calcext:value-type="float">
                <text:p>990923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NESABC</text:p>
              </table:table-cell>
              <table:table-cell office:value-type="string" calcext:value-type="string">
                <text:p>CHRISTOPHER</text:p>
              </table:table-cell>
              <table:table-cell office:value-type="date" office:date-value="1983-10-21" calcext:value-type="date">
                <text:p>21/10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4258" calcext:value-type="float">
                <text:p>100542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CO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75-04-29" calcext:value-type="date">
                <text:p>29/04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3004" calcext:value-type="float">
                <text:p>93530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NELABC</text:p>
              </table:table-cell>
              <table:table-cell office:value-type="string" calcext:value-type="string">
                <text:p>DAVID</text:p>
              </table:table-cell>
              <table:table-cell office:value-type="date" office:date-value="1974-07-15" calcext:value-type="date">
                <text:p>15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1662" calcext:value-type="float">
                <text:p>102816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ZARABC</text:p>
              </table:table-cell>
              <table:table-cell office:value-type="string" calcext:value-type="string">
                <text:p>LAURE</text:p>
              </table:table-cell>
              <table:table-cell office:value-type="date" office:date-value="1969-08-13" calcext:value-type="date">
                <text:p>13/08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16821" calcext:value-type="float">
                <text:p>90168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UONABC</text:p>
              </table:table-cell>
              <table:table-cell office:value-type="string" calcext:value-type="string">
                <text:p>GUILLAUME</text:p>
              </table:table-cell>
              <table:table-cell office:value-type="date" office:date-value="1969-10-23" calcext:value-type="date">
                <text:p>23/10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52064" calcext:value-type="float">
                <text:p>107520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HALABC</text:p>
              </table:table-cell>
              <table:table-cell office:value-type="string" calcext:value-type="string">
                <text:p>MARVIN</text:p>
              </table:table-cell>
              <table:table-cell office:value-type="date" office:date-value="1985-06-03" calcext:value-type="date">
                <text:p>03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91525" calcext:value-type="float">
                <text:p>102915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O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82-07-30" calcext:value-type="date">
                <text:p>30/07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9241" calcext:value-type="float">
                <text:p>98692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84-03-02" calcext:value-type="date">
                <text:p>02/03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28623" calcext:value-type="float">
                <text:p>104286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LL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66-05-19" calcext:value-type="date">
                <text:p>19/05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2721" calcext:value-type="float">
                <text:p>97027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IABC</text:p>
              </table:table-cell>
              <table:table-cell office:value-type="string" calcext:value-type="string">
                <text:p>ESSAM</text:p>
              </table:table-cell>
              <table:table-cell office:value-type="date" office:date-value="1976-06-04" calcext:value-type="date">
                <text:p>04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20537" calcext:value-type="float">
                <text:p>95205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ZOUABC</text:p>
              </table:table-cell>
              <table:table-cell office:value-type="string" calcext:value-type="string">
                <text:p>MOHAMED-KARIM</text:p>
              </table:table-cell>
              <table:table-cell office:value-type="date" office:date-value="1974-05-06" calcext:value-type="date">
                <text:p>06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18877" calcext:value-type="float">
                <text:p>961887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SABC</text:p>
              </table:table-cell>
              <table:table-cell office:value-type="string" calcext:value-type="string">
                <text:p>AMER</text:p>
              </table:table-cell>
              <table:table-cell office:value-type="date" office:date-value="1975-09-02" calcext:value-type="date">
                <text:p>02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18993" calcext:value-type="float">
                <text:p>111189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SANABC</text:p>
              </table:table-cell>
              <table:table-cell office:value-type="string" calcext:value-type="string">
                <text:p>ANGELIQUE</text:p>
              </table:table-cell>
              <table:table-cell office:value-type="date" office:date-value="1979-03-06" calcext:value-type="date">
                <text:p>06/03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9049" calcext:value-type="float">
                <text:p>104690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LABC</text:p>
              </table:table-cell>
              <table:table-cell office:value-type="string" calcext:value-type="string">
                <text:p>GULSEN</text:p>
              </table:table-cell>
              <table:table-cell office:value-type="date" office:date-value="1965-11-08" calcext:value-type="date">
                <text:p>08/11/196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23372" calcext:value-type="float">
                <text:p>90233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TEABC</text:p>
              </table:table-cell>
              <table:table-cell office:value-type="string" calcext:value-type="string">
                <text:p>ANNE-SOPHIE</text:p>
              </table:table-cell>
              <table:table-cell office:value-type="date" office:date-value="1982-11-15" calcext:value-type="date">
                <text:p>15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17421" calcext:value-type="float">
                <text:p>102174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OUAABC</text:p>
              </table:table-cell>
              <table:table-cell office:value-type="string" calcext:value-type="string">
                <text:p>IMMAD-EDDINE</text:p>
              </table:table-cell>
              <table:table-cell office:value-type="date" office:date-value="1986-06-28" calcext:value-type="date">
                <text:p>28/06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2920" calcext:value-type="float">
                <text:p>97029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BERABC</text:p>
              </table:table-cell>
              <table:table-cell office:value-type="string" calcext:value-type="string">
                <text:p>THEO</text:p>
              </table:table-cell>
              <table:table-cell office:value-type="date" office:date-value="1970-05-10" calcext:value-type="date">
                <text:p>10/05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57654" calcext:value-type="float">
                <text:p>100576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BERABC</text:p>
              </table:table-cell>
              <table:table-cell office:value-type="string" calcext:value-type="string">
                <text:p>KATHERINE</text:p>
              </table:table-cell>
              <table:table-cell office:value-type="date" office:date-value="1986-01-19" calcext:value-type="date">
                <text:p>19/0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80579" calcext:value-type="float">
                <text:p>99805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BERABC</text:p>
              </table:table-cell>
              <table:table-cell office:value-type="string" calcext:value-type="string">
                <text:p>KATHERINE</text:p>
              </table:table-cell>
              <table:table-cell office:value-type="date" office:date-value="1980-11-27" calcext:value-type="date">
                <text:p>27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49254" calcext:value-type="float">
                <text:p>103492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IM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74-11-01" calcext:value-type="date">
                <text:p>01/1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7149" calcext:value-type="float">
                <text:p>90371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KAHINA DINA</text:p>
              </table:table-cell>
              <table:table-cell office:value-type="date" office:date-value="1973-01-25" calcext:value-type="date">
                <text:p>25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82903" calcext:value-type="float">
                <text:p>102829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KAHINA DINA</text:p>
              </table:table-cell>
              <table:table-cell office:value-type="date" office:date-value="1972-04-07" calcext:value-type="date">
                <text:p>07/04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63878" calcext:value-type="float">
                <text:p>93638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TTABC</text:p>
              </table:table-cell>
              <table:table-cell office:value-type="string" calcext:value-type="string">
                <text:p>NASSIM</text:p>
              </table:table-cell>
              <table:table-cell office:value-type="date" office:date-value="1984-02-23" calcext:value-type="date">
                <text:p>23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1242" calcext:value-type="float">
                <text:p>91612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BAHABC</text:p>
              </table:table-cell>
              <table:table-cell office:value-type="string" calcext:value-type="string">
                <text:p>AHMAD</text:p>
              </table:table-cell>
              <table:table-cell office:value-type="date" office:date-value="1985-08-07" calcext:value-type="date">
                <text:p>07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7555" calcext:value-type="float">
                <text:p>105475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NIABC</text:p>
              </table:table-cell>
              <table:table-cell office:value-type="string" calcext:value-type="string">
                <text:p>SOUMIA</text:p>
              </table:table-cell>
              <table:table-cell office:value-type="date" office:date-value="1979-12-13" calcext:value-type="date">
                <text:p>13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4676" calcext:value-type="float">
                <text:p>114646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ABC</text:p>
              </table:table-cell>
              <table:table-cell office:value-type="string" calcext:value-type="string">
                <text:p>KADIDIA</text:p>
              </table:table-cell>
              <table:table-cell office:value-type="date" office:date-value="1971-05-03" calcext:value-type="date">
                <text:p>03/05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7904" calcext:value-type="float">
                <text:p>95779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EREABC</text:p>
              </table:table-cell>
              <table:table-cell office:value-type="string" calcext:value-type="string">
                <text:p>MYRIAM</text:p>
              </table:table-cell>
              <table:table-cell office:value-type="date" office:date-value="1974-05-31" calcext:value-type="date">
                <text:p>31/05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32105" calcext:value-type="float">
                <text:p>101321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KATHIA</text:p>
              </table:table-cell>
              <table:table-cell office:value-type="date" office:date-value="1984-08-21" calcext:value-type="date">
                <text:p>21/08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27615" calcext:value-type="float">
                <text:p>91276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SSABC</text:p>
              </table:table-cell>
              <table:table-cell office:value-type="string" calcext:value-type="string">
                <text:p>SOPHIE</text:p>
              </table:table-cell>
              <table:table-cell office:value-type="date" office:date-value="1982-11-21" calcext:value-type="date">
                <text:p>21/1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46175" calcext:value-type="float">
                <text:p>105461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PEZABC</text:p>
              </table:table-cell>
              <table:table-cell office:value-type="string" calcext:value-type="string">
                <text:p>MANON</text:p>
              </table:table-cell>
              <table:table-cell office:value-type="date" office:date-value="1975-11-26" calcext:value-type="date">
                <text:p>26/1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39366" calcext:value-type="float">
                <text:p>106393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EABC</text:p>
              </table:table-cell>
              <table:table-cell office:value-type="string" calcext:value-type="string">
                <text:p>WELLE</text:p>
              </table:table-cell>
              <table:table-cell office:value-type="date" office:date-value="1983-01-05" calcext:value-type="date">
                <text:p>05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4690" calcext:value-type="float">
                <text:p>95746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DANABC</text:p>
              </table:table-cell>
              <table:table-cell office:value-type="string" calcext:value-type="string">
                <text:p>SEVERINE</text:p>
              </table:table-cell>
              <table:table-cell office:value-type="date" office:date-value="1976-06-22" calcext:value-type="date">
                <text:p>22/06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23026" calcext:value-type="float">
                <text:p>1102302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LIABC</text:p>
              </table:table-cell>
              <table:table-cell office:value-type="string" calcext:value-type="string">
                <text:p>GAMZEGUL</text:p>
              </table:table-cell>
              <table:table-cell office:value-type="date" office:date-value="1973-03-13" calcext:value-type="date">
                <text:p>13/03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2095" calcext:value-type="float">
                <text:p>112420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ESABC</text:p>
              </table:table-cell>
              <table:table-cell office:value-type="string" calcext:value-type="string">
                <text:p>CYNTHIA</text:p>
              </table:table-cell>
              <table:table-cell office:value-type="date" office:date-value="1967-01-17" calcext:value-type="date">
                <text:p>17/0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6727" calcext:value-type="float">
                <text:p>94367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OOABC</text:p>
              </table:table-cell>
              <table:table-cell office:value-type="string" calcext:value-type="string">
                <text:p>ZOHEAB</text:p>
              </table:table-cell>
              <table:table-cell office:value-type="date" office:date-value="1969-08-25" calcext:value-type="date">
                <text:p>25/08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53396" calcext:value-type="float">
                <text:p>110533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 R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83-01-29" calcext:value-type="date">
                <text:p>29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72249" calcext:value-type="float">
                <text:p>100722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TIABC</text:p>
              </table:table-cell>
              <table:table-cell office:value-type="string" calcext:value-type="string">
                <text:p>ANGELIE</text:p>
              </table:table-cell>
              <table:table-cell office:value-type="date" office:date-value="1983-08-27" calcext:value-type="date">
                <text:p>27/08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86513" calcext:value-type="float">
                <text:p>99865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LAKABC</text:p>
              </table:table-cell>
              <table:table-cell office:value-type="string" calcext:value-type="string">
                <text:p>ERDEM</text:p>
              </table:table-cell>
              <table:table-cell office:value-type="date" office:date-value="1985-08-07" calcext:value-type="date">
                <text:p>07/08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98765" calcext:value-type="float">
                <text:p>107987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FERHAT</text:p>
              </table:table-cell>
              <table:table-cell office:value-type="date" office:date-value="1985-11-11" calcext:value-type="date">
                <text:p>11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60289" calcext:value-type="float">
                <text:p>104602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FTCABC</text:p>
              </table:table-cell>
              <table:table-cell office:value-type="string" calcext:value-type="string">
                <text:p>DERYA</text:p>
              </table:table-cell>
              <table:table-cell office:value-type="date" office:date-value="1984-12-17" calcext:value-type="date">
                <text:p>17/1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36189" calcext:value-type="float">
                <text:p>104361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MA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81-06-04" calcext:value-type="date">
                <text:p>04/06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25689" calcext:value-type="float">
                <text:p>94256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GHAABC</text:p>
              </table:table-cell>
              <table:table-cell office:value-type="string" calcext:value-type="string">
                <text:p>NORA</text:p>
              </table:table-cell>
              <table:table-cell office:value-type="date" office:date-value="1974-04-03" calcext:value-type="date">
                <text:p>03/04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8251" calcext:value-type="float">
                <text:p>8948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DAUABC</text:p>
              </table:table-cell>
              <table:table-cell office:value-type="string" calcext:value-type="string">
                <text:p>SHIRLEY</text:p>
              </table:table-cell>
              <table:table-cell office:value-type="date" office:date-value="1978-01-24" calcext:value-type="date">
                <text:p>24/0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69008" calcext:value-type="float">
                <text:p>114690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MER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80-07-24" calcext:value-type="date">
                <text:p>24/07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54651" calcext:value-type="float">
                <text:p>935465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ISABC</text:p>
              </table:table-cell>
              <table:table-cell office:value-type="string" calcext:value-type="string">
                <text:p>MALIK</text:p>
              </table:table-cell>
              <table:table-cell office:value-type="date" office:date-value="1976-03-24" calcext:value-type="date">
                <text:p>24/03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90595" calcext:value-type="float">
                <text:p>1099059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JRIABC</text:p>
              </table:table-cell>
              <table:table-cell office:value-type="string" calcext:value-type="string">
                <text:p>SAMI</text:p>
              </table:table-cell>
              <table:table-cell office:value-type="date" office:date-value="1971-12-18" calcext:value-type="date">
                <text:p>18/12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4154" calcext:value-type="float">
                <text:p>89341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RESABC</text:p>
              </table:table-cell>
              <table:table-cell office:value-type="string" calcext:value-type="string">
                <text:p>NICOLAS</text:p>
              </table:table-cell>
              <table:table-cell office:value-type="date" office:date-value="1979-06-23" calcext:value-type="date">
                <text:p>23/06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4932" calcext:value-type="float">
                <text:p>97649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CHABC</text:p>
              </table:table-cell>
              <table:table-cell office:value-type="string" calcext:value-type="string">
                <text:p>LEOPOLD</text:p>
              </table:table-cell>
              <table:table-cell office:value-type="date" office:date-value="1968-03-15" calcext:value-type="date">
                <text:p>15/03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3628" calcext:value-type="float">
                <text:p>97936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EENABC</text:p>
              </table:table-cell>
              <table:table-cell office:value-type="string" calcext:value-type="string">
                <text:p>SEVERINE</text:p>
              </table:table-cell>
              <table:table-cell office:value-type="date" office:date-value="1987-06-09" calcext:value-type="date">
                <text:p>09/06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07076" calcext:value-type="float">
                <text:p>108070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OSAABC</text:p>
              </table:table-cell>
              <table:table-cell office:value-type="string" calcext:value-type="string">
                <text:p>SERAPHINE</text:p>
              </table:table-cell>
              <table:table-cell office:value-type="date" office:date-value="1978-11-26" calcext:value-type="date">
                <text:p>26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07842" calcext:value-type="float">
                <text:p>95078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UNGABC</text:p>
              </table:table-cell>
              <table:table-cell office:value-type="string" calcext:value-type="string">
                <text:p>WILLIAM</text:p>
              </table:table-cell>
              <table:table-cell office:value-type="date" office:date-value="1968-06-12" calcext:value-type="date">
                <text:p>12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08779" calcext:value-type="float">
                <text:p>1020877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LOUISA</text:p>
              </table:table-cell>
              <table:table-cell office:value-type="date" office:date-value="1970-04-08" calcext:value-type="date">
                <text:p>08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94645" calcext:value-type="float">
                <text:p>101946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T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84-02-23" calcext:value-type="date">
                <text:p>23/02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13053" calcext:value-type="float">
                <text:p>96130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MLABC</text:p>
              </table:table-cell>
              <table:table-cell office:value-type="string" calcext:value-type="string">
                <text:p>ANWAR</text:p>
              </table:table-cell>
              <table:table-cell office:value-type="date" office:date-value="1977-04-01" calcext:value-type="date">
                <text:p>01/04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91209" calcext:value-type="float">
                <text:p>989120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S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9-02-25" calcext:value-type="date">
                <text:p>25/0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59342" calcext:value-type="float">
                <text:p>97593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S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67-08-31" calcext:value-type="date">
                <text:p>31/08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7441" calcext:value-type="float">
                <text:p>923744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 MAABC</text:p>
              </table:table-cell>
              <table:table-cell office:value-type="string" calcext:value-type="string">
                <text:p>REMI</text:p>
              </table:table-cell>
              <table:table-cell office:value-type="date" office:date-value="1982-05-10" calcext:value-type="date">
                <text:p>10/05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0196" calcext:value-type="float">
                <text:p>91501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ERABC</text:p>
              </table:table-cell>
              <table:table-cell office:value-type="string" calcext:value-type="string">
                <text:p>ANNE CHARLOTTE</text:p>
              </table:table-cell>
              <table:table-cell office:value-type="date" office:date-value="1970-04-04" calcext:value-type="date">
                <text:p>04/04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19575" calcext:value-type="float">
                <text:p>106195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DABC</text:p>
              </table:table-cell>
              <table:table-cell office:value-type="string" calcext:value-type="string">
                <text:p>SOUMEYA</text:p>
              </table:table-cell>
              <table:table-cell office:value-type="date" office:date-value="1973-07-02" calcext:value-type="date">
                <text:p>02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5376" calcext:value-type="float">
                <text:p>89353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ENNABC</text:p>
              </table:table-cell>
              <table:table-cell office:value-type="string" calcext:value-type="string">
                <text:p>SADJI</text:p>
              </table:table-cell>
              <table:table-cell office:value-type="date" office:date-value="1972-11-30" calcext:value-type="date">
                <text:p>30/11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76388" calcext:value-type="float">
                <text:p>1097638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URABC</text:p>
              </table:table-cell>
              <table:table-cell office:value-type="string" calcext:value-type="string">
                <text:p>ACHOUR</text:p>
              </table:table-cell>
              <table:table-cell office:value-type="date" office:date-value="1983-02-13" calcext:value-type="date">
                <text:p>13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33703" calcext:value-type="float">
                <text:p>94337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LOUABC</text:p>
              </table:table-cell>
              <table:table-cell office:value-type="string" calcext:value-type="string">
                <text:p>KATIA</text:p>
              </table:table-cell>
              <table:table-cell office:value-type="date" office:date-value="1967-09-14" calcext:value-type="date">
                <text:p>14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50845" calcext:value-type="float">
                <text:p>102508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SEABC</text:p>
              </table:table-cell>
              <table:table-cell office:value-type="string" calcext:value-type="string">
                <text:p>CHARLOTTE</text:p>
              </table:table-cell>
              <table:table-cell office:value-type="date" office:date-value="1968-07-04" calcext:value-type="date">
                <text:p>04/07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1150" calcext:value-type="float">
                <text:p>98411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EGHABC</text:p>
              </table:table-cell>
              <table:table-cell office:value-type="string" calcext:value-type="string">
                <text:p>YOANN</text:p>
              </table:table-cell>
              <table:table-cell office:value-type="date" office:date-value="1973-09-28" calcext:value-type="date">
                <text:p>28/09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63513" calcext:value-type="float">
                <text:p>90635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KENABC</text:p>
              </table:table-cell>
              <table:table-cell office:value-type="string" calcext:value-type="string">
                <text:p>AYSUN</text:p>
              </table:table-cell>
              <table:table-cell office:value-type="date" office:date-value="1985-12-24" calcext:value-type="date">
                <text:p>24/1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72728" calcext:value-type="float">
                <text:p>90727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TAABC</text:p>
              </table:table-cell>
              <table:table-cell office:value-type="string" calcext:value-type="string">
                <text:p>MARIE</text:p>
              </table:table-cell>
              <table:table-cell office:value-type="date" office:date-value="1975-07-10" calcext:value-type="date">
                <text:p>10/07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66727" calcext:value-type="float">
                <text:p>95667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 GAABC</text:p>
              </table:table-cell>
              <table:table-cell office:value-type="string" calcext:value-type="string">
                <text:p>HUGUES</text:p>
              </table:table-cell>
              <table:table-cell office:value-type="date" office:date-value="1974-07-23" calcext:value-type="date">
                <text:p>23/07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91601" calcext:value-type="float">
                <text:p>104916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CHEABC</text:p>
              </table:table-cell>
              <table:table-cell office:value-type="string" calcext:value-type="string">
                <text:p>MATTHIEU</text:p>
              </table:table-cell>
              <table:table-cell office:value-type="date" office:date-value="1985-05-12" calcext:value-type="date">
                <text:p>12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99619" calcext:value-type="float">
                <text:p>1059961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NABC</text:p>
              </table:table-cell>
              <table:table-cell office:value-type="string" calcext:value-type="string">
                <text:p>LOTFI</text:p>
              </table:table-cell>
              <table:table-cell office:value-type="date" office:date-value="1980-03-05" calcext:value-type="date">
                <text:p>05/03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05423" calcext:value-type="float">
                <text:p>108054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VREABC</text:p>
              </table:table-cell>
              <table:table-cell office:value-type="string" calcext:value-type="string">
                <text:p>LAURY</text:p>
              </table:table-cell>
              <table:table-cell office:value-type="date" office:date-value="1971-07-12" calcext:value-type="date">
                <text:p>12/07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89887" calcext:value-type="float">
                <text:p>108898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MPAABC</text:p>
              </table:table-cell>
              <table:table-cell office:value-type="string" calcext:value-type="string">
                <text:p>CELINE</text:p>
              </table:table-cell>
              <table:table-cell office:value-type="date" office:date-value="1968-04-17" calcext:value-type="date">
                <text:p>17/04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59422" calcext:value-type="float">
                <text:p>108594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NGABC</text:p>
              </table:table-cell>
              <table:table-cell office:value-type="string" calcext:value-type="string">
                <text:p>MONIQUE</text:p>
              </table:table-cell>
              <table:table-cell office:value-type="date" office:date-value="1972-02-16" calcext:value-type="date">
                <text:p>16/02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15536" calcext:value-type="float">
                <text:p>100155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ABC</text:p>
              </table:table-cell>
              <table:table-cell office:value-type="string" calcext:value-type="string">
                <text:p>CAROLINE</text:p>
              </table:table-cell>
              <table:table-cell office:value-type="date" office:date-value="1971-11-24" calcext:value-type="date">
                <text:p>24/11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03007" calcext:value-type="float">
                <text:p>113030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HNABC</text:p>
              </table:table-cell>
              <table:table-cell office:value-type="string" calcext:value-type="string">
                <text:p>TAYMIA</text:p>
              </table:table-cell>
              <table:table-cell office:value-type="date" office:date-value="1985-05-08" calcext:value-type="date">
                <text:p>08/05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23002" calcext:value-type="float">
                <text:p>96230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LOABC</text:p>
              </table:table-cell>
              <table:table-cell office:value-type="string" calcext:value-type="string">
                <text:p>DISOLOKA</text:p>
              </table:table-cell>
              <table:table-cell office:value-type="date" office:date-value="1978-11-27" calcext:value-type="date">
                <text:p>27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30746" calcext:value-type="float">
                <text:p>1103074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AABC</text:p>
              </table:table-cell>
              <table:table-cell office:value-type="string" calcext:value-type="string">
                <text:p>KALED</text:p>
              </table:table-cell>
              <table:table-cell office:value-type="date" office:date-value="1985-02-23" calcext:value-type="date">
                <text:p>23/02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76154" calcext:value-type="float">
                <text:p>98761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E ABC</text:p>
              </table:table-cell>
              <table:table-cell office:value-type="string" calcext:value-type="string">
                <text:p>FREHAT</text:p>
              </table:table-cell>
              <table:table-cell office:value-type="date" office:date-value="1981-07-23" calcext:value-type="date">
                <text:p>23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89060" calcext:value-type="float">
                <text:p>97890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E ABC</text:p>
              </table:table-cell>
              <table:table-cell office:value-type="string" calcext:value-type="string">
                <text:p>FREHAT</text:p>
              </table:table-cell>
              <table:table-cell office:value-type="date" office:date-value="1970-06-27" calcext:value-type="date">
                <text:p>27/06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10854" calcext:value-type="float">
                <text:p>99108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OUABC</text:p>
              </table:table-cell>
              <table:table-cell office:value-type="string" calcext:value-type="string">
                <text:p>RAOUF</text:p>
              </table:table-cell>
              <table:table-cell office:value-type="date" office:date-value="1976-12-27" calcext:value-type="date">
                <text:p>27/1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02363" calcext:value-type="float">
                <text:p>106023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VILABC</text:p>
              </table:table-cell>
              <table:table-cell office:value-type="string" calcext:value-type="string">
                <text:p>ELSA</text:p>
              </table:table-cell>
              <table:table-cell office:value-type="date" office:date-value="1975-06-12" calcext:value-type="date">
                <text:p>12/06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644629" calcext:value-type="float">
                <text:p>106446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LLABC</text:p>
              </table:table-cell>
              <table:table-cell office:value-type="string" calcext:value-type="string">
                <text:p>ANSHUL</text:p>
              </table:table-cell>
              <table:table-cell office:value-type="date" office:date-value="1975-09-05" calcext:value-type="date">
                <text:p>05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26224" calcext:value-type="float">
                <text:p>108262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LLABC</text:p>
              </table:table-cell>
              <table:table-cell office:value-type="string" calcext:value-type="string">
                <text:p>ANSHUL</text:p>
              </table:table-cell>
              <table:table-cell office:value-type="date" office:date-value="1985-03-09" calcext:value-type="date">
                <text:p>09/03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75929" calcext:value-type="float">
                <text:p>94759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ON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0-03-12" calcext:value-type="date">
                <text:p>12/03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9330" calcext:value-type="float">
                <text:p>921933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AABC</text:p>
              </table:table-cell>
              <table:table-cell office:value-type="string" calcext:value-type="string">
                <text:p>MARY</text:p>
              </table:table-cell>
              <table:table-cell office:value-type="date" office:date-value="1985-11-25" calcext:value-type="date">
                <text:p>25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81329" calcext:value-type="float">
                <text:p>111813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AMABC</text:p>
              </table:table-cell>
              <table:table-cell office:value-type="string" calcext:value-type="string">
                <text:p>BENOIT</text:p>
              </table:table-cell>
              <table:table-cell office:value-type="date" office:date-value="1976-05-25" calcext:value-type="date">
                <text:p>25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59806" calcext:value-type="float">
                <text:p>92598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AL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80-11-07" calcext:value-type="date">
                <text:p>07/1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80866" calcext:value-type="float">
                <text:p>113808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RMABC</text:p>
              </table:table-cell>
              <table:table-cell office:value-type="string" calcext:value-type="string">
                <text:p>THOMAS</text:p>
              </table:table-cell>
              <table:table-cell office:value-type="date" office:date-value="1975-05-20" calcext:value-type="date">
                <text:p>20/05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3016" calcext:value-type="float">
                <text:p>109030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CHNEABC</text:p>
              </table:table-cell>
              <table:table-cell office:value-type="string" calcext:value-type="string">
                <text:p>LUCIL</text:p>
              </table:table-cell>
              <table:table-cell office:value-type="date" office:date-value="1970-10-18" calcext:value-type="date">
                <text:p>18/10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8871" calcext:value-type="float">
                <text:p>102488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HAABC</text:p>
              </table:table-cell>
              <table:table-cell office:value-type="string" calcext:value-type="string">
                <text:p>SOFIA</text:p>
              </table:table-cell>
              <table:table-cell office:value-type="date" office:date-value="1967-12-08" calcext:value-type="date">
                <text:p>08/12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24474" calcext:value-type="float">
                <text:p>102244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OUNABC</text:p>
              </table:table-cell>
              <table:table-cell office:value-type="string" calcext:value-type="string">
                <text:p>KELLY</text:p>
              </table:table-cell>
              <table:table-cell office:value-type="date" office:date-value="1973-04-01" calcext:value-type="date">
                <text:p>01/04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2532" calcext:value-type="float">
                <text:p>92125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COABC</text:p>
              </table:table-cell>
              <table:table-cell office:value-type="string" calcext:value-type="string">
                <text:p>LUCIE</text:p>
              </table:table-cell>
              <table:table-cell office:value-type="date" office:date-value="1976-09-20" calcext:value-type="date">
                <text:p>20/09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7821" calcext:value-type="float">
                <text:p>92378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AHABC</text:p>
              </table:table-cell>
              <table:table-cell office:value-type="string" calcext:value-type="string">
                <text:p>METANGBOU</text:p>
              </table:table-cell>
              <table:table-cell office:value-type="date" office:date-value="1983-02-21" calcext:value-type="date">
                <text:p>21/02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45866" calcext:value-type="float">
                <text:p>112458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LIABC</text:p>
              </table:table-cell>
              <table:table-cell office:value-type="string" calcext:value-type="string">
                <text:p>AYA</text:p>
              </table:table-cell>
              <table:table-cell office:value-type="date" office:date-value="1973-07-26" calcext:value-type="date">
                <text:p>26/07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16254" calcext:value-type="float">
                <text:p>1121625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LA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68-06-08" calcext:value-type="date">
                <text:p>08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75113" calcext:value-type="float">
                <text:p>107751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LAABC</text:p>
              </table:table-cell>
              <table:table-cell office:value-type="string" calcext:value-type="string">
                <text:p>AUDREY</text:p>
              </table:table-cell>
              <table:table-cell office:value-type="date" office:date-value="1976-11-01" calcext:value-type="date">
                <text:p>01/1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47101" calcext:value-type="float">
                <text:p>90471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73-06-15" calcext:value-type="date">
                <text:p>15/06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8882" calcext:value-type="float">
                <text:p>91588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DEN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81-11-14" calcext:value-type="date">
                <text:p>14/11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3710" calcext:value-type="float">
                <text:p>93737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DENABC</text:p>
              </table:table-cell>
              <table:table-cell office:value-type="string" calcext:value-type="string">
                <text:p>PAULINE</text:p>
              </table:table-cell>
              <table:table-cell office:value-type="date" office:date-value="1970-09-24" calcext:value-type="date">
                <text:p>24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81986" calcext:value-type="float">
                <text:p>938198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LHE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75-09-12" calcext:value-type="date">
                <text:p>12/09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94406" calcext:value-type="float">
                <text:p>97944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UEABC</text:p>
              </table:table-cell>
              <table:table-cell office:value-type="string" calcext:value-type="string">
                <text:p>PIERRE-ALEXANDRE</text:p>
              </table:table-cell>
              <table:table-cell office:value-type="date" office:date-value="1978-11-28" calcext:value-type="date">
                <text:p>28/11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92394" calcext:value-type="float">
                <text:p>113923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DAHABC</text:p>
              </table:table-cell>
              <table:table-cell office:value-type="string" calcext:value-type="string">
                <text:p>MOUSSA</text:p>
              </table:table-cell>
              <table:table-cell office:value-type="date" office:date-value="1968-08-12" calcext:value-type="date">
                <text:p>12/08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2539" calcext:value-type="float">
                <text:p>107125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GEABC</text:p>
              </table:table-cell>
              <table:table-cell office:value-type="string" calcext:value-type="string">
                <text:p>DAMIEN</text:p>
              </table:table-cell>
              <table:table-cell office:value-type="date" office:date-value="1986-12-27" calcext:value-type="date">
                <text:p>27/12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13815" calcext:value-type="float">
                <text:p>100138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BAABC</text:p>
              </table:table-cell>
              <table:table-cell office:value-type="string" calcext:value-type="string">
                <text:p>DOUNYA</text:p>
              </table:table-cell>
              <table:table-cell office:value-type="date" office:date-value="1976-10-04" calcext:value-type="date">
                <text:p>04/10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04078" calcext:value-type="float">
                <text:p>101040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BAABC</text:p>
              </table:table-cell>
              <table:table-cell office:value-type="string" calcext:value-type="string">
                <text:p>DOUNYA</text:p>
              </table:table-cell>
              <table:table-cell office:value-type="date" office:date-value="1970-07-27" calcext:value-type="date">
                <text:p>27/07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17246" calcext:value-type="float">
                <text:p>95172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ON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67-03-26" calcext:value-type="date">
                <text:p>26/03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72269" calcext:value-type="float">
                <text:p>1127226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TTA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71-03-30" calcext:value-type="date">
                <text:p>30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61053" calcext:value-type="float">
                <text:p>98610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COMABC</text:p>
              </table:table-cell>
              <table:table-cell office:value-type="string" calcext:value-type="string">
                <text:p>CHARLOTTE</text:p>
              </table:table-cell>
              <table:table-cell office:value-type="date" office:date-value="1976-08-30" calcext:value-type="date">
                <text:p>30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73464" calcext:value-type="float">
                <text:p>91734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IDAABC</text:p>
              </table:table-cell>
              <table:table-cell office:value-type="string" calcext:value-type="string">
                <text:p>ROMAIN</text:p>
              </table:table-cell>
              <table:table-cell office:value-type="date" office:date-value="1967-07-12" calcext:value-type="date">
                <text:p>12/07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031417" calcext:value-type="float">
                <text:p>90314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HAABC</text:p>
              </table:table-cell>
              <table:table-cell office:value-type="string" calcext:value-type="string">
                <text:p>ANAIS</text:p>
              </table:table-cell>
              <table:table-cell office:value-type="date" office:date-value="1966-03-31" calcext:value-type="date">
                <text:p>31/03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64470" calcext:value-type="float">
                <text:p>91644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AHAABC</text:p>
              </table:table-cell>
              <table:table-cell office:value-type="string" calcext:value-type="string">
                <text:p>ANAIS</text:p>
              </table:table-cell>
              <table:table-cell office:value-type="date" office:date-value="1966-01-27" calcext:value-type="date">
                <text:p>27/01/196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43537" calcext:value-type="float">
                <text:p>954353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LAABC</text:p>
              </table:table-cell>
              <table:table-cell office:value-type="string" calcext:value-type="string">
                <text:p>SOUMAYA</text:p>
              </table:table-cell>
              <table:table-cell office:value-type="date" office:date-value="1970-11-05" calcext:value-type="date">
                <text:p>05/11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77687" calcext:value-type="float">
                <text:p>102776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APABC</text:p>
              </table:table-cell>
              <table:table-cell office:value-type="string" calcext:value-type="string">
                <text:p>THARANI</text:p>
              </table:table-cell>
              <table:table-cell office:value-type="date" office:date-value="1975-07-08" calcext:value-type="date">
                <text:p>08/07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34251" calcext:value-type="float">
                <text:p>95342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VAPABC</text:p>
              </table:table-cell>
              <table:table-cell office:value-type="string" calcext:value-type="string">
                <text:p>THARANI</text:p>
              </table:table-cell>
              <table:table-cell office:value-type="date" office:date-value="1977-06-22" calcext:value-type="date">
                <text:p>22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73074" calcext:value-type="float">
                <text:p>114730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GUYEABC</text:p>
              </table:table-cell>
              <table:table-cell office:value-type="string" calcext:value-type="string">
                <text:p>HUBERT</text:p>
              </table:table-cell>
              <table:table-cell office:value-type="date" office:date-value="1967-11-01" calcext:value-type="date">
                <text:p>01/11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157048" calcext:value-type="float">
                <text:p>91570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GUMABC</text:p>
              </table:table-cell>
              <table:table-cell office:value-type="string" calcext:value-type="string">
                <text:p>DEILUJA</text:p>
              </table:table-cell>
              <table:table-cell office:value-type="date" office:date-value="1984-07-10" calcext:value-type="date">
                <text:p>10/07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89876" calcext:value-type="float">
                <text:p>111898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5-10-23" calcext:value-type="date">
                <text:p>23/10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1930" calcext:value-type="float">
                <text:p>95719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5-06-13" calcext:value-type="date">
                <text:p>13/06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54744" calcext:value-type="float">
                <text:p>108547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CHABC</text:p>
              </table:table-cell>
              <table:table-cell office:value-type="string" calcext:value-type="string">
                <text:p>VIRGINIE</text:p>
              </table:table-cell>
              <table:table-cell office:value-type="date" office:date-value="1968-06-29" calcext:value-type="date">
                <text:p>29/06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17124" calcext:value-type="float">
                <text:p>108171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LLABC</text:p>
              </table:table-cell>
              <table:table-cell office:value-type="string" calcext:value-type="string">
                <text:p>SARAH</text:p>
              </table:table-cell>
              <table:table-cell office:value-type="date" office:date-value="1983-01-12" calcext:value-type="date">
                <text:p>12/01/198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90129" calcext:value-type="float">
                <text:p>111901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INABC</text:p>
              </table:table-cell>
              <table:table-cell office:value-type="string" calcext:value-type="string">
                <text:p>ADRIEN</text:p>
              </table:table-cell>
              <table:table-cell office:value-type="date" office:date-value="1976-08-11" calcext:value-type="date">
                <text:p>11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65639" calcext:value-type="float">
                <text:p>107656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74-06-27" calcext:value-type="date">
                <text:p>27/06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09751" calcext:value-type="float">
                <text:p>110097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HAABC</text:p>
              </table:table-cell>
              <table:table-cell office:value-type="string" calcext:value-type="string">
                <text:p>KARIMA</text:p>
              </table:table-cell>
              <table:table-cell office:value-type="date" office:date-value="1970-03-12" calcext:value-type="date">
                <text:p>12/03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39705" calcext:value-type="float">
                <text:p>92397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INNABC</text:p>
              </table:table-cell>
              <table:table-cell office:value-type="string" calcext:value-type="string">
                <text:p>JEANNE</text:p>
              </table:table-cell>
              <table:table-cell office:value-type="date" office:date-value="1987-04-09" calcext:value-type="date">
                <text:p>09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08016" calcext:value-type="float">
                <text:p>114080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EHAABC</text:p>
              </table:table-cell>
              <table:table-cell office:value-type="string" calcext:value-type="string">
                <text:p>SHYAM</text:p>
              </table:table-cell>
              <table:table-cell office:value-type="date" office:date-value="1973-01-30" calcext:value-type="date">
                <text:p>30/01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6834" calcext:value-type="float">
                <text:p>98468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EHAABC</text:p>
              </table:table-cell>
              <table:table-cell office:value-type="string" calcext:value-type="string">
                <text:p>SHYAM</text:p>
              </table:table-cell>
              <table:table-cell office:value-type="date" office:date-value="1986-11-06" calcext:value-type="date">
                <text:p>06/11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5296" calcext:value-type="float">
                <text:p>1149529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LLABC</text:p>
              </table:table-cell>
              <table:table-cell office:value-type="string" calcext:value-type="string">
                <text:p>OCEANE</text:p>
              </table:table-cell>
              <table:table-cell office:value-type="date" office:date-value="1987-01-14" calcext:value-type="date">
                <text:p>14/01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9703" calcext:value-type="float">
                <text:p>1090970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APABC</text:p>
              </table:table-cell>
              <table:table-cell office:value-type="string" calcext:value-type="string">
                <text:p>AUGUSTE</text:p>
              </table:table-cell>
              <table:table-cell office:value-type="date" office:date-value="1977-01-13" calcext:value-type="date">
                <text:p>13/01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30598" calcext:value-type="float">
                <text:p>97305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EABC</text:p>
              </table:table-cell>
              <table:table-cell office:value-type="string" calcext:value-type="string">
                <text:p>MOHAMED-MEHDI</text:p>
              </table:table-cell>
              <table:table-cell office:value-type="date" office:date-value="1981-04-30" calcext:value-type="date">
                <text:p>30/04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65268" calcext:value-type="float">
                <text:p>105652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EABC</text:p>
              </table:table-cell>
              <table:table-cell office:value-type="string" calcext:value-type="string">
                <text:p>MOHAMED-MEHDI</text:p>
              </table:table-cell>
              <table:table-cell office:value-type="date" office:date-value="1967-09-26" calcext:value-type="date">
                <text:p>26/09/196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69559" calcext:value-type="float">
                <text:p>99695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DEABC</text:p>
              </table:table-cell>
              <table:table-cell office:value-type="string" calcext:value-type="string">
                <text:p>ELISE</text:p>
              </table:table-cell>
              <table:table-cell office:value-type="date" office:date-value="1980-05-14" calcext:value-type="date">
                <text:p>14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5298" calcext:value-type="float">
                <text:p>89452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HTABC</text:p>
              </table:table-cell>
              <table:table-cell office:value-type="string" calcext:value-type="string">
                <text:p>BATIA</text:p>
              </table:table-cell>
              <table:table-cell office:value-type="date" office:date-value="1969-11-22" calcext:value-type="date">
                <text:p>22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05535" calcext:value-type="float">
                <text:p>103055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DIAABC</text:p>
              </table:table-cell>
              <table:table-cell office:value-type="string" calcext:value-type="string">
                <text:p>PAULE</text:p>
              </table:table-cell>
              <table:table-cell office:value-type="date" office:date-value="1986-07-21" calcext:value-type="date">
                <text:p>21/07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7485" calcext:value-type="float">
                <text:p>1015748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JEUABC</text:p>
              </table:table-cell>
              <table:table-cell office:value-type="string" calcext:value-type="string">
                <text:p>STEPHANIE</text:p>
              </table:table-cell>
              <table:table-cell office:value-type="date" office:date-value="1986-10-16" calcext:value-type="date">
                <text:p>16/10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403356" calcext:value-type="float">
                <text:p>94033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IABC</text:p>
              </table:table-cell>
              <table:table-cell office:value-type="string" calcext:value-type="string">
                <text:p>LESLIE</text:p>
              </table:table-cell>
              <table:table-cell office:value-type="date" office:date-value="1985-10-10" calcext:value-type="date">
                <text:p>10/10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577713" calcext:value-type="float">
                <text:p>95777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UTRABC</text:p>
              </table:table-cell>
              <table:table-cell office:value-type="string" calcext:value-type="string">
                <text:p>MANUELLE</text:p>
              </table:table-cell>
              <table:table-cell office:value-type="date" office:date-value="1977-06-22" calcext:value-type="date">
                <text:p>22/06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26001" calcext:value-type="float">
                <text:p>932600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UTRABC</text:p>
              </table:table-cell>
              <table:table-cell office:value-type="string" calcext:value-type="string">
                <text:p>MANUELLE</text:p>
              </table:table-cell>
              <table:table-cell office:value-type="date" office:date-value="1985-11-07" calcext:value-type="date">
                <text:p>07/11/198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314025" calcext:value-type="float">
                <text:p>103140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UNJABC</text:p>
              </table:table-cell>
              <table:table-cell office:value-type="string" calcext:value-type="string">
                <text:p>BINA</text:p>
              </table:table-cell>
              <table:table-cell office:value-type="date" office:date-value="1975-01-26" calcext:value-type="date">
                <text:p>26/01/1975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2244" calcext:value-type="float">
                <text:p>110922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HATABC</text:p>
              </table:table-cell>
              <table:table-cell office:value-type="string" calcext:value-type="string">
                <text:p>LAURENT</text:p>
              </table:table-cell>
              <table:table-cell office:value-type="date" office:date-value="1970-09-05" calcext:value-type="date">
                <text:p>05/09/197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297742" calcext:value-type="float">
                <text:p>112977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ADJABC</text:p>
              </table:table-cell>
              <table:table-cell office:value-type="string" calcext:value-type="string">
                <text:p>KAOUTAR</text:p>
              </table:table-cell>
              <table:table-cell office:value-type="date" office:date-value="1981-07-07" calcext:value-type="date">
                <text:p>07/07/198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62371" calcext:value-type="float">
                <text:p>97623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CHAABC</text:p>
              </table:table-cell>
              <table:table-cell office:value-type="string" calcext:value-type="string">
                <text:p>BERTRAND</text:p>
              </table:table-cell>
              <table:table-cell office:value-type="date" office:date-value="1980-07-07" calcext:value-type="date">
                <text:p>07/07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875099" calcext:value-type="float">
                <text:p>108750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KIABC</text:p>
              </table:table-cell>
              <table:table-cell office:value-type="string" calcext:value-type="string">
                <text:p>SERVET</text:p>
              </table:table-cell>
              <table:table-cell office:value-type="date" office:date-value="1986-08-28" calcext:value-type="date">
                <text:p>28/08/198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32755" calcext:value-type="float">
                <text:p>1053275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D EL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2-01-23" calcext:value-type="date">
                <text:p>23/01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713039" calcext:value-type="float">
                <text:p>107130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OABC</text:p>
              </table:table-cell>
              <table:table-cell office:value-type="string" calcext:value-type="string">
                <text:p>YOHAN</text:p>
              </table:table-cell>
              <table:table-cell office:value-type="date" office:date-value="1973-08-13" calcext:value-type="date">
                <text:p>13/08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46218" calcext:value-type="float">
                <text:p>1144621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ICABC</text:p>
              </table:table-cell>
              <table:table-cell office:value-type="string" calcext:value-type="string">
                <text:p>DEAN</text:p>
              </table:table-cell>
              <table:table-cell office:value-type="date" office:date-value="1976-01-07" calcext:value-type="date">
                <text:p>07/01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53247" calcext:value-type="float">
                <text:p>114532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ICABC</text:p>
              </table:table-cell>
              <table:table-cell office:value-type="string" calcext:value-type="string">
                <text:p>DEAN</text:p>
              </table:table-cell>
              <table:table-cell office:value-type="date" office:date-value="1976-02-10" calcext:value-type="date">
                <text:p>10/02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50039" calcext:value-type="float">
                <text:p>111500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GABC</text:p>
              </table:table-cell>
              <table:table-cell office:value-type="string" calcext:value-type="string">
                <text:p>LAURA</text:p>
              </table:table-cell>
              <table:table-cell office:value-type="date" office:date-value="1972-03-26" calcext:value-type="date">
                <text:p>26/03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958944" calcext:value-type="float">
                <text:p>99589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RREABC</text:p>
              </table:table-cell>
              <table:table-cell office:value-type="string" calcext:value-type="string">
                <text:p>JULIETTE</text:p>
              </table:table-cell>
              <table:table-cell office:value-type="date" office:date-value="1972-06-07" calcext:value-type="date">
                <text:p>07/06/197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11552" calcext:value-type="float">
                <text:p>97115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TEABC</text:p>
              </table:table-cell>
              <table:table-cell office:value-type="string" calcext:value-type="string">
                <text:p>NIAGALE</text:p>
              </table:table-cell>
              <table:table-cell office:value-type="date" office:date-value="1987-04-27" calcext:value-type="date">
                <text:p>27/04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91890" calcext:value-type="float">
                <text:p>114918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73-10-08" calcext:value-type="date">
                <text:p>08/10/1973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155099" calcext:value-type="float">
                <text:p>101550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82-04-14" calcext:value-type="date">
                <text:p>14/04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07549" calcext:value-type="float">
                <text:p>1040754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BBABC</text:p>
              </table:table-cell>
              <table:table-cell office:value-type="string" calcext:value-type="string">
                <text:p>ASIMA</text:p>
              </table:table-cell>
              <table:table-cell office:value-type="date" office:date-value="1987-02-26" calcext:value-type="date">
                <text:p>26/02/198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402282" calcext:value-type="float">
                <text:p>1140228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RABIE</text:p>
              </table:table-cell>
              <table:table-cell office:value-type="date" office:date-value="1978-06-09" calcext:value-type="date">
                <text:p>09/06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377080" calcext:value-type="float">
                <text:p>937708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RABIE</text:p>
              </table:table-cell>
              <table:table-cell office:value-type="date" office:date-value="1984-03-22" calcext:value-type="date">
                <text:p>22/03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242233" calcext:value-type="float">
                <text:p>1024223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BA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78-05-29" calcext:value-type="date">
                <text:p>29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097594" calcext:value-type="float">
                <text:p>110975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BA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80-05-05" calcext:value-type="date">
                <text:p>05/05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031448" calcext:value-type="float">
                <text:p>100314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ANLABC</text:p>
              </table:table-cell>
              <table:table-cell office:value-type="string" calcext:value-type="string">
                <text:p>NATACHA</text:p>
              </table:table-cell>
              <table:table-cell office:value-type="date" office:date-value="1971-03-18" calcext:value-type="date">
                <text:p>18/03/1971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572359" calcext:value-type="float">
                <text:p>1057235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ISABC</text:p>
              </table:table-cell>
              <table:table-cell office:value-type="string" calcext:value-type="string">
                <text:p>KEVIN</text:p>
              </table:table-cell>
              <table:table-cell office:value-type="date" office:date-value="1977-02-13" calcext:value-type="date">
                <text:p>13/02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43962" calcext:value-type="float">
                <text:p>89439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YREABC</text:p>
              </table:table-cell>
              <table:table-cell office:value-type="string" calcext:value-type="string">
                <text:p>ALVINA</text:p>
              </table:table-cell>
              <table:table-cell office:value-type="date" office:date-value="1976-03-04" calcext:value-type="date">
                <text:p>04/03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2047" calcext:value-type="float">
                <text:p>970204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IRIABC</text:p>
              </table:table-cell>
              <table:table-cell office:value-type="string" calcext:value-type="string">
                <text:p>AMELIE</text:p>
              </table:table-cell>
              <table:table-cell office:value-type="date" office:date-value="1976-05-05" calcext:value-type="date">
                <text:p>05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210594" calcext:value-type="float">
                <text:p>921059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ECQABC</text:p>
              </table:table-cell>
              <table:table-cell office:value-type="string" calcext:value-type="string">
                <text:p>JEROME</text:p>
              </table:table-cell>
              <table:table-cell office:value-type="date" office:date-value="1977-03-04" calcext:value-type="date">
                <text:p>04/03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20974" calcext:value-type="float">
                <text:p>98209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KAABC</text:p>
              </table:table-cell>
              <table:table-cell office:value-type="string" calcext:value-type="string">
                <text:p>MERZAK</text:p>
              </table:table-cell>
              <table:table-cell office:value-type="date" office:date-value="1980-01-15" calcext:value-type="date">
                <text:p>15/01/1980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415250" calcext:value-type="float">
                <text:p>104152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HFAABC</text:p>
              </table:table-cell>
              <table:table-cell office:value-type="string" calcext:value-type="string">
                <text:p>ZUBAIR</text:p>
              </table:table-cell>
              <table:table-cell office:value-type="date" office:date-value="1982-03-21" calcext:value-type="date">
                <text:p>21/03/1982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47118" calcext:value-type="float">
                <text:p>98471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JAABC</text:p>
              </table:table-cell>
              <table:table-cell office:value-type="string" calcext:value-type="string">
                <text:p>ZAINAB</text:p>
              </table:table-cell>
              <table:table-cell office:value-type="date" office:date-value="1977-09-18" calcext:value-type="date">
                <text:p>18/09/1977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8932933" calcext:value-type="float">
                <text:p>89329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OEFABC</text:p>
              </table:table-cell>
              <table:table-cell office:value-type="string" calcext:value-type="string">
                <text:p>HUGO</text:p>
              </table:table-cell>
              <table:table-cell office:value-type="date" office:date-value="1984-06-10" calcext:value-type="date">
                <text:p>10/06/198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95348" calcext:value-type="float">
                <text:p>113953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KRAABC</text:p>
              </table:table-cell>
              <table:table-cell office:value-type="string" calcext:value-type="string">
                <text:p>DOUNIA</text:p>
              </table:table-cell>
              <table:table-cell office:value-type="date" office:date-value="1976-08-06" calcext:value-type="date">
                <text:p>06/08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366219" calcext:value-type="float">
                <text:p>1136621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IABC</text:p>
              </table:table-cell>
              <table:table-cell office:value-type="string" calcext:value-type="string">
                <text:p>MICHAEL</text:p>
              </table:table-cell>
              <table:table-cell office:value-type="date" office:date-value="1968-12-08" calcext:value-type="date">
                <text:p>08/12/196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668090" calcext:value-type="float">
                <text:p>96680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ME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76-05-17" calcext:value-type="date">
                <text:p>17/05/1976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1164102" calcext:value-type="float">
                <text:p>111641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MEABC</text:p>
              </table:table-cell>
              <table:table-cell office:value-type="string" calcext:value-type="string">
                <text:p>SOFIANE</text:p>
              </table:table-cell>
              <table:table-cell office:value-type="date" office:date-value="1969-11-21" calcext:value-type="date">
                <text:p>21/11/196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10903986" calcext:value-type="float">
                <text:p>1090398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DINABC</text:p>
              </table:table-cell>
              <table:table-cell office:value-type="string" calcext:value-type="string">
                <text:p>JEAN-LUC</text:p>
              </table:table-cell>
              <table:table-cell office:value-type="date" office:date-value="1979-12-25" calcext:value-type="date">
                <text:p>25/12/1979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703635" calcext:value-type="float">
                <text:p>97036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JABC</text:p>
              </table:table-cell>
              <table:table-cell office:value-type="string" calcext:value-type="string">
                <text:p>AMAL</text:p>
              </table:table-cell>
              <table:table-cell office:value-type="date" office:date-value="1974-01-11" calcext:value-type="date">
                <text:p>11/01/1974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  <table:table-row table:style-name="ro1" table:visibility="collapse">
              <table:table-cell office:value-type="float" office:value="9879798" calcext:value-type="float">
                <text:p>98797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ITABC</text:p>
              </table:table-cell>
              <table:table-cell office:value-type="string" calcext:value-type="string">
                <text:p>DEBORAH</text:p>
              </table:table-cell>
              <table:table-cell office:value-type="date" office:date-value="1978-05-22" calcext:value-type="date">
                <text:p>22/05/1978</text:p>
              </table:table-cell>
              <table:table-cell office:value-type="string" calcext:value-type="string">
                <text:p>100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2:.$F$1624])" office:value-type="float" office:value="1623" calcext:value-type="float">
              <text:p>1623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099770" calcext:value-type="float">
                <text:p>110997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OOSABC</text:p>
              </table:table-cell>
              <table:table-cell office:value-type="string" calcext:value-type="string">
                <text:p>IOANA</text:p>
              </table:table-cell>
              <table:table-cell office:value-type="date" office:date-value="1976-02-28" calcext:value-type="date">
                <text:p>28/02/1976</text:p>
              </table:table-cell>
              <table:table-cell office:value-type="string" calcext:value-type="string">
                <text:p>114</text:p>
              </table:table-cell>
              <table:table-cell table:number-columns-repeated="981"/>
            </table:table-row>
            <table:table-row table:style-name="ro1">
              <table:table-cell office:value-type="float" office:value="10524418" calcext:value-type="float">
                <text:p>105244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FAABC</text:p>
              </table:table-cell>
              <table:table-cell office:value-type="string" calcext:value-type="string">
                <text:p>LETITIA</text:p>
              </table:table-cell>
              <table:table-cell office:value-type="date" office:date-value="1982-05-23" calcext:value-type="date">
                <text:p>23/05/1982</text:p>
              </table:table-cell>
              <table:table-cell office:value-type="string" calcext:value-type="string">
                <text:p>114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26:.$F$1627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073421" calcext:value-type="float">
                <text:p>110734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MONABC</text:p>
              </table:table-cell>
              <table:table-cell office:value-type="string" calcext:value-type="string">
                <text:p>MARGUERITE</text:p>
              </table:table-cell>
              <table:table-cell office:value-type="date" office:date-value="1983-09-07" calcext:value-type="date">
                <text:p>07/09/1983</text:p>
              </table:table-cell>
              <table:table-cell office:value-type="string" calcext:value-type="string">
                <text:p>11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29:.$F$1629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395726" calcext:value-type="float">
                <text:p>93957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LIABC</text:p>
              </table:table-cell>
              <table:table-cell office:value-type="string" calcext:value-type="string">
                <text:p>EVGUENII</text:p>
              </table:table-cell>
              <table:table-cell office:value-type="date" office:date-value="1969-03-25" calcext:value-type="date">
                <text:p>25/03/1969</text:p>
              </table:table-cell>
              <table:table-cell office:value-type="string" calcext:value-type="string">
                <text:p>12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31:.$F$1631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977298" calcext:value-type="float">
                <text:p>109772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DAABC</text:p>
              </table:table-cell>
              <table:table-cell office:value-type="string" calcext:value-type="string">
                <text:p>GRIGORIOS</text:p>
              </table:table-cell>
              <table:table-cell office:value-type="date" office:date-value="1987-04-21" calcext:value-type="date">
                <text:p>21/04/1987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  <table:table-row table:style-name="ro1">
              <table:table-cell office:value-type="float" office:value="11208358" calcext:value-type="float">
                <text:p>112083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DAABC</text:p>
              </table:table-cell>
              <table:table-cell office:value-type="string" calcext:value-type="string">
                <text:p>DIONISSIOS</text:p>
              </table:table-cell>
              <table:table-cell office:value-type="date" office:date-value="1970-02-09" calcext:value-type="date">
                <text:p>09/02/1970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  <table:table-row table:style-name="ro1">
              <table:table-cell office:value-type="float" office:value="10583487" calcext:value-type="float">
                <text:p>1058348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OURABC</text:p>
              </table:table-cell>
              <table:table-cell office:value-type="string" calcext:value-type="string">
                <text:p>ILIAS</text:p>
              </table:table-cell>
              <table:table-cell office:value-type="date" office:date-value="1970-06-29" calcext:value-type="date">
                <text:p>29/06/1970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  <table:table-row table:style-name="ro1">
              <table:table-cell office:value-type="float" office:value="10322134" calcext:value-type="float">
                <text:p>103221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OURABC</text:p>
              </table:table-cell>
              <table:table-cell office:value-type="string" calcext:value-type="string">
                <text:p>ILIAS</text:p>
              </table:table-cell>
              <table:table-cell office:value-type="date" office:date-value="1976-03-13" calcext:value-type="date">
                <text:p>13/03/1976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  <table:table-row table:style-name="ro1">
              <table:table-cell office:value-type="float" office:value="9806986" calcext:value-type="float">
                <text:p>980698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LISABC</text:p>
              </table:table-cell>
              <table:table-cell office:value-type="string" calcext:value-type="string">
                <text:p>KONSTANTINOS</text:p>
              </table:table-cell>
              <table:table-cell office:value-type="date" office:date-value="1975-03-28" calcext:value-type="date">
                <text:p>28/03/1975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  <table:table-row table:style-name="ro1">
              <table:table-cell office:value-type="float" office:value="10276696" calcext:value-type="float">
                <text:p>1027669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ATHABC</text:p>
              </table:table-cell>
              <table:table-cell office:value-type="string" calcext:value-type="string">
                <text:p>PANTELIS</text:p>
              </table:table-cell>
              <table:table-cell office:value-type="date" office:date-value="1976-11-20" calcext:value-type="date">
                <text:p>20/11/1976</text:p>
              </table:table-cell>
              <table:table-cell office:value-type="string" calcext:value-type="string">
                <text:p>12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33:.$F$1638])" office:value-type="float" office:value="6" calcext:value-type="float">
              <text:p>6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582815" calcext:value-type="float">
                <text:p>95828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IABC</text:p>
              </table:table-cell>
              <table:table-cell office:value-type="string" calcext:value-type="string">
                <text:p>PATRIZIO</text:p>
              </table:table-cell>
              <table:table-cell office:value-type="date" office:date-value="1980-11-10" calcext:value-type="date">
                <text:p>10/11/1980</text:p>
              </table:table-cell>
              <table:table-cell office:value-type="string" calcext:value-type="string">
                <text:p>127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40:.$F$1640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106135" calcext:value-type="float">
                <text:p>91061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 COABC</text:p>
              </table:table-cell>
              <table:table-cell office:value-type="string" calcext:value-type="string">
                <text:p>SANDRA</text:p>
              </table:table-cell>
              <table:table-cell office:value-type="date" office:date-value="1969-04-03" calcext:value-type="date">
                <text:p>03/04/1969</text:p>
              </table:table-cell>
              <table:table-cell office:value-type="string" calcext:value-type="string">
                <text:p>139</text:p>
              </table:table-cell>
              <table:table-cell table:number-columns-repeated="981"/>
            </table:table-row>
            <table:table-row table:style-name="ro1">
              <table:table-cell office:value-type="float" office:value="9080507" calcext:value-type="float">
                <text:p>90805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TIABC</text:p>
              </table:table-cell>
              <table:table-cell office:value-type="string" calcext:value-type="string">
                <text:p>TIAGO</text:p>
              </table:table-cell>
              <table:table-cell office:value-type="date" office:date-value="1983-08-08" calcext:value-type="date">
                <text:p>08/08/1983</text:p>
              </table:table-cell>
              <table:table-cell office:value-type="string" calcext:value-type="string">
                <text:p>139</text:p>
              </table:table-cell>
              <table:table-cell table:number-columns-repeated="981"/>
            </table:table-row>
            <table:table-row table:style-name="ro1">
              <table:table-cell office:value-type="float" office:value="11386636" calcext:value-type="float">
                <text:p>113866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ESABC</text:p>
              </table:table-cell>
              <table:table-cell office:value-type="string" calcext:value-type="string">
                <text:p>MELODIE</text:p>
              </table:table-cell>
              <table:table-cell office:value-type="date" office:date-value="1969-02-28" calcext:value-type="date">
                <text:p>28/02/1969</text:p>
              </table:table-cell>
              <table:table-cell office:value-type="string" calcext:value-type="string">
                <text:p>139</text:p>
              </table:table-cell>
              <table:table-cell table:number-columns-repeated="981"/>
            </table:table-row>
            <table:table-row table:style-name="ro1">
              <table:table-cell office:value-type="float" office:value="10755976" calcext:value-type="float">
                <text:p>107559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EIABC</text:p>
              </table:table-cell>
              <table:table-cell office:value-type="string" calcext:value-type="string">
                <text:p>JORGE</text:p>
              </table:table-cell>
              <table:table-cell office:value-type="date" office:date-value="1967-03-14" calcext:value-type="date">
                <text:p>14/03/1967</text:p>
              </table:table-cell>
              <table:table-cell office:value-type="string" calcext:value-type="string">
                <text:p>139</text:p>
              </table:table-cell>
              <table:table-cell table:number-columns-repeated="981"/>
            </table:table-row>
            <table:table-row table:style-name="ro1">
              <table:table-cell office:value-type="float" office:value="9486363" calcext:value-type="float">
                <text:p>94863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STRABC</text:p>
              </table:table-cell>
              <table:table-cell office:value-type="string" calcext:value-type="string">
                <text:p>VANIA</text:p>
              </table:table-cell>
              <table:table-cell office:value-type="date" office:date-value="1984-01-10" calcext:value-type="date">
                <text:p>10/01/1984</text:p>
              </table:table-cell>
              <table:table-cell office:value-type="string" calcext:value-type="string">
                <text:p>139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42:.$F$1646])" office:value-type="float" office:value="5" calcext:value-type="float">
              <text:p>5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147353" calcext:value-type="float">
                <text:p>101473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UMUABC</text:p>
              </table:table-cell>
              <table:table-cell office:value-type="string" calcext:value-type="string">
                <text:p>ALINA</text:p>
              </table:table-cell>
              <table:table-cell office:value-type="date" office:date-value="1987-07-20" calcext:value-type="date">
                <text:p>20/07/1987</text:p>
              </table:table-cell>
              <table:table-cell office:value-type="string" calcext:value-type="string">
                <text:p>151</text:p>
              </table:table-cell>
              <table:table-cell table:number-columns-repeated="981"/>
            </table:table-row>
            <table:table-row table:style-name="ro1">
              <table:table-cell office:value-type="float" office:value="10660460" calcext:value-type="float">
                <text:p>106604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UMUABC</text:p>
              </table:table-cell>
              <table:table-cell office:value-type="string" calcext:value-type="string">
                <text:p>ALINA</text:p>
              </table:table-cell>
              <table:table-cell office:value-type="date" office:date-value="1984-11-02" calcext:value-type="date">
                <text:p>02/11/1984</text:p>
              </table:table-cell>
              <table:table-cell office:value-type="string" calcext:value-type="string">
                <text:p>15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48:.$F$1649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150726" calcext:value-type="float">
                <text:p>111507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ONABC</text:p>
              </table:table-cell>
              <table:table-cell office:value-type="string" calcext:value-type="string">
                <text:p>OLEH</text:p>
              </table:table-cell>
              <table:table-cell office:value-type="date" office:date-value="1983-04-18" calcext:value-type="date">
                <text:p>18/04/1983</text:p>
              </table:table-cell>
              <table:table-cell office:value-type="string" calcext:value-type="string">
                <text:p>155</text:p>
              </table:table-cell>
              <table:table-cell table:number-columns-repeated="981"/>
            </table:table-row>
            <table:table-row table:style-name="ro1">
              <table:table-cell office:value-type="float" office:value="11106634" calcext:value-type="float">
                <text:p>111066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ONABC</text:p>
              </table:table-cell>
              <table:table-cell office:value-type="string" calcext:value-type="string">
                <text:p>OLEH</text:p>
              </table:table-cell>
              <table:table-cell office:value-type="date" office:date-value="1969-09-20" calcext:value-type="date">
                <text:p>20/09/1969</text:p>
              </table:table-cell>
              <table:table-cell office:value-type="string" calcext:value-type="string">
                <text:p>15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51:.$F$1652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34825" calcext:value-type="float">
                <text:p>114348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STEABC</text:p>
              </table:table-cell>
              <table:table-cell office:value-type="string" calcext:value-type="string">
                <text:p>MARTA</text:p>
              </table:table-cell>
              <table:table-cell office:value-type="date" office:date-value="1972-06-14" calcext:value-type="date">
                <text:p>14/06/1972</text:p>
              </table:table-cell>
              <table:table-cell office:value-type="string" calcext:value-type="string">
                <text:p>156</text:p>
              </table:table-cell>
              <table:table-cell table:number-columns-repeated="981"/>
            </table:table-row>
            <table:table-row table:style-name="ro1">
              <table:table-cell office:value-type="float" office:value="9602340" calcext:value-type="float">
                <text:p>96023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STEABC</text:p>
              </table:table-cell>
              <table:table-cell office:value-type="string" calcext:value-type="string">
                <text:p>MARTA</text:p>
              </table:table-cell>
              <table:table-cell office:value-type="date" office:date-value="1970-10-17" calcext:value-type="date">
                <text:p>17/10/1970</text:p>
              </table:table-cell>
              <table:table-cell office:value-type="string" calcext:value-type="string">
                <text:p>15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54:.$F$1655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198723" calcext:value-type="float">
                <text:p>101987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IONABC</text:p>
              </table:table-cell>
              <table:table-cell office:value-type="string" calcext:value-type="string">
                <text:p>YOANN</text:p>
              </table:table-cell>
              <table:table-cell office:value-type="date" office:date-value="1983-05-22" calcext:value-type="date">
                <text:p>22/05/1983</text:p>
              </table:table-cell>
              <table:table-cell office:value-type="string" calcext:value-type="string">
                <text:p>20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57:.$F$1657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505959" calcext:value-type="float">
                <text:p>95059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AACABC</text:p>
              </table:table-cell>
              <table:table-cell office:value-type="string" calcext:value-type="string">
                <text:p>DOMIANA</text:p>
              </table:table-cell>
              <table:table-cell office:value-type="date" office:date-value="1966-05-21" calcext:value-type="date">
                <text:p>21/05/1966</text:p>
              </table:table-cell>
              <table:table-cell office:value-type="string" calcext:value-type="string">
                <text:p>20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59:.$F$1659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554535" calcext:value-type="float">
                <text:p>955453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ELIABC</text:p>
              </table:table-cell>
              <table:table-cell office:value-type="string" calcext:value-type="string">
                <text:p>PADIDEH</text:p>
              </table:table-cell>
              <table:table-cell office:value-type="date" office:date-value="1976-12-27" calcext:value-type="date">
                <text:p>27/12/1976</text:p>
              </table:table-cell>
              <table:table-cell office:value-type="string" calcext:value-type="string">
                <text:p>204</text:p>
              </table:table-cell>
              <table:table-cell table:number-columns-repeated="981"/>
            </table:table-row>
            <table:table-row table:style-name="ro1">
              <table:table-cell office:value-type="float" office:value="10243575" calcext:value-type="float">
                <text:p>102435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GHABC</text:p>
              </table:table-cell>
              <table:table-cell office:value-type="string" calcext:value-type="string">
                <text:p>EHSAN</text:p>
              </table:table-cell>
              <table:table-cell office:value-type="date" office:date-value="1969-08-17" calcext:value-type="date">
                <text:p>17/08/1969</text:p>
              </table:table-cell>
              <table:table-cell office:value-type="string" calcext:value-type="string">
                <text:p>204</text:p>
              </table:table-cell>
              <table:table-cell table:number-columns-repeated="981"/>
            </table:table-row>
            <table:table-row table:style-name="ro1">
              <table:table-cell office:value-type="float" office:value="11019015" calcext:value-type="float">
                <text:p>110190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MAABC</text:p>
              </table:table-cell>
              <table:table-cell office:value-type="string" calcext:value-type="string">
                <text:p>MOHAMMAD AMIN</text:p>
              </table:table-cell>
              <table:table-cell office:value-type="date" office:date-value="1984-01-02" calcext:value-type="date">
                <text:p>02/01/1984</text:p>
              </table:table-cell>
              <table:table-cell office:value-type="string" calcext:value-type="string">
                <text:p>204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61:.$F$1663])" office:value-type="float" office:value="3" calcext:value-type="float">
              <text:p>3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069549" calcext:value-type="float">
                <text:p>90695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FAABC</text:p>
              </table:table-cell>
              <table:table-cell office:value-type="string" calcext:value-type="string">
                <text:p>ELIAS</text:p>
              </table:table-cell>
              <table:table-cell office:value-type="date" office:date-value="1973-04-17" calcext:value-type="date">
                <text:p>17/04/1973</text:p>
              </table:table-cell>
              <table:table-cell office:value-type="string" calcext:value-type="string">
                <text:p>205</text:p>
              </table:table-cell>
              <table:table-cell table:number-columns-repeated="981"/>
            </table:table-row>
            <table:table-row table:style-name="ro1">
              <table:table-cell office:value-type="float" office:value="10802458" calcext:value-type="float">
                <text:p>108024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YOABC</text:p>
              </table:table-cell>
              <table:table-cell office:value-type="string" calcext:value-type="string">
                <text:p>ABDO</text:p>
              </table:table-cell>
              <table:table-cell office:value-type="date" office:date-value="1974-10-14" calcext:value-type="date">
                <text:p>14/10/1974</text:p>
              </table:table-cell>
              <table:table-cell office:value-type="string" calcext:value-type="string">
                <text:p>20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65:.$F$1666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403737" calcext:value-type="float">
                <text:p>940373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SRIABC</text:p>
              </table:table-cell>
              <table:table-cell office:value-type="string" calcext:value-type="string">
                <text:p>RAMI</text:p>
              </table:table-cell>
              <table:table-cell office:value-type="date" office:date-value="1966-07-03" calcext:value-type="date">
                <text:p>03/07/1966</text:p>
              </table:table-cell>
              <table:table-cell office:value-type="string" calcext:value-type="string">
                <text:p>20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68:.$F$1668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86476" calcext:value-type="float">
                <text:p>114864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LEKABC</text:p>
              </table:table-cell>
              <table:table-cell office:value-type="string" calcext:value-type="string">
                <text:p>SOPHIE</text:p>
              </table:table-cell>
              <table:table-cell office:value-type="date" office:date-value="1982-03-19" calcext:value-type="date">
                <text:p>19/03/1982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0484499" calcext:value-type="float">
                <text:p>104844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LEKABC</text:p>
              </table:table-cell>
              <table:table-cell office:value-type="string" calcext:value-type="string">
                <text:p>SOPHIE</text:p>
              </table:table-cell>
              <table:table-cell office:value-type="date" office:date-value="1982-12-10" calcext:value-type="date">
                <text:p>10/12/1982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8905839" calcext:value-type="float">
                <text:p>89058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SAABC</text:p>
              </table:table-cell>
              <table:table-cell office:value-type="string" calcext:value-type="string">
                <text:p>RAHMAN</text:p>
              </table:table-cell>
              <table:table-cell office:value-type="date" office:date-value="1966-12-23" calcext:value-type="date">
                <text:p>23/12/1966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1029989" calcext:value-type="float">
                <text:p>110299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SAABC</text:p>
              </table:table-cell>
              <table:table-cell office:value-type="string" calcext:value-type="string">
                <text:p>RAHMAN</text:p>
              </table:table-cell>
              <table:table-cell office:value-type="date" office:date-value="1983-02-01" calcext:value-type="date">
                <text:p>01/02/1983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9879166" calcext:value-type="float">
                <text:p>98791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CIABC</text:p>
              </table:table-cell>
              <table:table-cell office:value-type="string" calcext:value-type="string">
                <text:p>CEMIL</text:p>
              </table:table-cell>
              <table:table-cell office:value-type="date" office:date-value="1980-06-24" calcext:value-type="date">
                <text:p>24/06/1980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9517111" calcext:value-type="float">
                <text:p>95171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CIABC</text:p>
              </table:table-cell>
              <table:table-cell office:value-type="string" calcext:value-type="string">
                <text:p>CEMIL</text:p>
              </table:table-cell>
              <table:table-cell office:value-type="date" office:date-value="1986-12-29" calcext:value-type="date">
                <text:p>29/12/1986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1451321" calcext:value-type="float">
                <text:p>114513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ERABC</text:p>
              </table:table-cell>
              <table:table-cell office:value-type="string" calcext:value-type="string">
                <text:p>DERYA</text:p>
              </table:table-cell>
              <table:table-cell office:value-type="date" office:date-value="1978-08-03" calcext:value-type="date">
                <text:p>03/08/1978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1310256" calcext:value-type="float">
                <text:p>113102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LERABC</text:p>
              </table:table-cell>
              <table:table-cell office:value-type="string" calcext:value-type="string">
                <text:p>DERYA</text:p>
              </table:table-cell>
              <table:table-cell office:value-type="date" office:date-value="1977-10-07" calcext:value-type="date">
                <text:p>07/10/1977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0681873" calcext:value-type="float">
                <text:p>106818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YANIABC</text:p>
              </table:table-cell>
              <table:table-cell office:value-type="string" calcext:value-type="string">
                <text:p>ESRA</text:p>
              </table:table-cell>
              <table:table-cell office:value-type="date" office:date-value="1976-12-06" calcext:value-type="date">
                <text:p>06/12/1976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1008071" calcext:value-type="float">
                <text:p>110080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YILABC</text:p>
              </table:table-cell>
              <table:table-cell office:value-type="string" calcext:value-type="string">
                <text:p>NURBANU</text:p>
              </table:table-cell>
              <table:table-cell office:value-type="date" office:date-value="1967-07-01" calcext:value-type="date">
                <text:p>01/07/1967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9152656" calcext:value-type="float">
                <text:p>915265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EYABC</text:p>
              </table:table-cell>
              <table:table-cell office:value-type="string" calcext:value-type="string">
                <text:p>GULEN</text:p>
              </table:table-cell>
              <table:table-cell office:value-type="date" office:date-value="1979-09-21" calcext:value-type="date">
                <text:p>21/09/1979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0297784" calcext:value-type="float">
                <text:p>102977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ILABC</text:p>
              </table:table-cell>
              <table:table-cell office:value-type="string" calcext:value-type="string">
                <text:p>GABRIELLE</text:p>
              </table:table-cell>
              <table:table-cell office:value-type="date" office:date-value="1971-08-24" calcext:value-type="date">
                <text:p>24/08/1971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  <table:table-row table:style-name="ro1">
              <table:table-cell office:value-type="float" office:value="10976158" calcext:value-type="float">
                <text:p>109761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RILABC</text:p>
              </table:table-cell>
              <table:table-cell office:value-type="string" calcext:value-type="string">
                <text:p>GABRIELLE</text:p>
              </table:table-cell>
              <table:table-cell office:value-type="date" office:date-value="1986-07-31" calcext:value-type="date">
                <text:p>31/07/1986</text:p>
              </table:table-cell>
              <table:table-cell office:value-type="string" calcext:value-type="string">
                <text:p>208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70:.$F$1682])" office:value-type="float" office:value="13" calcext:value-type="float">
              <text:p>13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094958" calcext:value-type="float">
                <text:p>90949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HTIABC</text:p>
              </table:table-cell>
              <table:table-cell office:value-type="string" calcext:value-type="string">
                <text:p>RABIA</text:p>
              </table:table-cell>
              <table:table-cell office:value-type="date" office:date-value="1976-06-18" calcext:value-type="date">
                <text:p>18/06/1976</text:p>
              </table:table-cell>
              <table:table-cell office:value-type="string" calcext:value-type="string">
                <text:p>213</text:p>
              </table:table-cell>
              <table:table-cell table:number-columns-repeated="981"/>
            </table:table-row>
            <table:table-row table:style-name="ro1">
              <table:table-cell office:value-type="float" office:value="11467639" calcext:value-type="float">
                <text:p>114676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HTIABC</text:p>
              </table:table-cell>
              <table:table-cell office:value-type="string" calcext:value-type="string">
                <text:p>RABIA</text:p>
              </table:table-cell>
              <table:table-cell office:value-type="date" office:date-value="1986-10-17" calcext:value-type="date">
                <text:p>17/10/1986</text:p>
              </table:table-cell>
              <table:table-cell office:value-type="string" calcext:value-type="string">
                <text:p>21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84:.$F$1685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72764" calcext:value-type="float">
                <text:p>114727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DHABC</text:p>
              </table:table-cell>
              <table:table-cell office:value-type="string" calcext:value-type="string">
                <text:p>SIRON MAN</text:p>
              </table:table-cell>
              <table:table-cell office:value-type="date" office:date-value="1977-02-16" calcext:value-type="date">
                <text:p>16/02/1977</text:p>
              </table:table-cell>
              <table:table-cell office:value-type="string" calcext:value-type="string">
                <text:p>21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87:.$F$1687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43182" calcext:value-type="float">
                <text:p>114431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UABC</text:p>
              </table:table-cell>
              <table:table-cell office:value-type="string" calcext:value-type="string">
                <text:p>YING</text:p>
              </table:table-cell>
              <table:table-cell office:value-type="date" office:date-value="1985-06-21" calcext:value-type="date">
                <text:p>21/06/1985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9434686" calcext:value-type="float">
                <text:p>94346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NGABC</text:p>
              </table:table-cell>
              <table:table-cell office:value-type="string" calcext:value-type="string">
                <text:p>TIAN</text:p>
              </table:table-cell>
              <table:table-cell office:value-type="date" office:date-value="1986-01-11" calcext:value-type="date">
                <text:p>11/01/1986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0849316" calcext:value-type="float">
                <text:p>1084931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NGABC</text:p>
              </table:table-cell>
              <table:table-cell office:value-type="string" calcext:value-type="string">
                <text:p>YINJIE</text:p>
              </table:table-cell>
              <table:table-cell office:value-type="date" office:date-value="1983-12-19" calcext:value-type="date">
                <text:p>19/12/1983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1383270" calcext:value-type="float">
                <text:p>113832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BC</text:p>
              </table:table-cell>
              <table:table-cell office:value-type="string" calcext:value-type="string">
                <text:p>ZHONGYAN</text:p>
              </table:table-cell>
              <table:table-cell office:value-type="date" office:date-value="1974-11-09" calcext:value-type="date">
                <text:p>09/11/1974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1196356" calcext:value-type="float">
                <text:p>1119635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BC</text:p>
              </table:table-cell>
              <table:table-cell office:value-type="string" calcext:value-type="string">
                <text:p>ZHONGYAN</text:p>
              </table:table-cell>
              <table:table-cell office:value-type="date" office:date-value="1987-06-11" calcext:value-type="date">
                <text:p>11/06/1987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0743439" calcext:value-type="float">
                <text:p>107434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ABC</text:p>
              </table:table-cell>
              <table:table-cell office:value-type="string" calcext:value-type="string">
                <text:p>FANGFANG</text:p>
              </table:table-cell>
              <table:table-cell office:value-type="date" office:date-value="1967-10-21" calcext:value-type="date">
                <text:p>21/10/1967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1256839" calcext:value-type="float">
                <text:p>112568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ABC</text:p>
              </table:table-cell>
              <table:table-cell office:value-type="string" calcext:value-type="string">
                <text:p>FANGFANG</text:p>
              </table:table-cell>
              <table:table-cell office:value-type="date" office:date-value="1981-07-01" calcext:value-type="date">
                <text:p>01/07/1981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9922661" calcext:value-type="float">
                <text:p>99226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GABC</text:p>
              </table:table-cell>
              <table:table-cell office:value-type="string" calcext:value-type="string">
                <text:p>YANGFAN</text:p>
              </table:table-cell>
              <table:table-cell office:value-type="date" office:date-value="1985-04-04" calcext:value-type="date">
                <text:p>04/04/1985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10743542" calcext:value-type="float">
                <text:p>107435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GABC</text:p>
              </table:table-cell>
              <table:table-cell office:value-type="string" calcext:value-type="string">
                <text:p>ZHIYU</text:p>
              </table:table-cell>
              <table:table-cell office:value-type="date" office:date-value="1967-11-29" calcext:value-type="date">
                <text:p>29/11/1967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8967877" calcext:value-type="float">
                <text:p>896787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GABC</text:p>
              </table:table-cell>
              <table:table-cell office:value-type="string" calcext:value-type="string">
                <text:p>YONG</text:p>
              </table:table-cell>
              <table:table-cell office:value-type="date" office:date-value="1969-08-07" calcext:value-type="date">
                <text:p>07/08/1969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9232224" calcext:value-type="float">
                <text:p>923222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ABC</text:p>
              </table:table-cell>
              <table:table-cell office:value-type="string" calcext:value-type="string">
                <text:p>RUOBING</text:p>
              </table:table-cell>
              <table:table-cell office:value-type="date" office:date-value="1983-04-07" calcext:value-type="date">
                <text:p>07/04/1983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  <table:table-row table:style-name="ro1">
              <table:table-cell office:value-type="float" office:value="9993741" calcext:value-type="float">
                <text:p>99937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ABC</text:p>
              </table:table-cell>
              <table:table-cell office:value-type="string" calcext:value-type="string">
                <text:p>RUOBING</text:p>
              </table:table-cell>
              <table:table-cell office:value-type="date" office:date-value="1971-10-02" calcext:value-type="date">
                <text:p>02/10/1971</text:p>
              </table:table-cell>
              <table:table-cell office:value-type="string" calcext:value-type="string">
                <text:p>21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689:.$F$1700])" office:value-type="float" office:value="12" calcext:value-type="float">
              <text:p>1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765710" calcext:value-type="float">
                <text:p>97657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AKAABC</text:p>
              </table:table-cell>
              <table:table-cell office:value-type="string" calcext:value-type="string">
                <text:p>JUNKO</text:p>
              </table:table-cell>
              <table:table-cell office:value-type="date" office:date-value="1973-04-05" calcext:value-type="date">
                <text:p>05/04/1973</text:p>
              </table:table-cell>
              <table:table-cell office:value-type="string" calcext:value-type="string">
                <text:p>217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02:.$F$1702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95254" calcext:value-type="float">
                <text:p>114952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HAMABC</text:p>
              </table:table-cell>
              <table:table-cell office:value-type="string" calcext:value-type="string">
                <text:p>HALID</text:p>
              </table:table-cell>
              <table:table-cell office:value-type="date" office:date-value="1966-08-21" calcext:value-type="date">
                <text:p>21/08/1966</text:p>
              </table:table-cell>
              <table:table-cell office:value-type="string" calcext:value-type="string">
                <text:p>223</text:p>
              </table:table-cell>
              <table:table-cell table:number-columns-repeated="981"/>
            </table:table-row>
            <table:table-row table:style-name="ro1">
              <table:table-cell office:value-type="float" office:value="9897199" calcext:value-type="float">
                <text:p>98971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GARABC</text:p>
              </table:table-cell>
              <table:table-cell office:value-type="string" calcext:value-type="string">
                <text:p>RUSHEENTHIRA</text:p>
              </table:table-cell>
              <table:table-cell office:value-type="date" office:date-value="1966-08-27" calcext:value-type="date">
                <text:p>27/08/1966</text:p>
              </table:table-cell>
              <table:table-cell office:value-type="string" calcext:value-type="string">
                <text:p>223</text:p>
              </table:table-cell>
              <table:table-cell table:number-columns-repeated="981"/>
            </table:table-row>
            <table:table-row table:style-name="ro1">
              <table:table-cell office:value-type="float" office:value="11070939" calcext:value-type="float">
                <text:p>1107093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GARABC</text:p>
              </table:table-cell>
              <table:table-cell office:value-type="string" calcext:value-type="string">
                <text:p>RUSHEENTHIRA</text:p>
              </table:table-cell>
              <table:table-cell office:value-type="date" office:date-value="1979-04-17" calcext:value-type="date">
                <text:p>17/04/1979</text:p>
              </table:table-cell>
              <table:table-cell office:value-type="string" calcext:value-type="string">
                <text:p>223</text:p>
              </table:table-cell>
              <table:table-cell table:number-columns-repeated="981"/>
            </table:table-row>
            <table:table-row table:style-name="ro1">
              <table:table-cell office:value-type="float" office:value="9792650" calcext:value-type="float">
                <text:p>979265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TELABC</text:p>
              </table:table-cell>
              <table:table-cell office:value-type="string" calcext:value-type="string">
                <text:p>ALPAKUMARI</text:p>
              </table:table-cell>
              <table:table-cell office:value-type="date" office:date-value="1977-08-23" calcext:value-type="date">
                <text:p>23/08/1977</text:p>
              </table:table-cell>
              <table:table-cell office:value-type="string" calcext:value-type="string">
                <text:p>22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04:.$F$1707])" office:value-type="float" office:value="4" calcext:value-type="float">
              <text:p>4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308091" calcext:value-type="float">
                <text:p>113080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TNAABC</text:p>
              </table:table-cell>
              <table:table-cell office:value-type="string" calcext:value-type="string">
                <text:p>JEYAKASTAN</text:p>
              </table:table-cell>
              <table:table-cell office:value-type="date" office:date-value="1976-04-06" calcext:value-type="date">
                <text:p>06/04/1976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0831158" calcext:value-type="float">
                <text:p>1083115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THIABC</text:p>
              </table:table-cell>
              <table:table-cell office:value-type="string" calcext:value-type="string">
                <text:p>NITHIYA</text:p>
              </table:table-cell>
              <table:table-cell office:value-type="date" office:date-value="1977-12-13" calcext:value-type="date">
                <text:p>13/12/1977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1077055" calcext:value-type="float">
                <text:p>110770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JANTABC</text:p>
              </table:table-cell>
              <table:table-cell office:value-type="string" calcext:value-type="string">
                <text:p>PERINPARAJAH</text:p>
              </table:table-cell>
              <table:table-cell office:value-type="date" office:date-value="1967-07-24" calcext:value-type="date">
                <text:p>24/07/1967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0233093" calcext:value-type="float">
                <text:p>102330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TPABC</text:p>
              </table:table-cell>
              <table:table-cell office:value-type="string" calcext:value-type="string">
                <text:p>SUBAJINI</text:p>
              </table:table-cell>
              <table:table-cell office:value-type="date" office:date-value="1970-01-23" calcext:value-type="date">
                <text:p>23/01/1970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9895983" calcext:value-type="float">
                <text:p>98959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TPABC</text:p>
              </table:table-cell>
              <table:table-cell office:value-type="string" calcext:value-type="string">
                <text:p>SUBAJINI</text:p>
              </table:table-cell>
              <table:table-cell office:value-type="date" office:date-value="1985-03-13" calcext:value-type="date">
                <text:p>13/03/1985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0426995" calcext:value-type="float">
                <text:p>1042699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EVAABC</text:p>
              </table:table-cell>
              <table:table-cell office:value-type="string" calcext:value-type="string">
                <text:p>THEVAPRIYA</text:p>
              </table:table-cell>
              <table:table-cell office:value-type="date" office:date-value="1974-12-10" calcext:value-type="date">
                <text:p>10/12/1974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9853694" calcext:value-type="float">
                <text:p>985369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GANABC</text:p>
              </table:table-cell>
              <table:table-cell office:value-type="string" calcext:value-type="string">
                <text:p>KAVITHA</text:p>
              </table:table-cell>
              <table:table-cell office:value-type="date" office:date-value="1971-05-17" calcext:value-type="date">
                <text:p>17/05/1971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9808149" calcext:value-type="float">
                <text:p>98081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GERABC</text:p>
              </table:table-cell>
              <table:table-cell office:value-type="string" calcext:value-type="string">
                <text:p>TWINAN</text:p>
              </table:table-cell>
              <table:table-cell office:value-type="date" office:date-value="1968-05-28" calcext:value-type="date">
                <text:p>28/05/1968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1443569" calcext:value-type="float">
                <text:p>114435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HAABC</text:p>
              </table:table-cell>
              <table:table-cell office:value-type="string" calcext:value-type="string">
                <text:p>PAMINI</text:p>
              </table:table-cell>
              <table:table-cell office:value-type="date" office:date-value="1972-01-27" calcext:value-type="date">
                <text:p>27/01/1972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  <table:table-row table:style-name="ro1">
              <table:table-cell office:value-type="float" office:value="10982938" calcext:value-type="float">
                <text:p>1098293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ILAABC</text:p>
              </table:table-cell>
              <table:table-cell office:value-type="string" calcext:value-type="string">
                <text:p>KASTHURI</text:p>
              </table:table-cell>
              <table:table-cell office:value-type="date" office:date-value="1973-12-04" calcext:value-type="date">
                <text:p>04/12/1973</text:p>
              </table:table-cell>
              <table:table-cell office:value-type="string" calcext:value-type="string">
                <text:p>23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09:.$F$1718])" office:value-type="float" office:value="10" calcext:value-type="float">
              <text:p>10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185129" calcext:value-type="float">
                <text:p>111851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NABC</text:p>
              </table:table-cell>
              <table:table-cell office:value-type="string" calcext:value-type="string">
                <text:p>THI NGOC HAN</text:p>
              </table:table-cell>
              <table:table-cell office:value-type="date" office:date-value="1986-09-02" calcext:value-type="date">
                <text:p>02/09/1986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10714115" calcext:value-type="float">
                <text:p>107141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NABC</text:p>
              </table:table-cell>
              <table:table-cell office:value-type="string" calcext:value-type="string">
                <text:p>THI NGOC HAN</text:p>
              </table:table-cell>
              <table:table-cell office:value-type="date" office:date-value="1981-10-24" calcext:value-type="date">
                <text:p>24/10/1981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8991174" calcext:value-type="float">
                <text:p>89911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BC</text:p>
              </table:table-cell>
              <table:table-cell office:value-type="string" calcext:value-type="string">
                <text:p>THI MAI PHUONG</text:p>
              </table:table-cell>
              <table:table-cell office:value-type="date" office:date-value="1970-10-06" calcext:value-type="date">
                <text:p>06/10/1970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9349857" calcext:value-type="float">
                <text:p>93498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BC</text:p>
              </table:table-cell>
              <table:table-cell office:value-type="string" calcext:value-type="string">
                <text:p>THI MAI PHUONG</text:p>
              </table:table-cell>
              <table:table-cell office:value-type="date" office:date-value="1972-03-07" calcext:value-type="date">
                <text:p>07/03/1972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9263842" calcext:value-type="float">
                <text:p>92638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UYEABC</text:p>
              </table:table-cell>
              <table:table-cell office:value-type="string" calcext:value-type="string">
                <text:p>THI LAN</text:p>
              </table:table-cell>
              <table:table-cell office:value-type="date" office:date-value="1972-08-16" calcext:value-type="date">
                <text:p>16/08/1972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10900901" calcext:value-type="float">
                <text:p>109009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ABC</text:p>
              </table:table-cell>
              <table:table-cell office:value-type="string" calcext:value-type="string">
                <text:p>NGUYEN <text:s/>KHANH</text:p>
              </table:table-cell>
              <table:table-cell office:value-type="date" office:date-value="1973-01-01" calcext:value-type="date">
                <text:p>01/01/1973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  <table:table-row table:style-name="ro1">
              <table:table-cell office:value-type="float" office:value="11420920" calcext:value-type="float">
                <text:p>114209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ABC</text:p>
              </table:table-cell>
              <table:table-cell office:value-type="string" calcext:value-type="string">
                <text:p>NGUYEN <text:s/>KHANH</text:p>
              </table:table-cell>
              <table:table-cell office:value-type="date" office:date-value="1968-03-28" calcext:value-type="date">
                <text:p>28/03/1968</text:p>
              </table:table-cell>
              <table:table-cell office:value-type="string" calcext:value-type="string">
                <text:p>24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20:.$F$1726])" office:value-type="float" office:value="7" calcext:value-type="float">
              <text:p>7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394736" calcext:value-type="float">
                <text:p>93947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OWDABC</text:p>
              </table:table-cell>
              <table:table-cell office:value-type="string" calcext:value-type="string">
                <text:p>NAILA AKHTER</text:p>
              </table:table-cell>
              <table:table-cell office:value-type="date" office:date-value="1977-11-06" calcext:value-type="date">
                <text:p>06/11/1977</text:p>
              </table:table-cell>
              <table:table-cell office:value-type="string" calcext:value-type="string">
                <text:p>246</text:p>
              </table:table-cell>
              <table:table-cell table:number-columns-repeated="981"/>
            </table:table-row>
            <table:table-row table:style-name="ro1">
              <table:table-cell office:value-type="float" office:value="10878511" calcext:value-type="float">
                <text:p>108785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SSAABC</text:p>
              </table:table-cell>
              <table:table-cell office:value-type="string" calcext:value-type="string">
                <text:p>REZOWANA</text:p>
              </table:table-cell>
              <table:table-cell office:value-type="date" office:date-value="1975-10-22" calcext:value-type="date">
                <text:p>22/10/1975</text:p>
              </table:table-cell>
              <table:table-cell office:value-type="string" calcext:value-type="string">
                <text:p>24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28:.$F$1729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945148" calcext:value-type="float">
                <text:p>1094514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NOABC</text:p>
              </table:table-cell>
              <table:table-cell office:value-type="string" calcext:value-type="string">
                <text:p>CHRISTINA</text:p>
              </table:table-cell>
              <table:table-cell office:value-type="date" office:date-value="1969-06-13" calcext:value-type="date">
                <text:p>13/06/1969</text:p>
              </table:table-cell>
              <table:table-cell office:value-type="string" calcext:value-type="string">
                <text:p>301</text:p>
              </table:table-cell>
              <table:table-cell table:number-columns-repeated="981"/>
            </table:table-row>
            <table:table-row table:style-name="ro1">
              <table:table-cell office:value-type="float" office:value="10808942" calcext:value-type="float">
                <text:p>108089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 DE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2-05-25" calcext:value-type="date">
                <text:p>25/05/1982</text:p>
              </table:table-cell>
              <table:table-cell office:value-type="string" calcext:value-type="string">
                <text:p>301</text:p>
              </table:table-cell>
              <table:table-cell table:number-columns-repeated="981"/>
            </table:table-row>
            <table:table-row table:style-name="ro1">
              <table:table-cell office:value-type="float" office:value="9707270" calcext:value-type="float">
                <text:p>97072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LAMABC</text:p>
              </table:table-cell>
              <table:table-cell office:value-type="string" calcext:value-type="string">
                <text:p>CHRISTINA</text:p>
              </table:table-cell>
              <table:table-cell office:value-type="date" office:date-value="1976-07-22" calcext:value-type="date">
                <text:p>22/07/1976</text:p>
              </table:table-cell>
              <table:table-cell office:value-type="string" calcext:value-type="string">
                <text:p>301</text:p>
              </table:table-cell>
              <table:table-cell table:number-columns-repeated="981"/>
            </table:table-row>
            <table:table-row table:style-name="ro1">
              <table:table-cell office:value-type="float" office:value="10179571" calcext:value-type="float">
                <text:p>101795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SAABC</text:p>
              </table:table-cell>
              <table:table-cell office:value-type="string" calcext:value-type="string">
                <text:p>MARWA</text:p>
              </table:table-cell>
              <table:table-cell office:value-type="date" office:date-value="1980-10-08" calcext:value-type="date">
                <text:p>08/10/1980</text:p>
              </table:table-cell>
              <table:table-cell office:value-type="string" calcext:value-type="string">
                <text:p>30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31:.$F$1734])" office:value-type="float" office:value="4" calcext:value-type="float">
              <text:p>4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15353" calcext:value-type="float">
                <text:p>114153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NTAABC</text:p>
              </table:table-cell>
              <table:table-cell office:value-type="string" calcext:value-type="string">
                <text:p>MASUNGA</text:p>
              </table:table-cell>
              <table:table-cell office:value-type="date" office:date-value="1980-11-10" calcext:value-type="date">
                <text:p>10/11/1980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1209266" calcext:value-type="float">
                <text:p>112092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GOABC</text:p>
              </table:table-cell>
              <table:table-cell office:value-type="string" calcext:value-type="string">
                <text:p>MARIE MADELEINE</text:p>
              </table:table-cell>
              <table:table-cell office:value-type="date" office:date-value="1977-06-11" calcext:value-type="date">
                <text:p>11/06/1977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0991574" calcext:value-type="float">
                <text:p>109915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GOABC</text:p>
              </table:table-cell>
              <table:table-cell office:value-type="string" calcext:value-type="string">
                <text:p>MARIE MADELEINE</text:p>
              </table:table-cell>
              <table:table-cell office:value-type="date" office:date-value="1975-03-29" calcext:value-type="date">
                <text:p>29/03/1975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0197373" calcext:value-type="float">
                <text:p>101973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ILUABC</text:p>
              </table:table-cell>
              <table:table-cell office:value-type="string" calcext:value-type="string">
                <text:p>STEPHIE</text:p>
              </table:table-cell>
              <table:table-cell office:value-type="date" office:date-value="1982-04-26" calcext:value-type="date">
                <text:p>26/04/1982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0808731" calcext:value-type="float">
                <text:p>1080873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MBAABC</text:p>
              </table:table-cell>
              <table:table-cell office:value-type="string" calcext:value-type="string">
                <text:p>MAYANGALELE</text:p>
              </table:table-cell>
              <table:table-cell office:value-type="date" office:date-value="1974-06-29" calcext:value-type="date">
                <text:p>29/06/1974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0377586" calcext:value-type="float">
                <text:p>1037758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AEMABC</text:p>
              </table:table-cell>
              <table:table-cell office:value-type="string" calcext:value-type="string">
                <text:p>CHUKWUDI</text:p>
              </table:table-cell>
              <table:table-cell office:value-type="date" office:date-value="1975-03-21" calcext:value-type="date">
                <text:p>21/03/1975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1450975" calcext:value-type="float">
                <text:p>114509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MPIABC</text:p>
              </table:table-cell>
              <table:table-cell office:value-type="string" calcext:value-type="string">
                <text:p>AIMEE</text:p>
              </table:table-cell>
              <table:table-cell office:value-type="date" office:date-value="1976-08-23" calcext:value-type="date">
                <text:p>23/08/1976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  <table:table-row table:style-name="ro1">
              <table:table-cell office:value-type="float" office:value="11472619" calcext:value-type="float">
                <text:p>114726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MPIABC</text:p>
              </table:table-cell>
              <table:table-cell office:value-type="string" calcext:value-type="string">
                <text:p>AIMEE</text:p>
              </table:table-cell>
              <table:table-cell office:value-type="date" office:date-value="1966-02-01" calcext:value-type="date">
                <text:p>01/02/1966</text:p>
              </table:table-cell>
              <table:table-cell office:value-type="string" calcext:value-type="string">
                <text:p>312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36:.$F$1743])" office:value-type="float" office:value="8" calcext:value-type="float">
              <text:p>8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859469" calcext:value-type="float">
                <text:p>1085946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OABC</text:p>
              </table:table-cell>
              <table:table-cell office:value-type="string" calcext:value-type="string">
                <text:p>GELILA</text:p>
              </table:table-cell>
              <table:table-cell office:value-type="date" office:date-value="1979-09-02" calcext:value-type="date">
                <text:p>02/09/1979</text:p>
              </table:table-cell>
              <table:table-cell office:value-type="string" calcext:value-type="string">
                <text:p>31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45:.$F$1745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154027" calcext:value-type="float">
                <text:p>101540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CHANABC</text:p>
              </table:table-cell>
              <table:table-cell office:value-type="string" calcext:value-type="string">
                <text:p>NATHALIE</text:p>
              </table:table-cell>
              <table:table-cell office:value-type="date" office:date-value="1966-01-30" calcext:value-type="date">
                <text:p>30/01/1966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10001733" calcext:value-type="float">
                <text:p>100017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PAYABC</text:p>
              </table:table-cell>
              <table:table-cell office:value-type="string" calcext:value-type="string">
                <text:p>CHARLES</text:p>
              </table:table-cell>
              <table:table-cell office:value-type="date" office:date-value="1981-05-27" calcext:value-type="date">
                <text:p>27/05/1981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10634650" calcext:value-type="float">
                <text:p>106346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EABC</text:p>
              </table:table-cell>
              <table:table-cell office:value-type="string" calcext:value-type="string">
                <text:p>LOIS</text:p>
              </table:table-cell>
              <table:table-cell office:value-type="date" office:date-value="1987-03-24" calcext:value-type="date">
                <text:p>24/03/1987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9144811" calcext:value-type="float">
                <text:p>914481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WEABC</text:p>
              </table:table-cell>
              <table:table-cell office:value-type="string" calcext:value-type="string">
                <text:p>GAELLE</text:p>
              </table:table-cell>
              <table:table-cell office:value-type="date" office:date-value="1973-01-31" calcext:value-type="date">
                <text:p>31/01/1973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11172465" calcext:value-type="float">
                <text:p>111724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DAABC</text:p>
              </table:table-cell>
              <table:table-cell office:value-type="string" calcext:value-type="string">
                <text:p>DIEUDONNE</text:p>
              </table:table-cell>
              <table:table-cell office:value-type="date" office:date-value="1966-07-04" calcext:value-type="date">
                <text:p>04/07/1966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9851547" calcext:value-type="float">
                <text:p>98515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GOUDABC</text:p>
              </table:table-cell>
              <table:table-cell office:value-type="string" calcext:value-type="string">
                <text:p>ARMAND MAXIME</text:p>
              </table:table-cell>
              <table:table-cell office:value-type="date" office:date-value="1968-11-05" calcext:value-type="date">
                <text:p>05/11/1968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9523889" calcext:value-type="float">
                <text:p>95238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NTABC</text:p>
              </table:table-cell>
              <table:table-cell office:value-type="string" calcext:value-type="string">
                <text:p>JESSICA</text:p>
              </table:table-cell>
              <table:table-cell office:value-type="date" office:date-value="1976-02-12" calcext:value-type="date">
                <text:p>12/02/1976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10191522" calcext:value-type="float">
                <text:p>1019152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NABC</text:p>
              </table:table-cell>
              <table:table-cell office:value-type="string" calcext:value-type="string">
                <text:p>LUCRESSE</text:p>
              </table:table-cell>
              <table:table-cell office:value-type="date" office:date-value="1977-12-31" calcext:value-type="date">
                <text:p>31/12/1977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11473275" calcext:value-type="float">
                <text:p>114732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OUNABC</text:p>
              </table:table-cell>
              <table:table-cell office:value-type="string" calcext:value-type="string">
                <text:p>LUCRESSE</text:p>
              </table:table-cell>
              <table:table-cell office:value-type="date" office:date-value="1980-12-09" calcext:value-type="date">
                <text:p>09/12/1980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9230066" calcext:value-type="float">
                <text:p>923006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UIABC</text:p>
              </table:table-cell>
              <table:table-cell office:value-type="string" calcext:value-type="string">
                <text:p>CLAUDE</text:p>
              </table:table-cell>
              <table:table-cell office:value-type="date" office:date-value="1967-10-30" calcext:value-type="date">
                <text:p>30/10/1967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  <table:table-row table:style-name="ro1">
              <table:table-cell office:value-type="float" office:value="9045020" calcext:value-type="float">
                <text:p>90450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UIABC</text:p>
              </table:table-cell>
              <table:table-cell office:value-type="string" calcext:value-type="string">
                <text:p>CLAUDE</text:p>
              </table:table-cell>
              <table:table-cell office:value-type="date" office:date-value="1971-10-23" calcext:value-type="date">
                <text:p>23/10/1971</text:p>
              </table:table-cell>
              <table:table-cell office:value-type="string" calcext:value-type="string">
                <text:p>322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47:.$F$1757])" office:value-type="float" office:value="11" calcext:value-type="float">
              <text:p>1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015029" calcext:value-type="float">
                <text:p>90150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BEAABC</text:p>
              </table:table-cell>
              <table:table-cell office:value-type="string" calcext:value-type="string">
                <text:p>PELAGIE</text:p>
              </table:table-cell>
              <table:table-cell office:value-type="date" office:date-value="1980-03-09" calcext:value-type="date">
                <text:p>09/03/1980</text:p>
              </table:table-cell>
              <table:table-cell office:value-type="string" calcext:value-type="string">
                <text:p>32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59:.$F$1759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777442" calcext:value-type="float">
                <text:p>97774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ORION <text:s text:c="2"/>DAVIE</text:p>
              </table:table-cell>
              <table:table-cell office:value-type="date" office:date-value="1986-07-05" calcext:value-type="date">
                <text:p>05/07/198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1205502" calcext:value-type="float">
                <text:p>112055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NKABC</text:p>
              </table:table-cell>
              <table:table-cell office:value-type="string" calcext:value-type="string">
                <text:p>ORION <text:s text:c="2"/>DAVIE</text:p>
              </table:table-cell>
              <table:table-cell office:value-type="date" office:date-value="1973-12-25" calcext:value-type="date">
                <text:p>25/12/1973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109090" calcext:value-type="float">
                <text:p>101090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KOUNABC</text:p>
              </table:table-cell>
              <table:table-cell office:value-type="string" calcext:value-type="string">
                <text:p>PHILIPPE</text:p>
              </table:table-cell>
              <table:table-cell office:value-type="date" office:date-value="1975-12-29" calcext:value-type="date">
                <text:p>29/12/1975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9722349" calcext:value-type="float">
                <text:p>97223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ALABC</text:p>
              </table:table-cell>
              <table:table-cell office:value-type="string" calcext:value-type="string">
                <text:p>WILFRIED</text:p>
              </table:table-cell>
              <table:table-cell office:value-type="date" office:date-value="1981-01-17" calcext:value-type="date">
                <text:p>17/01/1981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1055850" calcext:value-type="float">
                <text:p>110558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ALABC</text:p>
              </table:table-cell>
              <table:table-cell office:value-type="string" calcext:value-type="string">
                <text:p>WILFRIED</text:p>
              </table:table-cell>
              <table:table-cell office:value-type="date" office:date-value="1980-05-30" calcext:value-type="date">
                <text:p>30/05/1980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089885" calcext:value-type="float">
                <text:p>100898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TOABC</text:p>
              </table:table-cell>
              <table:table-cell office:value-type="string" calcext:value-type="string">
                <text:p>GABRIEL</text:p>
              </table:table-cell>
              <table:table-cell office:value-type="date" office:date-value="1981-09-19" calcext:value-type="date">
                <text:p>19/09/1981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803374" calcext:value-type="float">
                <text:p>108033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TOABC</text:p>
              </table:table-cell>
              <table:table-cell office:value-type="string" calcext:value-type="string">
                <text:p>GABRIEL</text:p>
              </table:table-cell>
              <table:table-cell office:value-type="date" office:date-value="1968-02-21" calcext:value-type="date">
                <text:p>21/02/1968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293215" calcext:value-type="float">
                <text:p>102932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SIMABC</text:p>
              </table:table-cell>
              <table:table-cell office:value-type="string" calcext:value-type="string">
                <text:p>TEBERCIA</text:p>
              </table:table-cell>
              <table:table-cell office:value-type="date" office:date-value="1976-10-29" calcext:value-type="date">
                <text:p>29/10/197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9317873" calcext:value-type="float">
                <text:p>93178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SIMABC</text:p>
              </table:table-cell>
              <table:table-cell office:value-type="string" calcext:value-type="string">
                <text:p>TEBERCIA</text:p>
              </table:table-cell>
              <table:table-cell office:value-type="date" office:date-value="1976-04-16" calcext:value-type="date">
                <text:p>16/04/197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950463" calcext:value-type="float">
                <text:p>109504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OABC</text:p>
              </table:table-cell>
              <table:table-cell office:value-type="string" calcext:value-type="string">
                <text:p>OLIVIER</text:p>
              </table:table-cell>
              <table:table-cell office:value-type="date" office:date-value="1977-04-15" calcext:value-type="date">
                <text:p>15/04/1977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9951097" calcext:value-type="float">
                <text:p>995109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OABC</text:p>
              </table:table-cell>
              <table:table-cell office:value-type="string" calcext:value-type="string">
                <text:p>OLIVIER</text:p>
              </table:table-cell>
              <table:table-cell office:value-type="date" office:date-value="1971-05-21" calcext:value-type="date">
                <text:p>21/05/1971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885193" calcext:value-type="float">
                <text:p>108851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NGABC</text:p>
              </table:table-cell>
              <table:table-cell office:value-type="string" calcext:value-type="string">
                <text:p>PECULE</text:p>
              </table:table-cell>
              <table:table-cell office:value-type="date" office:date-value="1975-08-29" calcext:value-type="date">
                <text:p>29/08/1975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887472" calcext:value-type="float">
                <text:p>108874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ANGABC</text:p>
              </table:table-cell>
              <table:table-cell office:value-type="string" calcext:value-type="string">
                <text:p>PECULE</text:p>
              </table:table-cell>
              <table:table-cell office:value-type="date" office:date-value="1976-12-17" calcext:value-type="date">
                <text:p>17/12/197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0629234" calcext:value-type="float">
                <text:p>1062923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DAYWABC</text:p>
              </table:table-cell>
              <table:table-cell office:value-type="string" calcext:value-type="string">
                <text:p>MARLENE</text:p>
              </table:table-cell>
              <table:table-cell office:value-type="date" office:date-value="1966-09-02" calcext:value-type="date">
                <text:p>02/09/196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  <table:table-row table:style-name="ro1">
              <table:table-cell office:value-type="float" office:value="11128734" calcext:value-type="float">
                <text:p>111287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EMBABC</text:p>
              </table:table-cell>
              <table:table-cell office:value-type="string" calcext:value-type="string">
                <text:p>AMOUR</text:p>
              </table:table-cell>
              <table:table-cell office:value-type="date" office:date-value="1966-05-25" calcext:value-type="date">
                <text:p>25/05/1966</text:p>
              </table:table-cell>
              <table:table-cell office:value-type="string" calcext:value-type="string">
                <text:p>324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61:.$F$1775])" office:value-type="float" office:value="15" calcext:value-type="float">
              <text:p>15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082385" calcext:value-type="float">
                <text:p>100823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ETABC</text:p>
              </table:table-cell>
              <table:table-cell office:value-type="string" calcext:value-type="string">
                <text:p>ONGUI</text:p>
              </table:table-cell>
              <table:table-cell office:value-type="date" office:date-value="1970-02-15" calcext:value-type="date">
                <text:p>15/02/1970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773127" calcext:value-type="float">
                <text:p>97731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ETABC</text:p>
              </table:table-cell>
              <table:table-cell office:value-type="string" calcext:value-type="string">
                <text:p>ONGUI</text:p>
              </table:table-cell>
              <table:table-cell office:value-type="date" office:date-value="1984-05-10" calcext:value-type="date">
                <text:p>10/05/1984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892945" calcext:value-type="float">
                <text:p>98929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EABC</text:p>
              </table:table-cell>
              <table:table-cell office:value-type="string" calcext:value-type="string">
                <text:p>ASSAGBAIN</text:p>
              </table:table-cell>
              <table:table-cell office:value-type="date" office:date-value="1972-09-14" calcext:value-type="date">
                <text:p>14/09/1972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609304" calcext:value-type="float">
                <text:p>96093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ETABC</text:p>
              </table:table-cell>
              <table:table-cell office:value-type="string" calcext:value-type="string">
                <text:p>GREKI <text:s/>YANNICK</text:p>
              </table:table-cell>
              <table:table-cell office:value-type="date" office:date-value="1975-04-07" calcext:value-type="date">
                <text:p>07/04/1975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1024205" calcext:value-type="float">
                <text:p>110242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ETABC</text:p>
              </table:table-cell>
              <table:table-cell office:value-type="string" calcext:value-type="string">
                <text:p>GREKI <text:s/>YANNICK</text:p>
              </table:table-cell>
              <table:table-cell office:value-type="date" office:date-value="1967-01-10" calcext:value-type="date">
                <text:p>10/01/1967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0991518" calcext:value-type="float">
                <text:p>109915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LOUABC</text:p>
              </table:table-cell>
              <table:table-cell office:value-type="string" calcext:value-type="string">
                <text:p>FELICITE</text:p>
              </table:table-cell>
              <table:table-cell office:value-type="date" office:date-value="1976-05-03" calcext:value-type="date">
                <text:p>03/05/1976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1432670" calcext:value-type="float">
                <text:p>1143267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LOUABC</text:p>
              </table:table-cell>
              <table:table-cell office:value-type="string" calcext:value-type="string">
                <text:p>FELICITE</text:p>
              </table:table-cell>
              <table:table-cell office:value-type="date" office:date-value="1968-10-14" calcext:value-type="date">
                <text:p>14/10/1968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0825553" calcext:value-type="float">
                <text:p>1082555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KAABC</text:p>
              </table:table-cell>
              <table:table-cell office:value-type="string" calcext:value-type="string">
                <text:p>ADJA</text:p>
              </table:table-cell>
              <table:table-cell office:value-type="date" office:date-value="1982-03-30" calcext:value-type="date">
                <text:p>30/03/1982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0333425" calcext:value-type="float">
                <text:p>103334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MAABC</text:p>
              </table:table-cell>
              <table:table-cell office:value-type="string" calcext:value-type="string">
                <text:p>YACOUBA</text:p>
              </table:table-cell>
              <table:table-cell office:value-type="date" office:date-value="1970-12-28" calcext:value-type="date">
                <text:p>28/12/1970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1073848" calcext:value-type="float">
                <text:p>1107384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OUSABC</text:p>
              </table:table-cell>
              <table:table-cell office:value-type="string" calcext:value-type="string">
                <text:p>AFFISSOU CHRISTIAN</text:p>
              </table:table-cell>
              <table:table-cell office:value-type="date" office:date-value="1980-09-30" calcext:value-type="date">
                <text:p>30/09/1980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0848368" calcext:value-type="float">
                <text:p>108483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OUSABC</text:p>
              </table:table-cell>
              <table:table-cell office:value-type="string" calcext:value-type="string">
                <text:p>AFFISSOU CHRISTIAN</text:p>
              </table:table-cell>
              <table:table-cell office:value-type="date" office:date-value="1966-04-27" calcext:value-type="date">
                <text:p>27/04/1966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891091" calcext:value-type="float">
                <text:p>98910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OAABC</text:p>
              </table:table-cell>
              <table:table-cell office:value-type="string" calcext:value-type="string">
                <text:p>GUEDE</text:p>
              </table:table-cell>
              <table:table-cell office:value-type="date" office:date-value="1980-05-12" calcext:value-type="date">
                <text:p>12/05/1980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621024" calcext:value-type="float">
                <text:p>96210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OAABC</text:p>
              </table:table-cell>
              <table:table-cell office:value-type="string" calcext:value-type="string">
                <text:p>GUEDE</text:p>
              </table:table-cell>
              <table:table-cell office:value-type="date" office:date-value="1967-07-20" calcext:value-type="date">
                <text:p>20/07/1967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9790484" calcext:value-type="float">
                <text:p>97904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ZOAABC</text:p>
              </table:table-cell>
              <table:table-cell office:value-type="string" calcext:value-type="string">
                <text:p>OPHELIE</text:p>
              </table:table-cell>
              <table:table-cell office:value-type="date" office:date-value="1986-06-26" calcext:value-type="date">
                <text:p>26/06/1986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  <table:table-row table:style-name="ro1">
              <table:table-cell office:value-type="float" office:value="11241898" calcext:value-type="float">
                <text:p>112418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NYABC</text:p>
              </table:table-cell>
              <table:table-cell office:value-type="string" calcext:value-type="string">
                <text:p>ANI</text:p>
              </table:table-cell>
              <table:table-cell office:value-type="date" office:date-value="1979-11-25" calcext:value-type="date">
                <text:p>25/11/1979</text:p>
              </table:table-cell>
              <table:table-cell office:value-type="string" calcext:value-type="string">
                <text:p>32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77:.$F$1791])" office:value-type="float" office:value="15" calcext:value-type="float">
              <text:p>15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084485" calcext:value-type="float">
                <text:p>110844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OG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0-08-23" calcext:value-type="date">
                <text:p>23/08/1980</text:p>
              </table:table-cell>
              <table:table-cell office:value-type="string" calcext:value-type="string">
                <text:p>327</text:p>
              </table:table-cell>
              <table:table-cell table:number-columns-repeated="981"/>
            </table:table-row>
            <table:table-row table:style-name="ro1">
              <table:table-cell office:value-type="float" office:value="9235104" calcext:value-type="float">
                <text:p>92351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OG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0-03-24" calcext:value-type="date">
                <text:p>24/03/1980</text:p>
              </table:table-cell>
              <table:table-cell office:value-type="string" calcext:value-type="string">
                <text:p>327</text:p>
              </table:table-cell>
              <table:table-cell table:number-columns-repeated="981"/>
            </table:table-row>
            <table:table-row table:style-name="ro1">
              <table:table-cell office:value-type="float" office:value="10277271" calcext:value-type="float">
                <text:p>1027727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OUPABC</text:p>
              </table:table-cell>
              <table:table-cell office:value-type="string" calcext:value-type="string">
                <text:p>SEHOU</text:p>
              </table:table-cell>
              <table:table-cell office:value-type="date" office:date-value="1983-06-26" calcext:value-type="date">
                <text:p>26/06/1983</text:p>
              </table:table-cell>
              <table:table-cell office:value-type="string" calcext:value-type="string">
                <text:p>327</text:p>
              </table:table-cell>
              <table:table-cell table:number-columns-repeated="981"/>
            </table:table-row>
            <table:table-row table:style-name="ro1">
              <table:table-cell office:value-type="float" office:value="10582451" calcext:value-type="float">
                <text:p>105824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NUABC</text:p>
              </table:table-cell>
              <table:table-cell office:value-type="string" calcext:value-type="string">
                <text:p>CLAIRE</text:p>
              </table:table-cell>
              <table:table-cell office:value-type="date" office:date-value="1977-04-03" calcext:value-type="date">
                <text:p>03/04/1977</text:p>
              </table:table-cell>
              <table:table-cell office:value-type="string" calcext:value-type="string">
                <text:p>327</text:p>
              </table:table-cell>
              <table:table-cell table:number-columns-repeated="981"/>
            </table:table-row>
            <table:table-row table:style-name="ro1">
              <table:table-cell office:value-type="float" office:value="9084320" calcext:value-type="float">
                <text:p>90843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OABC</text:p>
              </table:table-cell>
              <table:table-cell office:value-type="string" calcext:value-type="string">
                <text:p>DIMITRI RAOUL</text:p>
              </table:table-cell>
              <table:table-cell office:value-type="date" office:date-value="1970-04-26" calcext:value-type="date">
                <text:p>26/04/1970</text:p>
              </table:table-cell>
              <table:table-cell office:value-type="string" calcext:value-type="string">
                <text:p>327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93:.$F$1797])" office:value-type="float" office:value="5" calcext:value-type="float">
              <text:p>5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163652" calcext:value-type="float">
                <text:p>1016365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DEMABC</text:p>
              </table:table-cell>
              <table:table-cell office:value-type="string" calcext:value-type="string">
                <text:p>LAETITIA</text:p>
              </table:table-cell>
              <table:table-cell office:value-type="date" office:date-value="1970-04-26" calcext:value-type="date">
                <text:p>26/04/1970</text:p>
              </table:table-cell>
              <table:table-cell office:value-type="string" calcext:value-type="string">
                <text:p>328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799:.$F$1799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221310" calcext:value-type="float">
                <text:p>102213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OKABC</text:p>
              </table:table-cell>
              <table:table-cell office:value-type="string" calcext:value-type="string">
                <text:p>ALMAMY</text:p>
              </table:table-cell>
              <table:table-cell office:value-type="date" office:date-value="1982-05-09" calcext:value-type="date">
                <text:p>09/05/1982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337140" calcext:value-type="float">
                <text:p>93371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LLABC</text:p>
              </table:table-cell>
              <table:table-cell office:value-type="string" calcext:value-type="string">
                <text:p>OUSMANE 1</text:p>
              </table:table-cell>
              <table:table-cell office:value-type="date" office:date-value="1984-06-23" calcext:value-type="date">
                <text:p>23/06/1984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566091" calcext:value-type="float">
                <text:p>956609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RYABC</text:p>
              </table:table-cell>
              <table:table-cell office:value-type="string" calcext:value-type="string">
                <text:p>ISSIAGA</text:p>
              </table:table-cell>
              <table:table-cell office:value-type="date" office:date-value="1980-07-21" calcext:value-type="date">
                <text:p>21/07/1980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11332392" calcext:value-type="float">
                <text:p>1133239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RRYABC</text:p>
              </table:table-cell>
              <table:table-cell office:value-type="string" calcext:value-type="string">
                <text:p>ISSIAGA</text:p>
              </table:table-cell>
              <table:table-cell office:value-type="date" office:date-value="1981-08-20" calcext:value-type="date">
                <text:p>20/08/1981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753931" calcext:value-type="float">
                <text:p>975393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ABC</text:p>
              </table:table-cell>
              <table:table-cell office:value-type="string" calcext:value-type="string">
                <text:p>ALPHA OUMAR</text:p>
              </table:table-cell>
              <table:table-cell office:value-type="date" office:date-value="1981-01-30" calcext:value-type="date">
                <text:p>30/01/1981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095255" calcext:value-type="float">
                <text:p>90952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MOUSSA</text:p>
              </table:table-cell>
              <table:table-cell office:value-type="date" office:date-value="1974-09-11" calcext:value-type="date">
                <text:p>11/09/1974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10695200" calcext:value-type="float">
                <text:p>106952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MOUSSA</text:p>
              </table:table-cell>
              <table:table-cell office:value-type="date" office:date-value="1965-11-14" calcext:value-type="date">
                <text:p>14/11/1965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10021626" calcext:value-type="float">
                <text:p>100216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LLABC</text:p>
              </table:table-cell>
              <table:table-cell office:value-type="string" calcext:value-type="string">
                <text:p>AMADOU TIDIANE</text:p>
              </table:table-cell>
              <table:table-cell office:value-type="date" office:date-value="1968-05-22" calcext:value-type="date">
                <text:p>22/05/1968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816658" calcext:value-type="float">
                <text:p>98166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LLABC</text:p>
              </table:table-cell>
              <table:table-cell office:value-type="string" calcext:value-type="string">
                <text:p>AMADOU TIDIANE</text:p>
              </table:table-cell>
              <table:table-cell office:value-type="date" office:date-value="1968-12-19" calcext:value-type="date">
                <text:p>19/12/1968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10555227" calcext:value-type="float">
                <text:p>105552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ITAABC</text:p>
              </table:table-cell>
              <table:table-cell office:value-type="string" calcext:value-type="string">
                <text:p>AMADOU</text:p>
              </table:table-cell>
              <table:table-cell office:value-type="date" office:date-value="1981-12-18" calcext:value-type="date">
                <text:p>18/12/1981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  <table:table-row table:style-name="ro1">
              <table:table-cell office:value-type="float" office:value="9542250" calcext:value-type="float">
                <text:p>95422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LLABC</text:p>
              </table:table-cell>
              <table:table-cell office:value-type="string" calcext:value-type="string">
                <text:p>ABDOUL GADIRI</text:p>
              </table:table-cell>
              <table:table-cell office:value-type="date" office:date-value="1980-03-18" calcext:value-type="date">
                <text:p>18/03/1980</text:p>
              </table:table-cell>
              <table:table-cell office:value-type="string" calcext:value-type="string">
                <text:p>330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01:.$F$1811])" office:value-type="float" office:value="11" calcext:value-type="float">
              <text:p>1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198573" calcext:value-type="float">
                <text:p>91985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CROABC</text:p>
              </table:table-cell>
              <table:table-cell office:value-type="string" calcext:value-type="string">
                <text:p>RAHINATOU</text:p>
              </table:table-cell>
              <table:table-cell office:value-type="date" office:date-value="1979-01-18" calcext:value-type="date">
                <text:p>18/01/1979</text:p>
              </table:table-cell>
              <table:table-cell office:value-type="string" calcext:value-type="string">
                <text:p>33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13:.$F$1813])" office:value-type="float" office:value="1" calcext:value-type="float">
              <text:p>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784999" calcext:value-type="float">
                <text:p>97849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IEABC</text:p>
              </table:table-cell>
              <table:table-cell office:value-type="string" calcext:value-type="string">
                <text:p>CELIANE</text:p>
              </table:table-cell>
              <table:table-cell office:value-type="date" office:date-value="1969-01-01" calcext:value-type="date">
                <text:p>01/01/1969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0897913" calcext:value-type="float">
                <text:p>108979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DABC</text:p>
              </table:table-cell>
              <table:table-cell office:value-type="string" calcext:value-type="string">
                <text:p>HOUSSEN</text:p>
              </table:table-cell>
              <table:table-cell office:value-type="date" office:date-value="1968-04-21" calcext:value-type="date">
                <text:p>21/04/1968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9876632" calcext:value-type="float">
                <text:p>98766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VOAABC</text:p>
              </table:table-cell>
              <table:table-cell office:value-type="string" calcext:value-type="string">
                <text:p>MANOHIARRISOA</text:p>
              </table:table-cell>
              <table:table-cell office:value-type="date" office:date-value="1969-11-20" calcext:value-type="date">
                <text:p>20/11/1969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1165600" calcext:value-type="float">
                <text:p>111656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VOAABC</text:p>
              </table:table-cell>
              <table:table-cell office:value-type="string" calcext:value-type="string">
                <text:p>MANOHIARRISOA</text:p>
              </table:table-cell>
              <table:table-cell office:value-type="date" office:date-value="1982-12-31" calcext:value-type="date">
                <text:p>31/12/1982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0679944" calcext:value-type="float">
                <text:p>106799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NDRIABC</text:p>
              </table:table-cell>
              <table:table-cell office:value-type="string" calcext:value-type="string">
                <text:p>PAULE</text:p>
              </table:table-cell>
              <table:table-cell office:value-type="date" office:date-value="1976-03-04" calcext:value-type="date">
                <text:p>04/03/1976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0938954" calcext:value-type="float">
                <text:p>1093895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OTABC</text:p>
              </table:table-cell>
              <table:table-cell office:value-type="string" calcext:value-type="string">
                <text:p>RADO</text:p>
              </table:table-cell>
              <table:table-cell office:value-type="date" office:date-value="1981-10-01" calcext:value-type="date">
                <text:p>01/10/1981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9496499" calcext:value-type="float">
                <text:p>949649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NABC</text:p>
              </table:table-cell>
              <table:table-cell office:value-type="string" calcext:value-type="string">
                <text:p>MIARANTSOA</text:p>
              </table:table-cell>
              <table:table-cell office:value-type="date" office:date-value="1979-12-21" calcext:value-type="date">
                <text:p>21/12/1979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0143597" calcext:value-type="float">
                <text:p>101435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ANABC</text:p>
              </table:table-cell>
              <table:table-cell office:value-type="string" calcext:value-type="string">
                <text:p>MIARANTSOA</text:p>
              </table:table-cell>
              <table:table-cell office:value-type="date" office:date-value="1969-11-25" calcext:value-type="date">
                <text:p>25/11/1969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  <table:table-row table:style-name="ro1">
              <table:table-cell office:value-type="float" office:value="10873529" calcext:value-type="float">
                <text:p>1087352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AFABC</text:p>
              </table:table-cell>
              <table:table-cell office:value-type="string" calcext:value-type="string">
                <text:p>TSIORY</text:p>
              </table:table-cell>
              <table:table-cell office:value-type="date" office:date-value="1968-11-05" calcext:value-type="date">
                <text:p>05/11/1968</text:p>
              </table:table-cell>
              <table:table-cell office:value-type="string" calcext:value-type="string">
                <text:p>333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15:.$F$1823])" office:value-type="float" office:value="9" calcext:value-type="float">
              <text:p>9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866220" calcext:value-type="float">
                <text:p>98662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OPABC</text:p>
              </table:table-cell>
              <table:table-cell office:value-type="string" calcext:value-type="string">
                <text:p>BOUBACAR</text:p>
              </table:table-cell>
              <table:table-cell office:value-type="date" office:date-value="1970-10-21" calcext:value-type="date">
                <text:p>21/10/1970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  <table:table-row table:style-name="ro1">
              <table:table-cell office:value-type="float" office:value="9334601" calcext:value-type="float">
                <text:p>933460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OPABC</text:p>
              </table:table-cell>
              <table:table-cell office:value-type="string" calcext:value-type="string">
                <text:p>BOUBACAR</text:p>
              </table:table-cell>
              <table:table-cell office:value-type="date" office:date-value="1966-11-29" calcext:value-type="date">
                <text:p>29/11/1966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  <table:table-row table:style-name="ro1">
              <table:table-cell office:value-type="float" office:value="9762260" calcext:value-type="float">
                <text:p>97622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WABC</text:p>
              </table:table-cell>
              <table:table-cell office:value-type="string" calcext:value-type="string">
                <text:p>DAOUDA</text:p>
              </table:table-cell>
              <table:table-cell office:value-type="date" office:date-value="1972-04-04" calcext:value-type="date">
                <text:p>04/04/1972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  <table:table-row table:style-name="ro1">
              <table:table-cell office:value-type="float" office:value="10746583" calcext:value-type="float">
                <text:p>1074658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ISABC</text:p>
              </table:table-cell>
              <table:table-cell office:value-type="string" calcext:value-type="string">
                <text:p>ADAM</text:p>
              </table:table-cell>
              <table:table-cell office:value-type="date" office:date-value="1981-10-14" calcext:value-type="date">
                <text:p>14/10/1981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  <table:table-row table:style-name="ro1">
              <table:table-cell office:value-type="float" office:value="9520653" calcext:value-type="float">
                <text:p>952065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ISABC</text:p>
              </table:table-cell>
              <table:table-cell office:value-type="string" calcext:value-type="string">
                <text:p>ADAM</text:p>
              </table:table-cell>
              <table:table-cell office:value-type="date" office:date-value="1985-06-04" calcext:value-type="date">
                <text:p>04/06/1985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  <table:table-row table:style-name="ro1">
              <table:table-cell office:value-type="float" office:value="10011423" calcext:value-type="float">
                <text:p>100114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SOABC</text:p>
              </table:table-cell>
              <table:table-cell office:value-type="string" calcext:value-type="string">
                <text:p>OUSMANE</text:p>
              </table:table-cell>
              <table:table-cell office:value-type="date" office:date-value="1983-10-07" calcext:value-type="date">
                <text:p>07/10/1983</text:p>
              </table:table-cell>
              <table:table-cell office:value-type="string" calcext:value-type="string">
                <text:p>33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25:.$F$1830])" office:value-type="float" office:value="6" calcext:value-type="float">
              <text:p>6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298223" calcext:value-type="float">
                <text:p>112982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8-03-12" calcext:value-type="date">
                <text:p>12/03/1978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10137024" calcext:value-type="float">
                <text:p>101370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ABC</text:p>
              </table:table-cell>
              <table:table-cell office:value-type="string" calcext:value-type="string">
                <text:p>ABDOULAYE</text:p>
              </table:table-cell>
              <table:table-cell office:value-type="date" office:date-value="1972-07-03" calcext:value-type="date">
                <text:p>03/07/1972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9325699" calcext:value-type="float">
                <text:p>93256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YABC</text:p>
              </table:table-cell>
              <table:table-cell office:value-type="string" calcext:value-type="string">
                <text:p>ABDOULAYE</text:p>
              </table:table-cell>
              <table:table-cell office:value-type="date" office:date-value="1985-04-02" calcext:value-type="date">
                <text:p>02/04/1985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11057084" calcext:value-type="float">
                <text:p>1105708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FANABC</text:p>
              </table:table-cell>
              <table:table-cell office:value-type="string" calcext:value-type="string">
                <text:p>ABOUBACAR</text:p>
              </table:table-cell>
              <table:table-cell office:value-type="date" office:date-value="1969-11-16" calcext:value-type="date">
                <text:p>16/11/1969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9465675" calcext:value-type="float">
                <text:p>94656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FANABC</text:p>
              </table:table-cell>
              <table:table-cell office:value-type="string" calcext:value-type="string">
                <text:p>ABOUBACAR</text:p>
              </table:table-cell>
              <table:table-cell office:value-type="date" office:date-value="1979-08-14" calcext:value-type="date">
                <text:p>14/08/1979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10109206" calcext:value-type="float">
                <text:p>101092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NDIABC</text:p>
              </table:table-cell>
              <table:table-cell office:value-type="string" calcext:value-type="string">
                <text:p>YOUSSOUF</text:p>
              </table:table-cell>
              <table:table-cell office:value-type="date" office:date-value="1986-12-05" calcext:value-type="date">
                <text:p>05/12/1986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8971340" calcext:value-type="float">
                <text:p>89713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MEDABC</text:p>
              </table:table-cell>
              <table:table-cell office:value-type="string" calcext:value-type="string">
                <text:p>MARIAM</text:p>
              </table:table-cell>
              <table:table-cell office:value-type="date" office:date-value="1972-10-13" calcext:value-type="date">
                <text:p>13/10/1972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9705486" calcext:value-type="float">
                <text:p>970548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IGOABC</text:p>
              </table:table-cell>
              <table:table-cell office:value-type="string" calcext:value-type="string">
                <text:p>RAKY SOULEYMANE</text:p>
              </table:table-cell>
              <table:table-cell office:value-type="date" office:date-value="1972-03-18" calcext:value-type="date">
                <text:p>18/03/1972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9828159" calcext:value-type="float">
                <text:p>982815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IGOABC</text:p>
              </table:table-cell>
              <table:table-cell office:value-type="string" calcext:value-type="string">
                <text:p>RAKY SOULEYMANE</text:p>
              </table:table-cell>
              <table:table-cell office:value-type="date" office:date-value="1974-10-25" calcext:value-type="date">
                <text:p>25/10/1974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9464366" calcext:value-type="float">
                <text:p>946436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EABC</text:p>
              </table:table-cell>
              <table:table-cell office:value-type="string" calcext:value-type="string">
                <text:p>BAMBY</text:p>
              </table:table-cell>
              <table:table-cell office:value-type="date" office:date-value="1968-12-31" calcext:value-type="date">
                <text:p>31/12/1968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  <table:table-row table:style-name="ro1">
              <table:table-cell office:value-type="float" office:value="10313944" calcext:value-type="float">
                <text:p>1031394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EABC</text:p>
              </table:table-cell>
              <table:table-cell office:value-type="string" calcext:value-type="string">
                <text:p>BAMBY</text:p>
              </table:table-cell>
              <table:table-cell office:value-type="date" office:date-value="1978-03-12" calcext:value-type="date">
                <text:p>12/03/1978</text:p>
              </table:table-cell>
              <table:table-cell office:value-type="string" calcext:value-type="string">
                <text:p>336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32:.$F$1842])" office:value-type="float" office:value="11" calcext:value-type="float">
              <text:p>1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8941210" calcext:value-type="float">
                <text:p>894121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DIARIATOU</text:p>
              </table:table-cell>
              <table:table-cell office:value-type="date" office:date-value="1974-10-19" calcext:value-type="date">
                <text:p>19/10/1974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0183760" calcext:value-type="float">
                <text:p>1018376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ABC</text:p>
              </table:table-cell>
              <table:table-cell office:value-type="string" calcext:value-type="string">
                <text:p>SEYDINA</text:p>
              </table:table-cell>
              <table:table-cell office:value-type="date" office:date-value="1984-08-05" calcext:value-type="date">
                <text:p>05/08/1984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701365" calcext:value-type="float">
                <text:p>97013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ABC</text:p>
              </table:table-cell>
              <table:table-cell office:value-type="string" calcext:value-type="string">
                <text:p>SEYDINA</text:p>
              </table:table-cell>
              <table:table-cell office:value-type="date" office:date-value="1976-11-13" calcext:value-type="date">
                <text:p>13/11/1976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0919276" calcext:value-type="float">
                <text:p>109192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YEABC</text:p>
              </table:table-cell>
              <table:table-cell office:value-type="string" calcext:value-type="string">
                <text:p>SEYNABOU</text:p>
              </table:table-cell>
              <table:table-cell office:value-type="date" office:date-value="1968-12-01" calcext:value-type="date">
                <text:p>01/12/1968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943806" calcext:value-type="float">
                <text:p>994380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NGABC</text:p>
              </table:table-cell>
              <table:table-cell office:value-type="string" calcext:value-type="string">
                <text:p>AMAGOR</text:p>
              </table:table-cell>
              <table:table-cell office:value-type="date" office:date-value="1968-05-26" calcext:value-type="date">
                <text:p>26/05/1968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1247875" calcext:value-type="float">
                <text:p>112478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BYABC</text:p>
              </table:table-cell>
              <table:table-cell office:value-type="string" calcext:value-type="string">
                <text:p>FATOUMATA</text:p>
              </table:table-cell>
              <table:table-cell office:value-type="date" office:date-value="1967-10-23" calcext:value-type="date">
                <text:p>23/10/1967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680202" calcext:value-type="float">
                <text:p>96802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LLABC</text:p>
              </table:table-cell>
              <table:table-cell office:value-type="string" calcext:value-type="string">
                <text:p>AMINATA</text:p>
              </table:table-cell>
              <table:table-cell office:value-type="date" office:date-value="1969-08-09" calcext:value-type="date">
                <text:p>09/08/1969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1136334" calcext:value-type="float">
                <text:p>111363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ANGABC</text:p>
              </table:table-cell>
              <table:table-cell office:value-type="string" calcext:value-type="string">
                <text:p>MAMADOU DJIBY</text:p>
              </table:table-cell>
              <table:table-cell office:value-type="date" office:date-value="1967-12-07" calcext:value-type="date">
                <text:p>07/12/1967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431961" calcext:value-type="float">
                <text:p>94319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ABC</text:p>
              </table:table-cell>
              <table:table-cell office:value-type="string" calcext:value-type="string">
                <text:p>GORGUI</text:p>
              </table:table-cell>
              <table:table-cell office:value-type="date" office:date-value="1976-02-21" calcext:value-type="date">
                <text:p>21/02/1976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869837" calcext:value-type="float">
                <text:p>986983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ABYABC</text:p>
              </table:table-cell>
              <table:table-cell office:value-type="string" calcext:value-type="string">
                <text:p>RABY</text:p>
              </table:table-cell>
              <table:table-cell office:value-type="date" office:date-value="1984-08-26" calcext:value-type="date">
                <text:p>26/08/1984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882818" calcext:value-type="float">
                <text:p>988281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EABC</text:p>
              </table:table-cell>
              <table:table-cell office:value-type="string" calcext:value-type="string">
                <text:p>NDEYE</text:p>
              </table:table-cell>
              <table:table-cell office:value-type="date" office:date-value="1977-11-16" calcext:value-type="date">
                <text:p>16/11/1977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0483936" calcext:value-type="float">
                <text:p>1048393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NEABC</text:p>
              </table:table-cell>
              <table:table-cell office:value-type="string" calcext:value-type="string">
                <text:p>NDEYE</text:p>
              </table:table-cell>
              <table:table-cell office:value-type="date" office:date-value="1966-11-21" calcext:value-type="date">
                <text:p>21/11/1966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10744092" calcext:value-type="float">
                <text:p>107440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NOUABC</text:p>
              </table:table-cell>
              <table:table-cell office:value-type="string" calcext:value-type="string">
                <text:p>ANNE</text:p>
              </table:table-cell>
              <table:table-cell office:value-type="date" office:date-value="1977-04-10" calcext:value-type="date">
                <text:p>10/04/1977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229157" calcext:value-type="float">
                <text:p>92291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BOTABC</text:p>
              </table:table-cell>
              <table:table-cell office:value-type="string" calcext:value-type="string">
                <text:p>ANTOINETTE</text:p>
              </table:table-cell>
              <table:table-cell office:value-type="date" office:date-value="1966-07-08" calcext:value-type="date">
                <text:p>08/07/1966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  <table:table-row table:style-name="ro1">
              <table:table-cell office:value-type="float" office:value="9968198" calcext:value-type="float">
                <text:p>99681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BOTABC</text:p>
              </table:table-cell>
              <table:table-cell office:value-type="string" calcext:value-type="string">
                <text:p>ANTOINETTE</text:p>
              </table:table-cell>
              <table:table-cell office:value-type="date" office:date-value="1965-09-25" calcext:value-type="date">
                <text:p>25/09/1965</text:p>
              </table:table-cell>
              <table:table-cell office:value-type="string" calcext:value-type="string">
                <text:p>34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44:.$F$1858])" office:value-type="float" office:value="15" calcext:value-type="float">
              <text:p>15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630725" calcext:value-type="float">
                <text:p>963072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OABC</text:p>
              </table:table-cell>
              <table:table-cell office:value-type="string" calcext:value-type="string">
                <text:p>ABDELSALAM</text:p>
              </table:table-cell>
              <table:table-cell office:value-type="date" office:date-value="1984-11-28" calcext:value-type="date">
                <text:p>28/11/1984</text:p>
              </table:table-cell>
              <table:table-cell office:value-type="string" calcext:value-type="string">
                <text:p>344</text:p>
              </table:table-cell>
              <table:table-cell table:number-columns-repeated="981"/>
            </table:table-row>
            <table:table-row table:style-name="ro1">
              <table:table-cell office:value-type="float" office:value="8951955" calcext:value-type="float">
                <text:p>895195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LOABC</text:p>
              </table:table-cell>
              <table:table-cell office:value-type="string" calcext:value-type="string">
                <text:p>ABDELSALAM</text:p>
              </table:table-cell>
              <table:table-cell office:value-type="date" office:date-value="1973-10-09" calcext:value-type="date">
                <text:p>09/10/1973</text:p>
              </table:table-cell>
              <table:table-cell office:value-type="string" calcext:value-type="string">
                <text:p>344</text:p>
              </table:table-cell>
              <table:table-cell table:number-columns-repeated="981"/>
            </table:table-row>
            <table:table-row table:style-name="ro1">
              <table:table-cell office:value-type="float" office:value="9290592" calcext:value-type="float">
                <text:p>929059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BAABC</text:p>
              </table:table-cell>
              <table:table-cell office:value-type="string" calcext:value-type="string">
                <text:p>REGIS</text:p>
              </table:table-cell>
              <table:table-cell office:value-type="date" office:date-value="1986-02-14" calcext:value-type="date">
                <text:p>14/02/1986</text:p>
              </table:table-cell>
              <table:table-cell office:value-type="string" calcext:value-type="string">
                <text:p>344</text:p>
              </table:table-cell>
              <table:table-cell table:number-columns-repeated="981"/>
            </table:table-row>
            <table:table-row table:style-name="ro1">
              <table:table-cell office:value-type="float" office:value="11176892" calcext:value-type="float">
                <text:p>1117689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MBAABC</text:p>
              </table:table-cell>
              <table:table-cell office:value-type="string" calcext:value-type="string">
                <text:p>REGIS</text:p>
              </table:table-cell>
              <table:table-cell office:value-type="date" office:date-value="1977-08-01" calcext:value-type="date">
                <text:p>01/08/1977</text:p>
              </table:table-cell>
              <table:table-cell office:value-type="string" calcext:value-type="string">
                <text:p>344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60:.$F$1863])" office:value-type="float" office:value="4" calcext:value-type="float">
              <text:p>4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860183" calcext:value-type="float">
                <text:p>108601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KAMABC</text:p>
              </table:table-cell>
              <table:table-cell office:value-type="string" calcext:value-type="string">
                <text:p>KOMLAN</text:p>
              </table:table-cell>
              <table:table-cell office:value-type="date" office:date-value="1971-01-15" calcext:value-type="date">
                <text:p>15/01/1971</text:p>
              </table:table-cell>
              <table:table-cell office:value-type="string" calcext:value-type="string">
                <text:p>345</text:p>
              </table:table-cell>
              <table:table-cell table:number-columns-repeated="981"/>
            </table:table-row>
            <table:table-row table:style-name="ro1">
              <table:table-cell office:value-type="float" office:value="11162191" calcext:value-type="float">
                <text:p>1116219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SIFABC</text:p>
              </table:table-cell>
              <table:table-cell office:value-type="string" calcext:value-type="string">
                <text:p>KELIMA</text:p>
              </table:table-cell>
              <table:table-cell office:value-type="date" office:date-value="1970-02-10" calcext:value-type="date">
                <text:p>10/02/1970</text:p>
              </table:table-cell>
              <table:table-cell office:value-type="string" calcext:value-type="string">
                <text:p>345</text:p>
              </table:table-cell>
              <table:table-cell table:number-columns-repeated="981"/>
            </table:table-row>
            <table:table-row table:style-name="ro1">
              <table:table-cell office:value-type="float" office:value="10612923" calcext:value-type="float">
                <text:p>106129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EABC</text:p>
              </table:table-cell>
              <table:table-cell office:value-type="string" calcext:value-type="string">
                <text:p>FAYROUSE</text:p>
              </table:table-cell>
              <table:table-cell office:value-type="date" office:date-value="1983-06-24" calcext:value-type="date">
                <text:p>24/06/1983</text:p>
              </table:table-cell>
              <table:table-cell office:value-type="string" calcext:value-type="string">
                <text:p>34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65:.$F$1867])" office:value-type="float" office:value="3" calcext:value-type="float">
              <text:p>3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807051" calcext:value-type="float">
                <text:p>1080705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GUAABC</text:p>
              </table:table-cell>
              <table:table-cell office:value-type="string" calcext:value-type="string">
                <text:p>SAADEDDINE</text:p>
              </table:table-cell>
              <table:table-cell office:value-type="date" office:date-value="1977-01-27" calcext:value-type="date">
                <text:p>27/01/1977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344257" calcext:value-type="float">
                <text:p>93442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GUAABC</text:p>
              </table:table-cell>
              <table:table-cell office:value-type="string" calcext:value-type="string">
                <text:p>SAADEDDINE</text:p>
              </table:table-cell>
              <table:table-cell office:value-type="date" office:date-value="1978-12-29" calcext:value-type="date">
                <text:p>29/12/1978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570634" calcext:value-type="float">
                <text:p>95706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IZA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73-03-09" calcext:value-type="date">
                <text:p>09/03/1973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626481" calcext:value-type="float">
                <text:p>962648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MOABC</text:p>
              </table:table-cell>
              <table:table-cell office:value-type="string" calcext:value-type="string">
                <text:p>REDOUANE</text:p>
              </table:table-cell>
              <table:table-cell office:value-type="date" office:date-value="1972-10-30" calcext:value-type="date">
                <text:p>30/10/1972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231504" calcext:value-type="float">
                <text:p>1023150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CHABABC</text:p>
              </table:table-cell>
              <table:table-cell office:value-type="string" calcext:value-type="string">
                <text:p>EL MEHDI</text:p>
              </table:table-cell>
              <table:table-cell office:value-type="date" office:date-value="1973-04-15" calcext:value-type="date">
                <text:p>15/04/1973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223322" calcext:value-type="float">
                <text:p>922332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M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69-02-06" calcext:value-type="date">
                <text:p>06/02/1969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215217" calcext:value-type="float">
                <text:p>921521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MABC</text:p>
              </table:table-cell>
              <table:table-cell office:value-type="string" calcext:value-type="string">
                <text:p>YOUSSEF</text:p>
              </table:table-cell>
              <table:table-cell office:value-type="date" office:date-value="1966-09-03" calcext:value-type="date">
                <text:p>03/09/1966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834132" calcext:value-type="float">
                <text:p>108341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O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74-03-11" calcext:value-type="date">
                <text:p>11/03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594193" calcext:value-type="float">
                <text:p>95941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LO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81-06-10" calcext:value-type="date">
                <text:p>10/06/198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032426" calcext:value-type="float">
                <text:p>1003242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83-03-20" calcext:value-type="date">
                <text:p>20/03/1983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909899" calcext:value-type="float">
                <text:p>1090989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AHMED</text:p>
              </table:table-cell>
              <table:table-cell office:value-type="date" office:date-value="1968-06-05" calcext:value-type="date">
                <text:p>05/06/1968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8965811" calcext:value-type="float">
                <text:p>896581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ZIKI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0-11-12" calcext:value-type="date">
                <text:p>12/11/1980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044090" calcext:value-type="float">
                <text:p>1104409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OUABC</text:p>
              </table:table-cell>
              <table:table-cell office:value-type="string" calcext:value-type="string">
                <text:p>FATIHA</text:p>
              </table:table-cell>
              <table:table-cell office:value-type="date" office:date-value="1970-05-09" calcext:value-type="date">
                <text:p>09/05/1970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307170" calcext:value-type="float">
                <text:p>1130717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BABC</text:p>
              </table:table-cell>
              <table:table-cell office:value-type="string" calcext:value-type="string">
                <text:p>MEHDI</text:p>
              </table:table-cell>
              <table:table-cell office:value-type="date" office:date-value="1984-01-06" calcext:value-type="date">
                <text:p>06/01/198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057275" calcext:value-type="float">
                <text:p>110572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T O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81-09-12" calcext:value-type="date">
                <text:p>12/09/198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865528" calcext:value-type="float">
                <text:p>108655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MADABC</text:p>
              </table:table-cell>
              <table:table-cell office:value-type="string" calcext:value-type="string">
                <text:p>MOUMAT</text:p>
              </table:table-cell>
              <table:table-cell office:value-type="date" office:date-value="1986-07-04" calcext:value-type="date">
                <text:p>04/07/1986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961298" calcext:value-type="float">
                <text:p>99612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SAABC</text:p>
              </table:table-cell>
              <table:table-cell office:value-type="string" calcext:value-type="string">
                <text:p>YASSINE</text:p>
              </table:table-cell>
              <table:table-cell office:value-type="date" office:date-value="1979-10-18" calcext:value-type="date">
                <text:p>18/10/1979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537435" calcext:value-type="float">
                <text:p>105374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JIBABC</text:p>
              </table:table-cell>
              <table:table-cell office:value-type="string" calcext:value-type="string">
                <text:p>MUSTAPHA</text:p>
              </table:table-cell>
              <table:table-cell office:value-type="date" office:date-value="1974-09-16" calcext:value-type="date">
                <text:p>16/09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615713" calcext:value-type="float">
                <text:p>961571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KARABC</text:p>
              </table:table-cell>
              <table:table-cell office:value-type="string" calcext:value-type="string">
                <text:p>KELTOUMA</text:p>
              </table:table-cell>
              <table:table-cell office:value-type="date" office:date-value="1978-11-30" calcext:value-type="date">
                <text:p>30/11/1978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494777" calcext:value-type="float">
                <text:p>94947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DAABC</text:p>
              </table:table-cell>
              <table:table-cell office:value-type="string" calcext:value-type="string">
                <text:p>KHADIJA</text:p>
              </table:table-cell>
              <table:table-cell office:value-type="date" office:date-value="1980-07-28" calcext:value-type="date">
                <text:p>28/07/1980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060264" calcext:value-type="float">
                <text:p>1006026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DAABC</text:p>
              </table:table-cell>
              <table:table-cell office:value-type="string" calcext:value-type="string">
                <text:p>KHADIJA</text:p>
              </table:table-cell>
              <table:table-cell office:value-type="date" office:date-value="1974-01-03" calcext:value-type="date">
                <text:p>03/01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188171" calcext:value-type="float">
                <text:p>101881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BRABC</text:p>
              </table:table-cell>
              <table:table-cell office:value-type="string" calcext:value-type="string">
                <text:p>LOUBNA</text:p>
              </table:table-cell>
              <table:table-cell office:value-type="date" office:date-value="1983-03-04" calcext:value-type="date">
                <text:p>04/03/1983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599187" calcext:value-type="float">
                <text:p>105991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BRABC</text:p>
              </table:table-cell>
              <table:table-cell office:value-type="string" calcext:value-type="string">
                <text:p>LOUBNA</text:p>
              </table:table-cell>
              <table:table-cell office:value-type="date" office:date-value="1970-09-07" calcext:value-type="date">
                <text:p>07/09/1970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288132" calcext:value-type="float">
                <text:p>1028813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RAO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79-06-25" calcext:value-type="date">
                <text:p>25/06/1979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087588" calcext:value-type="float">
                <text:p>110875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RAOABC</text:p>
              </table:table-cell>
              <table:table-cell office:value-type="string" calcext:value-type="string">
                <text:p>HANANE</text:p>
              </table:table-cell>
              <table:table-cell office:value-type="date" office:date-value="1980-09-08" calcext:value-type="date">
                <text:p>08/09/1980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809227" calcext:value-type="float">
                <text:p>108092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HME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74-07-08" calcext:value-type="date">
                <text:p>08/07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484876" calcext:value-type="float">
                <text:p>104848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HME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78-09-20" calcext:value-type="date">
                <text:p>20/09/1978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8945667" calcext:value-type="float">
                <text:p>894566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IABC</text:p>
              </table:table-cell>
              <table:table-cell office:value-type="string" calcext:value-type="string">
                <text:p>SARRA</text:p>
              </table:table-cell>
              <table:table-cell office:value-type="date" office:date-value="1981-09-28" calcext:value-type="date">
                <text:p>28/09/198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648627" calcext:value-type="float">
                <text:p>96486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ZIABC</text:p>
              </table:table-cell>
              <table:table-cell office:value-type="string" calcext:value-type="string">
                <text:p>SARRA</text:p>
              </table:table-cell>
              <table:table-cell office:value-type="date" office:date-value="1981-12-07" calcext:value-type="date">
                <text:p>07/12/198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748715" calcext:value-type="float">
                <text:p>1074871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TTIABC</text:p>
              </table:table-cell>
              <table:table-cell office:value-type="string" calcext:value-type="string">
                <text:p>HOUDA</text:p>
              </table:table-cell>
              <table:table-cell office:value-type="date" office:date-value="1971-04-08" calcext:value-type="date">
                <text:p>08/04/197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072075" calcext:value-type="float">
                <text:p>1007207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BIABC</text:p>
              </table:table-cell>
              <table:table-cell office:value-type="string" calcext:value-type="string">
                <text:p>OUAFA</text:p>
              </table:table-cell>
              <table:table-cell office:value-type="date" office:date-value="1969-02-25" calcext:value-type="date">
                <text:p>25/02/1969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588431" calcext:value-type="float">
                <text:p>105884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ROUABC</text:p>
              </table:table-cell>
              <table:table-cell office:value-type="string" calcext:value-type="string">
                <text:p>SAMIRA</text:p>
              </table:table-cell>
              <table:table-cell office:value-type="date" office:date-value="1981-07-29" calcext:value-type="date">
                <text:p>29/07/198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608174" calcext:value-type="float">
                <text:p>96081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OMABC</text:p>
              </table:table-cell>
              <table:table-cell office:value-type="string" calcext:value-type="string">
                <text:p>MOUHSSINE</text:p>
              </table:table-cell>
              <table:table-cell office:value-type="date" office:date-value="1971-05-28" calcext:value-type="date">
                <text:p>28/05/197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426321" calcext:value-type="float">
                <text:p>1042632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T RABC</text:p>
              </table:table-cell>
              <table:table-cell office:value-type="string" calcext:value-type="string">
                <text:p>MUSTAPHA</text:p>
              </table:table-cell>
              <table:table-cell office:value-type="date" office:date-value="1984-02-01" calcext:value-type="date">
                <text:p>01/02/198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731698" calcext:value-type="float">
                <text:p>1073169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NKA ABC</text:p>
              </table:table-cell>
              <table:table-cell office:value-type="string" calcext:value-type="string">
                <text:p>SOUFIANE</text:p>
              </table:table-cell>
              <table:table-cell office:value-type="date" office:date-value="1974-05-15" calcext:value-type="date">
                <text:p>15/05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080584" calcext:value-type="float">
                <text:p>1008058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BNOUABC</text:p>
              </table:table-cell>
              <table:table-cell office:value-type="string" calcext:value-type="string">
                <text:p>IMANE</text:p>
              </table:table-cell>
              <table:table-cell office:value-type="date" office:date-value="1982-12-24" calcext:value-type="date">
                <text:p>24/12/1982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430597" calcext:value-type="float">
                <text:p>943059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AABC</text:p>
              </table:table-cell>
              <table:table-cell office:value-type="string" calcext:value-type="string">
                <text:p>NAOUAL</text:p>
              </table:table-cell>
              <table:table-cell office:value-type="date" office:date-value="1974-05-28" calcext:value-type="date">
                <text:p>28/05/197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354972" calcext:value-type="float">
                <text:p>1135497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RAABC</text:p>
              </table:table-cell>
              <table:table-cell office:value-type="string" calcext:value-type="string">
                <text:p>NAOUAL</text:p>
              </table:table-cell>
              <table:table-cell office:value-type="date" office:date-value="1982-10-13" calcext:value-type="date">
                <text:p>13/10/1982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9508205" calcext:value-type="float">
                <text:p>95082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HERABC</text:p>
              </table:table-cell>
              <table:table-cell office:value-type="string" calcext:value-type="string">
                <text:p>ABDELHAMID</text:p>
              </table:table-cell>
              <table:table-cell office:value-type="date" office:date-value="1967-08-31" calcext:value-type="date">
                <text:p>31/08/1967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0250105" calcext:value-type="float">
                <text:p>1025010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OINABC</text:p>
              </table:table-cell>
              <table:table-cell office:value-type="string" calcext:value-type="string">
                <text:p>BRAHIM</text:p>
              </table:table-cell>
              <table:table-cell office:value-type="date" office:date-value="1984-04-07" calcext:value-type="date">
                <text:p>07/04/1984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  <table:table-row table:style-name="ro1">
              <table:table-cell office:value-type="float" office:value="11442450" calcext:value-type="float">
                <text:p>114424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OINABC</text:p>
              </table:table-cell>
              <table:table-cell office:value-type="string" calcext:value-type="string">
                <text:p>BRAHIM</text:p>
              </table:table-cell>
              <table:table-cell office:value-type="date" office:date-value="1971-09-30" calcext:value-type="date">
                <text:p>30/09/1971</text:p>
              </table:table-cell>
              <table:table-cell office:value-type="string" calcext:value-type="string">
                <text:p>350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869:.$F$1909])" office:value-type="float" office:value="41" calcext:value-type="float">
              <text:p>4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306590" calcext:value-type="float">
                <text:p>103065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NNABC</text:p>
              </table:table-cell>
              <table:table-cell office:value-type="string" calcext:value-type="string">
                <text:p>NAIM</text:p>
              </table:table-cell>
              <table:table-cell office:value-type="date" office:date-value="1966-05-03" calcext:value-type="date">
                <text:p>03/05/1966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204921" calcext:value-type="float">
                <text:p>1020492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ELABC</text:p>
              </table:table-cell>
              <table:table-cell office:value-type="string" calcext:value-type="string">
                <text:p>HANA</text:p>
              </table:table-cell>
              <table:table-cell office:value-type="date" office:date-value="1987-01-27" calcext:value-type="date">
                <text:p>27/01/198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113697" calcext:value-type="float">
                <text:p>1011369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LOABC</text:p>
              </table:table-cell>
              <table:table-cell office:value-type="string" calcext:value-type="string">
                <text:p>NABIL</text:p>
              </table:table-cell>
              <table:table-cell office:value-type="date" office:date-value="1968-09-13" calcext:value-type="date">
                <text:p>13/09/1968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223949" calcext:value-type="float">
                <text:p>92239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ILOABC</text:p>
              </table:table-cell>
              <table:table-cell office:value-type="string" calcext:value-type="string">
                <text:p>NABIL</text:p>
              </table:table-cell>
              <table:table-cell office:value-type="date" office:date-value="1977-05-15" calcext:value-type="date">
                <text:p>15/05/197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212376" calcext:value-type="float">
                <text:p>1021237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IRABC</text:p>
              </table:table-cell>
              <table:table-cell office:value-type="string" calcext:value-type="string">
                <text:p>HELA</text:p>
              </table:table-cell>
              <table:table-cell office:value-type="date" office:date-value="1984-03-09" calcext:value-type="date">
                <text:p>09/03/1984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563619" calcext:value-type="float">
                <text:p>105636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DIABC</text:p>
              </table:table-cell>
              <table:table-cell office:value-type="string" calcext:value-type="string">
                <text:p>TASNIM</text:p>
              </table:table-cell>
              <table:table-cell office:value-type="date" office:date-value="1967-12-23" calcext:value-type="date">
                <text:p>23/12/196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396040" calcext:value-type="float">
                <text:p>103960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DIABC</text:p>
              </table:table-cell>
              <table:table-cell office:value-type="string" calcext:value-type="string">
                <text:p>TASNIM</text:p>
              </table:table-cell>
              <table:table-cell office:value-type="date" office:date-value="1972-04-10" calcext:value-type="date">
                <text:p>10/04/1972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1261324" calcext:value-type="float">
                <text:p>1126132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JABC</text:p>
              </table:table-cell>
              <table:table-cell office:value-type="string" calcext:value-type="string">
                <text:p>YASSINE</text:p>
              </table:table-cell>
              <table:table-cell office:value-type="date" office:date-value="1982-10-30" calcext:value-type="date">
                <text:p>30/10/1982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644573" calcext:value-type="float">
                <text:p>106445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INEABC</text:p>
              </table:table-cell>
              <table:table-cell office:value-type="string" calcext:value-type="string">
                <text:p>AFEF</text:p>
              </table:table-cell>
              <table:table-cell office:value-type="date" office:date-value="1972-08-07" calcext:value-type="date">
                <text:p>07/08/1972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535226" calcext:value-type="float">
                <text:p>1053522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IZIABC</text:p>
              </table:table-cell>
              <table:table-cell office:value-type="string" calcext:value-type="string">
                <text:p>INES</text:p>
              </table:table-cell>
              <table:table-cell office:value-type="date" office:date-value="1965-12-12" calcext:value-type="date">
                <text:p>12/12/1965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306492" calcext:value-type="float">
                <text:p>103064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ZIZIABC</text:p>
              </table:table-cell>
              <table:table-cell office:value-type="string" calcext:value-type="string">
                <text:p>INES</text:p>
              </table:table-cell>
              <table:table-cell office:value-type="date" office:date-value="1985-04-19" calcext:value-type="date">
                <text:p>19/04/1985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840228" calcext:value-type="float">
                <text:p>1084022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LFABC</text:p>
              </table:table-cell>
              <table:table-cell office:value-type="string" calcext:value-type="string">
                <text:p>ANOIR</text:p>
              </table:table-cell>
              <table:table-cell office:value-type="date" office:date-value="1973-12-08" calcext:value-type="date">
                <text:p>08/12/1973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631939" calcext:value-type="float">
                <text:p>963193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LFABC</text:p>
              </table:table-cell>
              <table:table-cell office:value-type="string" calcext:value-type="string">
                <text:p>ANOIR</text:p>
              </table:table-cell>
              <table:table-cell office:value-type="date" office:date-value="1968-11-02" calcext:value-type="date">
                <text:p>02/11/1968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254860" calcext:value-type="float">
                <text:p>925486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JABC</text:p>
              </table:table-cell>
              <table:table-cell office:value-type="string" calcext:value-type="string">
                <text:p>SAMAH</text:p>
              </table:table-cell>
              <table:table-cell office:value-type="date" office:date-value="1985-07-02" calcext:value-type="date">
                <text:p>02/07/1985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971302" calcext:value-type="float">
                <text:p>109713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AJABC</text:p>
              </table:table-cell>
              <table:table-cell office:value-type="string" calcext:value-type="string">
                <text:p>SAMAH</text:p>
              </table:table-cell>
              <table:table-cell office:value-type="date" office:date-value="1973-09-28" calcext:value-type="date">
                <text:p>28/09/1973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392930" calcext:value-type="float">
                <text:p>93929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BTIABC</text:p>
              </table:table-cell>
              <table:table-cell office:value-type="string" calcext:value-type="string">
                <text:p>ACHRAF</text:p>
              </table:table-cell>
              <table:table-cell office:value-type="date" office:date-value="1977-03-12" calcext:value-type="date">
                <text:p>12/03/197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114381" calcext:value-type="float">
                <text:p>1011438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UIRABC</text:p>
              </table:table-cell>
              <table:table-cell office:value-type="string" calcext:value-type="string">
                <text:p>HOUDA</text:p>
              </table:table-cell>
              <table:table-cell office:value-type="date" office:date-value="1986-05-13" calcext:value-type="date">
                <text:p>13/05/1986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141173" calcext:value-type="float">
                <text:p>1014117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GUIRABC</text:p>
              </table:table-cell>
              <table:table-cell office:value-type="string" calcext:value-type="string">
                <text:p>HOUDA</text:p>
              </table:table-cell>
              <table:table-cell office:value-type="date" office:date-value="1985-11-29" calcext:value-type="date">
                <text:p>29/11/1985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916127" calcext:value-type="float">
                <text:p>109161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ADABC</text:p>
              </table:table-cell>
              <table:table-cell office:value-type="string" calcext:value-type="string">
                <text:p>OUSSAMA</text:p>
              </table:table-cell>
              <table:table-cell office:value-type="date" office:date-value="1984-10-11" calcext:value-type="date">
                <text:p>11/10/1984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757123" calcext:value-type="float">
                <text:p>975712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ADABC</text:p>
              </table:table-cell>
              <table:table-cell office:value-type="string" calcext:value-type="string">
                <text:p>OUSSAMA</text:p>
              </table:table-cell>
              <table:table-cell office:value-type="date" office:date-value="1976-07-11" calcext:value-type="date">
                <text:p>11/07/1976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1290062" calcext:value-type="float">
                <text:p>112900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SADABC</text:p>
              </table:table-cell>
              <table:table-cell office:value-type="string" calcext:value-type="string">
                <text:p>SOUMAIA</text:p>
              </table:table-cell>
              <table:table-cell office:value-type="date" office:date-value="1986-08-18" calcext:value-type="date">
                <text:p>18/08/1986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808189" calcext:value-type="float">
                <text:p>108081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SADABC</text:p>
              </table:table-cell>
              <table:table-cell office:value-type="string" calcext:value-type="string">
                <text:p>SOUMAIA</text:p>
              </table:table-cell>
              <table:table-cell office:value-type="date" office:date-value="1987-06-13" calcext:value-type="date">
                <text:p>13/06/198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1467213" calcext:value-type="float">
                <text:p>114672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ZOABC</text:p>
              </table:table-cell>
              <table:table-cell office:value-type="string" calcext:value-type="string">
                <text:p>FADI</text:p>
              </table:table-cell>
              <table:table-cell office:value-type="date" office:date-value="1967-06-30" calcext:value-type="date">
                <text:p>30/06/196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1100093" calcext:value-type="float">
                <text:p>111000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DIDABC</text:p>
              </table:table-cell>
              <table:table-cell office:value-type="string" calcext:value-type="string">
                <text:p>RAMZI</text:p>
              </table:table-cell>
              <table:table-cell office:value-type="date" office:date-value="1985-04-19" calcext:value-type="date">
                <text:p>19/04/1985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1384658" calcext:value-type="float">
                <text:p>1138465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IABC</text:p>
              </table:table-cell>
              <table:table-cell office:value-type="string" calcext:value-type="string">
                <text:p>SAMI</text:p>
              </table:table-cell>
              <table:table-cell office:value-type="date" office:date-value="1979-11-11" calcext:value-type="date">
                <text:p>11/11/1979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400456" calcext:value-type="float">
                <text:p>1040045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IABC</text:p>
              </table:table-cell>
              <table:table-cell office:value-type="string" calcext:value-type="string">
                <text:p>SAMI</text:p>
              </table:table-cell>
              <table:table-cell office:value-type="date" office:date-value="1968-05-05" calcext:value-type="date">
                <text:p>05/05/1968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9004631" calcext:value-type="float">
                <text:p>900463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GHLABC</text:p>
              </table:table-cell>
              <table:table-cell office:value-type="string" calcext:value-type="string">
                <text:p>OLFA</text:p>
              </table:table-cell>
              <table:table-cell office:value-type="date" office:date-value="1982-07-26" calcext:value-type="date">
                <text:p>26/07/1982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719776" calcext:value-type="float">
                <text:p>107197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DIABC</text:p>
              </table:table-cell>
              <table:table-cell office:value-type="string" calcext:value-type="string">
                <text:p>HICHEM</text:p>
              </table:table-cell>
              <table:table-cell office:value-type="date" office:date-value="1968-07-28" calcext:value-type="date">
                <text:p>28/07/1968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174857" calcext:value-type="float">
                <text:p>1017485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CABC</text:p>
              </table:table-cell>
              <table:table-cell office:value-type="string" calcext:value-type="string">
                <text:p>MUSTAPHA</text:p>
              </table:table-cell>
              <table:table-cell office:value-type="date" office:date-value="1977-04-25" calcext:value-type="date">
                <text:p>25/04/197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210430" calcext:value-type="float">
                <text:p>1021043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 CABC</text:p>
              </table:table-cell>
              <table:table-cell office:value-type="string" calcext:value-type="string">
                <text:p>MUSTAPHA</text:p>
              </table:table-cell>
              <table:table-cell office:value-type="date" office:date-value="1967-11-04" calcext:value-type="date">
                <text:p>04/11/196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  <table:table-row table:style-name="ro1">
              <table:table-cell office:value-type="float" office:value="10313676" calcext:value-type="float">
                <text:p>1031367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DFAABC</text:p>
              </table:table-cell>
              <table:table-cell office:value-type="string" calcext:value-type="string">
                <text:p>ITEB</text:p>
              </table:table-cell>
              <table:table-cell office:value-type="date" office:date-value="1967-10-04" calcext:value-type="date">
                <text:p>04/10/1967</text:p>
              </table:table-cell>
              <table:table-cell office:value-type="string" calcext:value-type="string">
                <text:p>351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911:.$F$1941])" office:value-type="float" office:value="31" calcext:value-type="float">
              <text:p>3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8928947" calcext:value-type="float">
                <text:p>89289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HAABC</text:p>
              </table:table-cell>
              <table:table-cell office:value-type="string" calcext:value-type="string">
                <text:p>MOSTEFA</text:p>
              </table:table-cell>
              <table:table-cell office:value-type="date" office:date-value="1968-02-24" calcext:value-type="date">
                <text:p>24/02/196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894693" calcext:value-type="float">
                <text:p>98946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LLOABC</text:p>
              </table:table-cell>
              <table:table-cell office:value-type="string" calcext:value-type="string">
                <text:p>DAHBIA</text:p>
              </table:table-cell>
              <table:table-cell office:value-type="date" office:date-value="1972-11-11" calcext:value-type="date">
                <text:p>11/11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329646" calcext:value-type="float">
                <text:p>93296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ECABC</text:p>
              </table:table-cell>
              <table:table-cell office:value-type="string" calcext:value-type="string">
                <text:p>SOUHILA</text:p>
              </table:table-cell>
              <table:table-cell office:value-type="date" office:date-value="1983-11-20" calcext:value-type="date">
                <text:p>20/11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394220" calcext:value-type="float">
                <text:p>93942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KE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68-11-24" calcext:value-type="date">
                <text:p>24/11/196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226533" calcext:value-type="float">
                <text:p>102265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LKEABC</text:p>
              </table:table-cell>
              <table:table-cell office:value-type="string" calcext:value-type="string">
                <text:p>AMINE</text:p>
              </table:table-cell>
              <table:table-cell office:value-type="date" office:date-value="1971-07-14" calcext:value-type="date">
                <text:p>14/07/197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8906728" calcext:value-type="float">
                <text:p>890672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NAMABC</text:p>
              </table:table-cell>
              <table:table-cell office:value-type="string" calcext:value-type="string">
                <text:p>AMAR</text:p>
              </table:table-cell>
              <table:table-cell office:value-type="date" office:date-value="1978-03-27" calcext:value-type="date">
                <text:p>27/03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006659" calcext:value-type="float">
                <text:p>1100665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KESABC</text:p>
              </table:table-cell>
              <table:table-cell office:value-type="string" calcext:value-type="string">
                <text:p>ABDELMADJID</text:p>
              </table:table-cell>
              <table:table-cell office:value-type="date" office:date-value="1982-11-02" calcext:value-type="date">
                <text:p>02/11/198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651252" calcext:value-type="float">
                <text:p>965125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CHIABC</text:p>
              </table:table-cell>
              <table:table-cell office:value-type="string" calcext:value-type="string">
                <text:p>LYES</text:p>
              </table:table-cell>
              <table:table-cell office:value-type="date" office:date-value="1985-04-26" calcext:value-type="date">
                <text:p>26/04/1985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176740" calcext:value-type="float">
                <text:p>1117674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BIABC</text:p>
              </table:table-cell>
              <table:table-cell office:value-type="string" calcext:value-type="string">
                <text:p>ZINEB</text:p>
              </table:table-cell>
              <table:table-cell office:value-type="date" office:date-value="1983-12-25" calcext:value-type="date">
                <text:p>25/12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377567" calcext:value-type="float">
                <text:p>93775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HAABC</text:p>
              </table:table-cell>
              <table:table-cell office:value-type="string" calcext:value-type="string">
                <text:p>SID AHMED</text:p>
              </table:table-cell>
              <table:table-cell office:value-type="date" office:date-value="1980-10-01" calcext:value-type="date">
                <text:p>01/10/198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392250" calcext:value-type="float">
                <text:p>113922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HAABC</text:p>
              </table:table-cell>
              <table:table-cell office:value-type="string" calcext:value-type="string">
                <text:p>SID AHMED</text:p>
              </table:table-cell>
              <table:table-cell office:value-type="date" office:date-value="1972-02-02" calcext:value-type="date">
                <text:p>02/02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76693" calcext:value-type="float">
                <text:p>1067669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RAABC</text:p>
              </table:table-cell>
              <table:table-cell office:value-type="string" calcext:value-type="string">
                <text:p>NADIRA</text:p>
              </table:table-cell>
              <table:table-cell office:value-type="date" office:date-value="1966-11-10" calcext:value-type="date">
                <text:p>10/11/196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910779" calcext:value-type="float">
                <text:p>991077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MANABC</text:p>
              </table:table-cell>
              <table:table-cell office:value-type="string" calcext:value-type="string">
                <text:p>AZZEDINE</text:p>
              </table:table-cell>
              <table:table-cell office:value-type="date" office:date-value="1986-06-19" calcext:value-type="date">
                <text:p>19/06/198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222074" calcext:value-type="float">
                <text:p>92220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TMANABC</text:p>
              </table:table-cell>
              <table:table-cell office:value-type="string" calcext:value-type="string">
                <text:p>AZZEDINE</text:p>
              </table:table-cell>
              <table:table-cell office:value-type="date" office:date-value="1972-02-16" calcext:value-type="date">
                <text:p>16/02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007488" calcext:value-type="float">
                <text:p>1000748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HTAABC</text:p>
              </table:table-cell>
              <table:table-cell office:value-type="string" calcext:value-type="string">
                <text:p>NAWEL</text:p>
              </table:table-cell>
              <table:table-cell office:value-type="date" office:date-value="1967-08-03" calcext:value-type="date">
                <text:p>03/08/196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026416" calcext:value-type="float">
                <text:p>11026416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GAABC</text:p>
              </table:table-cell>
              <table:table-cell office:value-type="string" calcext:value-type="string">
                <text:p>LYES</text:p>
              </table:table-cell>
              <table:table-cell office:value-type="date" office:date-value="1981-07-22" calcext:value-type="date">
                <text:p>22/07/198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383374" calcext:value-type="float">
                <text:p>938337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ARIABC</text:p>
              </table:table-cell>
              <table:table-cell office:value-type="string" calcext:value-type="string">
                <text:p>AMEL</text:p>
              </table:table-cell>
              <table:table-cell office:value-type="date" office:date-value="1982-01-09" calcext:value-type="date">
                <text:p>09/01/198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287383" calcext:value-type="float">
                <text:p>1128738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ATSABC</text:p>
              </table:table-cell>
              <table:table-cell office:value-type="string" calcext:value-type="string">
                <text:p>ABDERZAK</text:p>
              </table:table-cell>
              <table:table-cell office:value-type="date" office:date-value="1967-11-19" calcext:value-type="date">
                <text:p>19/11/196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070806" calcext:value-type="float">
                <text:p>907080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ROUABC</text:p>
              </table:table-cell>
              <table:table-cell office:value-type="string" calcext:value-type="string">
                <text:p>SAMIA</text:p>
              </table:table-cell>
              <table:table-cell office:value-type="date" office:date-value="1975-12-11" calcext:value-type="date">
                <text:p>11/12/1975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182435" calcext:value-type="float">
                <text:p>1018243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ZINABC</text:p>
              </table:table-cell>
              <table:table-cell office:value-type="string" calcext:value-type="string">
                <text:p>AHCENE</text:p>
              </table:table-cell>
              <table:table-cell office:value-type="date" office:date-value="1984-11-17" calcext:value-type="date">
                <text:p>17/11/198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8944662" calcext:value-type="float">
                <text:p>894466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BRIABC</text:p>
              </table:table-cell>
              <table:table-cell office:value-type="string" calcext:value-type="string">
                <text:p>KAMILA</text:p>
              </table:table-cell>
              <table:table-cell office:value-type="date" office:date-value="1970-01-11" calcext:value-type="date">
                <text:p>11/01/197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194361" calcext:value-type="float">
                <text:p>9194361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CIABC</text:p>
              </table:table-cell>
              <table:table-cell office:value-type="string" calcext:value-type="string">
                <text:p>SOUFYANE</text:p>
              </table:table-cell>
              <table:table-cell office:value-type="date" office:date-value="1985-03-14" calcext:value-type="date">
                <text:p>14/03/1985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656000" calcext:value-type="float">
                <text:p>965600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OUABC</text:p>
              </table:table-cell>
              <table:table-cell office:value-type="string" calcext:value-type="string">
                <text:p>NOUREDDINE</text:p>
              </table:table-cell>
              <table:table-cell office:value-type="date" office:date-value="1975-12-31" calcext:value-type="date">
                <text:p>31/12/1975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505293" calcext:value-type="float">
                <text:p>950529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LOUABC</text:p>
              </table:table-cell>
              <table:table-cell office:value-type="string" calcext:value-type="string">
                <text:p>NOUREDDINE</text:p>
              </table:table-cell>
              <table:table-cell office:value-type="date" office:date-value="1974-02-24" calcext:value-type="date">
                <text:p>24/02/197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88041" calcext:value-type="float">
                <text:p>105880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OUABC</text:p>
              </table:table-cell>
              <table:table-cell office:value-type="string" calcext:value-type="string">
                <text:p>HOURIA</text:p>
              </table:table-cell>
              <table:table-cell office:value-type="date" office:date-value="1980-11-03" calcext:value-type="date">
                <text:p>03/11/198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21917" calcext:value-type="float">
                <text:p>105219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RO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71-01-27" calcext:value-type="date">
                <text:p>27/01/197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899825" calcext:value-type="float">
                <text:p>1089982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BROABC</text:p>
              </table:table-cell>
              <table:table-cell office:value-type="string" calcext:value-type="string">
                <text:p>SABRINA</text:p>
              </table:table-cell>
              <table:table-cell office:value-type="date" office:date-value="1984-08-31" calcext:value-type="date">
                <text:p>31/08/198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713007" calcext:value-type="float">
                <text:p>971300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ELLABC</text:p>
              </table:table-cell>
              <table:table-cell office:value-type="string" calcext:value-type="string">
                <text:p>WASSILA</text:p>
              </table:table-cell>
              <table:table-cell office:value-type="date" office:date-value="1979-01-31" calcext:value-type="date">
                <text:p>31/01/1979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140427" calcext:value-type="float">
                <text:p>1114042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MRABC</text:p>
              </table:table-cell>
              <table:table-cell office:value-type="string" calcext:value-type="string">
                <text:p>MERIEM RADHIA</text:p>
              </table:table-cell>
              <table:table-cell office:value-type="date" office:date-value="1972-10-12" calcext:value-type="date">
                <text:p>12/10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422700" calcext:value-type="float">
                <text:p>1042270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MRABC</text:p>
              </table:table-cell>
              <table:table-cell office:value-type="string" calcext:value-type="string">
                <text:p>MERIEM RADHIA</text:p>
              </table:table-cell>
              <table:table-cell office:value-type="date" office:date-value="1978-02-26" calcext:value-type="date">
                <text:p>26/02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001664" calcext:value-type="float">
                <text:p>90016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ELFABC</text:p>
              </table:table-cell>
              <table:table-cell office:value-type="string" calcext:value-type="string">
                <text:p>ABDELHAKIM</text:p>
              </table:table-cell>
              <table:table-cell office:value-type="date" office:date-value="1976-06-02" calcext:value-type="date">
                <text:p>02/06/197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998545" calcext:value-type="float">
                <text:p>999854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DILABC</text:p>
              </table:table-cell>
              <table:table-cell office:value-type="string" calcext:value-type="string">
                <text:p>ADAM</text:p>
              </table:table-cell>
              <table:table-cell office:value-type="date" office:date-value="1983-04-06" calcext:value-type="date">
                <text:p>06/04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939115" calcext:value-type="float">
                <text:p>109391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OUGABC</text:p>
              </table:table-cell>
              <table:table-cell office:value-type="string" calcext:value-type="string">
                <text:p>MAHMOUD</text:p>
              </table:table-cell>
              <table:table-cell office:value-type="date" office:date-value="1983-09-25" calcext:value-type="date">
                <text:p>25/09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27250" calcext:value-type="float">
                <text:p>105272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OUGABC</text:p>
              </table:table-cell>
              <table:table-cell office:value-type="string" calcext:value-type="string">
                <text:p>MAHMOUD</text:p>
              </table:table-cell>
              <table:table-cell office:value-type="date" office:date-value="1978-12-05" calcext:value-type="date">
                <text:p>05/12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325610" calcext:value-type="float">
                <text:p>932561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RDJOABC</text:p>
              </table:table-cell>
              <table:table-cell office:value-type="string" calcext:value-type="string">
                <text:p>IDIR</text:p>
              </table:table-cell>
              <table:table-cell office:value-type="date" office:date-value="1980-12-11" calcext:value-type="date">
                <text:p>11/12/198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75782" calcext:value-type="float">
                <text:p>1057578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MANABC</text:p>
              </table:table-cell>
              <table:table-cell office:value-type="string" calcext:value-type="string">
                <text:p>KHADIDJA</text:p>
              </table:table-cell>
              <table:table-cell office:value-type="date" office:date-value="1973-06-29" calcext:value-type="date">
                <text:p>29/06/197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716020" calcext:value-type="float">
                <text:p>107160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TMANABC</text:p>
              </table:table-cell>
              <table:table-cell office:value-type="string" calcext:value-type="string">
                <text:p>KHADIDJA</text:p>
              </table:table-cell>
              <table:table-cell office:value-type="date" office:date-value="1971-05-14" calcext:value-type="date">
                <text:p>14/05/197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8978351" calcext:value-type="float">
                <text:p>897835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MAILABC</text:p>
              </table:table-cell>
              <table:table-cell office:value-type="string" calcext:value-type="string">
                <text:p>HASSIBA</text:p>
              </table:table-cell>
              <table:table-cell office:value-type="date" office:date-value="1978-01-28" calcext:value-type="date">
                <text:p>28/01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04989" calcext:value-type="float">
                <text:p>1060498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72-12-09" calcext:value-type="date">
                <text:p>09/12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162009" calcext:value-type="float">
                <text:p>916200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MARABC</text:p>
              </table:table-cell>
              <table:table-cell office:value-type="string" calcext:value-type="string">
                <text:p>FARID</text:p>
              </table:table-cell>
              <table:table-cell office:value-type="date" office:date-value="1971-01-29" calcext:value-type="date">
                <text:p>29/01/197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120278" calcext:value-type="float">
                <text:p>1012027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ZIAABC</text:p>
              </table:table-cell>
              <table:table-cell office:value-type="string" calcext:value-type="string">
                <text:p>SARRAH</text:p>
              </table:table-cell>
              <table:table-cell office:value-type="date" office:date-value="1973-07-23" calcext:value-type="date">
                <text:p>23/07/197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216844" calcext:value-type="float">
                <text:p>1021684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SS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9-02-10" calcext:value-type="date">
                <text:p>10/02/1979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635485" calcext:value-type="float">
                <text:p>963548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EKHEABC</text:p>
              </table:table-cell>
              <table:table-cell office:value-type="string" calcext:value-type="string">
                <text:p>OMAR</text:p>
              </table:table-cell>
              <table:table-cell office:value-type="date" office:date-value="1966-10-26" calcext:value-type="date">
                <text:p>26/10/196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275071" calcext:value-type="float">
                <text:p>1027507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LOABC</text:p>
              </table:table-cell>
              <table:table-cell office:value-type="string" calcext:value-type="string">
                <text:p>KATIA</text:p>
              </table:table-cell>
              <table:table-cell office:value-type="date" office:date-value="1981-10-16" calcext:value-type="date">
                <text:p>16/10/198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488804" calcext:value-type="float">
                <text:p>94888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LOABC</text:p>
              </table:table-cell>
              <table:table-cell office:value-type="string" calcext:value-type="string">
                <text:p>KATIA</text:p>
              </table:table-cell>
              <table:table-cell office:value-type="date" office:date-value="1971-12-08" calcext:value-type="date">
                <text:p>08/12/1971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932957" calcext:value-type="float">
                <text:p>993295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LKAMABC</text:p>
              </table:table-cell>
              <table:table-cell office:value-type="string" calcext:value-type="string">
                <text:p>SORAYA</text:p>
              </table:table-cell>
              <table:table-cell office:value-type="date" office:date-value="1984-12-15" calcext:value-type="date">
                <text:p>15/12/198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974668" calcext:value-type="float">
                <text:p>1097466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MADABC</text:p>
              </table:table-cell>
              <table:table-cell office:value-type="string" calcext:value-type="string">
                <text:p>SAMIR</text:p>
              </table:table-cell>
              <table:table-cell office:value-type="date" office:date-value="1976-03-21" calcext:value-type="date">
                <text:p>21/03/197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42613" calcext:value-type="float">
                <text:p>106426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AFABC</text:p>
              </table:table-cell>
              <table:table-cell office:value-type="string" calcext:value-type="string">
                <text:p>MICKAEL</text:p>
              </table:table-cell>
              <table:table-cell office:value-type="date" office:date-value="1977-04-30" calcext:value-type="date">
                <text:p>30/04/197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457123" calcext:value-type="float">
                <text:p>94571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IDABC</text:p>
              </table:table-cell>
              <table:table-cell office:value-type="string" calcext:value-type="string">
                <text:p>KAHINA</text:p>
              </table:table-cell>
              <table:table-cell office:value-type="date" office:date-value="1967-02-18" calcext:value-type="date">
                <text:p>18/02/196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660145" calcext:value-type="float">
                <text:p>966014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MMOABC</text:p>
              </table:table-cell>
              <table:table-cell office:value-type="string" calcext:value-type="string">
                <text:p>LAMIA</text:p>
              </table:table-cell>
              <table:table-cell office:value-type="date" office:date-value="1982-02-11" calcext:value-type="date">
                <text:p>11/02/198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145241" calcext:value-type="float">
                <text:p>10145241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ANOABC</text:p>
              </table:table-cell>
              <table:table-cell office:value-type="string" calcext:value-type="string">
                <text:p>SADJIA</text:p>
              </table:table-cell>
              <table:table-cell office:value-type="date" office:date-value="1984-05-02" calcext:value-type="date">
                <text:p>02/05/198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179702" calcext:value-type="float">
                <text:p>917970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AOUABC</text:p>
              </table:table-cell>
              <table:table-cell office:value-type="string" calcext:value-type="string">
                <text:p>HAFIDHA</text:p>
              </table:table-cell>
              <table:table-cell office:value-type="date" office:date-value="1980-01-26" calcext:value-type="date">
                <text:p>26/01/198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8975803" calcext:value-type="float">
                <text:p>897580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HA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4-08-30" calcext:value-type="date">
                <text:p>30/08/197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988243" calcext:value-type="float">
                <text:p>1098824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HAABC</text:p>
              </table:table-cell>
              <table:table-cell office:value-type="string" calcext:value-type="string">
                <text:p>LINDA</text:p>
              </table:table-cell>
              <table:table-cell office:value-type="date" office:date-value="1978-08-26" calcext:value-type="date">
                <text:p>26/08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37092" calcext:value-type="float">
                <text:p>106370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ELLABC</text:p>
              </table:table-cell>
              <table:table-cell office:value-type="string" calcext:value-type="string">
                <text:p>KAMILA</text:p>
              </table:table-cell>
              <table:table-cell office:value-type="date" office:date-value="1977-01-08" calcext:value-type="date">
                <text:p>08/01/197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655032" calcext:value-type="float">
                <text:p>965503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DIRABC</text:p>
              </table:table-cell>
              <table:table-cell office:value-type="string" calcext:value-type="string">
                <text:p>SALEM</text:p>
              </table:table-cell>
              <table:table-cell office:value-type="date" office:date-value="1977-07-06" calcext:value-type="date">
                <text:p>06/07/197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968265" calcext:value-type="float">
                <text:p>1096826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JERAABC</text:p>
              </table:table-cell>
              <table:table-cell office:value-type="string" calcext:value-type="string">
                <text:p>AKILA</text:p>
              </table:table-cell>
              <table:table-cell office:value-type="date" office:date-value="1983-07-09" calcext:value-type="date">
                <text:p>09/07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32589" calcext:value-type="float">
                <text:p>1063258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NYAABC</text:p>
              </table:table-cell>
              <table:table-cell office:value-type="string" calcext:value-type="string">
                <text:p>NASSIMA</text:p>
              </table:table-cell>
              <table:table-cell office:value-type="date" office:date-value="1974-10-10" calcext:value-type="date">
                <text:p>10/10/197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470447" calcext:value-type="float">
                <text:p>1147044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YAHABC</text:p>
              </table:table-cell>
              <table:table-cell office:value-type="string" calcext:value-type="string">
                <text:p>MOURAD</text:p>
              </table:table-cell>
              <table:table-cell office:value-type="date" office:date-value="1969-10-27" calcext:value-type="date">
                <text:p>27/10/1969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299619" calcext:value-type="float">
                <text:p>9299619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OUAABC</text:p>
              </table:table-cell>
              <table:table-cell office:value-type="string" calcext:value-type="string">
                <text:p>NADIA</text:p>
              </table:table-cell>
              <table:table-cell office:value-type="date" office:date-value="1983-07-27" calcext:value-type="date">
                <text:p>27/07/198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680950" calcext:value-type="float">
                <text:p>1068095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MOURABC</text:p>
              </table:table-cell>
              <table:table-cell office:value-type="string" calcext:value-type="string">
                <text:p>AISSA</text:p>
              </table:table-cell>
              <table:table-cell office:value-type="date" office:date-value="1976-08-15" calcext:value-type="date">
                <text:p>15/08/197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9065687" calcext:value-type="float">
                <text:p>906568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KH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66-07-18" calcext:value-type="date">
                <text:p>18/07/196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8906617" calcext:value-type="float">
                <text:p>890661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KHABC</text:p>
              </table:table-cell>
              <table:table-cell office:value-type="string" calcext:value-type="string">
                <text:p>SONIA</text:p>
              </table:table-cell>
              <table:table-cell office:value-type="date" office:date-value="1974-03-05" calcext:value-type="date">
                <text:p>05/03/1974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125413" calcext:value-type="float">
                <text:p>1012541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OUABC</text:p>
              </table:table-cell>
              <table:table-cell office:value-type="string" calcext:value-type="string">
                <text:p>ABDELMALEK</text:p>
              </table:table-cell>
              <table:table-cell office:value-type="date" office:date-value="1972-10-10" calcext:value-type="date">
                <text:p>10/10/1972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216272" calcext:value-type="float">
                <text:p>102162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BOUABC</text:p>
              </table:table-cell>
              <table:table-cell office:value-type="string" calcext:value-type="string">
                <text:p>ABDELMALEK</text:p>
              </table:table-cell>
              <table:table-cell office:value-type="date" office:date-value="1978-11-19" calcext:value-type="date">
                <text:p>19/11/1978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18177" calcext:value-type="float">
                <text:p>10518177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FERABC</text:p>
              </table:table-cell>
              <table:table-cell office:value-type="string" calcext:value-type="string">
                <text:p>NASSIBA</text:p>
              </table:table-cell>
              <table:table-cell office:value-type="date" office:date-value="1976-05-20" calcext:value-type="date">
                <text:p>20/05/1976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380578" calcext:value-type="float">
                <text:p>11380578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BAABC</text:p>
              </table:table-cell>
              <table:table-cell office:value-type="string" calcext:value-type="string">
                <text:p>MARZOUK</text:p>
              </table:table-cell>
              <table:table-cell office:value-type="date" office:date-value="1977-09-10" calcext:value-type="date">
                <text:p>10/09/1977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0577228" calcext:value-type="float">
                <text:p>1057722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RABC</text:p>
              </table:table-cell>
              <table:table-cell office:value-type="string" calcext:value-type="string">
                <text:p>CHAHINEZ</text:p>
              </table:table-cell>
              <table:table-cell office:value-type="date" office:date-value="1973-01-28" calcext:value-type="date">
                <text:p>28/01/1973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449972" calcext:value-type="float">
                <text:p>1144997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DIABC</text:p>
              </table:table-cell>
              <table:table-cell office:value-type="string" calcext:value-type="string">
                <text:p>ABDELGHANI</text:p>
              </table:table-cell>
              <table:table-cell office:value-type="date" office:date-value="1970-01-29" calcext:value-type="date">
                <text:p>29/01/1970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  <table:table-row table:style-name="ro1">
              <table:table-cell office:value-type="float" office:value="11208042" calcext:value-type="float">
                <text:p>1120804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HMOABC</text:p>
              </table:table-cell>
              <table:table-cell office:value-type="string" calcext:value-type="string">
                <text:p>NAWEL</text:p>
              </table:table-cell>
              <table:table-cell office:value-type="date" office:date-value="1985-06-15" calcext:value-type="date">
                <text:p>15/06/1985</text:p>
              </table:table-cell>
              <table:table-cell office:value-type="string" calcext:value-type="string">
                <text:p>352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1943:.$F$2012])" office:value-type="float" office:value="70" calcext:value-type="float">
              <text:p>70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032363" calcext:value-type="float">
                <text:p>1003236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RGENABC</text:p>
              </table:table-cell>
              <table:table-cell office:value-type="string" calcext:value-type="string">
                <text:p>MARIE PRICILLA</text:p>
              </table:table-cell>
              <table:table-cell office:value-type="date" office:date-value="1980-07-22" calcext:value-type="date">
                <text:p>22/07/1980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0409742" calcext:value-type="float">
                <text:p>1040974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RISABC</text:p>
              </table:table-cell>
              <table:table-cell office:value-type="string" calcext:value-type="string">
                <text:p>MICHEL</text:p>
              </table:table-cell>
              <table:table-cell office:value-type="date" office:date-value="1970-05-28" calcext:value-type="date">
                <text:p>28/05/1970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9112265" calcext:value-type="float">
                <text:p>911226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FFEABC</text:p>
              </table:table-cell>
              <table:table-cell office:value-type="string" calcext:value-type="string">
                <text:p>MUHAMMAD</text:p>
              </table:table-cell>
              <table:table-cell office:value-type="date" office:date-value="1968-10-08" calcext:value-type="date">
                <text:p>08/10/1968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9780829" calcext:value-type="float">
                <text:p>978082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UFFEABC</text:p>
              </table:table-cell>
              <table:table-cell office:value-type="string" calcext:value-type="string">
                <text:p>MUHAMMAD</text:p>
              </table:table-cell>
              <table:table-cell office:value-type="date" office:date-value="1974-05-14" calcext:value-type="date">
                <text:p>14/05/1974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1417167" calcext:value-type="float">
                <text:p>1141716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ORAABC</text:p>
              </table:table-cell>
              <table:table-cell office:value-type="string" calcext:value-type="string">
                <text:p>MOHAMMAD</text:p>
              </table:table-cell>
              <table:table-cell office:value-type="date" office:date-value="1970-03-03" calcext:value-type="date">
                <text:p>03/03/1970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0081505" calcext:value-type="float">
                <text:p>10081505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SSEABC</text:p>
              </table:table-cell>
              <table:table-cell office:value-type="string" calcext:value-type="string">
                <text:p>NAAILAH</text:p>
              </table:table-cell>
              <table:table-cell office:value-type="date" office:date-value="1970-01-30" calcext:value-type="date">
                <text:p>30/01/1970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9779908" calcext:value-type="float">
                <text:p>977990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IYAPABC</text:p>
              </table:table-cell>
              <table:table-cell office:value-type="string" calcext:value-type="string">
                <text:p>SHREEDEVI</text:p>
              </table:table-cell>
              <table:table-cell office:value-type="date" office:date-value="1967-06-04" calcext:value-type="date">
                <text:p>04/06/1967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0338075" calcext:value-type="float">
                <text:p>1033807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ULABC</text:p>
              </table:table-cell>
              <table:table-cell office:value-type="string" calcext:value-type="string">
                <text:p>BENOIT LUDOVIC</text:p>
              </table:table-cell>
              <table:table-cell office:value-type="date" office:date-value="1969-04-26" calcext:value-type="date">
                <text:p>26/04/1969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0279420" calcext:value-type="float">
                <text:p>10279420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HUMMABC</text:p>
              </table:table-cell>
              <table:table-cell office:value-type="string" calcext:value-type="string">
                <text:p>SUCHITRA</text:p>
              </table:table-cell>
              <table:table-cell office:value-type="date" office:date-value="1974-10-09" calcext:value-type="date">
                <text:p>09/10/1974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1227046" calcext:value-type="float">
                <text:p>11227046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UCKDABC</text:p>
              </table:table-cell>
              <table:table-cell office:value-type="string" calcext:value-type="string">
                <text:p>BIBI ZAINAWAL</text:p>
              </table:table-cell>
              <table:table-cell office:value-type="date" office:date-value="1974-09-02" calcext:value-type="date">
                <text:p>02/09/1974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  <table:table-row table:style-name="ro1">
              <table:table-cell office:value-type="float" office:value="10061433" calcext:value-type="float">
                <text:p>1006143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SSAABC</text:p>
              </table:table-cell>
              <table:table-cell office:value-type="string" calcext:value-type="string">
                <text:p>NAWAAB</text:p>
              </table:table-cell>
              <table:table-cell office:value-type="date" office:date-value="1970-08-23" calcext:value-type="date">
                <text:p>23/08/1970</text:p>
              </table:table-cell>
              <table:table-cell office:value-type="string" calcext:value-type="string">
                <text:p>390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2014:.$F$2024])" office:value-type="float" office:value="11" calcext:value-type="float">
              <text:p>1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9656464" calcext:value-type="float">
                <text:p>965646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UKABC</text:p>
              </table:table-cell>
              <table:table-cell office:value-type="string" calcext:value-type="string">
                <text:p>DUTRON</text:p>
              </table:table-cell>
              <table:table-cell office:value-type="date" office:date-value="1974-07-17" calcext:value-type="date">
                <text:p>17/07/1974</text:p>
              </table:table-cell>
              <table:table-cell office:value-type="string" calcext:value-type="string">
                <text:p>395</text:p>
              </table:table-cell>
              <table:table-cell table:number-columns-repeated="981"/>
            </table:table-row>
            <table:table-row table:style-name="ro1">
              <table:table-cell office:value-type="float" office:value="11120527" calcext:value-type="float">
                <text:p>1112052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SUKABC</text:p>
              </table:table-cell>
              <table:table-cell office:value-type="string" calcext:value-type="string">
                <text:p>DUTRON</text:p>
              </table:table-cell>
              <table:table-cell office:value-type="date" office:date-value="1984-06-12" calcext:value-type="date">
                <text:p>12/06/1984</text:p>
              </table:table-cell>
              <table:table-cell office:value-type="string" calcext:value-type="string">
                <text:p>395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2026:.$F$2027])" office:value-type="float" office:value="2" calcext:value-type="float">
              <text:p>2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1425307" calcext:value-type="float">
                <text:p>11425307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M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4-12-01" calcext:value-type="date">
                <text:p>01/12/1974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0896163" calcext:value-type="float">
                <text:p>1089616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HAMA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72-10-03" calcext:value-type="date">
                <text:p>03/10/1972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9484490" calcext:value-type="float">
                <text:p>948449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SAID</text:p>
              </table:table-cell>
              <table:table-cell office:value-type="date" office:date-value="1976-12-08" calcext:value-type="date">
                <text:p>08/12/1976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0387815" calcext:value-type="float">
                <text:p>1038781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SAID</text:p>
              </table:table-cell>
              <table:table-cell office:value-type="date" office:date-value="1986-02-06" calcext:value-type="date">
                <text:p>06/02/1986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1341795" calcext:value-type="float">
                <text:p>11341795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HIABC</text:p>
              </table:table-cell>
              <table:table-cell office:value-type="string" calcext:value-type="string">
                <text:p>ABDALLAH</text:p>
              </table:table-cell>
              <table:table-cell office:value-type="date" office:date-value="1966-10-26" calcext:value-type="date">
                <text:p>26/10/1966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1426303" calcext:value-type="float">
                <text:p>11426303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CHIABC</text:p>
              </table:table-cell>
              <table:table-cell office:value-type="string" calcext:value-type="string">
                <text:p>ABDALLAH</text:p>
              </table:table-cell>
              <table:table-cell office:value-type="date" office:date-value="1973-06-05" calcext:value-type="date">
                <text:p>05/06/1973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1239304" calcext:value-type="float">
                <text:p>11239304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CHADIA</text:p>
              </table:table-cell>
              <table:table-cell office:value-type="date" office:date-value="1966-04-03" calcext:value-type="date">
                <text:p>03/04/1966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8981592" calcext:value-type="float">
                <text:p>89815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OUSSABC</text:p>
              </table:table-cell>
              <table:table-cell office:value-type="string" calcext:value-type="string">
                <text:p>CHADIA</text:p>
              </table:table-cell>
              <table:table-cell office:value-type="date" office:date-value="1972-12-19" calcext:value-type="date">
                <text:p>19/12/1972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0959520" calcext:value-type="float">
                <text:p>1095952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SSOUABC</text:p>
              </table:table-cell>
              <table:table-cell office:value-type="string" calcext:value-type="string">
                <text:p>NASSOR-DIN</text:p>
              </table:table-cell>
              <table:table-cell office:value-type="date" office:date-value="1981-06-11" calcext:value-type="date">
                <text:p>11/06/1981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0318698" calcext:value-type="float">
                <text:p>10318698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SSA ABC</text:p>
              </table:table-cell>
              <table:table-cell office:value-type="string" calcext:value-type="string">
                <text:p>ASSIAT</text:p>
              </table:table-cell>
              <table:table-cell office:value-type="date" office:date-value="1976-02-28" calcext:value-type="date">
                <text:p>28/02/1976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  <table:table-row table:style-name="ro1">
              <table:table-cell office:value-type="float" office:value="11007340" calcext:value-type="float">
                <text:p>11007340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OURHABC</text:p>
              </table:table-cell>
              <table:table-cell office:value-type="string" calcext:value-type="string">
                <text:p>MOHAMED</text:p>
              </table:table-cell>
              <table:table-cell office:value-type="date" office:date-value="1981-01-03" calcext:value-type="date">
                <text:p>03/01/1981</text:p>
              </table:table-cell>
              <table:table-cell office:value-type="string" calcext:value-type="string">
                <text:p>397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2029:.$F$2039])" office:value-type="float" office:value="11" calcext:value-type="float">
              <text:p>11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8929214" calcext:value-type="float">
                <text:p>892921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ERABC</text:p>
              </table:table-cell>
              <table:table-cell office:value-type="string" calcext:value-type="string">
                <text:p>CAMITO</text:p>
              </table:table-cell>
              <table:table-cell office:value-type="date" office:date-value="1983-02-09" calcext:value-type="date">
                <text:p>09/02/1983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  <table:table-row table:style-name="ro1">
              <table:table-cell office:value-type="float" office:value="9952334" calcext:value-type="float">
                <text:p>995233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ALERABC</text:p>
              </table:table-cell>
              <table:table-cell office:value-type="string" calcext:value-type="string">
                <text:p>CAMITO</text:p>
              </table:table-cell>
              <table:table-cell office:value-type="date" office:date-value="1983-06-15" calcext:value-type="date">
                <text:p>15/06/1983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  <table:table-row table:style-name="ro1">
              <table:table-cell office:value-type="float" office:value="10197074" calcext:value-type="float">
                <text:p>10197074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ILIEABC</text:p>
              </table:table-cell>
              <table:table-cell office:value-type="string" calcext:value-type="string">
                <text:p>KEINKINDER PAUL</text:p>
              </table:table-cell>
              <table:table-cell office:value-type="date" office:date-value="1977-05-17" calcext:value-type="date">
                <text:p>17/05/1977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  <table:table-row table:style-name="ro1">
              <table:table-cell office:value-type="float" office:value="9891649" calcext:value-type="float">
                <text:p>9891649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ASSABC</text:p>
              </table:table-cell>
              <table:table-cell office:value-type="string" calcext:value-type="string">
                <text:p>ROCHENEL</text:p>
              </table:table-cell>
              <table:table-cell office:value-type="date" office:date-value="1970-02-11" calcext:value-type="date">
                <text:p>11/02/1970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  <table:table-row table:style-name="ro1">
              <table:table-cell office:value-type="float" office:value="11137902" calcext:value-type="float">
                <text:p>11137902</text:p>
              </table:table-cell>
              <table:table-cell office:value-type="string" calcext:value-type="string">
                <text:p>M</text:p>
              </table:table-cell>
              <table:table-cell office:value-type="string" calcext:value-type="string">
                <text:p>LASSABC</text:p>
              </table:table-cell>
              <table:table-cell office:value-type="string" calcext:value-type="string">
                <text:p>ROCHENEL</text:p>
              </table:table-cell>
              <table:table-cell office:value-type="date" office:date-value="1984-05-21" calcext:value-type="date">
                <text:p>21/05/1984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  <table:table-row table:style-name="ro1">
              <table:table-cell office:value-type="float" office:value="10049692" calcext:value-type="float">
                <text:p>10049692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EROMABC</text:p>
              </table:table-cell>
              <table:table-cell office:value-type="string" calcext:value-type="string">
                <text:p>KEMBERLY</text:p>
              </table:table-cell>
              <table:table-cell office:value-type="date" office:date-value="1986-08-01" calcext:value-type="date">
                <text:p>01/08/1986</text:p>
              </table:table-cell>
              <table:table-cell office:value-type="string" calcext:value-type="string">
                <text:p>410</text:p>
              </table:table-cell>
              <table:table-cell table:number-columns-repeated="981"/>
            </table:table-row>
          </table:table-row-group>
          <table:table-row table:style-name="ro1">
            <table:table-cell table:number-columns-repeated="5"/>
            <table:table-cell table:style-name="Result" table:formula="of:=SUBTOTAL(3;[.$F$2041:.$F$2046])" office:value-type="float" office:value="6" calcext:value-type="float">
              <text:p>6</text:p>
            </table:table-cell>
            <table:table-cell table:number-columns-repeated="981"/>
          </table:table-row>
          <table:table-row-group>
            <table:table-row table:style-name="ro1">
              <table:table-cell office:value-type="float" office:value="10188323" calcext:value-type="float">
                <text:p>10188323</text:p>
              </table:table-cell>
              <table:table-cell office:value-type="string" calcext:value-type="string">
                <text:p>F</text:p>
              </table:table-cell>
              <table:table-cell office:value-type="string" calcext:value-type="string">
                <text:p>AILLABC</text:p>
              </table:table-cell>
              <table:table-cell office:value-type="string" calcext:value-type="string">
                <text:p>VIVIANA</text:p>
              </table:table-cell>
              <table:table-cell office:value-type="date" office:date-value="1985-06-02" calcext:value-type="date">
                <text:p>02/06/1985</text:p>
              </table:table-cell>
              <table:table-cell office:value-type="string" calcext:value-type="string">
                <text:p>421</text:p>
              </table:table-cell>
              <table:table-cell table:number-columns-repeated="981"/>
            </table:table-row>
          </table:table-row-group>
        </table:table-row-group>
        <table:table-row table:style-name="ro1">
          <table:table-cell table:number-columns-repeated="5"/>
          <table:table-cell table:style-name="Result" table:formula="of:=SUBTOTAL(3;[.$F$2048:.$F$2048]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5"/>
          <table:table-cell table:style-name="Result" table:formula="of:=SUBTOTAL(3;[.$F$2:.$F$2048])" office:value-type="float" office:value="1999" calcext:value-type="float">
            <text:p>1999</text:p>
          </table:table-cell>
          <table:table-cell table:number-columns-repeated="981"/>
        </table:table-row>
        <table:table-row table:style-name="ro1" table:number-rows-repeated="1044677">
          <table:table-cell table:number-columns-repeated="987"/>
        </table:table-row>
        <table:table-row table:style-name="ro2" table:number-rows-repeated="1848">
          <table:table-cell table:number-columns-repeated="987"/>
        </table:table-row>
        <table:table-row table:style-name="ro2">
          <table:table-cell table:number-columns-repeated="987"/>
        </table:table-row>
      </table:table>
      <table:named-expressions/>
      <table:database-ranges>
        <table:database-range table:name="__Anonymous_DB__1" table:target-range-address="Feuil1.A1:Feuil1.F2050">
          <table:sort table:bind-styles-to-content="false">
            <table:sort-by table:field-number="5" table:data-type="automatic"/>
          </table:sort>
          <table:subtotal-rules table:bind-styles-to-content="false">
            <table:sort-groups/>
            <table:subtotal-rule table:group-by-field-number="5">
              <table:subtotal-field table:field-number="5" table:function="countnums"/>
            </table:subtotal-rule>
          </table:subtotal-rules>
        </table:database-range>
        <table:database-range table:name="__Anonymous_Sheet_DB__0" table:target-range-address="Feuil1.A1:Feuil1.F204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10-07T17:01:30.207091351</dc:date>
    <meta:print-date>2012-03-25T21:46:08Z</meta:print-date>
    <meta:editing-duration>PT7M44S</meta:editing-duration>
    <meta:editing-cycles>1</meta:editing-cycles>
    <meta:document-statistic meta:table-count="1" meta:cell-count="12050" meta:object-count="0"/>
  </office:meta>
</office:document-meta>
</file>